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ahoma2" svg:font-family="Tahoma"/>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792cm"/>
    </style:style>
    <style:style style:name="co2" style:family="table-column">
      <style:table-column-properties fo:break-before="auto" style:column-width="5.983cm"/>
    </style:style>
    <style:style style:name="co3" style:family="table-column">
      <style:table-column-properties fo:break-before="auto" style:column-width="3.567cm"/>
    </style:style>
    <style:style style:name="co4" style:family="table-column">
      <style:table-column-properties fo:break-before="auto" style:column-width="1.783cm"/>
    </style:style>
    <style:style style:name="co5" style:family="table-column">
      <style:table-column-properties fo:break-before="auto" style:column-width="1.676cm"/>
    </style:style>
    <style:style style:name="co6" style:family="table-column">
      <style:table-column-properties fo:break-before="auto" style:column-width="5.112cm"/>
    </style:style>
    <style:style style:name="co7" style:family="table-column">
      <style:table-column-properties fo:break-before="auto" style:column-width="1.774cm"/>
    </style:style>
    <style:style style:name="co8" style:family="table-column">
      <style:table-column-properties fo:break-before="auto" style:column-width="1.457cm"/>
    </style:style>
    <style:style style:name="ro1" style:family="table-row">
      <style:table-row-properties style:row-height="0.868cm" fo:break-before="auto" style:use-optimal-row-height="false"/>
    </style:style>
    <style:style style:name="ro2" style:family="table-row">
      <style:table-row-properties style:row-height="0.661cm" fo:break-before="auto" style:use-optimal-row-height="false"/>
    </style:style>
    <style:style style:name="ro3" style:family="table-row">
      <style:table-row-properties style:row-height="0.82cm" fo:break-before="auto" style:use-optimal-row-height="false"/>
    </style:style>
    <style:style style:name="ro4" style:family="table-row">
      <style:table-row-properties style:row-height="0.635cm" fo:break-before="auto" style:use-optimal-row-height="false"/>
    </style:style>
    <style:style style:name="ro5" style:family="table-row">
      <style:table-row-properties style:row-height="7.011cm" fo:break-before="auto" style:use-optimal-row-height="false"/>
    </style:style>
    <style:style style:name="ro6" style:family="table-row">
      <style:table-row-properties style:row-height="0.868cm" fo:break-before="page" style:use-optimal-row-height="false"/>
    </style:style>
    <style:style style:name="ro7" style:family="table-row">
      <style:table-row-properties style:row-height="0.767cm" fo:break-before="auto" style:use-optimal-row-height="false"/>
    </style:style>
    <style:style style:name="ro8" style:family="table-row">
      <style:table-row-properties style:row-height="0.9cm" fo:break-before="auto" style:use-optimal-row-height="false"/>
    </style:style>
    <style:style style:name="ro9" style:family="table-row">
      <style:table-row-properties style:row-height="0.635cm" fo:break-before="page" style:use-optimal-row-height="false"/>
    </style:style>
    <style:style style:name="ro10" style:family="table-row">
      <style:table-row-properties style:row-height="0.55cm" fo:break-before="auto" style:use-optimal-row-height="false"/>
    </style:style>
    <style:style style:name="ro11" style:family="table-row">
      <style:table-row-properties style:row-height="0.529cm" fo:break-before="auto" style:use-optimal-row-height="false"/>
    </style:style>
    <style:style style:name="ro12" style:family="table-row">
      <style:table-row-properties style:row-height="3.995cm" fo:break-before="auto" style:use-optimal-row-height="false"/>
    </style:style>
    <style:style style:name="ro13" style:family="table-row">
      <style:table-row-properties style:row-height="2.593cm" fo:break-before="auto" style:use-optimal-row-height="false"/>
    </style:style>
    <style:style style:name="ro14" style:family="table-row">
      <style:table-row-properties style:row-height="0.614cm" fo:break-before="auto" style:use-optimal-row-height="false"/>
    </style:style>
    <style:style style:name="ro15" style:family="table-row">
      <style:table-row-properties style:row-height="1.561cm" fo:break-before="auto" style:use-optimal-row-height="false"/>
    </style:style>
    <style:style style:name="ro16" style:family="table-row">
      <style:table-row-properties style:row-height="1.244cm" fo:break-before="auto" style:use-optimal-row-height="false"/>
    </style:style>
    <style:style style:name="ro17" style:family="table-row">
      <style:table-row-properties style:row-height="3.466cm" fo:break-before="auto" style:use-optimal-row-height="false"/>
    </style:style>
    <style:style style:name="ro18" style:family="table-row">
      <style:table-row-properties style:row-height="2.487cm" fo:break-before="auto" style:use-optimal-row-height="false"/>
    </style:style>
    <style:style style:name="ro19" style:family="table-row">
      <style:table-row-properties style:row-height="1.429cm" fo:break-before="auto" style:use-optimal-row-height="false"/>
    </style:style>
    <style:style style:name="ro20" style:family="table-row">
      <style:table-row-properties style:row-height="1.016cm" fo:break-before="auto" style:use-optimal-row-height="false"/>
    </style:style>
    <style:style style:name="ro21" style:family="table-row">
      <style:table-row-properties style:row-height="1.524cm" fo:break-before="auto" style:use-optimal-row-height="false"/>
    </style:style>
    <style:style style:name="ro22" style:family="table-row">
      <style:table-row-properties style:row-height="2.884cm" fo:break-before="auto" style:use-optimal-row-height="false"/>
    </style:style>
    <style:style style:name="ro23" style:family="table-row">
      <style:table-row-properties style:row-height="2.434cm" fo:break-before="auto" style:use-optimal-row-height="false"/>
    </style:style>
    <style:style style:name="ro24" style:family="table-row">
      <style:table-row-properties style:row-height="0.508cm" fo:break-before="auto" style:use-optimal-row-height="false"/>
    </style:style>
    <style:style style:name="ro25" style:family="table-row">
      <style:table-row-properties style:row-height="2.064cm" fo:break-before="auto" style:use-optimal-row-height="false"/>
    </style:style>
    <style:style style:name="ro26" style:family="table-row">
      <style:table-row-properties style:row-height="0.794cm" fo:break-before="auto" style:use-optimal-row-height="false"/>
    </style:style>
    <style:style style:name="ro27" style:family="table-row">
      <style:table-row-properties style:row-height="1.588cm" fo:break-before="auto" style:use-optimal-row-height="false"/>
    </style:style>
    <style:style style:name="ta1" style:family="table" style:master-page-name="PageStyle_5f_Simple_20_Solar_20_Finance_20_Model">
      <style:table-properties table:display="true" style:writing-mode="lr-tb"/>
    </style:style>
    <style:style style:name="ta2" style:family="table" style:master-page-name="PageStyle_5f_Definitions">
      <style:table-properties table:display="true" style:writing-mode="lr-tb"/>
    </style:style>
    <number:number-style style:name="N1">
      <number:number number:decimal-places="0" number:min-integer-digits="1"/>
    </number:number-style>
    <number:percentage-style style:name="N11">
      <number:number number:decimal-places="2" number:min-integer-digits="1"/>
      <number:text>%</number:text>
    </number:percentage-style>
    <style:style style:name="ce1" style:family="table-cell" style:parent-style-name="Default">
      <style:table-cell-properties style:glyph-orientation-vertical="0" fo:background-color="#333333"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ffffff"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2" style:family="table-cell" style:parent-style-name="Default">
      <style:table-cell-properties style:glyph-orientation-vertical="0" fo:background-color="#333333"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ffffff"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3"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353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 style:family="table-cell" style:parent-style-name="Default">
      <style:table-cell-properties fo:padding="0.071cm"/>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7"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8"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353cm" style:writing-mode="page"/>
      <style:text-properties fo:color="#0000ff"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353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353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1"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353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353cm" style:writing-mode="page"/>
      <style:text-properties fo:color="#0000ff" style:text-outline="false" style:text-line-through-style="none" style:text-line-through-type="none" style:font-name="Arial1" fo:font-size="12pt" fo:font-style="normal" fo:text-shadow="none" style:text-underline-style="solid" style:text-underline-width="auto" style:text-underline-color="font-color" fo:font-weight="normal" style:font-size-asian="12pt" style:font-style-asian="normal" style:font-weight-asian="normal" style:font-name-complex="Arial1" style:font-size-complex="12pt" style:font-style-complex="normal" style:font-weight-complex="normal"/>
    </style:style>
    <style:style style:name="ce14" style:family="table-cell" style:parent-style-name="Default">
      <style:table-cell-properties style:glyph-orientation-vertical="0" style:text-align-source="value-type" style:repeat-content="false" fo:background-color="transparent"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fo:color="#ff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5" style:family="table-cell" style:parent-style-name="Default">
      <style:table-cell-properties fo:padding="0.071c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6"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7"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ff"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18" style:family="table-cell" style:parent-style-name="Default">
      <style:table-cell-properties fo:background-color="#000000" fo:padding="0.071cm"/>
      <style:text-properties fo:color="#ffffff"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1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353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start" css3t:text-justify="auto" fo:margin-left="0.353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3" style:family="table-cell" style:parent-style-name="Default">
      <style:table-cell-properties style:glyph-orientation-vertical="0" fo:background-color="#ffff99"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969696"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fo:text-align="start" css3t:text-justify="auto" fo:margin-left="0.353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5"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6"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7"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8"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start" css3t:text-justify="auto" fo:margin-left="0.353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9"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start" css3t:text-justify="auto" fo:margin-left="0.706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0"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fo:text-align="start" css3t:text-justify="auto" fo:margin-left="0.706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1"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706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706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start" css3t:text-justify="auto" fo:margin-left="0.706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353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7" style:family="table-cell" style:parent-style-name="Default">
      <style:table-cell-properties style:glyph-orientation-vertical="0" fo:background-color="#ffff99"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353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8" style:family="table-cell" style:parent-style-name="Default">
      <style:table-cell-properties style:glyph-orientation-vertical="0" fo:background-color="#ffff99"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353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9" style:family="table-cell" style:parent-style-name="Default">
      <style:table-cell-properties style:glyph-orientation-vertical="0" fo:background-color="#ffff99"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969696"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2" style:family="table-cell" style:parent-style-name="Default">
      <style:table-cell-properties style:glyph-orientation-vertical="0" style:text-align-source="value-type" style:repeat-content="false" fo:background-color="transparent"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fo:color="#ff000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43" style:family="table-cell" style:parent-style-name="Default">
      <style:table-cell-properties style:glyph-orientation-vertical="0"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ff000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44" style:family="table-cell" style:parent-style-name="Default">
      <style:table-cell-properties style:glyph-orientation-vertical="0" fo:background-color="#333333"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ffffff"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45" style:family="table-cell" style:parent-style-name="Excel_5f_BuiltIn_5f_Currency"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6" style:family="table-cell" style:parent-style-name="Excel_5f_BuiltIn_5f_Currency" style:data-style-name="N0">
      <style:table-cell-properties style:glyph-orientation-vertical="0" fo:background-color="#00ff00" style:cell-protect="protected" style:print-content="true" style:diagonal-bl-tr="none" style:diagonal-tl-br="none" style:text-align-source="value-type" style:repeat-content="false"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7" style:family="table-cell" style:parent-style-name="Excel_5f_BuiltIn_5f_Currency" style:data-style-name="N0">
      <style:table-cell-properties style:glyph-orientation-vertical="0" fo:background-color="#ffff00" style:cell-protect="protected" style:print-content="true" style:diagonal-bl-tr="none" style:diagonal-tl-br="none" style:text-align-source="value-type" style:repeat-content="false"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8" style:family="table-cell" style:parent-style-name="Excel_5f_BuiltIn_5f_Currency" style:data-style-name="N130">
      <style:table-cell-properties style:glyph-orientation-vertical="0" fo:background-color="#00ff00" style:cell-protect="protected" style:print-content="true" style:diagonal-bl-tr="none" style:diagonal-tl-br="none" style:text-align-source="value-type" style:repeat-content="false"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9" style:family="table-cell" style:parent-style-name="Excel_5f_BuiltIn_5f_Currency" style:data-style-name="N13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0" style:family="table-cell" style:parent-style-name="Excel_5f_BuiltIn_5f_Currency" style:data-style-name="N137">
      <style:table-cell-properties style:glyph-orientation-vertical="0" fo:background-color="#ffff00" style:cell-protect="protected" style:print-content="true" style:diagonal-bl-tr="none" style:diagonal-tl-br="none" style:text-align-source="value-type" style:repeat-content="false"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1" style:family="table-cell" style:parent-style-name="Excel_5f_BuiltIn_5f_Currency" style:data-style-name="N117">
      <style:table-cell-properties style:glyph-orientation-vertical="0" fo:background-color="#00ff00" style:cell-protect="protected" style:print-content="true" style:diagonal-bl-tr="none" style:diagonal-tl-br="none" style:text-align-source="value-type" style:repeat-content="false"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2" style:family="table-cell" style:parent-style-name="Excel_5f_BuiltIn_5f_Currency" style:data-style-name="N137">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3" style:family="table-cell" style:parent-style-name="Excel_5f_BuiltIn_5f_Percent" style:data-style-name="N128">
      <style:table-cell-properties style:glyph-orientation-vertical="0" fo:background-color="#00ff00" style:cell-protect="protected" style:print-content="true" style:diagonal-bl-tr="none" style:diagonal-tl-br="none" style:text-align-source="value-type" style:repeat-content="false"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4" style:family="table-cell" style:parent-style-name="Excel_5f_BuiltIn_5f_Percent" style:data-style-name="N11">
      <style:table-cell-properties style:glyph-orientation-vertical="0" fo:background-color="#00ff00" style:cell-protect="protected" style:print-content="true" style:diagonal-bl-tr="none" style:diagonal-tl-br="none" style:text-align-source="value-type" style:repeat-content="false"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5" style:family="table-cell" style:parent-style-name="Excel_5f_BuiltIn_5f_Currency" style:data-style-name="N128">
      <style:table-cell-properties style:glyph-orientation-vertical="0" fo:background-color="#00ff00" style:cell-protect="protected" style:print-content="true" style:diagonal-bl-tr="none" style:diagonal-tl-br="none" style:text-align-source="value-type" style:repeat-content="false"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6" style:family="table-cell" style:parent-style-name="Excel_5f_BuiltIn_5f_Currency" style:data-style-name="N142">
      <style:table-cell-properties style:glyph-orientation-vertical="0" fo:background-color="#00ff00" style:cell-protect="protected" style:print-content="true" style:diagonal-bl-tr="none" style:diagonal-tl-br="none" style:text-align-source="value-type" style:repeat-content="false"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7" style:family="table-cell" style:parent-style-name="Excel_5f_BuiltIn_5f_Currency" style:data-style-name="N130">
      <style:table-cell-properties style:glyph-orientation-vertical="0" fo:background-color="#ffff00" style:cell-protect="protected" style:print-content="true" style:diagonal-bl-tr="none" style:diagonal-tl-br="none" style:text-align-source="value-type" style:repeat-content="false"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8" style:family="table-cell" style:parent-style-name="Excel_5f_BuiltIn_5f_Currency">
      <style:table-cell-properties style:glyph-orientation-vertical="0" fo:background-color="#00ff00" style:cell-protect="protected" style:print-content="true" style:diagonal-bl-tr="none" style:diagonal-tl-br="none" style:text-align-source="value-type" style:repeat-content="false"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9" style:family="table-cell" style:parent-style-name="Excel_5f_BuiltIn_5f_Currency"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60"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61" style:family="table-cell" style:parent-style-name="Excel_5f_BuiltIn_5f_Currency" style:data-style-name="N13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62" style:family="table-cell" style:parent-style-name="Excel_5f_BuiltIn_5f_Currency" style:data-style-name="N13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63" style:family="table-cell" style:parent-style-name="Excel_5f_BuiltIn_5f_Currency" style:data-style-name="N130">
      <style:table-cell-properties style:glyph-orientation-vertical="0" fo:background-color="#00000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64" style:family="table-cell" style:parent-style-name="Excel_5f_BuiltIn_5f_Currency" style:data-style-name="N130">
      <style:table-cell-properties style:glyph-orientation-vertical="0" fo:background-color="#ffff99"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969696"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65" style:family="table-cell" style:parent-style-name="Excel_5f_BuiltIn_5f_Currency" style:data-style-name="N13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6" style:family="table-cell" style:parent-style-name="Excel_5f_BuiltIn_5f_Currency" style:data-style-name="N130">
      <style:table-cell-properties style:glyph-orientation-vertical="0" fo:background-color="#ffff99"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67" style:family="table-cell" style:parent-style-name="Excel_5f_BuiltIn_5f_Currency" style:data-style-name="N130">
      <style:table-cell-properties style:glyph-orientation-vertical="0" fo:background-color="#ffff99"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8" style:family="table-cell" style:parent-style-name="Excel_5f_BuiltIn_5f_Currency" style:data-style-name="N130">
      <style:table-cell-properties style:glyph-orientation-vertical="0" fo:background-color="#00000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69" style:family="table-cell" style:parent-style-name="Excel_5f_BuiltIn_5f_Currency" style:data-style-name="N13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969696"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70" style:family="table-cell" style:parent-style-name="Excel_5f_BuiltIn_5f_Currency" style:data-style-name="N13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71"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72"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73" style:family="table-cell" style:parent-style-name="Default">
      <style:table-cell-properties fo:padding="0.071cm"/>
      <style:text-properties fo:color="#ffffff"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74" style:family="table-cell" style:parent-style-name="Default">
      <style:table-cell-properties style:diagonal-bl-tr="none" style:diagonal-tl-br="none" fo:border="none" fo:padding="0.071cm" style:rotation-align="none"/>
      <style:text-properties fo:color="#ffffff"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75" style:family="table-cell" style:parent-style-name="Default">
      <style:table-cell-properties style:diagonal-bl-tr="none" style:diagonal-tl-br="none" fo:border="none" fo:padding="0.071cm" style:rotation-align="non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76" style:family="table-cell" style:parent-style-name="Default">
      <style:table-cell-properties style:diagonal-bl-tr="none" style:diagonal-tl-br="none" fo:background-color="transparent" fo:border="none" fo:padding="0.071cm" style:rotation-align="non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77"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style>
    <style:style style:name="ce78" style:family="table-cell" style:parent-style-name="Excel_5f_BuiltIn_5f_Currency" style:data-style-name="N13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79" style:family="table-cell" style:parent-style-name="Excel_5f_BuiltIn_5f_Currency" style:data-style-name="N1">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80" style:family="table-cell" style:parent-style-name="Excel_5f_BuiltIn_5f_Currency" style:data-style-name="N130">
      <style:table-cell-properties style:glyph-orientation-vertical="0" fo:background-color="#ffff99"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969696"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81" style:family="table-cell" style:parent-style-name="Excel_5f_BuiltIn_5f_Currency" style:data-style-name="N130">
      <style:table-cell-properties style:glyph-orientation-vertical="0" fo:background-color="#ffff99"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82" style:family="table-cell" style:parent-style-name="Excel_5f_BuiltIn_5f_Comma" style:data-style-name="N134">
      <style:table-cell-properties style:glyph-orientation-vertical="0" fo:background-color="#ffff99"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83" style:family="table-cell" style:parent-style-name="Default">
      <style:table-cell-properties fo:padding="0.071cm"/>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8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8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86" style:family="table-cell" style:parent-style-name="Excel_5f_BuiltIn_5f_Comma" style:data-style-name="N13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87" style:family="table-cell" style:parent-style-name="Excel_5f_BuiltIn_5f_Comma" style:data-style-name="N134">
      <style:table-cell-properties style:glyph-orientation-vertical="0" fo:background-color="#00000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88" style:family="table-cell" style:parent-style-name="Excel_5f_BuiltIn_5f_Comma" style:data-style-name="N13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89" style:family="table-cell" style:parent-style-name="Default">
      <style:table-cell-properties fo:background-color="transparent" fo:padding="0.071c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90" style:family="table-cell" style:parent-style-name="Excel_5f_BuiltIn_5f_Currency" style:data-style-name="N130">
      <style:table-cell-properties style:glyph-orientation-vertical="0" fo:background-color="#ffff99"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91" style:family="table-cell" style:parent-style-name="Excel_5f_BuiltIn_5f_Comma" style:data-style-name="N134">
      <style:table-cell-properties style:glyph-orientation-vertical="0" fo:background-color="#ffff99"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92" style:family="table-cell" style:parent-style-name="Excel_5f_BuiltIn_5f_Currency" style:data-style-name="N13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93" style:family="table-cell" style:parent-style-name="Excel_5f_BuiltIn_5f_Currency"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94" style:family="table-cell" style:parent-style-name="Default" style:data-style-name="N130">
      <style:table-cell-properties fo:padding="0.071c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9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96" style:family="table-cell" style:parent-style-name="Excel_5f_BuiltIn_5f_Percent" style:data-style-name="N128">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97" style:family="table-cell" style:parent-style-name="Default">
      <style:table-cell-properties fo:background-color="transparent" fo:padding="0.071cm"/>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98" style:family="table-cell" style:parent-style-name="Default">
      <style:table-cell-properties fo:background-color="transparent" fo:padding="0.071cm"/>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99"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start" css3t:text-justify="auto" fo:margin-left="0.353cm" style:writing-mode="page"/>
      <style:text-properties fo:color="#ffffff" style:text-outline="false" style:text-line-through-style="none" style:text-line-through-type="none" style:font-name="Arial1" fo:font-size="12pt" fo:font-style="italic" fo:text-shadow="none" style:text-underline-style="none" fo:font-weight="bold" style:font-size-asian="12pt" style:font-style-asian="italic" style:font-weight-asian="bold" style:font-name-complex="Arial1" style:font-size-complex="12pt" style:font-style-complex="italic" style:font-weight-complex="bold"/>
    </style:style>
    <style:style style:name="ce10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1.058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01"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353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03"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start" css3t:text-justify="auto" fo:margin-left="0.353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04"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start" css3t:text-justify="auto" fo:margin-left="0.353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05" style:family="table-cell" style:parent-style-name="Default">
      <style:table-cell-properties fo:border-bottom="none" fo:background-color="#00ffff"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6" style:family="table-cell" style:parent-style-name="Default">
      <style:table-cell-properties style:glyph-orientation-vertical="0" fo:border-bottom="none" fo:background-color="#00ffff"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loext:vertical-justify="auto"/>
      <style:paragraph-properties fo:text-align="start" css3t:text-justify="auto" fo:margin-left="0.353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07" style:family="table-cell" style:parent-style-name="Default">
      <style:table-cell-properties style:glyph-orientation-vertical="0" fo:border-bottom="1.76pt solid #000000" fo:background-color="#00ffff"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loext:vertical-justify="auto"/>
      <style:paragraph-properties fo:text-align="start" css3t:text-justify="auto" fo:margin-left="0.353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08"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706c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09" style:family="table-cell" style:parent-style-name="Excel_5f_BuiltIn_5f_Comma" style:data-style-name="N134">
      <style:table-cell-properties style:glyph-orientation-vertical="0" fo:background-color="#ffff99"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10" style:family="table-cell" style:parent-style-name="Default">
      <style:table-cell-properties fo:background-color="transparent" fo:padding="0.071cm"/>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11" style:family="table-cell" style:parent-style-name="Default">
      <style:table-cell-properties fo:border-bottom="none" fo:background-color="#00ffff"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12" style:family="table-cell" style:parent-style-name="Default">
      <style:table-cell-properties style:glyph-orientation-vertical="0" fo:background-color="#00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13" style:family="table-cell" style:parent-style-name="Default">
      <style:table-cell-properties fo:background-color="#00ffff" style:diagonal-bl-tr="none" style:diagonal-tl-br="none" fo:border="none" fo:padding="0.071cm" style:rotation-align="non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14" style:family="table-cell" style:parent-style-name="Default">
      <style:table-cell-properties fo:border-bottom="1.76pt solid #000000" fo:background-color="#00ffff"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15" style:family="table-cell" style:parent-style-name="Default">
      <style:table-cell-properties fo:background-color="#ffffff" style:diagonal-bl-tr="none" style:diagonal-tl-br="none" fo:border="none" fo:padding="0.071cm" style:rotation-align="non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16" style:family="table-cell" style:parent-style-name="Default">
      <style:table-cell-properties fo:padding="0.071cm"/>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17" style:family="table-cell" style:parent-style-name="Excel_5f_BuiltIn_5f_Percent">
      <style:table-cell-properties style:glyph-orientation-vertical="0" fo:background-color="#00ff00" style:cell-protect="protected" style:print-content="true" style:diagonal-bl-tr="none" style:diagonal-tl-br="none" style:text-align-source="value-type" style:repeat-content="false"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18" style:family="table-cell" style:parent-style-name="Excel_5f_BuiltIn_5f_Percent" style:data-style-name="N10">
      <style:table-cell-properties style:glyph-orientation-vertical="0" fo:background-color="#00ff00" style:cell-protect="protected" style:print-content="true" style:diagonal-bl-tr="none" style:diagonal-tl-br="none" style:text-align-source="value-type" style:repeat-content="false"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19" style:family="table-cell" style:parent-style-name="Excel_5f_BuiltIn_5f_Percent">
      <style:table-cell-properties style:glyph-orientation-vertical="0" fo:background-color="#ffff00" style:cell-protect="protected" style:print-content="true" style:diagonal-bl-tr="none" style:diagonal-tl-br="none" style:text-align-source="value-type" style:repeat-content="false"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20" style:family="table-cell" style:parent-style-name="Excel_5f_BuiltIn_5f_Percent" style:data-style-name="N11">
      <style:table-cell-properties style:glyph-orientation-vertical="0" fo:background-color="#ffff00" style:cell-protect="protected" style:print-content="true" style:diagonal-bl-tr="none" style:diagonal-tl-br="none" style:text-align-source="value-type" style:repeat-content="false"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21" style:family="table-cell" style:parent-style-name="Excel_5f_BuiltIn_5f_Percent" style:data-style-name="N11">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22" style:family="table-cell" style:parent-style-name="Excel_5f_BuiltIn_5f_Percent">
      <style:table-cell-properties style:glyph-orientation-vertical="0" fo:background-color="#00ff00" style:cell-protect="protected" style:print-content="true"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23" style:family="table-cell" style:parent-style-name="Excel_5f_BuiltIn_5f_Percent">
      <style:table-cell-properties style:glyph-orientation-vertical="0" fo:background-color="#ffff00" style:cell-protect="protected" style:print-content="true" style:diagonal-bl-tr="none" style:diagonal-tl-br="none" style:text-align-source="value-type" style:repeat-content="false" fo:wrap-option="no-wrap" fo:border="0.74pt solid #000000"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24" style:family="table-cell" style:parent-style-name="Excel_5f_BuiltIn_5f_Currency" style:data-style-name="N13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25" style:family="table-cell" style:parent-style-name="Excel_5f_BuiltIn_5f_Currency" style:data-style-name="N130">
      <style:table-cell-properties style:glyph-orientation-vertical="0" fo:background-color="#00ffff" style:cell-protect="protected" style:print-content="true"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26" style:family="table-cell" style:parent-style-name="Default" style:data-style-name="N139">
      <style:table-cell-properties style:glyph-orientation-vertical="0" fo:background-color="#00ffff"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27" style:family="table-cell" style:parent-style-name="Excel_5f_BuiltIn_5f_Percent" style:data-style-name="N128">
      <style:table-cell-properties style:glyph-orientation-vertical="0" fo:border-bottom="1.76pt solid #000000" fo:background-color="#00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28" style:family="table-cell" style:parent-style-name="Excel_5f_BuiltIn_5f_Percent">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29" style:family="table-cell" style:parent-style-name="Default">
      <style:table-cell-properties style:diagonal-bl-tr="none" style:diagonal-tl-br="none" fo:border="none" fo:padding="0.071cm" style:rotation-align="non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30"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31" style:family="table-cell" style:parent-style-name="Default">
      <style:table-cell-properties fo:border-bottom="none" fo:background-color="#00ffff"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32" style:family="table-cell" style:parent-style-name="Default">
      <style:table-cell-properties fo:border-bottom="none" fo:background-color="#00ff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33" style:family="table-cell" style:parent-style-name="Default">
      <style:table-cell-properties fo:border-bottom="1.76pt solid #000000" fo:background-color="#00ff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34" style:family="table-cell" style:parent-style-name="Default">
      <style:table-cell-properties style:glyph-orientation-vertical="0" fo:background-color="#333333"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Default" style:data-style-name="N130">
      <style:table-cell-properties fo:background-color="transparent" fo:padding="0.071cm"/>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36" style:family="table-cell" style:parent-style-name="Excel_5f_BuiltIn_5f_Currency" style:data-style-name="N13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37"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38"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39" style:family="table-cell" style:parent-style-name="Excel_5f_BuiltIn_5f_Currency">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40" style:family="table-cell" style:parent-style-name="Excel_5f_BuiltIn_5f_Currency" style:data-style-name="N138">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41" style:family="table-cell" style:parent-style-name="Excel_5f_BuiltIn_5f_Currency" style:data-style-name="N138">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42" style:family="table-cell" style:parent-style-name="Excel_5f_BuiltIn_5f_Currency">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43" style:family="table-cell" style:parent-style-name="Excel_5f_BuiltIn_5f_Currency" style:data-style-name="N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44" style:family="table-cell" style:parent-style-name="Default">
      <style:table-cell-properties fo:background-color="transparent" fo:padding="0.071cm"/>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45" style:family="table-cell" style:parent-style-name="Default">
      <style:table-cell-properties fo:background-color="#ffffff" fo:padding="0.071c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46" style:family="table-cell" style:parent-style-name="Default">
      <style:table-cell-properties fo:background-color="#333333" fo:padding="0.071c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47" style:family="table-cell" style:parent-style-name="Default">
      <style:table-cell-properties fo:background-color="#ffff99" fo:padding="0.071cm"/>
      <style:text-properties fo:color="#969696"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48" style:family="table-cell" style:parent-style-name="Default">
      <style:table-cell-properties fo:background-color="#ffff99" fo:padding="0.071c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49" style:family="table-cell" style:parent-style-name="Default">
      <style:table-cell-properties style:glyph-orientation-vertical="0" fo:background-color="#000000"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start" css3t:text-justify="auto" fo:margin-left="0.353cm" style:writing-mode="page"/>
      <style:text-properties fo:color="#ffffff"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50" style:family="table-cell" style:parent-style-name="Excel_5f_BuiltIn_5f_Hyperlink" style:data-style-name="N0">
      <style:table-cell-properties style:glyph-orientation-vertical="0" fo:background-color="#c0c0c0" style:cell-protect="protected" style:print-content="true"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151" style:family="table-cell" style:parent-style-name="Excel_5f_BuiltIn_5f_Hyperlink" style:data-style-name="N0">
      <style:table-cell-properties style:glyph-orientation-vertical="0" fo:background-color="#c0c0c0" style:cell-protect="protected" style:print-content="true"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152" style:family="table-cell" style:parent-style-name="Excel_5f_BuiltIn_5f_Hyperlink" style:data-style-name="N0">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153" style:family="table-cell" style:parent-style-name="Default">
      <style:table-cell-properties style:glyph-orientation-vertical="0" fo:background-color="#000000"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5" style:family="table-cell" style:parent-style-name="Default">
      <style:table-cell-properties style:glyph-orientation-vertical="0" fo:background-color="#000000"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start" css3t:text-justify="auto" fo:margin-left="0.353cm" style:writing-mode="page"/>
      <style:text-properties fo:color="#333399"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6"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middle" loext:vertical-justify="auto"/>
      <style:paragraph-properties fo:text-align="start" css3t:text-justify="auto" fo:margin-left="0.353cm" style:writing-mode="page"/>
      <style:text-properties fo:color="#333399"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loext:vertical-justify="auto"/>
      <style:paragraph-properties fo:text-align="start" css3t:text-justify="auto" fo:margin-left="0.353cm" style:writing-mode="page"/>
      <style:text-properties fo:color="#333399"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8" style:family="table-cell" style:parent-style-name="Default">
      <style:table-cell-properties style:glyph-orientation-vertical="0" fo:background-color="#000000" style:text-align-source="fix" style:repeat-content="false" fo:wrap-option="wrap" style:direction="ltr" fo:padding="0.071cm" style:rotation-angle="0" style:rotation-align="none" style:shrink-to-fit="false" style:vertical-align="middle" loext:vertical-justify="auto"/>
      <style:paragraph-properties fo:text-align="start" css3t:text-justify="auto" fo:margin-left="0.353cm" style:writing-mode="page"/>
      <style:text-properties fo:color="#333399"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9"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start" css3t:text-justify="auto" fo:margin-left="0.353cm" style:writing-mode="page"/>
      <style:text-properties fo:color="#333399"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0" style:family="table-cell" style:parent-style-name="Default">
      <style:table-cell-properties fo:background-color="#000000" style:diagonal-bl-tr="none" style:diagonal-tl-br="none" fo:border="0.74pt solid #000000" fo:padding="0.071cm" style:rotation-align="none"/>
      <style:text-properties fo:color="#ffffff"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1"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middle" loext:vertical-justify="auto"/>
      <style:paragraph-properties fo:text-align="start" css3t:text-justify="auto" fo:margin-left="0.353cm" style:writing-mode="page"/>
    </style:style>
    <style:style style:name="ce162"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middle" loext:vertical-justify="auto"/>
      <style:paragraph-properties fo:text-align="start" css3t:text-justify="auto" fo:margin-left="0.353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3"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none" style:rotation-angle="0" style:rotation-align="none" style:shrink-to-fit="false" fo:border-top="0.74pt solid #000000" style:vertical-align="middle" loext:vertical-justify="auto"/>
      <style:paragraph-properties fo:text-align="start" css3t:text-justify="auto" fo:margin-left="0.353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4" style:family="table-cell" style:parent-style-name="Default">
      <style:table-cell-properties fo:background-color="#000000" fo:padding="0.071cm"/>
    </style:style>
    <style:style style:name="ce165"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0.74pt solid #000000" style:vertical-align="middle" loext:vertical-justify="auto"/>
      <style:paragraph-properties fo:text-align="start" css3t:text-justify="auto" fo:margin-left="0.353cm" style:writing-mode="page"/>
    </style:style>
    <style:style style:name="ce16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middle" loext:vertical-justify="auto"/>
      <style:paragraph-properties fo:text-align="start" css3t:text-justify="auto" fo:margin-left="0.353cm" style:writing-mode="page"/>
    </style:style>
    <style:style style:name="ce167"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0.74pt solid #000000" style:rotation-angle="0" style:rotation-align="none" style:shrink-to-fit="false" fo:border-top="0.74pt solid #000000" style:vertical-align="middle" loext:vertical-justify="auto"/>
      <style:paragraph-properties fo:text-align="start" css3t:text-justify="auto" fo:margin-left="0.353cm" style:writing-mode="page"/>
    </style:style>
    <style:style style:name="ce168" style:family="table-cell" style:parent-style-name="Default">
      <style:table-cell-properties style:glyph-orientation-vertical="0" fo:background-color="#00000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style>
    <style:style style:name="ce169" style:family="table-cell" style:parent-style-name="Default">
      <style:table-cell-properties style:glyph-orientation-vertical="0" fo:background-color="#000000"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style>
    <style:style style:name="ce170" style:family="table-cell" style:parent-style-name="Default">
      <style:table-cell-properties style:glyph-orientation-vertical="0" fo:background-color="#0000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gr1"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056cm" fo:padding-bottom="0.056cm" fo:padding-left="0.056cm" fo:padding-right="0.056cm" fo:wrap-option="wrap" draw:shadow-color="#808080"/>
    </style:style>
    <style:style style:name="gr2" style:family="graphic">
      <style:graphic-properties draw:stroke="solid" svg:stroke-width="0.026cm" svg:stroke-color="#000000" draw:marker-start="Arrowhead_20_1" draw:marker-start-width="0.2cm" draw:marker-start-center="false" draw:stroke-linejoin="miter" svg:stroke-linecap="square" draw:fill="solid" draw:fill-color="#ffffc0" draw:textarea-horizontal-align="justify" draw:textarea-vertical-align="top" draw:auto-grow-height="false" draw:auto-grow-width="false" fo:min-height="5.604cm" fo:min-width="17.925cm" fo:padding-top="0.056cm" fo:padding-bottom="0.056cm" fo:padding-left="0.056cm" fo:padding-right="0.056cm" fo:wrap-option="wrap" draw:shadow="hidden" draw:shadow-offset-x="0.1cm" draw:shadow-offset-y="0.1cm" draw:shadow-color="#000000" draw:caption-escape-direction="auto"/>
    </style:style>
    <style:style style:name="gr3" style:family="graphic">
      <style:graphic-properties draw:stroke="solid" svg:stroke-width="0.026cm" svg:stroke-color="#000000" draw:marker-start="Arrowhead_20_1" draw:marker-start-width="0.2cm" draw:marker-start-center="false" draw:stroke-linejoin="miter" svg:stroke-linecap="square" draw:fill="solid" draw:fill-color="#ffffc0" draw:textarea-horizontal-align="justify" draw:textarea-vertical-align="top" draw:auto-grow-height="false" draw:auto-grow-width="false" fo:min-height="1.752cm" fo:min-width="3.07cm" fo:padding-top="0.056cm" fo:padding-bottom="0.056cm" fo:padding-left="0.056cm" fo:padding-right="0.056cm" fo:wrap-option="wrap" draw:shadow="hidden" draw:shadow-offset-x="0.1cm" draw:shadow-offset-y="0.1cm" draw:shadow-color="#000000" draw:caption-escape-direction="auto"/>
    </style:style>
    <style:style style:name="gr4" style:family="graphic">
      <style:graphic-properties draw:stroke="solid" svg:stroke-width="0.026cm" svg:stroke-color="#000000" draw:marker-start="Arrowhead_20_1" draw:marker-start-width="0.2cm" draw:marker-start-center="false" draw:stroke-linejoin="miter" svg:stroke-linecap="square" draw:fill="solid" draw:fill-color="#ffffc0" draw:textarea-horizontal-align="justify" draw:textarea-vertical-align="top" draw:auto-grow-height="false" draw:auto-grow-width="false" fo:min-height="8.804cm" fo:min-width="7.288cm"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center" style:writing-mode="lr-tb"/>
    </style:style>
    <style:style style:name="P2" style:family="paragraph">
      <style:paragraph-properties fo:text-align="start" style:text-autospace="none" style:line-break="normal" style:writing-mode="page"/>
      <style:text-properties style:text-outline="false" style:text-line-through-style="none" style:text-line-through-type="none" style:font-name="Arial" fo:font-size="10pt" fo:language="ru" fo:country="R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Tahoma1" fo:font-size="16pt" fo:font-style="normal" fo:text-shadow="none" style:text-underline-style="none" fo:font-weight="normal" style:font-size-asian="16pt" style:font-style-asian="normal" style:font-weight-asian="normal" style:font-name-complex="Tahoma1" style:font-size-complex="16pt" style:font-style-complex="normal" style:font-weight-complex="normal"/>
    </style:style>
    <style:style style:name="T2" style:family="text">
      <style:text-properties fo:color="#000000" style:text-outline="false" style:text-line-through-style="none" style:text-line-through-type="none" style:text-position="0% 100%" style:font-name="Tahoma2" fo:font-size="8pt" fo:font-style="normal" fo:text-shadow="none" style:text-underline-style="none" fo:font-weight="bold" style:font-size-asian="8pt" style:font-style-asian="normal" style:font-weight-asian="bold" style:font-name-complex="Tahoma2" style:font-size-complex="8pt" style:font-style-complex="normal" style:font-weight-complex="bold"/>
    </style:style>
    <style:style style:name="T3" style:family="text">
      <style:text-properties fo:color="#000000" style:text-outline="false" style:text-line-through-style="none" style:text-line-through-type="none" style:text-position="0% 100%" style:font-name="Tahoma1" fo:font-size="14pt" fo:font-style="normal" fo:text-shadow="none" style:text-underline-style="none" fo:font-weight="bold" style:font-size-asian="14pt" style:font-style-asian="normal" style:font-weight-asian="bold" style:font-name-complex="Tahoma1" style:font-size-complex="14pt" style:font-style-complex="normal" style:font-weight-complex="bold"/>
    </style:style>
    <style:style style:name="T4" style:family="text">
      <style:text-properties fo:color="#0000ff" style:font-name="Arial" fo:font-size="12pt" fo:font-weight="normal" style:text-underline-style="solid" style:text-underline-width="auto" style:text-underline-color="font-color" style:text-line-through-type="none" fo:font-style="normal" style:text-outline="false" fo:text-shadow="none" style:text-line-through-mode="continuous" fo:country="RU" style:country-asian="CN"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0000ff" style:font-name="Arial" fo:font-size="10pt" fo:font-weight="normal" style:text-underline-style="solid" style:text-underline-width="auto" style:text-underline-color="font-color" style:text-line-through-type="none" fo:font-style="normal" style:text-outline="false" fo:text-shadow="none" style:text-line-through-mode="continuous" fo:country="RU" style:country-asian="CN"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content-validations>
        <table:content-validation table:name="val1" table:condition="of:cell-content-is-in-list([.$C$9:.$C$10])" table:allow-empty-cell="true" table:display-list="unsorted" table:base-cell-address="'Simple Solar Finance Model'.B9">
          <table:error-message table:message-type="stop" table:display="true"/>
        </table:content-validation>
      </table:content-validations>
      <table:table table:name="Simple Solar Finance Model" table:style-name="ta1" table:print-ranges="'Simple Solar Finance Model'.A1:'Simple Solar Finance Model'.W153">
        <office:forms form:automatic-focus="false" form:apply-design-mode="false"/>
        <table:table-column table:style-name="co1" table:default-cell-style-name="ce15"/>
        <table:table-column table:style-name="co2" table:default-cell-style-name="ce61"/>
        <table:table-column table:style-name="co3" table:number-columns-repeated="16" table:default-cell-style-name="ce15"/>
        <table:table-column table:style-name="co3" table:default-cell-style-name="ce137"/>
        <table:table-column table:style-name="co3" table:number-columns-repeated="21" table:default-cell-style-name="ce15"/>
        <table:table-column table:style-name="co4" table:number-columns-repeated="217" table:default-cell-style-name="ce15"/>
        <table:table-column table:style-name="co4" table:number-columns-repeated="767" table:default-cell-style-name="Default"/>
        <table:table-header-rows>
          <table:table-row table:style-name="ro1">
            <table:table-cell table:style-name="ce1" office:value-type="string" calcext:value-type="string" table:number-columns-spanned="23" table:number-rows-spanned="1">
              <text:p>Solar Photovoltaic Project Simple Financial Model</text:p>
            </table:table-cell>
            <table:covered-table-cell table:number-columns-repeated="12" table:style-name="ce44"/>
            <table:covered-table-cell table:number-columns-repeated="10" table:style-name="ce134"/>
            <table:table-cell table:style-name="ce146" table:number-columns-repeated="1001"/>
          </table:table-row>
        </table:table-header-rows>
        <table:table-row table:style-name="ro1">
          <table:table-cell table:style-name="ce2" office:value-type="string" calcext:value-type="string">
            <text:p>RPS Solar Carve-Out Program v1.0</text:p>
          </table:table-cell>
          <table:table-cell table:style-name="ce44" table:number-columns-repeated="12"/>
          <table:table-cell table:style-name="ce134" table:number-columns-repeated="10"/>
          <table:table-cell table:style-name="ce146" table:number-columns-repeated="1001"/>
        </table:table-row>
        <table:table-row table:style-name="ro1">
          <table:table-cell table:style-name="ce1" office:value-type="string" calcext:value-type="string" table:number-columns-spanned="23" table:number-rows-spanned="1">
            <text:p>DATA ENTRY AND FINANCIAL SUMMARY </text:p>
          </table:table-cell>
          <table:covered-table-cell table:number-columns-repeated="12" table:style-name="ce44"/>
          <table:covered-table-cell table:number-columns-repeated="10" table:style-name="ce134"/>
          <table:table-cell table:style-name="ce146" table:number-columns-repeated="1001"/>
        </table:table-row>
        <table:table-row table:style-name="ro2">
          <table:table-cell table:style-name="ce3"/>
          <table:table-cell table:style-name="ce45"/>
          <table:table-cell table:number-columns-repeated="4"/>
          <table:table-cell table:style-name="ce97"/>
          <table:table-cell/>
          <table:table-cell table:style-name="ce3" table:number-columns-repeated="7"/>
          <table:table-cell table:style-name="ce89" table:number-columns-repeated="3"/>
          <table:table-cell/>
          <table:table-cell table:style-name="ce89" table:number-columns-repeated="3"/>
          <table:table-cell table:number-columns-repeated="1002"/>
        </table:table-row>
        <table:table-row table:style-name="ro2">
          <table:table-cell table:style-name="ce4" office:value-type="string" calcext:value-type="string">
            <text:p>Key</text:p>
          </table:table-cell>
          <table:table-cell table:style-name="ce45"/>
          <table:table-cell table:number-columns-repeated="4"/>
          <table:table-cell table:style-name="ce98" office:value-type="string" calcext:value-type="string">
            <text:p>Scenario Definitions</text:p>
          </table:table-cell>
          <table:table-cell table:number-columns-repeated="9"/>
          <table:table-cell table:style-name="ce89" table:number-columns-repeated="2"/>
          <table:table-cell/>
          <table:table-cell table:style-name="ce89" table:number-columns-repeated="3"/>
          <table:table-cell table:number-columns-repeated="1002"/>
        </table:table-row>
        <table:table-row table:style-name="ro2">
          <table:table-cell table:style-name="ce5" office:value-type="string" calcext:value-type="string">
            <text:p>Entry Cells</text:p>
            <draw:line table:end-cell-address="'Simple Solar Finance Model'.A6" table:end-x="10.281cm" table:end-y="0.339cm" draw:z-index="0" draw:name="Line 20" draw:style-name="gr1" draw:text-style-name="P1" svg:x1="3.76cm" svg:y1="0.339cm" svg:x2="10.281cm" svg:y2="0.339cm">
              <text:p/>
            </draw:line>
          </table:table-cell>
          <table:table-cell table:style-name="ce46"/>
          <table:table-cell table:number-columns-repeated="4"/>
          <table:table-cell table:style-name="ce99" office:value-type="string" calcext:value-type="string">
            <text:p>Scenario A: Non-Taxable Rebate - Assumes that the state rebate is non-taxable, but is subtracted from the cost basis for purposes of determining tax credits and accelerated depreciation.</text:p>
          </table:table-cell>
          <table:table-cell table:number-columns-repeated="9"/>
          <table:table-cell table:style-name="ce89" table:number-columns-repeated="2"/>
          <table:table-cell/>
          <table:table-cell table:style-name="ce89" table:number-columns-repeated="3"/>
          <table:table-cell table:number-columns-repeated="1002"/>
        </table:table-row>
        <table:table-row table:style-name="ro2">
          <table:table-cell table:style-name="ce5" office:value-type="string" calcext:value-type="string">
            <text:p>Calculation Cells (Not for Entry)</text:p>
          </table:table-cell>
          <table:table-cell table:style-name="ce47"/>
          <table:table-cell table:number-columns-repeated="4"/>
          <table:table-cell table:style-name="ce99" office:value-type="string" calcext:value-type="string">
            <text:p>Scenario B: Taxable Rebate - Assumes that the state rebate is taxable, but is not subtracted from the cost basis for purposes of determining tax credits and accelerated depreciation.</text:p>
          </table:table-cell>
          <table:table-cell table:number-columns-repeated="9"/>
          <table:table-cell table:style-name="ce89" table:number-columns-repeated="2"/>
          <table:table-cell/>
          <table:table-cell table:style-name="ce89" table:number-columns-repeated="3"/>
          <table:table-cell table:number-columns-repeated="1002"/>
        </table:table-row>
        <table:table-row table:style-name="ro2">
          <table:table-cell table:style-name="ce3"/>
          <table:table-cell table:style-name="ce45"/>
          <table:table-cell table:number-columns-repeated="4"/>
          <table:table-cell table:style-name="ce99" office:value-type="string" calcext:value-type="string">
            <text:p>Both Scenarios assume that the project owner can use both federal and state tax benefits</text:p>
          </table:table-cell>
          <table:table-cell table:number-columns-repeated="9"/>
          <table:table-cell table:style-name="ce89" table:number-columns-repeated="2"/>
          <table:table-cell/>
          <table:table-cell table:style-name="ce89" table:number-columns-repeated="3"/>
          <table:table-cell table:number-columns-repeated="1002"/>
        </table:table-row>
        <table:table-row table:style-name="ro3">
          <table:table-cell table:style-name="ce6" office:value-type="string" calcext:value-type="string">
            <text:p>Select Taxable or Non-Taxable Entity</text:p>
          </table:table-cell>
          <table:table-cell table:style-name="ce48" table:content-validation-name="val1" office:value-type="string" office:string-value="Taxable" calcext:value-type="string">
            <text:p><text:s/>Taxable </text:p>
          </table:table-cell>
          <table:table-cell table:style-name="ce73" office:value-type="string" calcext:value-type="string">
            <text:p>Taxable</text:p>
          </table:table-cell>
          <table:table-cell table:number-columns-repeated="7"/>
          <table:table-cell table:style-name="ce116" office:value-type="float" office:value="1" calcext:value-type="float">
            <text:p>1</text:p>
          </table:table-cell>
          <table:table-cell table:style-name="ce116" office:value-type="float" office:value="2" calcext:value-type="float">
            <text:p>2</text:p>
          </table:table-cell>
          <table:table-cell table:style-name="ce116" office:value-type="float" office:value="3" calcext:value-type="float">
            <text:p>3</text:p>
          </table:table-cell>
          <table:table-cell table:style-name="ce116" office:value-type="float" office:value="4" calcext:value-type="float">
            <text:p>4</text:p>
          </table:table-cell>
          <table:table-cell table:style-name="ce116" office:value-type="float" office:value="5" calcext:value-type="float">
            <text:p>5</text:p>
          </table:table-cell>
          <table:table-cell table:style-name="ce116" office:value-type="float" office:value="6" calcext:value-type="float">
            <text:p>6</text:p>
          </table:table-cell>
          <table:table-cell table:style-name="ce116" office:value-type="float" office:value="7" calcext:value-type="float">
            <text:p>7</text:p>
          </table:table-cell>
          <table:table-cell table:style-name="ce116" office:value-type="float" office:value="8" calcext:value-type="float">
            <text:p>8</text:p>
          </table:table-cell>
          <table:table-cell table:style-name="ce116" office:value-type="float" office:value="9" calcext:value-type="float">
            <text:p>9</text:p>
          </table:table-cell>
          <table:table-cell table:style-name="ce116" office:value-type="float" office:value="10" calcext:value-type="float">
            <text:p>10</text:p>
          </table:table-cell>
          <table:table-cell table:style-name="ce116" office:value-type="float" office:value="11" calcext:value-type="float">
            <text:p>11</text:p>
          </table:table-cell>
          <table:table-cell table:style-name="ce116" office:value-type="float" office:value="12" calcext:value-type="float">
            <text:p>12</text:p>
          </table:table-cell>
          <table:table-cell table:style-name="ce116" office:value-type="float" office:value="13" calcext:value-type="float">
            <text:p>13</text:p>
          </table:table-cell>
          <table:table-cell table:style-name="ce116" office:value-type="float" office:value="14" calcext:value-type="float">
            <text:p>14</text:p>
          </table:table-cell>
          <table:table-cell table:style-name="ce116" office:value-type="float" office:value="15" calcext:value-type="float">
            <text:p>15</text:p>
          </table:table-cell>
          <table:table-cell table:style-name="ce116" office:value-type="float" office:value="16" calcext:value-type="float">
            <text:p>16</text:p>
          </table:table-cell>
          <table:table-cell table:style-name="ce116" office:value-type="float" office:value="17" calcext:value-type="float">
            <text:p>17</text:p>
          </table:table-cell>
          <table:table-cell table:style-name="ce116" office:value-type="float" office:value="18" calcext:value-type="float">
            <text:p>18</text:p>
          </table:table-cell>
          <table:table-cell table:style-name="ce116" office:value-type="float" office:value="19" calcext:value-type="float">
            <text:p>19</text:p>
          </table:table-cell>
          <table:table-cell table:style-name="ce116" office:value-type="float" office:value="20" calcext:value-type="float">
            <text:p>20</text:p>
          </table:table-cell>
          <table:table-cell table:style-name="ce116" office:value-type="float" office:value="21" calcext:value-type="float">
            <text:p>21</text:p>
          </table:table-cell>
          <table:table-cell table:style-name="ce116" office:value-type="float" office:value="22" calcext:value-type="float">
            <text:p>22</text:p>
          </table:table-cell>
          <table:table-cell table:style-name="ce116" office:value-type="float" office:value="23" calcext:value-type="float">
            <text:p>23</text:p>
          </table:table-cell>
          <table:table-cell table:style-name="ce116" office:value-type="float" office:value="24" calcext:value-type="float">
            <text:p>24</text:p>
          </table:table-cell>
          <table:table-cell table:style-name="ce116" office:value-type="float" office:value="25" calcext:value-type="float">
            <text:p>25</text:p>
          </table:table-cell>
          <table:table-cell table:style-name="ce116" office:value-type="float" office:value="26" calcext:value-type="float">
            <text:p>26</text:p>
          </table:table-cell>
          <table:table-cell table:style-name="ce116" office:value-type="float" office:value="27" calcext:value-type="float">
            <text:p>27</text:p>
          </table:table-cell>
          <table:table-cell table:style-name="ce116" office:value-type="float" office:value="28" calcext:value-type="float">
            <text:p>28</text:p>
          </table:table-cell>
          <table:table-cell table:style-name="ce116" office:value-type="float" office:value="29" calcext:value-type="float">
            <text:p>29</text:p>
          </table:table-cell>
          <table:table-cell table:style-name="ce116" office:value-type="float" office:value="30" calcext:value-type="float">
            <text:p>30</text:p>
          </table:table-cell>
          <table:table-cell table:number-columns-repeated="984"/>
        </table:table-row>
        <table:table-row table:style-name="ro4">
          <table:table-cell table:style-name="ce7"/>
          <table:table-cell table:style-name="ce49"/>
          <table:table-cell table:style-name="ce74" office:value-type="string" calcext:value-type="string">
            <text:p>Non-Taxable</text:p>
          </table:table-cell>
          <table:table-cell table:style-name="ce75"/>
          <table:table-cell table:style-name="ce89"/>
          <table:table-cell table:style-name="ce4"/>
          <table:table-cell table:style-name="ce7" office:value-type="string" calcext:value-type="string">
            <text:p>Tax Assumptions</text:p>
          </table:table-cell>
          <table:table-cell/>
          <table:table-cell table:style-name="ce89" table:number-columns-repeated="8"/>
          <table:table-cell table:number-columns-repeated="5"/>
          <table:table-cell table:style-name="ce89"/>
          <table:table-cell table:number-columns-repeated="1002"/>
        </table:table-row>
        <table:table-row table:style-name="ro4">
          <table:table-cell table:style-name="ce7" office:value-type="string" calcext:value-type="string">
            <text:p>Project and Customer Cost Assumptions</text:p>
          </table:table-cell>
          <table:table-cell table:style-name="ce49"/>
          <table:table-cell table:style-name="ce75" table:number-columns-repeated="2"/>
          <table:table-cell table:style-name="ce89"/>
          <table:table-cell table:style-name="ce4"/>
          <table:table-cell table:style-name="ce10" office:value-type="string" calcext:value-type="string">
            <text:p>Federal Tax Rate</text:p>
          </table:table-cell>
          <table:table-cell/>
          <table:table-cell table:style-name="ce89" table:number-columns-repeated="2"/>
          <table:table-cell table:style-name="ce117" office:value-type="percentage" office:value="0.35" calcext:value-type="percentage">
            <text:p>35%</text:p>
          </table:table-cell>
          <table:table-cell table:style-name="ce129"/>
          <table:table-cell table:style-name="ce75"/>
          <table:table-cell table:style-name="ce96"/>
          <table:table-cell table:style-name="ce75" table:number-columns-repeated="2"/>
          <table:table-cell table:number-columns-repeated="5"/>
          <table:table-cell table:style-name="ce89"/>
          <table:table-cell table:number-columns-repeated="1002"/>
        </table:table-row>
        <table:table-row table:style-name="ro4">
          <table:table-cell table:style-name="ce8" office:value-type="string" calcext:value-type="string">
            <text:p><text:span text:style-name="T4"><text:a xlink:href="#Definitions.B5" xlink:type="simple">Solar Photovoltaic System Size</text:a></text:span></text:p>
          </table:table-cell>
          <table:table-cell table:style-name="ce46" office:value-type="float" office:value="200000" calcext:value-type="float">
            <text:p>200000</text:p>
          </table:table-cell>
          <table:table-cell table:style-name="ce75" office:value-type="string" calcext:value-type="string">
            <text:p>Watts (DC STC)</text:p>
          </table:table-cell>
          <table:table-cell table:style-name="ce83"/>
          <table:table-cell table:style-name="ce89"/>
          <table:table-cell table:style-name="ce3"/>
          <table:table-cell table:style-name="ce10" office:value-type="string" calcext:value-type="string">
            <text:p>State Tax Rate</text:p>
          </table:table-cell>
          <table:table-cell/>
          <table:table-cell table:style-name="ce89" table:number-columns-repeated="2"/>
          <table:table-cell table:style-name="ce118" office:value-type="percentage" office:value="0.1" calcext:value-type="percentage">
            <text:p>10%</text:p>
          </table:table-cell>
          <table:table-cell table:style-name="ce75" table:number-columns-repeated="2"/>
          <table:table-cell table:style-name="ce96"/>
          <table:table-cell table:style-name="ce75" table:number-columns-repeated="2"/>
          <table:table-cell table:number-columns-repeated="5"/>
          <table:table-cell table:style-name="ce89"/>
          <table:table-cell table:number-columns-repeated="1002"/>
        </table:table-row>
        <table:table-row table:style-name="ro4">
          <table:table-cell table:style-name="ce9" office:value-type="string" calcext:value-type="string">
            <text:p>Total System Cost/Watt</text:p>
          </table:table-cell>
          <table:table-cell table:style-name="ce50" table:formula="of:=[.B14]/[.B12]" office:value-type="float" office:value="5.5" calcext:value-type="float">
            <text:p><text:s/>$5,500 </text:p>
          </table:table-cell>
          <table:table-cell table:style-name="ce75" office:value-type="string" calcext:value-type="string">
            <text:p>$/Watt (DC STC)</text:p>
          </table:table-cell>
          <table:table-cell table:style-name="ce83"/>
          <table:table-cell table:style-name="ce89"/>
          <table:table-cell table:style-name="ce3"/>
          <table:table-cell table:style-name="ce10" office:value-type="string" calcext:value-type="string">
            <text:p>Effective Tax Rate</text:p>
          </table:table-cell>
          <table:table-cell table:number-columns-repeated="3"/>
          <table:table-cell table:style-name="ce119" table:formula="of:=[.K11]+([.K12]*(1-[.K11]))" office:value-type="percentage" office:value="0.415" calcext:value-type="percentage">
            <text:p>42%</text:p>
          </table:table-cell>
          <table:table-cell table:style-name="ce75" table:number-columns-repeated="2"/>
          <table:table-cell table:style-name="ce96"/>
          <table:table-cell table:style-name="ce75" table:number-columns-repeated="2"/>
          <table:table-cell table:number-columns-repeated="5"/>
          <table:table-cell table:style-name="ce144"/>
          <table:table-cell table:number-columns-repeated="1002"/>
        </table:table-row>
        <table:table-row table:style-name="ro4">
          <table:table-cell table:style-name="ce8" office:value-type="string" calcext:value-type="string">
            <text:p><text:span text:style-name="T4"><text:a xlink:href="#Definitions.B16" xlink:type="simple">Total System Cost </text:a></text:span></text:p>
            <draw:line table:end-cell-address="'Simple Solar Finance Model'.A14" table:end-x="10.218cm" table:end-y="0.486cm" draw:z-index="1" draw:name="Line 22" draw:style-name="gr1" draw:text-style-name="P1" svg:x1="4.659cm" svg:y1="0.486cm" svg:x2="10.218cm" svg:y2="0.486cm">
              <text:p/>
            </draw:line>
          </table:table-cell>
          <table:table-cell table:style-name="ce51" office:value-type="float" office:value="1100000" calcext:value-type="float">
            <text:p><text:s/>$1 100 000,00 </text:p>
          </table:table-cell>
          <table:table-cell table:style-name="ce75"/>
          <table:table-cell table:style-name="ce83"/>
          <table:table-cell table:style-name="ce89"/>
          <table:table-cell table:style-name="ce3"/>
          <table:table-cell table:style-name="ce13" office:value-type="string" calcext:value-type="string">
            <text:p><text:span text:style-name="T4"><text:a xlink:href="http://www.dsireusa.org/library/includes/incentive2.cfm?Incentive_Code=US02F&amp;State=federal&amp;currentpageid=1&amp;ee=1&amp;re=1" xlink:type="simple">Federal Tax Credit</text:a></text:span></text:p>
          </table:table-cell>
          <table:table-cell/>
          <table:table-cell table:style-name="ce89" table:number-columns-repeated="2"/>
          <table:table-cell table:style-name="ce118" office:value-type="percentage" office:value="0.3" calcext:value-type="percentage">
            <text:p>30%</text:p>
          </table:table-cell>
          <table:table-cell table:style-name="ce75" table:number-columns-repeated="2"/>
          <table:table-cell table:style-name="ce96"/>
          <table:table-cell table:style-name="ce75" table:number-columns-repeated="2"/>
          <table:table-cell table:style-name="ce135" table:number-columns-repeated="2"/>
          <table:table-cell table:style-name="ce138"/>
          <table:table-cell table:style-name="ce135" table:number-columns-repeated="3"/>
          <table:table-cell table:number-columns-repeated="1002"/>
        </table:table-row>
        <table:table-row table:style-name="ro4">
          <table:table-cell table:style-name="ce3"/>
          <table:table-cell table:style-name="ce49"/>
          <table:table-cell table:style-name="ce75" table:number-columns-repeated="2"/>
          <table:table-cell table:style-name="ce89"/>
          <table:table-cell table:style-name="ce95"/>
          <table:table-cell table:style-name="ce13" office:value-type="string" calcext:value-type="string">
            <text:p><text:span text:style-name="T4"><text:a xlink:href="http://www.dsireusa.org/library/includes/incentive2.cfm?Incentive_Code=MA04F&amp;state=MA&amp;CurrentPageID=1&amp;RE=1&amp;EE=1" xlink:type="simple">State Tax Deduction</text:a></text:span></text:p>
          </table:table-cell>
          <table:table-cell/>
          <table:table-cell table:style-name="ce89" table:number-columns-repeated="2"/>
          <table:table-cell table:style-name="ce118" office:value-type="percentage" office:value="1" calcext:value-type="percentage">
            <text:p>100%</text:p>
          </table:table-cell>
          <table:table-cell table:number-columns-repeated="5"/>
          <table:table-cell table:style-name="ce61" table:number-columns-repeated="2"/>
          <table:table-cell/>
          <table:table-cell table:style-name="ce140" table:number-columns-repeated="2"/>
          <table:table-cell table:style-name="ce61"/>
          <table:table-cell table:number-columns-repeated="1002"/>
        </table:table-row>
        <table:table-row table:style-name="ro4">
          <table:table-cell table:style-name="ce4" office:value-type="string" calcext:value-type="string">
            <text:p>CEC Rebate Assumptions</text:p>
          </table:table-cell>
          <table:table-cell table:style-name="ce49"/>
          <table:table-cell table:style-name="ce75"/>
          <table:table-cell table:number-columns-repeated="2"/>
          <table:table-cell table:style-name="ce95"/>
          <table:table-cell table:style-name="ce13" office:value-type="string" calcext:value-type="string">
            <office:annotation draw:style-name="gr2" draw:text-style-name="P2" svg:width="18.425cm" svg:height="5.864cm" svg:x="31.366cm" svg:y="9.799cm" draw:caption-point-x="5.231cm" draw:caption-point-y="0.752cm">
              <dc:date>2015-06-15T00:00:00</dc:date>
              <text:p text:style-name="P2"><text:span text:style-name="T1">The MACRS establishes a set of class lives for various types of property, ranging from three to 50 years, over which the property may be depreciated. For solar, wind and geothermal property placed in service after 1986, the current MACRS property class is five years. </text:span></text:p>
              <text:p text:style-name="P2"><text:span text:style-name="T1"><text:s/></text:span><text:span text:style-name="T1">Calc using half year convention, see IRS Publication 946, Appendeix A</text:span></text:p>
            </office:annotation>
            <text:p><text:span text:style-name="T4"><text:a xlink:href="http://www.dsireusa.org/library/includes/incentive2.cfm?Incentive_Code=US06F&amp;State=federal&amp;currentpageid=1&amp;ee=1&amp;re=1" xlink:type="simple">5 Year Accelerated Depreciation Schedule (MACRS)</text:a></text:span></text:p>
          </table:table-cell>
          <table:table-cell/>
          <table:table-cell table:style-name="ce89" table:number-columns-repeated="2"/>
          <table:table-cell table:style-name="ce120" office:value-type="percentage" office:value="0.2" calcext:value-type="percentage">
            <text:p>20,00%</text:p>
          </table:table-cell>
          <table:table-cell table:style-name="ce120" office:value-type="percentage" office:value="0.32" calcext:value-type="percentage">
            <text:p>32,00%</text:p>
          </table:table-cell>
          <table:table-cell table:style-name="ce120" office:value-type="percentage" office:value="0.192" calcext:value-type="percentage">
            <text:p>19,20%</text:p>
          </table:table-cell>
          <table:table-cell table:number-columns-repeated="2" table:style-name="ce120" office:value-type="percentage" office:value="0.1152" calcext:value-type="percentage">
            <text:p>11,52%</text:p>
          </table:table-cell>
          <table:table-cell table:style-name="ce120" office:value-type="percentage" office:value="0.0576" calcext:value-type="percentage">
            <text:p>5,76%</text:p>
          </table:table-cell>
          <table:table-cell table:style-name="ce136" table:number-columns-repeated="2"/>
          <table:table-cell table:style-name="ce139"/>
          <table:table-cell table:style-name="ce141" table:number-columns-repeated="2"/>
          <table:table-cell table:style-name="ce136"/>
          <table:table-cell table:style-name="ce145" table:number-columns-repeated="18"/>
          <table:table-cell table:number-columns-repeated="984"/>
        </table:table-row>
        <table:table-row table:style-name="ro4">
          <table:table-cell table:style-name="ce10" office:value-type="string" calcext:value-type="string">
            <text:p>Rebate$ per/Watt</text:p>
          </table:table-cell>
          <table:table-cell table:style-name="ce50" table:formula="of:=[.B18]/[.B12]" office:value-type="float" office:value="0" calcext:value-type="float">
            <text:p><text:s/>$- <text:s text:c="2"/></text:p>
          </table:table-cell>
          <table:table-cell table:style-name="ce75" office:value-type="string" calcext:value-type="string">
            <text:p>$/Watt (DC STC)</text:p>
          </table:table-cell>
          <table:table-cell table:number-columns-repeated="2"/>
          <table:table-cell table:style-name="ce95"/>
          <table:table-cell table:style-name="ce10" office:value-type="string" calcext:value-type="string">
            <office:annotation draw:style-name="gr3" draw:text-style-name="P2" svg:width="3.57cm" svg:height="2.012cm" svg:x="31.366cm" svg:y="10.434cm" draw:caption-point-x="5.231cm" draw:caption-point-y="0.752cm">
              <dc:date>2015-06-15T00:00:00</dc:date>
              <text:p text:style-name="P2"><text:span text:style-name="T2">If Non taxable entity use Straight line method, otherwise use MACRS</text:span></text:p>
              <text:p text:style-name="P2"><text:span text:style-name="T2"/></text:p>
            </office:annotation>
            <text:p>Depreciation</text:p>
          </table:table-cell>
          <table:table-cell table:number-columns-repeated="3"/>
          <table:table-cell table:style-name="ce120" table:formula="of:=IF(taxable=&quot;taxable&quot;;[.K16];IF([.K9]&lt;=DepreciationLife;1/DepreciationLife;0))" office:value-type="percentage" office:value="0.2" calcext:value-type="percentage">
            <text:p>20,00%</text:p>
          </table:table-cell>
          <table:table-cell table:style-name="ce120" table:formula="of:=IF(taxable=&quot;taxable&quot;;[.L16];IF([.L9]&lt;=DepreciationLife;1/DepreciationLife;0))" office:value-type="percentage" office:value="0.32" calcext:value-type="percentage">
            <text:p>32,00%</text:p>
          </table:table-cell>
          <table:table-cell table:style-name="ce120" table:formula="of:=IF(taxable=&quot;taxable&quot;;[.M16];IF([.M9]&lt;=DepreciationLife;1/DepreciationLife;0))" office:value-type="percentage" office:value="0.192" calcext:value-type="percentage">
            <text:p>19,20%</text:p>
          </table:table-cell>
          <table:table-cell table:style-name="ce120" table:formula="of:=IF(taxable=&quot;taxable&quot;;[.N16];IF([.N9]&lt;=DepreciationLife;1/DepreciationLife;0))" office:value-type="percentage" office:value="0.1152" calcext:value-type="percentage">
            <text:p>11,52%</text:p>
          </table:table-cell>
          <table:table-cell table:style-name="ce120" table:formula="of:=IF(taxable=&quot;taxable&quot;;[.O16];IF([.O9]&lt;=DepreciationLife;1/DepreciationLife;0))" office:value-type="percentage" office:value="0.1152" calcext:value-type="percentage">
            <text:p>11,52%</text:p>
          </table:table-cell>
          <table:table-cell table:style-name="ce120" table:formula="of:=IF(taxable=&quot;taxable&quot;;[.P16];IF([.P9]&lt;=DepreciationLife;1/DepreciationLife;0))" office:value-type="percentage" office:value="0.0576" calcext:value-type="percentage">
            <text:p>5,76%</text:p>
          </table:table-cell>
          <table:table-cell table:style-name="ce120" table:formula="of:=IF(taxable=&quot;taxable&quot;;[.Q16];IF([.Q9]&lt;=DepreciationLife;1/DepreciationLife;0))" office:value-type="percentage" office:value="0" calcext:value-type="percentage">
            <text:p>0,00%</text:p>
          </table:table-cell>
          <table:table-cell table:style-name="ce120" table:formula="of:=IF(taxable=&quot;taxable&quot;;[.R16];IF([.R9]&lt;=DepreciationLife;1/DepreciationLife;0))" office:value-type="percentage" office:value="0" calcext:value-type="percentage">
            <text:p>0,00%</text:p>
          </table:table-cell>
          <table:table-cell table:style-name="ce120" table:formula="of:=IF(taxable=&quot;taxable&quot;;[.S16];IF([.S9]&lt;=DepreciationLife;1/DepreciationLife;0))" office:value-type="percentage" office:value="0" calcext:value-type="percentage">
            <text:p>0,00%</text:p>
          </table:table-cell>
          <table:table-cell table:style-name="ce120" table:formula="of:=IF(taxable=&quot;taxable&quot;;[.T16];IF([.T9]&lt;=DepreciationLife;1/DepreciationLife;0))" office:value-type="percentage" office:value="0" calcext:value-type="percentage">
            <text:p>0,00%</text:p>
          </table:table-cell>
          <table:table-cell table:style-name="ce120" table:formula="of:=IF(taxable=&quot;taxable&quot;;[.U16];IF([.U9]&lt;=DepreciationLife;1/DepreciationLife;0))" office:value-type="percentage" office:value="0" calcext:value-type="percentage">
            <text:p>0,00%</text:p>
          </table:table-cell>
          <table:table-cell table:style-name="ce120" table:formula="of:=IF(taxable=&quot;taxable&quot;;[.V16];IF([.V9]&lt;=DepreciationLife;1/DepreciationLife;0))" office:value-type="percentage" office:value="0" calcext:value-type="percentage">
            <text:p>0,00%</text:p>
          </table:table-cell>
          <table:table-cell table:style-name="ce120" table:formula="of:=IF(taxable=&quot;taxable&quot;;[.W16];IF([.W9]&lt;=DepreciationLife;1/DepreciationLife;0))" office:value-type="percentage" office:value="0" calcext:value-type="percentage">
            <text:p>0,00%</text:p>
          </table:table-cell>
          <table:table-cell table:style-name="ce120" table:formula="of:=IF(taxable=&quot;taxable&quot;;[.X16];IF([.X9]&lt;=DepreciationLife;1/DepreciationLife;0))" office:value-type="percentage" office:value="0" calcext:value-type="percentage">
            <text:p>0,00%</text:p>
          </table:table-cell>
          <table:table-cell table:style-name="ce120" table:formula="of:=IF(taxable=&quot;taxable&quot;;[.Y16];IF([.Y9]&lt;=DepreciationLife;1/DepreciationLife;0))" office:value-type="percentage" office:value="0" calcext:value-type="percentage">
            <text:p>0,00%</text:p>
          </table:table-cell>
          <table:table-cell table:style-name="ce120" table:formula="of:=IF(taxable=&quot;taxable&quot;;[.Z16];IF([.Z9]&lt;=DepreciationLife;1/DepreciationLife;0))" office:value-type="percentage" office:value="0" calcext:value-type="percentage">
            <text:p>0,00%</text:p>
          </table:table-cell>
          <table:table-cell table:style-name="ce120" table:formula="of:=IF(taxable=&quot;taxable&quot;;[.AA16];IF([.AA9]&lt;=DepreciationLife;1/DepreciationLife;0))" office:value-type="percentage" office:value="0" calcext:value-type="percentage">
            <text:p>0,00%</text:p>
          </table:table-cell>
          <table:table-cell table:style-name="ce120" table:formula="of:=IF(taxable=&quot;taxable&quot;;[.AB16];IF([.AB9]&lt;=DepreciationLife;1/DepreciationLife;0))" office:value-type="percentage" office:value="0" calcext:value-type="percentage">
            <text:p>0,00%</text:p>
          </table:table-cell>
          <table:table-cell table:style-name="ce120" table:formula="of:=IF(taxable=&quot;taxable&quot;;[.AC16];IF([.AC9]&lt;=DepreciationLife;1/DepreciationLife;0))" office:value-type="percentage" office:value="0" calcext:value-type="percentage">
            <text:p>0,00%</text:p>
          </table:table-cell>
          <table:table-cell table:style-name="ce120" table:formula="of:=IF(taxable=&quot;taxable&quot;;[.AD16];IF([.AD9]&lt;=DepreciationLife;1/DepreciationLife;0))" office:value-type="percentage" office:value="0" calcext:value-type="percentage">
            <text:p>0,00%</text:p>
          </table:table-cell>
          <table:table-cell table:style-name="ce120" table:formula="of:=IF(taxable=&quot;taxable&quot;;[.AE16];IF([.AE9]&lt;=DepreciationLife;1/DepreciationLife;0))" office:value-type="percentage" office:value="0" calcext:value-type="percentage">
            <text:p>0,00%</text:p>
          </table:table-cell>
          <table:table-cell table:style-name="ce120" table:formula="of:=IF(taxable=&quot;taxable&quot;;[.AF16];IF([.AF9]&lt;=DepreciationLife;1/DepreciationLife;0))" office:value-type="percentage" office:value="0" calcext:value-type="percentage">
            <text:p>0,00%</text:p>
          </table:table-cell>
          <table:table-cell table:style-name="ce120" table:formula="of:=IF(taxable=&quot;taxable&quot;;[.AG16];IF([.AG9]&lt;=DepreciationLife;1/DepreciationLife;0))" office:value-type="percentage" office:value="0" calcext:value-type="percentage">
            <text:p>0,00%</text:p>
          </table:table-cell>
          <table:table-cell table:style-name="ce120" table:formula="of:=IF(taxable=&quot;taxable&quot;;[.AH16];IF([.AH9]&lt;=DepreciationLife;1/DepreciationLife;0))" office:value-type="percentage" office:value="0" calcext:value-type="percentage">
            <text:p>0,00%</text:p>
          </table:table-cell>
          <table:table-cell table:style-name="ce120" table:formula="of:=IF(taxable=&quot;taxable&quot;;[.AI16];IF([.AI9]&lt;=DepreciationLife;1/DepreciationLife;0))" office:value-type="percentage" office:value="0" calcext:value-type="percentage">
            <text:p>0,00%</text:p>
          </table:table-cell>
          <table:table-cell table:style-name="ce120" table:formula="of:=IF(taxable=&quot;taxable&quot;;[.AJ16];IF([.AJ9]&lt;=DepreciationLife;1/DepreciationLife;0))" office:value-type="percentage" office:value="0" calcext:value-type="percentage">
            <text:p>0,00%</text:p>
          </table:table-cell>
          <table:table-cell table:style-name="ce120" table:formula="of:=IF(taxable=&quot;taxable&quot;;[.AK16];IF([.AK9]&lt;=DepreciationLife;1/DepreciationLife;0))" office:value-type="percentage" office:value="0" calcext:value-type="percentage">
            <text:p>0,00%</text:p>
          </table:table-cell>
          <table:table-cell table:style-name="ce120" table:formula="of:=IF(taxable=&quot;taxable&quot;;[.AL16];IF([.AL9]&lt;=DepreciationLife;1/DepreciationLife;0))" office:value-type="percentage" office:value="0" calcext:value-type="percentage">
            <text:p>0,00%</text:p>
          </table:table-cell>
          <table:table-cell table:style-name="ce120" table:formula="of:=IF(taxable=&quot;taxable&quot;;[.AM16];IF([.AM9]&lt;=DepreciationLife;1/DepreciationLife;0))" office:value-type="percentage" office:value="0" calcext:value-type="percentage">
            <text:p>0,00%</text:p>
          </table:table-cell>
          <table:table-cell table:style-name="ce120" table:formula="of:=IF(taxable=&quot;taxable&quot;;[.AN16];IF([.AN9]&lt;=DepreciationLife;1/DepreciationLife;0))" office:value-type="percentage" office:value="0" calcext:value-type="percentage">
            <text:p>0,00%</text:p>
          </table:table-cell>
          <table:table-cell table:number-columns-repeated="984"/>
        </table:table-row>
        <table:table-row table:style-name="ro4">
          <table:table-cell table:style-name="ce10" office:value-type="string" calcext:value-type="string">
            <text:p>Total Rebate</text:p>
          </table:table-cell>
          <table:table-cell table:style-name="ce51"/>
          <table:table-cell table:style-name="ce75"/>
          <table:table-cell table:number-columns-repeated="2"/>
          <table:table-cell table:style-name="ce95"/>
          <table:table-cell table:style-name="ce33" office:value-type="string" calcext:value-type="string">
            <text:p>Asset Basis</text:p>
          </table:table-cell>
          <table:table-cell table:number-columns-repeated="12"/>
          <table:table-cell table:style-name="ce140" table:number-columns-repeated="2"/>
          <table:table-cell table:style-name="ce61"/>
          <table:table-cell table:number-columns-repeated="1002"/>
        </table:table-row>
        <table:table-row table:style-name="ro4">
          <table:table-cell table:style-name="ce9"/>
          <table:table-cell table:style-name="ce52"/>
          <table:table-cell table:style-name="ce76"/>
          <table:table-cell table:number-columns-repeated="2"/>
          <table:table-cell table:style-name="ce95"/>
          <table:table-cell table:style-name="ce100" office:value-type="string" calcext:value-type="string">
            <text:p>Gross Cost</text:p>
          </table:table-cell>
          <table:table-cell table:number-columns-repeated="3"/>
          <table:table-cell table:style-name="ce57" table:formula="of:=SysCost" office:value-type="float" office:value="1100000" calcext:value-type="float">
            <text:p><text:s/>$1 100 000 </text:p>
          </table:table-cell>
          <table:table-cell table:number-columns-repeated="8"/>
          <table:table-cell table:style-name="ce140" table:number-columns-repeated="2"/>
          <table:table-cell table:style-name="ce61"/>
          <table:table-cell table:number-columns-repeated="1002"/>
        </table:table-row>
        <table:table-row table:style-name="ro4">
          <table:table-cell table:style-name="ce9"/>
          <table:table-cell table:style-name="ce49"/>
          <table:table-cell table:style-name="ce76"/>
          <table:table-cell table:style-name="ce3"/>
          <table:table-cell table:style-name="ce89"/>
          <table:table-cell table:style-name="ce95"/>
          <table:table-cell table:style-name="ce100" office:value-type="string" calcext:value-type="string">
            <text:p>Rebate</text:p>
          </table:table-cell>
          <table:table-cell table:number-columns-repeated="3"/>
          <table:table-cell table:style-name="ce57" table:formula="of:=IF(taxable=&quot;Taxable&quot;;0;-Rebate)" office:value-type="float" office:value="0" calcext:value-type="float">
            <text:p><text:s/>$- <text:s text:c="2"/></text:p>
          </table:table-cell>
          <table:table-cell table:number-columns-repeated="8"/>
          <table:table-cell table:style-name="ce140" table:number-columns-repeated="2"/>
          <table:table-cell table:style-name="ce61"/>
          <table:table-cell table:number-columns-repeated="1002"/>
        </table:table-row>
        <table:table-row table:style-name="ro4">
          <table:table-cell table:style-name="ce11"/>
          <table:table-cell table:style-name="ce49"/>
          <table:table-cell table:style-name="ce75" table:number-columns-repeated="2"/>
          <table:table-cell table:style-name="ce89"/>
          <table:table-cell table:style-name="ce95"/>
          <table:table-cell table:style-name="ce100" office:value-type="string" calcext:value-type="string">
            <text:p>Less 50% of Federal Tax Credit</text:p>
          </table:table-cell>
          <table:table-cell table:number-columns-repeated="3"/>
          <table:table-cell table:style-name="ce57" table:formula="of:=-FedTaxCreditAmt*0.5" office:value-type="float" office:value="-165000" calcext:value-type="float">
            <text:p><text:s/>$(165 000)</text:p>
          </table:table-cell>
          <table:table-cell/>
          <table:table-cell table:style-name="ce121" table:number-columns-repeated="4"/>
          <table:table-cell table:style-name="ce61" table:number-columns-repeated="2"/>
          <table:table-cell/>
          <table:table-cell table:style-name="ce140" table:number-columns-repeated="2"/>
          <table:table-cell table:style-name="ce61"/>
          <table:table-cell table:number-columns-repeated="1002"/>
        </table:table-row>
        <table:table-row table:style-name="ro4">
          <table:table-cell table:style-name="ce7" office:value-type="string" calcext:value-type="string">
            <text:p>Project Performance and Savings/ Cost Assumptions</text:p>
          </table:table-cell>
          <table:table-cell table:style-name="ce49"/>
          <table:table-cell table:style-name="ce75" table:number-columns-repeated="2"/>
          <table:table-cell table:style-name="ce76"/>
          <table:table-cell table:style-name="ce96"/>
          <table:table-cell table:number-columns-repeated="4"/>
          <table:table-cell table:style-name="ce57"/>
          <table:table-cell table:number-columns-repeated="6"/>
          <table:table-cell table:style-name="ce61"/>
          <table:table-cell/>
          <table:table-cell table:style-name="ce89" table:number-columns-repeated="3"/>
          <table:table-cell table:number-columns-repeated="1002"/>
        </table:table-row>
        <table:table-row table:style-name="ro4">
          <table:table-cell table:style-name="ce8" office:value-type="string" calcext:value-type="string">
            <text:p><text:span text:style-name="T4"><text:a xlink:href="#Definitions.B6" xlink:type="simple">Annual Net Capacity Factor</text:a></text:span></text:p>
          </table:table-cell>
          <table:table-cell table:style-name="ce53" office:value-type="percentage" office:value="0.13" calcext:value-type="percentage">
            <text:p>13,0%</text:p>
          </table:table-cell>
          <table:table-cell table:style-name="ce75" office:value-type="string" calcext:value-type="string">
            <text:p>kW (DC STC) to kWh AC</text:p>
          </table:table-cell>
          <table:table-cell table:style-name="ce75"/>
          <table:table-cell table:style-name="ce76"/>
          <table:table-cell table:style-name="ce96"/>
          <table:table-cell table:style-name="ce33" office:value-type="string" calcext:value-type="string">
            <text:p>Asset Basis</text:p>
          </table:table-cell>
          <table:table-cell table:number-columns-repeated="3"/>
          <table:table-cell table:style-name="ce57" table:formula="of:=SUM([.K19:.K22])" office:value-type="float" office:value="935000" calcext:value-type="float">
            <text:p><text:s/>$935 000 </text:p>
          </table:table-cell>
          <table:table-cell table:number-columns-repeated="6"/>
          <table:table-cell table:style-name="ce61"/>
          <table:table-cell/>
          <table:table-cell table:style-name="ce89" table:number-columns-repeated="3"/>
          <table:table-cell table:number-columns-repeated="1002"/>
        </table:table-row>
        <table:table-row table:style-name="ro4">
          <table:table-cell table:style-name="ce8" office:value-type="string" calcext:value-type="string">
            <text:p><text:span text:style-name="T4"><text:a xlink:href="#Definitions.B7" xlink:type="simple">Annual Production Degradation</text:a></text:span></text:p>
          </table:table-cell>
          <table:table-cell table:style-name="ce54" office:value-type="percentage" office:value="0.005" calcext:value-type="percentage">
            <text:p>0,50%</text:p>
          </table:table-cell>
          <table:table-cell table:style-name="ce76" office:value-type="string" calcext:value-type="string">
            <text:p>%</text:p>
          </table:table-cell>
          <table:table-cell table:style-name="ce75"/>
          <table:table-cell table:style-name="ce76"/>
          <table:table-cell table:style-name="ce96"/>
          <table:table-cell table:style-name="ce101" office:value-type="string" calcext:value-type="string">
            <text:p>Financing Assumptions</text:p>
          </table:table-cell>
          <table:table-cell/>
          <table:table-cell table:style-name="ce89" table:number-columns-repeated="2"/>
          <table:table-cell table:style-name="ce121" table:number-columns-repeated="2"/>
          <table:table-cell table:style-name="ce75" table:number-columns-repeated="2"/>
          <table:table-cell table:style-name="ce96"/>
          <table:table-cell table:style-name="ce75"/>
          <table:table-cell table:style-name="ce61" table:number-columns-repeated="2"/>
          <table:table-cell/>
          <table:table-cell table:style-name="ce89" table:number-columns-repeated="3"/>
          <table:table-cell table:number-columns-repeated="1002"/>
        </table:table-row>
        <table:table-row table:style-name="ro4">
          <table:table-cell table:style-name="ce12" office:value-type="string" calcext:value-type="string">
            <text:p>Project Life</text:p>
          </table:table-cell>
          <table:table-cell table:style-name="ce46" office:value-type="float" office:value="25" calcext:value-type="float">
            <text:p>25</text:p>
          </table:table-cell>
          <table:table-cell table:style-name="ce76" office:value-type="string" calcext:value-type="string">
            <text:p>Years</text:p>
          </table:table-cell>
          <table:table-cell table:style-name="ce75"/>
          <table:table-cell table:style-name="ce76"/>
          <table:table-cell table:style-name="ce96"/>
          <table:table-cell table:style-name="ce102" office:value-type="string" calcext:value-type="string">
            <text:p>% Financed w/ Cash</text:p>
          </table:table-cell>
          <table:table-cell table:style-name="ce110" table:number-columns-repeated="3"/>
          <table:table-cell table:style-name="ce122" office:value-type="percentage" office:value="1" calcext:value-type="percentage">
            <text:p>100%</text:p>
          </table:table-cell>
          <table:table-cell table:style-name="ce130" office:value-type="string" calcext:value-type="string">
            <text:p>Cash</text:p>
          </table:table-cell>
          <table:table-cell table:style-name="ce75"/>
          <table:table-cell table:style-name="ce96"/>
          <table:table-cell table:style-name="ce75" table:number-columns-repeated="2"/>
          <table:table-cell table:style-name="ce61"/>
          <table:table-cell table:style-name="ce89"/>
          <table:table-cell/>
          <table:table-cell table:style-name="ce89" table:number-columns-repeated="3"/>
          <table:table-cell table:number-columns-repeated="1002"/>
        </table:table-row>
        <table:table-row table:style-name="ro4">
          <table:table-cell table:style-name="ce8" office:value-type="string" calcext:value-type="string">
            <text:p><text:span text:style-name="T4"><text:a xlink:href="#Definitions.B8" xlink:type="simple">Depreciation Life</text:a></text:span></text:p>
          </table:table-cell>
          <table:table-cell table:style-name="ce46" office:value-type="float" office:value="20" calcext:value-type="float">
            <text:p>20</text:p>
          </table:table-cell>
          <table:table-cell table:style-name="ce76" office:value-type="string" calcext:value-type="string">
            <text:p>Years</text:p>
          </table:table-cell>
          <table:table-cell table:style-name="ce75"/>
          <table:table-cell/>
          <table:table-cell table:style-name="ce96"/>
          <table:table-cell table:style-name="ce103" office:value-type="string" calcext:value-type="string">
            <text:p>% Financed w/ Loan</text:p>
          </table:table-cell>
          <table:table-cell table:style-name="ce110" table:number-columns-repeated="3"/>
          <table:table-cell table:style-name="ce123" table:formula="of:=IF([.K25]&lt;=100%;1-[.K25];&quot;ERROR&quot;)" office:value-type="percentage" office:value="0" calcext:value-type="percentage">
            <text:p>0%</text:p>
          </table:table-cell>
          <table:table-cell/>
          <table:table-cell table:style-name="ce75"/>
          <table:table-cell table:style-name="ce96"/>
          <table:table-cell table:style-name="ce75" table:number-columns-repeated="2"/>
          <table:table-cell table:style-name="ce61"/>
          <table:table-cell table:style-name="ce89"/>
          <table:table-cell/>
          <table:table-cell table:style-name="ce89" table:number-columns-repeated="3"/>
          <table:table-cell table:number-columns-repeated="1002"/>
        </table:table-row>
        <table:table-row table:style-name="ro4">
          <table:table-cell table:style-name="ce8" office:value-type="string" calcext:value-type="string">
            <text:p><text:span text:style-name="T4"><text:a xlink:href="#Definitions.B9" xlink:type="simple">Electricity Revenue (Avoided Costs)</text:a></text:span></text:p>
          </table:table-cell>
          <table:table-cell table:style-name="ce51" office:value-type="float" office:value="0.16" calcext:value-type="float">
            <text:p><text:s/>$0,16 </text:p>
          </table:table-cell>
          <table:table-cell table:style-name="ce77" office:value-type="string" calcext:value-type="string">
            <text:p><text:span text:style-name="T5"><text:a xlink:href="#Definitions.B2" xlink:type="simple">$/kWh</text:a></text:span></text:p>
          </table:table-cell>
          <table:table-cell table:style-name="ce75"/>
          <table:table-cell table:style-name="ce76"/>
          <table:table-cell table:style-name="ce96"/>
          <table:table-cell table:style-name="ce9" office:value-type="string" calcext:value-type="string">
            <text:p>Loan Interest Rate</text:p>
          </table:table-cell>
          <table:table-cell table:style-name="ce89" table:number-columns-repeated="3"/>
          <table:table-cell table:style-name="ce54" office:value-type="percentage" office:value="0.09" calcext:value-type="percentage">
            <text:p>9,00%</text:p>
          </table:table-cell>
          <table:table-cell table:style-name="ce130" office:value-type="string" calcext:value-type="string">
            <text:p>Loan</text:p>
          </table:table-cell>
          <table:table-cell table:style-name="ce75"/>
          <table:table-cell table:style-name="ce96"/>
          <table:table-cell table:style-name="ce75" table:number-columns-repeated="2"/>
          <table:table-cell table:style-name="ce89" table:number-columns-repeated="2"/>
          <table:table-cell/>
          <table:table-cell table:style-name="ce89" table:number-columns-repeated="3"/>
          <table:table-cell table:number-columns-repeated="1002"/>
        </table:table-row>
        <table:table-row table:style-name="ro4">
          <table:table-cell table:style-name="ce8" office:value-type="string" calcext:value-type="string">
            <text:p><text:span text:style-name="T4"><text:a xlink:href="#Definitions.B10" xlink:type="simple">Electricity Revenue (Avoided Costs) Annual Adjustor</text:a></text:span></text:p>
          </table:table-cell>
          <table:table-cell table:style-name="ce55" office:value-type="percentage" office:value="0.03" calcext:value-type="percentage">
            <text:p>3,0%</text:p>
          </table:table-cell>
          <table:table-cell table:style-name="ce75" office:value-type="string" calcext:value-type="string">
            <text:p>%</text:p>
          </table:table-cell>
          <table:table-cell table:style-name="ce75"/>
          <table:table-cell table:style-name="ce76"/>
          <table:table-cell table:style-name="ce96"/>
          <table:table-cell table:style-name="ce9" office:value-type="string" calcext:value-type="string">
            <text:p>Loan Period</text:p>
          </table:table-cell>
          <table:table-cell table:style-name="ce89" table:number-columns-repeated="3"/>
          <table:table-cell table:style-name="ce46" office:value-type="float" office:value="20" calcext:value-type="float">
            <text:p>20</text:p>
          </table:table-cell>
          <table:table-cell table:style-name="ce75" office:value-type="string" calcext:value-type="string">
            <text:p>Years (must be equal to or less than project life)</text:p>
          </table:table-cell>
          <table:table-cell table:style-name="ce83" table:number-columns-repeated="3"/>
          <table:table-cell table:style-name="ce75"/>
          <table:table-cell table:style-name="ce89" table:number-columns-repeated="2"/>
          <table:table-cell/>
          <table:table-cell table:style-name="ce89" table:number-columns-repeated="3"/>
          <table:table-cell table:number-columns-repeated="1002"/>
        </table:table-row>
        <table:table-row table:style-name="ro4">
          <table:table-cell table:style-name="ce13" office:value-type="string" calcext:value-type="string">
            <text:p><text:span text:style-name="T4"><text:a xlink:href="#Definitions.B11" xlink:type="simple">Solar Renewable Energy Certificate (SREC) Auction Price</text:a></text:span></text:p>
          </table:table-cell>
          <table:table-cell table:style-name="ce56" office:value-type="float" office:value="0.285" calcext:value-type="float">
            <text:p><text:s/>$0,285 </text:p>
          </table:table-cell>
          <table:table-cell table:style-name="ce75" office:value-type="string" calcext:value-type="string">
            <text:p>$/kWh</text:p>
          </table:table-cell>
          <table:table-cell table:style-name="ce75" table:number-columns-repeated="2"/>
          <table:table-cell table:style-name="ce96"/>
          <table:table-cell table:style-name="ce9" office:value-type="string" calcext:value-type="string">
            <text:p>Net Cost</text:p>
          </table:table-cell>
          <table:table-cell table:style-name="ce89" table:number-columns-repeated="3"/>
          <table:table-cell table:style-name="ce57" table:formula="of:=SysCost-[.B18]" office:value-type="float" office:value="1100000" calcext:value-type="float">
            <text:p><text:s/>$1 100 000 </text:p>
          </table:table-cell>
          <table:table-cell table:style-name="ce75" table:number-columns-repeated="2"/>
          <table:table-cell table:style-name="ce96"/>
          <table:table-cell table:style-name="ce75" table:number-columns-repeated="2"/>
          <table:table-cell table:style-name="ce89" table:number-columns-repeated="2"/>
          <table:table-cell/>
          <table:table-cell table:style-name="ce89" table:number-columns-repeated="3"/>
          <table:table-cell table:number-columns-repeated="1002"/>
        </table:table-row>
        <table:table-row table:style-name="ro4">
          <table:table-cell table:style-name="ce13" office:value-type="string" calcext:value-type="string">
            <text:p><text:span text:style-name="T4"><text:a xlink:href="#Definitions.B12" xlink:type="simple">SREC Auction Opt-In Term</text:a></text:span></text:p>
          </table:table-cell>
          <table:table-cell table:style-name="ce46" office:value-type="float" office:value="10" calcext:value-type="float">
            <text:p>10</text:p>
          </table:table-cell>
          <table:table-cell table:style-name="ce75" office:value-type="string" calcext:value-type="string">
            <text:p>Years (must be equal to or less than project life)</text:p>
          </table:table-cell>
          <table:table-cell table:style-name="ce75" table:number-columns-repeated="2"/>
          <table:table-cell table:style-name="ce96"/>
          <table:table-cell table:style-name="ce9" office:value-type="string" calcext:value-type="string">
            <text:p>Customer Discount Rate</text:p>
          </table:table-cell>
          <table:table-cell table:style-name="ce89" table:number-columns-repeated="2"/>
          <table:table-cell/>
          <table:table-cell table:style-name="ce54" office:value-type="percentage" office:value="0.08" calcext:value-type="percentage">
            <text:p>8,00%</text:p>
          </table:table-cell>
          <table:table-cell table:style-name="ce75" table:number-columns-repeated="2"/>
          <table:table-cell table:style-name="ce96"/>
          <table:table-cell table:style-name="ce75" table:number-columns-repeated="2"/>
          <table:table-cell table:style-name="ce89" table:number-columns-repeated="2"/>
          <table:table-cell/>
          <table:table-cell table:style-name="ce89" table:number-columns-repeated="3"/>
          <table:table-cell table:number-columns-repeated="1002"/>
        </table:table-row>
        <table:table-row table:style-name="ro4">
          <table:table-cell table:style-name="ce13" office:value-type="string" calcext:value-type="string">
            <text:p><text:span text:style-name="T4"><text:a xlink:href="#Definitions.B13" xlink:type="simple">SREC Revenue Annual Adjustor</text:a></text:span></text:p>
          </table:table-cell>
          <table:table-cell table:style-name="ce55" office:value-type="percentage" office:value="0" calcext:value-type="percentage">
            <text:p>0,0%</text:p>
          </table:table-cell>
          <table:table-cell table:style-name="ce75" office:value-type="string" calcext:value-type="string">
            <text:p>%</text:p>
          </table:table-cell>
          <table:table-cell table:style-name="ce75" table:number-columns-repeated="2"/>
          <table:table-cell table:style-name="ce96"/>
          <table:table-cell table:style-name="ce104" office:value-type="string" calcext:value-type="string">
            <text:p>Loan</text:p>
          </table:table-cell>
          <table:table-cell table:style-name="ce89" table:number-columns-repeated="3"/>
          <table:table-cell table:style-name="ce57" table:formula="of:=NetCost*LoanPer" office:value-type="float" office:value="0" calcext:value-type="float">
            <text:p><text:s/>$- <text:s text:c="2"/></text:p>
          </table:table-cell>
          <table:table-cell table:style-name="ce75"/>
          <table:table-cell table:style-name="ce83" table:number-columns-repeated="3"/>
          <table:table-cell table:style-name="ce75"/>
          <table:table-cell table:style-name="ce89" table:number-columns-repeated="2"/>
          <table:table-cell/>
          <table:table-cell table:style-name="ce89" table:number-columns-repeated="3"/>
          <table:table-cell table:number-columns-repeated="1002"/>
        </table:table-row>
        <table:table-row table:style-name="ro4">
          <table:table-cell table:style-name="ce13" office:value-type="string" calcext:value-type="string">
            <text:p><text:span text:style-name="T4"><text:a xlink:href="#Definitions.B14" xlink:type="simple">SREC Contract Price</text:a></text:span></text:p>
          </table:table-cell>
          <table:table-cell table:style-name="ce56"/>
          <table:table-cell table:style-name="ce75" office:value-type="string" calcext:value-type="string">
            <text:p>$/kWh</text:p>
          </table:table-cell>
          <table:table-cell table:style-name="ce75" table:number-columns-repeated="2"/>
          <table:table-cell table:style-name="ce96"/>
          <table:table-cell table:style-name="ce9"/>
          <table:table-cell table:style-name="ce89" table:number-columns-repeated="2"/>
          <table:table-cell/>
          <table:table-cell table:style-name="ce124"/>
          <table:table-cell table:style-name="ce75" table:number-columns-repeated="2"/>
          <table:table-cell table:style-name="ce96"/>
          <table:table-cell table:style-name="ce75" table:number-columns-repeated="2"/>
          <table:table-cell table:style-name="ce89" table:number-columns-repeated="2"/>
          <table:table-cell/>
          <table:table-cell table:style-name="ce89" table:number-columns-repeated="3"/>
          <table:table-cell table:number-columns-repeated="1002"/>
        </table:table-row>
        <table:table-row table:style-name="ro4">
          <table:table-cell table:style-name="ce13" office:value-type="string" calcext:value-type="string">
            <text:p><text:span text:style-name="T4"><text:a xlink:href="#Definitions.B15" xlink:type="simple">SREC Contract Term</text:a></text:span></text:p>
          </table:table-cell>
          <table:table-cell table:style-name="ce46"/>
          <table:table-cell table:style-name="ce75" office:value-type="string" calcext:value-type="string">
            <text:p>Years (must be equal to or less than project life)</text:p>
          </table:table-cell>
          <table:table-cell table:style-name="ce75" table:number-columns-repeated="2"/>
          <table:table-cell table:style-name="ce96"/>
          <table:table-cell table:style-name="ce9"/>
          <table:table-cell table:style-name="ce89" table:number-columns-repeated="2"/>
          <table:table-cell/>
          <table:table-cell table:style-name="ce75" table:number-columns-repeated="3"/>
          <table:table-cell table:style-name="ce96"/>
          <table:table-cell table:style-name="ce75" table:number-columns-repeated="2"/>
          <table:table-cell table:style-name="ce89" table:number-columns-repeated="2"/>
          <table:table-cell/>
          <table:table-cell table:style-name="ce89" table:number-columns-repeated="3"/>
          <table:table-cell table:number-columns-repeated="1002"/>
        </table:table-row>
        <table:table-row table:style-name="ro4">
          <table:table-cell table:style-name="ce10" office:value-type="string" calcext:value-type="string">
            <text:p>Annual Operations and Maintenance Cost Factor</text:p>
          </table:table-cell>
          <table:table-cell table:style-name="ce51" office:value-type="float" office:value="17.59" calcext:value-type="float">
            <text:p><text:s/>$17,59 </text:p>
          </table:table-cell>
          <table:table-cell table:style-name="ce75" office:value-type="string" calcext:value-type="string">
            <text:p>$/kW/Year</text:p>
          </table:table-cell>
          <table:table-cell table:style-name="ce75" table:number-columns-repeated="2"/>
          <table:table-cell table:style-name="ce96"/>
          <table:table-cell table:style-name="ce104"/>
          <table:table-cell table:style-name="ce89" table:number-columns-repeated="2"/>
          <table:table-cell table:number-columns-repeated="2"/>
          <table:table-cell table:style-name="ce75"/>
          <table:table-cell table:number-columns-repeated="4"/>
          <table:table-cell table:style-name="ce89" table:number-columns-repeated="2"/>
          <table:table-cell/>
          <table:table-cell table:style-name="ce89" table:number-columns-repeated="3"/>
          <table:table-cell table:number-columns-repeated="1002"/>
        </table:table-row>
        <table:table-row table:style-name="ro4">
          <table:table-cell table:style-name="ce10" office:value-type="string" calcext:value-type="string">
            <text:p>Annual Operations and Maintenance Cost</text:p>
          </table:table-cell>
          <table:table-cell table:style-name="ce57" table:formula="of:=+OMFactor*SystemSize/1000" office:value-type="float" office:value="3518" calcext:value-type="float">
            <text:p><text:s/>$3 518 </text:p>
          </table:table-cell>
          <table:table-cell table:style-name="ce75" office:value-type="string" calcext:value-type="string">
            <text:p>$/Year</text:p>
          </table:table-cell>
          <table:table-cell table:style-name="ce75" table:number-columns-repeated="2"/>
          <table:table-cell table:style-name="ce96"/>
          <table:table-cell table:number-columns-repeated="10"/>
          <table:table-cell table:style-name="ce89" table:number-columns-repeated="2"/>
          <table:table-cell/>
          <table:table-cell table:style-name="ce89" table:number-columns-repeated="3"/>
          <table:table-cell table:number-columns-repeated="1002"/>
        </table:table-row>
        <table:table-row table:style-name="ro4">
          <table:table-cell table:style-name="ce10" office:value-type="string" calcext:value-type="string">
            <text:p>Annual Operations and Maintenance Adjustor</text:p>
          </table:table-cell>
          <table:table-cell table:style-name="ce55" office:value-type="percentage" office:value="0.03" calcext:value-type="percentage">
            <text:p>3,0%</text:p>
          </table:table-cell>
          <table:table-cell table:style-name="ce75" office:value-type="string" calcext:value-type="string">
            <text:p>%</text:p>
          </table:table-cell>
          <table:table-cell table:style-name="ce75" table:number-columns-repeated="2"/>
          <table:table-cell table:style-name="ce96"/>
          <table:table-cell table:style-name="ce105" office:value-type="string" calcext:value-type="string">
            <text:p>Solar Project Financial Analysis Summary</text:p>
          </table:table-cell>
          <table:table-cell table:style-name="ce111" table:number-columns-repeated="4"/>
          <table:table-cell table:style-name="ce131"/>
          <table:table-cell table:number-columns-repeated="4"/>
          <table:table-cell table:style-name="ce89" table:number-columns-repeated="2"/>
          <table:table-cell/>
          <table:table-cell table:style-name="ce89" table:number-columns-repeated="3"/>
          <table:table-cell table:number-columns-repeated="1002"/>
        </table:table-row>
        <table:table-row table:style-name="ro4">
          <table:table-cell table:style-name="ce8" office:value-type="string" calcext:value-type="string">
            <text:p><text:span text:style-name="T4"><text:a xlink:href="#Definitions.B14" xlink:type="simple">Future Inverter Replacement Cost</text:a></text:span></text:p>
          </table:table-cell>
          <table:table-cell table:style-name="ce58" office:value-type="float" office:value="0.3" calcext:value-type="float">
            <text:p><text:s/>$0,30 </text:p>
          </table:table-cell>
          <table:table-cell table:style-name="ce75" office:value-type="string" calcext:value-type="string">
            <text:p>$/Watt (DC STC)</text:p>
          </table:table-cell>
          <table:table-cell table:style-name="ce75" table:number-columns-repeated="2"/>
          <table:table-cell table:style-name="ce96"/>
          <table:table-cell table:style-name="ce106" office:value-type="string" calcext:value-type="string">
            <text:p>Net Present Value </text:p>
          </table:table-cell>
          <table:table-cell table:style-name="ce112"/>
          <table:table-cell table:style-name="ce113" table:number-columns-repeated="2"/>
          <table:table-cell table:style-name="ce125" table:formula="of:=NPV([.K30];[.D85:.AG85])+[.C85]" office:value-type="float" office:value="52424.7266531473" calcext:value-type="float">
            <text:p><text:s/>$52 425 </text:p>
          </table:table-cell>
          <table:table-cell table:style-name="ce132"/>
          <table:table-cell table:number-columns-repeated="4"/>
          <table:table-cell table:style-name="ce89" table:number-columns-repeated="2"/>
          <table:table-cell/>
          <table:table-cell table:style-name="ce89" table:number-columns-repeated="3"/>
          <table:table-cell table:number-columns-repeated="1002"/>
        </table:table-row>
        <table:table-row table:style-name="ro4">
          <table:table-cell table:style-name="ce10" office:value-type="string" calcext:value-type="string">
            <text:p>Inverter Life, Replace Every X Years</text:p>
          </table:table-cell>
          <table:table-cell table:style-name="ce46" office:value-type="float" office:value="10" calcext:value-type="float">
            <text:p>10</text:p>
          </table:table-cell>
          <table:table-cell table:style-name="ce75" office:value-type="string" calcext:value-type="string">
            <text:p>Year (must be equal to or less than project life)</text:p>
          </table:table-cell>
          <table:table-cell table:style-name="ce75" table:number-columns-repeated="2"/>
          <table:table-cell table:style-name="ce96"/>
          <table:table-cell table:style-name="ce106" office:value-type="string" calcext:value-type="string">
            <text:p>Simple Payback (100% Cash only)</text:p>
          </table:table-cell>
          <table:table-cell table:style-name="ce113" table:number-columns-repeated="3"/>
          <table:table-cell table:style-name="ce126" table:formula="of:=IF([.K25]=100%;[.$C$90];&quot;N/A&quot;)" office:value-type="float" office:value="7" calcext:value-type="float">
            <text:p>Year 7</text:p>
          </table:table-cell>
          <table:table-cell table:style-name="ce132"/>
          <table:table-cell table:number-columns-repeated="4"/>
          <table:table-cell table:style-name="ce89" table:number-columns-repeated="2"/>
          <table:table-cell/>
          <table:table-cell table:style-name="ce89" table:number-columns-repeated="3"/>
          <table:table-cell table:number-columns-repeated="1002"/>
        </table:table-row>
        <table:table-row table:style-name="ro4">
          <table:table-cell table:style-name="ce10"/>
          <table:table-cell table:style-name="ce59"/>
          <table:table-cell table:style-name="ce75" table:number-columns-repeated="3"/>
          <table:table-cell table:style-name="ce96"/>
          <table:table-cell table:style-name="ce107" office:value-type="string" calcext:value-type="string">
            <text:p>Estimated Return on Equity</text:p>
          </table:table-cell>
          <table:table-cell table:style-name="ce114" table:number-columns-repeated="3"/>
          <table:table-cell table:style-name="ce127" table:formula="of:=IRR([.C85:.AG85];[.K40])" office:value-type="percentage" office:value="0.0944820667960915" calcext:value-type="percentage">
            <text:p>9,4%</text:p>
          </table:table-cell>
          <table:table-cell table:style-name="ce133"/>
          <table:table-cell table:number-columns-repeated="4"/>
          <table:table-cell table:style-name="ce89" table:number-columns-repeated="2"/>
          <table:table-cell/>
          <table:table-cell table:style-name="ce89" table:number-columns-repeated="3"/>
          <table:table-cell table:number-columns-repeated="1002"/>
        </table:table-row>
        <table:table-row table:style-name="ro4">
          <table:table-cell table:style-name="ce10"/>
          <table:table-cell table:style-name="ce59"/>
          <table:table-cell table:style-name="ce75" table:number-columns-repeated="3"/>
          <table:table-cell table:style-name="ce96"/>
          <table:table-cell table:style-name="ce108" office:value-type="string" calcext:value-type="string">
            <text:p>Scenario A: Guess Return on Equity</text:p>
          </table:table-cell>
          <table:table-cell table:style-name="ce115" table:number-columns-repeated="3"/>
          <table:table-cell table:style-name="ce128" office:value-type="percentage" office:value="0.1" calcext:value-type="percentage">
            <office:annotation draw:style-name="gr4" draw:text-style-name="P2" svg:width="7.788cm" svg:height="9.064cm" svg:x="42.567cm" svg:y="25.039cm" draw:caption-point-x="8.297cm" draw:caption-point-y="0.752cm">
              <dc:date>2015-06-15T00:00:00</dc:date>
              <text:p text:style-name="P2"><text:span text:style-name="T3">In this field, you must guess the estimated return on equity based on the annual cash flow.</text:span></text:p>
            </office:annotation>
            <text:p>10%</text:p>
          </table:table-cell>
          <table:table-cell table:style-name="ce115"/>
          <table:table-cell table:number-columns-repeated="4"/>
          <table:table-cell table:style-name="ce89" table:number-columns-repeated="2"/>
          <table:table-cell/>
          <table:table-cell table:style-name="ce89" table:number-columns-repeated="3"/>
          <table:table-cell table:number-columns-repeated="1002"/>
        </table:table-row>
        <table:table-row table:style-name="ro4">
          <table:table-cell table:style-name="ce11"/>
          <table:table-cell table:style-name="ce45"/>
          <table:table-cell table:style-name="ce75" table:number-columns-repeated="3"/>
          <table:table-cell table:style-name="ce96"/>
          <table:table-cell table:number-columns-repeated="10"/>
          <table:table-cell table:style-name="ce89" table:number-columns-repeated="2"/>
          <table:table-cell/>
          <table:table-cell table:style-name="ce89" table:number-columns-repeated="3"/>
          <table:table-cell table:number-columns-repeated="1002"/>
        </table:table-row>
        <table:table-row table:style-name="ro5">
          <table:table-cell table:style-name="ce14" office:value-type="string" calcext:value-type="string" table:number-columns-spanned="12" table:number-rows-spanned="1">
            <text:p>Disclaimer: This Unofficial Cash Flow Model is intended to provide non-residential entities that are considering the purchase and installation of solar energy equipment with a general understanding of possible financial implications of such purchase and installation. <text:s/>Those entities interested in learning more about the financial implications of the purchase and installation of solar energy equipment are urged to consult their own tax and financial experts. <text:s/>The information contained in the Unofficial Cash Flow Model may not be relied on by anyone for any purposes. <text:s text:c="2"/>Furthermore, the information contained in this model does not necessarily reflect the views of the Department of Energy Resources or the Commonwealth of Massachusetts, and reference to any specific method does not constitute an implied or expressed recommendation or endorsement of it. <text:s/>Neither the Department of Energy Resources nor the Commonwealth of Massachusetts make any warranties or representations, expressed or implied, as to the usefulness, completeness, or accuracy of any processes, methods or other information contained, described, disclosed, or referred to in this model. Finally, neither the Department of Energy Resources nor the Commonwealth of Massachusetts makes any representation that the use of any product, apparatus, process, method, or other information will not infringe privately owned property rights and assumes no liability of any kind or nature for any loss, injury, or damage directly or indirectly resulting from, or occurring in connection with, the use of information contained, described, disclosed, or referred to in this Unofficial Cash Flow Model.</text:p>
          </table:table-cell>
          <table:covered-table-cell table:number-columns-repeated="11" table:style-name="ce60"/>
          <table:table-cell table:style-name="ce71" table:number-columns-repeated="11"/>
          <table:table-cell table:style-name="ce94" table:number-columns-repeated="10"/>
          <table:table-cell table:number-columns-repeated="991"/>
        </table:table-row>
        <table:table-row table:style-name="ro6">
          <table:table-cell table:style-name="ce1" office:value-type="string" calcext:value-type="string" table:number-columns-spanned="23" table:number-rows-spanned="1">
            <text:p>PRO FORMA AND PRODUCTION</text:p>
          </table:table-cell>
          <table:covered-table-cell table:number-columns-repeated="12" table:style-name="ce44"/>
          <table:covered-table-cell table:number-columns-repeated="10" table:style-name="ce134"/>
          <table:table-cell table:style-name="ce146" table:number-columns-repeated="1001"/>
        </table:table-row>
        <table:table-row table:style-name="ro4">
          <table:table-cell table:number-columns-repeated="2"/>
          <table:table-cell table:style-name="ce78" office:value-type="string" office:string-value="Start-Up" calcext:value-type="string">
            <text:p><text:s/>Start-Up </text:p>
          </table:table-cell>
          <table:table-cell table:number-columns-repeated="16" table:style-name="ce84" office:value-type="string" calcext:value-type="string">
            <text:p>Year</text:p>
          </table:table-cell>
          <table:table-cell table:style-name="ce142" office:value-type="string" office:string-value="Year" calcext:value-type="string">
            <text:p><text:s/>Year </text:p>
          </table:table-cell>
          <table:table-cell table:number-columns-repeated="13" table:style-name="ce84" office:value-type="string" calcext:value-type="string">
            <text:p>Year</text:p>
          </table:table-cell>
          <table:table-cell table:number-columns-repeated="991"/>
        </table:table-row>
        <table:table-row table:style-name="ro4">
          <table:table-cell table:style-name="ce16" office:value-type="string" calcext:value-type="string">
            <text:p>Project Output</text:p>
          </table:table-cell>
          <table:table-cell table:style-name="ce62"/>
          <table:table-cell table:style-name="ce79" office:value-type="float" office:value="0" calcext:value-type="float">
            <text:p>0</text:p>
          </table:table-cell>
          <table:table-cell table:style-name="ce85" office:value-type="float" office:value="1" calcext:value-type="float">
            <text:p>1</text:p>
          </table:table-cell>
          <table:table-cell table:style-name="ce85" office:value-type="float" office:value="2" calcext:value-type="float">
            <text:p>2</text:p>
          </table:table-cell>
          <table:table-cell table:style-name="ce85" office:value-type="float" office:value="3" calcext:value-type="float">
            <text:p>3</text:p>
          </table:table-cell>
          <table:table-cell table:style-name="ce85" office:value-type="float" office:value="4" calcext:value-type="float">
            <text:p>4</text:p>
          </table:table-cell>
          <table:table-cell table:style-name="ce85" office:value-type="float" office:value="5" calcext:value-type="float">
            <text:p>5</text:p>
          </table:table-cell>
          <table:table-cell table:style-name="ce85" office:value-type="float" office:value="6" calcext:value-type="float">
            <text:p>6</text:p>
          </table:table-cell>
          <table:table-cell table:style-name="ce85" office:value-type="float" office:value="7" calcext:value-type="float">
            <text:p>7</text:p>
          </table:table-cell>
          <table:table-cell table:style-name="ce85" office:value-type="float" office:value="8" calcext:value-type="float">
            <text:p>8</text:p>
          </table:table-cell>
          <table:table-cell table:style-name="ce85" office:value-type="float" office:value="9" calcext:value-type="float">
            <text:p>9</text:p>
          </table:table-cell>
          <table:table-cell table:style-name="ce85" office:value-type="float" office:value="10" calcext:value-type="float">
            <text:p>10</text:p>
          </table:table-cell>
          <table:table-cell table:style-name="ce85" office:value-type="float" office:value="11" calcext:value-type="float">
            <text:p>11</text:p>
          </table:table-cell>
          <table:table-cell table:style-name="ce85" office:value-type="float" office:value="12" calcext:value-type="float">
            <text:p>12</text:p>
          </table:table-cell>
          <table:table-cell table:style-name="ce85" office:value-type="float" office:value="13" calcext:value-type="float">
            <text:p>13</text:p>
          </table:table-cell>
          <table:table-cell table:style-name="ce85" office:value-type="float" office:value="14" calcext:value-type="float">
            <text:p>14</text:p>
          </table:table-cell>
          <table:table-cell table:style-name="ce85" office:value-type="float" office:value="15" calcext:value-type="float">
            <text:p>15</text:p>
          </table:table-cell>
          <table:table-cell table:style-name="ce85" office:value-type="float" office:value="16" calcext:value-type="float">
            <text:p>16</text:p>
          </table:table-cell>
          <table:table-cell table:style-name="ce143" office:value-type="float" office:value="17" calcext:value-type="float">
            <text:p>17</text:p>
          </table:table-cell>
          <table:table-cell table:style-name="ce85" office:value-type="float" office:value="18" calcext:value-type="float">
            <text:p>18</text:p>
          </table:table-cell>
          <table:table-cell table:style-name="ce85" office:value-type="float" office:value="19" calcext:value-type="float">
            <text:p>19</text:p>
          </table:table-cell>
          <table:table-cell table:style-name="ce85" office:value-type="float" office:value="20" calcext:value-type="float">
            <text:p>20</text:p>
          </table:table-cell>
          <table:table-cell table:style-name="ce85" office:value-type="float" office:value="21" calcext:value-type="float">
            <text:p>21</text:p>
          </table:table-cell>
          <table:table-cell table:style-name="ce85" office:value-type="float" office:value="22" calcext:value-type="float">
            <text:p>22</text:p>
          </table:table-cell>
          <table:table-cell table:style-name="ce85" office:value-type="float" office:value="23" calcext:value-type="float">
            <text:p>23</text:p>
          </table:table-cell>
          <table:table-cell table:style-name="ce85" office:value-type="float" office:value="24" calcext:value-type="float">
            <text:p>24</text:p>
          </table:table-cell>
          <table:table-cell table:style-name="ce85" office:value-type="float" office:value="25" calcext:value-type="float">
            <text:p>25</text:p>
          </table:table-cell>
          <table:table-cell table:style-name="ce85" office:value-type="float" office:value="26" calcext:value-type="float">
            <text:p>26</text:p>
          </table:table-cell>
          <table:table-cell table:style-name="ce85" office:value-type="float" office:value="27" calcext:value-type="float">
            <text:p>27</text:p>
          </table:table-cell>
          <table:table-cell table:style-name="ce85" office:value-type="float" office:value="28" calcext:value-type="float">
            <text:p>28</text:p>
          </table:table-cell>
          <table:table-cell table:style-name="ce85" office:value-type="float" office:value="29" calcext:value-type="float">
            <text:p>29</text:p>
          </table:table-cell>
          <table:table-cell table:style-name="ce85" office:value-type="float" office:value="30" calcext:value-type="float">
            <text:p>30</text:p>
          </table:table-cell>
          <table:table-cell table:number-columns-repeated="991"/>
        </table:table-row>
        <table:table-row table:style-name="ro4">
          <table:table-cell table:style-name="ce17" office:value-type="string" calcext:value-type="string">
            <text:p><text:span text:style-name="T4"><text:a xlink:href="#Definitions.B15" xlink:type="simple">Annual Generation (kWh)</text:a></text:span></text:p>
          </table:table-cell>
          <table:table-cell/>
          <table:table-cell table:style-name="ce61"/>
          <table:table-cell table:style-name="ce86" table:formula="of:=[.B12]*8760*CapacityFactor/1000" office:value-type="float" office:value="227760" calcext:value-type="float">
            <text:p><text:s/>227 760 </text:p>
          </table:table-cell>
          <table:table-cell table:style-name="ce86" table:formula="of:=IF([.E45]&lt;=projectlife;[.D46]*(1-Degredation);0)" office:value-type="float" office:value="226621.2" calcext:value-type="float">
            <text:p><text:s/>226 621 </text:p>
          </table:table-cell>
          <table:table-cell table:style-name="ce86" table:formula="of:=IF([.F45]&lt;=projectlife;[.E46]*(1-Degredation);0)" office:value-type="float" office:value="225488.094" calcext:value-type="float">
            <text:p><text:s/>225 488 </text:p>
          </table:table-cell>
          <table:table-cell table:style-name="ce86" table:formula="of:=IF([.G45]&lt;=projectlife;[.F46]*(1-Degredation);0)" office:value-type="float" office:value="224360.65353" calcext:value-type="float">
            <text:p><text:s/>224 361 </text:p>
          </table:table-cell>
          <table:table-cell table:style-name="ce86" table:formula="of:=IF([.H45]&lt;=projectlife;[.G46]*(1-Degredation);0)" office:value-type="float" office:value="223238.85026235" calcext:value-type="float">
            <text:p><text:s/>223 239 </text:p>
          </table:table-cell>
          <table:table-cell table:style-name="ce86" table:formula="of:=IF([.I45]&lt;=projectlife;[.H46]*(1-Degredation);0)" office:value-type="float" office:value="222122.656011038" calcext:value-type="float">
            <text:p><text:s/>222 123 </text:p>
          </table:table-cell>
          <table:table-cell table:style-name="ce86" table:formula="of:=IF([.J45]&lt;=projectlife;[.I46]*(1-Degredation);0)" office:value-type="float" office:value="221012.042730983" calcext:value-type="float">
            <text:p><text:s/>221 012 </text:p>
          </table:table-cell>
          <table:table-cell table:style-name="ce86" table:formula="of:=IF([.K45]&lt;=projectlife;[.J46]*(1-Degredation);0)" office:value-type="float" office:value="219906.982517328" calcext:value-type="float">
            <text:p><text:s/>219 907 </text:p>
          </table:table-cell>
          <table:table-cell table:style-name="ce86" table:formula="of:=IF([.L45]&lt;=projectlife;[.K46]*(1-Degredation);0)" office:value-type="float" office:value="218807.447604742" calcext:value-type="float">
            <text:p><text:s/>218 807 </text:p>
          </table:table-cell>
          <table:table-cell table:style-name="ce86" table:formula="of:=IF([.M45]&lt;=projectlife;[.L46]*(1-Degredation);0)" office:value-type="float" office:value="217713.410366718" calcext:value-type="float">
            <text:p><text:s/>217 713 </text:p>
          </table:table-cell>
          <table:table-cell table:style-name="ce86" table:formula="of:=IF([.N45]&lt;=projectlife;[.M46]*(1-Degredation);0)" office:value-type="float" office:value="216624.843314884" calcext:value-type="float">
            <text:p><text:s/>216 625 </text:p>
          </table:table-cell>
          <table:table-cell table:style-name="ce86" table:formula="of:=IF([.O45]&lt;=projectlife;[.N46]*(1-Degredation);0)" office:value-type="float" office:value="215541.71909831" calcext:value-type="float">
            <text:p><text:s/>215 542 </text:p>
          </table:table-cell>
          <table:table-cell table:style-name="ce86" table:formula="of:=IF([.P45]&lt;=projectlife;[.O46]*(1-Degredation);0)" office:value-type="float" office:value="214464.010502818" calcext:value-type="float">
            <text:p><text:s/>214 464 </text:p>
          </table:table-cell>
          <table:table-cell table:style-name="ce86" table:formula="of:=IF([.Q45]&lt;=projectlife;[.P46]*(1-Degredation);0)" office:value-type="float" office:value="213391.690450304" calcext:value-type="float">
            <text:p><text:s/>213 392 </text:p>
          </table:table-cell>
          <table:table-cell table:style-name="ce86" table:formula="of:=IF([.R45]&lt;=projectlife;[.Q46]*(1-Degredation);0)" office:value-type="float" office:value="212324.731998053" calcext:value-type="float">
            <text:p><text:s/>212 325 </text:p>
          </table:table-cell>
          <table:table-cell table:style-name="ce86" table:formula="of:=IF([.S45]&lt;=projectlife;[.R46]*(1-Degredation);0)" office:value-type="float" office:value="211263.108338062" calcext:value-type="float">
            <text:p><text:s/>211 263 </text:p>
          </table:table-cell>
          <table:table-cell table:style-name="ce86" table:formula="of:=IF([.T45]&lt;=projectlife;[.S46]*(1-Degredation);0)" office:value-type="float" office:value="210206.792796372" calcext:value-type="float">
            <text:p><text:s/>210 207 </text:p>
          </table:table-cell>
          <table:table-cell table:style-name="ce86" table:formula="of:=IF([.U45]&lt;=projectlife;[.T46]*(1-Degredation);0)" office:value-type="float" office:value="209155.75883239" calcext:value-type="float">
            <text:p><text:s/>209 156 </text:p>
          </table:table-cell>
          <table:table-cell table:style-name="ce86" table:formula="of:=IF([.V45]&lt;=projectlife;[.U46]*(1-Degredation);0)" office:value-type="float" office:value="208109.980038228" calcext:value-type="float">
            <text:p><text:s/>208 110 </text:p>
          </table:table-cell>
          <table:table-cell table:style-name="ce86" table:formula="of:=IF([.W45]&lt;=projectlife;[.V46]*(1-Degredation);0)" office:value-type="float" office:value="207069.430138037" calcext:value-type="float">
            <text:p><text:s/>207 069 </text:p>
          </table:table-cell>
          <table:table-cell table:style-name="ce86" table:formula="of:=IF([.X45]&lt;=projectlife;[.W46]*(1-Degredation);0)" office:value-type="float" office:value="206034.082987347" calcext:value-type="float">
            <text:p><text:s/>206 034 </text:p>
          </table:table-cell>
          <table:table-cell table:style-name="ce86" table:formula="of:=IF([.Y45]&lt;=projectlife;[.X46]*(1-Degredation);0)" office:value-type="float" office:value="205003.91257241" calcext:value-type="float">
            <text:p><text:s/>205 004 </text:p>
          </table:table-cell>
          <table:table-cell table:style-name="ce86" table:formula="of:=IF([.Z45]&lt;=projectlife;[.Y46]*(1-Degredation);0)" office:value-type="float" office:value="203978.893009548" calcext:value-type="float">
            <text:p><text:s/>203 979 </text:p>
          </table:table-cell>
          <table:table-cell table:style-name="ce86" table:formula="of:=IF([.AA45]&lt;=projectlife;[.Z46]*(1-Degredation);0)" office:value-type="float" office:value="202958.9985445" calcext:value-type="float">
            <text:p><text:s/>202 959 </text:p>
          </table:table-cell>
          <table:table-cell table:style-name="ce86" table:formula="of:=IF([.AB45]&lt;=projectlife;[.AA46]*(1-Degredation);0)" office:value-type="float" office:value="201944.203551778" calcext:value-type="float">
            <text:p><text:s/>201 944 </text:p>
          </table:table-cell>
          <table:table-cell table:style-name="ce86" table:formula="of:=IF([.AC45]&lt;=projectlife;[.AB46]*(1-Degredation);0)" office:value-type="float" office:value="0" calcext:value-type="float">
            <text:p><text:s/>- <text:s text:c="2"/></text:p>
          </table:table-cell>
          <table:table-cell table:style-name="ce86" table:formula="of:=IF([.AD45]&lt;=projectlife;[.AC46]*(1-Degredation);0)" office:value-type="float" office:value="0" calcext:value-type="float">
            <text:p><text:s/>- <text:s text:c="2"/></text:p>
          </table:table-cell>
          <table:table-cell table:style-name="ce86" table:formula="of:=IF([.AE45]&lt;=projectlife;[.AD46]*(1-Degredation);0)" office:value-type="float" office:value="0" calcext:value-type="float">
            <text:p><text:s/>- <text:s text:c="2"/></text:p>
          </table:table-cell>
          <table:table-cell table:style-name="ce86" table:formula="of:=IF([.AF45]&lt;=projectlife;[.AE46]*(1-Degredation);0)" office:value-type="float" office:value="0" calcext:value-type="float">
            <text:p><text:s/>- <text:s text:c="2"/></text:p>
          </table:table-cell>
          <table:table-cell table:style-name="ce86" table:formula="of:=IF([.AG45]&lt;=projectlife;[.AF46]*(1-Degredation);0)" office:value-type="float" office:value="0" calcext:value-type="float">
            <text:p><text:s/>- <text:s text:c="2"/></text:p>
          </table:table-cell>
          <table:table-cell table:number-columns-repeated="991"/>
        </table:table-row>
        <table:table-row table:style-name="ro4">
          <table:table-cell table:number-columns-repeated="2"/>
          <table:table-cell table:style-name="ce61"/>
          <table:table-cell table:style-name="ce86" table:number-columns-repeated="16"/>
          <table:table-cell table:style-name="ce61"/>
          <table:table-cell table:style-name="ce86" table:number-columns-repeated="13"/>
          <table:table-cell table:number-columns-repeated="991"/>
        </table:table-row>
        <table:table-row table:style-name="ro7">
          <table:table-cell table:style-name="ce18" office:value-type="string" calcext:value-type="string">
            <text:p>FINANCIAL SCHEDULES</text:p>
          </table:table-cell>
          <table:table-cell table:style-name="ce63" table:number-columns-repeated="2"/>
          <table:table-cell table:style-name="ce87" table:number-columns-repeated="16"/>
          <table:table-cell table:style-name="ce63"/>
          <table:table-cell table:style-name="ce87" table:number-columns-repeated="3"/>
          <table:table-cell table:style-name="ce86" table:number-columns-repeated="10"/>
          <table:table-cell table:number-columns-repeated="991"/>
        </table:table-row>
        <table:table-row table:style-name="ro4">
          <table:table-cell table:style-name="ce19" office:value-type="string" calcext:value-type="string">
            <text:p>INCOME STATEMENT</text:p>
          </table:table-cell>
          <table:table-cell/>
          <table:table-cell table:style-name="ce61"/>
          <table:table-cell table:style-name="ce88"/>
          <table:table-cell table:style-name="ce86" table:number-columns-repeated="15"/>
          <table:table-cell table:style-name="ce61"/>
          <table:table-cell table:style-name="ce86" table:number-columns-repeated="13"/>
          <table:table-cell table:number-columns-repeated="991"/>
        </table:table-row>
        <table:table-row table:style-name="ro4">
          <table:table-cell table:style-name="ce20" office:value-type="string" calcext:value-type="string">
            <text:p>Electricity Revenue (Avoided Cost)</text:p>
          </table:table-cell>
          <table:table-cell/>
          <table:table-cell table:style-name="ce61"/>
          <table:table-cell table:style-name="ce61" table:formula="of:=Generation*elecRev*(1+ElecRevAdj)^[.C$45]" office:value-type="float" office:value="36441.6" calcext:value-type="float">
            <text:p><text:s/>$36 442 </text:p>
          </table:table-cell>
          <table:table-cell table:style-name="ce61" table:formula="of:=Generation*elecRev*(1+ElecRevAdj)^[.D$45]" office:value-type="float" office:value="37347.17376" calcext:value-type="float">
            <text:p><text:s/>$37 347 </text:p>
          </table:table-cell>
          <table:table-cell table:style-name="ce61" table:formula="of:=Generation*elecRev*(1+ElecRevAdj)^[.E$45]" office:value-type="float" office:value="38275.251027936" calcext:value-type="float">
            <text:p><text:s/>$38 275 </text:p>
          </table:table-cell>
          <table:table-cell table:style-name="ce61" table:formula="of:=Generation*elecRev*(1+ElecRevAdj)^[.F$45]" office:value-type="float" office:value="39226.3910159802" calcext:value-type="float">
            <text:p><text:s/>$39 226 </text:p>
          </table:table-cell>
          <table:table-cell table:style-name="ce61" table:formula="of:=Generation*elecRev*(1+ElecRevAdj)^[.G$45]" office:value-type="float" office:value="40201.1668327273" calcext:value-type="float">
            <text:p><text:s/>$40 201 </text:p>
          </table:table-cell>
          <table:table-cell table:style-name="ce61" table:formula="of:=Generation*elecRev*(1+ElecRevAdj)^[.H$45]" office:value-type="float" office:value="41200.1658285206" calcext:value-type="float">
            <text:p><text:s/>$41 200 </text:p>
          </table:table-cell>
          <table:table-cell table:style-name="ce61" table:formula="of:=Generation*elecRev*(1+ElecRevAdj)^[.I$45]" office:value-type="float" office:value="42223.9899493593" calcext:value-type="float">
            <text:p><text:s/>$42 224 </text:p>
          </table:table-cell>
          <table:table-cell table:style-name="ce61" table:formula="of:=Generation*elecRev*(1+ElecRevAdj)^[.J$45]" office:value-type="float" office:value="43273.2560996009" calcext:value-type="float">
            <text:p><text:s/>$43 273 </text:p>
          </table:table-cell>
          <table:table-cell table:style-name="ce61" table:formula="of:=Generation*elecRev*(1+ElecRevAdj)^[.K$45]" office:value-type="float" office:value="44348.596513676" calcext:value-type="float">
            <text:p><text:s/>$44 349 </text:p>
          </table:table-cell>
          <table:table-cell table:style-name="ce61" table:formula="of:=Generation*elecRev*(1+ElecRevAdj)^[.L$45]" office:value-type="float" office:value="45450.6591370409" calcext:value-type="float">
            <text:p><text:s/>$45 451 </text:p>
          </table:table-cell>
          <table:table-cell table:style-name="ce61" table:formula="of:=Generation*elecRev*(1+ElecRevAdj)^[.M$45]" office:value-type="float" office:value="46580.1080165963" calcext:value-type="float">
            <text:p><text:s/>$46 580 </text:p>
          </table:table-cell>
          <table:table-cell table:style-name="ce61" table:formula="of:=Generation*elecRev*(1+ElecRevAdj)^[.N$45]" office:value-type="float" office:value="47737.6237008087" calcext:value-type="float">
            <text:p><text:s/>$47 738 </text:p>
          </table:table-cell>
          <table:table-cell table:style-name="ce61" table:formula="of:=Generation*elecRev*(1+ElecRevAdj)^[.O$45]" office:value-type="float" office:value="48923.9036497738" calcext:value-type="float">
            <text:p><text:s/>$48 924 </text:p>
          </table:table-cell>
          <table:table-cell table:style-name="ce61" table:formula="of:=Generation*elecRev*(1+ElecRevAdj)^[.P$45]" office:value-type="float" office:value="50139.6626554707" calcext:value-type="float">
            <text:p><text:s/>$50 140 </text:p>
          </table:table-cell>
          <table:table-cell table:style-name="ce61" table:formula="of:=Generation*elecRev*(1+ElecRevAdj)^[.Q$45]" office:value-type="float" office:value="51385.6332724592" calcext:value-type="float">
            <text:p><text:s/>$51 386 </text:p>
          </table:table-cell>
          <table:table-cell table:style-name="ce61" table:formula="of:=Generation*elecRev*(1+ElecRevAdj)^[.R$45]" office:value-type="float" office:value="52662.5662592798" calcext:value-type="float">
            <text:p><text:s/>$52 663 </text:p>
          </table:table-cell>
          <table:table-cell table:style-name="ce61" table:formula="of:=Generation*elecRev*(1+ElecRevAdj)^[.S$45]" office:value-type="float" office:value="53971.2310308229" calcext:value-type="float">
            <text:p><text:s/>$53 971 </text:p>
          </table:table-cell>
          <table:table-cell table:style-name="ce61" table:formula="of:=Generation*elecRev*(1+ElecRevAdj)^[.T$45]" office:value-type="float" office:value="55312.4161219388" calcext:value-type="float">
            <text:p><text:s/>$55 312 </text:p>
          </table:table-cell>
          <table:table-cell table:style-name="ce61" table:formula="of:=Generation*elecRev*(1+ElecRevAdj)^[.U$45]" office:value-type="float" office:value="56686.929662569" calcext:value-type="float">
            <text:p><text:s/>$56 687 </text:p>
          </table:table-cell>
          <table:table-cell table:style-name="ce61" table:formula="of:=Generation*elecRev*(1+ElecRevAdj)^[.V$45]" office:value-type="float" office:value="58095.5998646839" calcext:value-type="float">
            <text:p><text:s/>$58 096 </text:p>
          </table:table-cell>
          <table:table-cell table:style-name="ce61" table:formula="of:=Generation*elecRev*(1+ElecRevAdj)^[.W$45]" office:value-type="float" office:value="59539.2755213213" calcext:value-type="float">
            <text:p><text:s/>$59 539 </text:p>
          </table:table-cell>
          <table:table-cell table:style-name="ce61" table:formula="of:=Generation*elecRev*(1+ElecRevAdj)^[.X$45]" office:value-type="float" office:value="61018.8265180261" calcext:value-type="float">
            <text:p><text:s/>$61 019 </text:p>
          </table:table-cell>
          <table:table-cell table:style-name="ce61" table:formula="of:=Generation*elecRev*(1+ElecRevAdj)^[.Y$45]" office:value-type="float" office:value="62535.144356999" calcext:value-type="float">
            <text:p><text:s/>$62 535 </text:p>
          </table:table-cell>
          <table:table-cell table:style-name="ce61" table:formula="of:=Generation*elecRev*(1+ElecRevAdj)^[.Z$45]" office:value-type="float" office:value="64089.1426942705" calcext:value-type="float">
            <text:p><text:s/>$64 089 </text:p>
          </table:table-cell>
          <table:table-cell table:style-name="ce61" table:formula="of:=Generation*elecRev*(1+ElecRevAdj)^[.AA$45]" office:value-type="float" office:value="65681.7578902231" calcext:value-type="float">
            <text:p><text:s/>$65 682 </text:p>
          </table:table-cell>
          <table:table-cell table:style-name="ce61" table:formula="of:=Generation*elecRev*(1+ElecRevAdj)^[.AB$45]" office:value-type="float" office:value="0" calcext:value-type="float">
            <text:p><text:s/>$- <text:s text:c="2"/></text:p>
          </table:table-cell>
          <table:table-cell table:style-name="ce61" table:formula="of:=Generation*elecRev*(1+ElecRevAdj)^[.AC$45]" office:value-type="float" office:value="0" calcext:value-type="float">
            <text:p><text:s/>$- <text:s text:c="2"/></text:p>
          </table:table-cell>
          <table:table-cell table:style-name="ce61" table:formula="of:=Generation*elecRev*(1+ElecRevAdj)^[.AD$45]" office:value-type="float" office:value="0" calcext:value-type="float">
            <text:p><text:s/>$- <text:s text:c="2"/></text:p>
          </table:table-cell>
          <table:table-cell table:style-name="ce61" table:formula="of:=Generation*elecRev*(1+ElecRevAdj)^[.AE$45]" office:value-type="float" office:value="0" calcext:value-type="float">
            <text:p><text:s/>$- <text:s text:c="2"/></text:p>
          </table:table-cell>
          <table:table-cell table:style-name="ce61" table:formula="of:=Generation*elecRev*(1+ElecRevAdj)^[.AF$45]" office:value-type="float" office:value="0" calcext:value-type="float">
            <text:p><text:s/>$- <text:s text:c="2"/></text:p>
          </table:table-cell>
          <table:table-cell table:number-columns-repeated="991"/>
        </table:table-row>
        <table:table-row table:style-name="ro4">
          <table:table-cell table:style-name="ce20" office:value-type="string" calcext:value-type="string">
            <text:p>CEC Rebate</text:p>
          </table:table-cell>
          <table:table-cell/>
          <table:table-cell table:style-name="ce61" table:formula="of:=[.B18]" office:value-type="float" office:value="0" calcext:value-type="float">
            <text:p><text:s/>$- <text:s text:c="2"/></text:p>
          </table:table-cell>
          <table:table-cell/>
          <table:table-cell table:style-name="ce61" table:number-columns-repeated="29"/>
          <table:table-cell table:number-columns-repeated="991"/>
        </table:table-row>
        <table:table-row table:style-name="ro4">
          <table:table-cell table:style-name="ce10" office:value-type="string" calcext:value-type="string">
            <text:p>SREC Auction Revenue</text:p>
          </table:table-cell>
          <table:table-cell/>
          <table:table-cell table:style-name="ce61"/>
          <table:table-cell table:style-name="ce61" table:formula="of:=IF([.D53]&gt;0;0;IF([.D$45]&lt;=OptInTerm;Generation*AuctionPrice*(1+RECRevAdj)^[.C$45];0))" office:value-type="float" office:value="64911.6" calcext:value-type="float">
            <text:p><text:s/>$64 912 </text:p>
          </table:table-cell>
          <table:table-cell table:style-name="ce61" table:formula="of:=IF([.E53]&gt;0;0;IF([.E$45]&lt;=OptInTerm;Generation*AuctionPrice*(1+RECRevAdj)^[.D$45];0))" office:value-type="float" office:value="64587.042" calcext:value-type="float">
            <text:p><text:s/>$64 587 </text:p>
          </table:table-cell>
          <table:table-cell table:style-name="ce61" table:formula="of:=IF([.F53]&gt;0;0;IF([.F$45]&lt;=OptInTerm;Generation*AuctionPrice*(1+RECRevAdj)^[.E$45];0))" office:value-type="float" office:value="64264.10679" calcext:value-type="float">
            <text:p><text:s/>$64 264 </text:p>
          </table:table-cell>
          <table:table-cell table:style-name="ce61" table:formula="of:=IF([.G53]&gt;0;0;IF([.G$45]&lt;=OptInTerm;Generation*AuctionPrice*(1+RECRevAdj)^[.F$45];0))" office:value-type="float" office:value="63942.78625605" calcext:value-type="float">
            <text:p><text:s/>$63 943 </text:p>
          </table:table-cell>
          <table:table-cell table:style-name="ce61" table:formula="of:=IF([.H53]&gt;0;0;IF([.H$45]&lt;=OptInTerm;Generation*AuctionPrice*(1+RECRevAdj)^[.G$45];0))" office:value-type="float" office:value="63623.0723247698" calcext:value-type="float">
            <text:p><text:s/>$63 623 </text:p>
          </table:table-cell>
          <table:table-cell table:style-name="ce61" table:formula="of:=IF([.I53]&gt;0;0;IF([.I$45]&lt;=OptInTerm;Generation*AuctionPrice*(1+RECRevAdj)^[.H$45];0))" office:value-type="float" office:value="63304.9569631459" calcext:value-type="float">
            <text:p><text:s/>$63 305 </text:p>
          </table:table-cell>
          <table:table-cell table:style-name="ce61" table:formula="of:=IF([.J53]&gt;0;0;IF([.J$45]&lt;=OptInTerm;Generation*AuctionPrice*(1+RECRevAdj)^[.I$45];0))" office:value-type="float" office:value="62988.4321783302" calcext:value-type="float">
            <text:p><text:s/>$62 988 </text:p>
          </table:table-cell>
          <table:table-cell table:style-name="ce61" table:formula="of:=IF([.K53]&gt;0;0;IF([.K$45]&lt;=OptInTerm;Generation*AuctionPrice*(1+RECRevAdj)^[.J$45];0))" office:value-type="float" office:value="62673.4900174385" calcext:value-type="float">
            <text:p><text:s/>$62 673 </text:p>
          </table:table-cell>
          <table:table-cell table:style-name="ce61" table:formula="of:=IF([.L53]&gt;0;0;IF([.L$45]&lt;=OptInTerm;Generation*AuctionPrice*(1+RECRevAdj)^[.K$45];0))" office:value-type="float" office:value="62360.1225673513" calcext:value-type="float">
            <text:p><text:s/>$62 360 </text:p>
          </table:table-cell>
          <table:table-cell table:style-name="ce61" table:formula="of:=IF([.M53]&gt;0;0;IF([.M$45]&lt;=OptInTerm;Generation*AuctionPrice*(1+RECRevAdj)^[.L$45];0))" office:value-type="float" office:value="62048.3219545146" calcext:value-type="float">
            <text:p><text:s/>$62 048 </text:p>
          </table:table-cell>
          <table:table-cell table:style-name="ce61" table:formula="of:=IF([.N53]&gt;0;0;IF([.N$45]&lt;=OptInTerm;Generation*AuctionPrice*(1+RECRevAdj)^[.M$45];0))" office:value-type="float" office:value="0" calcext:value-type="float">
            <text:p><text:s/>$- <text:s text:c="2"/></text:p>
          </table:table-cell>
          <table:table-cell table:style-name="ce61" table:formula="of:=IF([.O53]&gt;0;0;IF([.O$45]&lt;=OptInTerm;Generation*AuctionPrice*(1+RECRevAdj)^[.N$45];0))" office:value-type="float" office:value="0" calcext:value-type="float">
            <text:p><text:s/>$- <text:s text:c="2"/></text:p>
          </table:table-cell>
          <table:table-cell table:style-name="ce61" table:formula="of:=IF([.P53]&gt;0;0;IF([.P$45]&lt;=OptInTerm;Generation*AuctionPrice*(1+RECRevAdj)^[.O$45];0))" office:value-type="float" office:value="0" calcext:value-type="float">
            <text:p><text:s/>$- <text:s text:c="2"/></text:p>
          </table:table-cell>
          <table:table-cell table:style-name="ce61" table:formula="of:=IF([.Q53]&gt;0;0;IF([.Q$45]&lt;=OptInTerm;Generation*AuctionPrice*(1+RECRevAdj)^[.P$45];0))" office:value-type="float" office:value="0" calcext:value-type="float">
            <text:p><text:s/>$- <text:s text:c="2"/></text:p>
          </table:table-cell>
          <table:table-cell table:style-name="ce61" table:formula="of:=IF([.R53]&gt;0;0;IF([.R$45]&lt;=OptInTerm;Generation*AuctionPrice*(1+RECRevAdj)^[.Q$45];0))" office:value-type="float" office:value="0" calcext:value-type="float">
            <text:p><text:s/>$- <text:s text:c="2"/></text:p>
          </table:table-cell>
          <table:table-cell table:style-name="ce61" table:formula="of:=IF([.S53]&gt;0;0;IF([.S$45]&lt;=OptInTerm;Generation*AuctionPrice*(1+RECRevAdj)^[.R$45];0))" office:value-type="float" office:value="0" calcext:value-type="float">
            <text:p><text:s/>$- <text:s text:c="2"/></text:p>
          </table:table-cell>
          <table:table-cell table:style-name="ce61" table:formula="of:=IF([.T53]&gt;0;0;IF([.T$45]&lt;=OptInTerm;Generation*AuctionPrice*(1+RECRevAdj)^[.S$45];0))" office:value-type="float" office:value="0" calcext:value-type="float">
            <text:p><text:s/>$- <text:s text:c="2"/></text:p>
          </table:table-cell>
          <table:table-cell table:style-name="ce61" table:formula="of:=IF([.U53]&gt;0;0;IF([.U$45]&lt;=OptInTerm;Generation*AuctionPrice*(1+RECRevAdj)^[.T$45];0))" office:value-type="float" office:value="0" calcext:value-type="float">
            <text:p><text:s/>$- <text:s text:c="2"/></text:p>
          </table:table-cell>
          <table:table-cell table:style-name="ce61" table:formula="of:=IF([.V53]&gt;0;0;IF([.V$45]&lt;=OptInTerm;Generation*AuctionPrice*(1+RECRevAdj)^[.U$45];0))" office:value-type="float" office:value="0" calcext:value-type="float">
            <text:p><text:s/>$- <text:s text:c="2"/></text:p>
          </table:table-cell>
          <table:table-cell table:style-name="ce61" table:formula="of:=IF([.W53]&gt;0;0;IF([.W$45]&lt;=OptInTerm;Generation*AuctionPrice*(1+RECRevAdj)^[.V$45];0))" office:value-type="float" office:value="0" calcext:value-type="float">
            <text:p><text:s/>$- <text:s text:c="2"/></text:p>
          </table:table-cell>
          <table:table-cell table:style-name="ce61" table:formula="of:=IF([.X53]&gt;0;0;IF([.X$45]&lt;=OptInTerm;Generation*AuctionPrice*(1+RECRevAdj)^[.W$45];0))" office:value-type="float" office:value="0" calcext:value-type="float">
            <text:p><text:s/>$- <text:s text:c="2"/></text:p>
          </table:table-cell>
          <table:table-cell table:style-name="ce61" table:formula="of:=IF([.Y53]&gt;0;0;IF([.Y$45]&lt;=OptInTerm;Generation*AuctionPrice*(1+RECRevAdj)^[.X$45];0))" office:value-type="float" office:value="0" calcext:value-type="float">
            <text:p><text:s/>$- <text:s text:c="2"/></text:p>
          </table:table-cell>
          <table:table-cell table:style-name="ce61" table:formula="of:=IF([.Z53]&gt;0;0;IF([.Z$45]&lt;=OptInTerm;Generation*AuctionPrice*(1+RECRevAdj)^[.Y$45];0))" office:value-type="float" office:value="0" calcext:value-type="float">
            <text:p><text:s/>$- <text:s text:c="2"/></text:p>
          </table:table-cell>
          <table:table-cell table:style-name="ce61" table:formula="of:=IF([.AA53]&gt;0;0;IF([.AA$45]&lt;=OptInTerm;Generation*AuctionPrice*(1+RECRevAdj)^[.Z$45];0))" office:value-type="float" office:value="0" calcext:value-type="float">
            <text:p><text:s/>$- <text:s text:c="2"/></text:p>
          </table:table-cell>
          <table:table-cell table:style-name="ce61" table:formula="of:=IF([.AB53]&gt;0;0;IF([.AB$45]&lt;=OptInTerm;Generation*AuctionPrice*(1+RECRevAdj)^[.AA$45];0))" office:value-type="float" office:value="0" calcext:value-type="float">
            <text:p><text:s/>$- <text:s text:c="2"/></text:p>
          </table:table-cell>
          <table:table-cell table:style-name="ce61" table:formula="of:=IF([.AC53]&gt;0;0;IF([.AC$45]&lt;=OptInTerm;Generation*AuctionPrice*(1+RECRevAdj)^[.AB$45];0))" office:value-type="float" office:value="0" calcext:value-type="float">
            <text:p><text:s/>$- <text:s text:c="2"/></text:p>
          </table:table-cell>
          <table:table-cell table:style-name="ce61" table:formula="of:=IF([.AD53]&gt;0;0;IF([.AD$45]&lt;=OptInTerm;Generation*AuctionPrice*(1+RECRevAdj)^[.AC$45];0))" office:value-type="float" office:value="0" calcext:value-type="float">
            <text:p><text:s/>$- <text:s text:c="2"/></text:p>
          </table:table-cell>
          <table:table-cell table:style-name="ce61" table:formula="of:=IF([.AE53]&gt;0;0;IF([.AE$45]&lt;=OptInTerm;Generation*AuctionPrice*(1+RECRevAdj)^[.AD$45];0))" office:value-type="float" office:value="0" calcext:value-type="float">
            <text:p><text:s/>$- <text:s text:c="2"/></text:p>
          </table:table-cell>
          <table:table-cell table:style-name="ce61" table:formula="of:=IF([.AF53]&gt;0;0;IF([.AF$45]&lt;=OptInTerm;Generation*AuctionPrice*(1+RECRevAdj)^[.AE$45];0))" office:value-type="float" office:value="0" calcext:value-type="float">
            <text:p><text:s/>$- <text:s text:c="2"/></text:p>
          </table:table-cell>
          <table:table-cell table:style-name="ce61" table:formula="of:=IF([.AG53]&gt;0;0;IF([.AG$45]&lt;=OptInTerm;Generation*AuctionPrice*(1+RECRevAdj)^[.AF$45];0))" office:value-type="float" office:value="0" calcext:value-type="float">
            <text:p><text:s/>$- <text:s text:c="2"/></text:p>
          </table:table-cell>
          <table:table-cell table:style-name="ce11" table:number-columns-repeated="991"/>
        </table:table-row>
        <table:table-row table:style-name="ro4">
          <table:table-cell table:style-name="ce21" office:value-type="string" calcext:value-type="string">
            <text:p>SREC Contract Revenue</text:p>
          </table:table-cell>
          <table:table-cell table:style-name="ce62" table:number-columns-repeated="2"/>
          <table:table-cell table:style-name="ce62" table:formula="of:=IF(ContractPrice&gt;0;IF([.D$45]&lt;=ContractTerm;Generation*ContractPrice*(1+RECRevAdj)^[.C$45];0);0)" office:value-type="float" office:value="0" calcext:value-type="float">
            <text:p><text:s/>$- <text:s text:c="2"/></text:p>
          </table:table-cell>
          <table:table-cell table:style-name="ce62" table:formula="of:=IF(ContractPrice&gt;0;IF([.E$45]&lt;=ContractTerm;Generation*ContractPrice*(1+RECRevAdj)^[.D$45];0);0)" office:value-type="float" office:value="0" calcext:value-type="float">
            <text:p><text:s/>$- <text:s text:c="2"/></text:p>
          </table:table-cell>
          <table:table-cell table:style-name="ce62" table:formula="of:=IF(ContractPrice&gt;0;IF([.F$45]&lt;=ContractTerm;Generation*ContractPrice*(1+RECRevAdj)^[.E$45];0);0)" office:value-type="float" office:value="0" calcext:value-type="float">
            <text:p><text:s/>$- <text:s text:c="2"/></text:p>
          </table:table-cell>
          <table:table-cell table:style-name="ce62" table:formula="of:=IF(ContractPrice&gt;0;IF([.G$45]&lt;=ContractTerm;Generation*ContractPrice*(1+RECRevAdj)^[.F$45];0);0)" office:value-type="float" office:value="0" calcext:value-type="float">
            <text:p><text:s/>$- <text:s text:c="2"/></text:p>
          </table:table-cell>
          <table:table-cell table:style-name="ce62" table:formula="of:=IF(ContractPrice&gt;0;IF([.H$45]&lt;=ContractTerm;Generation*ContractPrice*(1+RECRevAdj)^[.G$45];0);0)" office:value-type="float" office:value="0" calcext:value-type="float">
            <text:p><text:s/>$- <text:s text:c="2"/></text:p>
          </table:table-cell>
          <table:table-cell table:style-name="ce62" table:formula="of:=IF(ContractPrice&gt;0;IF([.I$45]&lt;=ContractTerm;Generation*ContractPrice*(1+RECRevAdj)^[.H$45];0);0)" office:value-type="float" office:value="0" calcext:value-type="float">
            <text:p><text:s/>$- <text:s text:c="2"/></text:p>
          </table:table-cell>
          <table:table-cell table:style-name="ce62" table:formula="of:=IF(ContractPrice&gt;0;IF([.J$45]&lt;=ContractTerm;Generation*ContractPrice*(1+RECRevAdj)^[.I$45];0);0)" office:value-type="float" office:value="0" calcext:value-type="float">
            <text:p><text:s/>$- <text:s text:c="2"/></text:p>
          </table:table-cell>
          <table:table-cell table:style-name="ce62" table:formula="of:=IF(ContractPrice&gt;0;IF([.K$45]&lt;=ContractTerm;Generation*ContractPrice*(1+RECRevAdj)^[.J$45];0);0)" office:value-type="float" office:value="0" calcext:value-type="float">
            <text:p><text:s/>$- <text:s text:c="2"/></text:p>
          </table:table-cell>
          <table:table-cell table:style-name="ce62" table:formula="of:=IF(ContractPrice&gt;0;IF([.L$45]&lt;=ContractTerm;Generation*ContractPrice*(1+RECRevAdj)^[.K$45];0);0)" office:value-type="float" office:value="0" calcext:value-type="float">
            <text:p><text:s/>$- <text:s text:c="2"/></text:p>
          </table:table-cell>
          <table:table-cell table:style-name="ce62" table:formula="of:=IF(ContractPrice&gt;0;IF([.M$45]&lt;=ContractTerm;Generation*ContractPrice*(1+RECRevAdj)^[.L$45];0);0)" office:value-type="float" office:value="0" calcext:value-type="float">
            <text:p><text:s/>$- <text:s text:c="2"/></text:p>
          </table:table-cell>
          <table:table-cell table:style-name="ce62" table:formula="of:=IF(ContractPrice&gt;0;IF([.N$45]&lt;=ContractTerm;Generation*ContractPrice*(1+RECRevAdj)^[.M$45];0);0)" office:value-type="float" office:value="0" calcext:value-type="float">
            <text:p><text:s/>$- <text:s text:c="2"/></text:p>
          </table:table-cell>
          <table:table-cell table:style-name="ce62" table:formula="of:=IF(ContractPrice&gt;0;IF([.O$45]&lt;=ContractTerm;Generation*ContractPrice*(1+RECRevAdj)^[.N$45];0);0)" office:value-type="float" office:value="0" calcext:value-type="float">
            <text:p><text:s/>$- <text:s text:c="2"/></text:p>
          </table:table-cell>
          <table:table-cell table:style-name="ce62" table:formula="of:=IF(ContractPrice&gt;0;IF([.P$45]&lt;=ContractTerm;Generation*ContractPrice*(1+RECRevAdj)^[.O$45];0);0)" office:value-type="float" office:value="0" calcext:value-type="float">
            <text:p><text:s/>$- <text:s text:c="2"/></text:p>
          </table:table-cell>
          <table:table-cell table:style-name="ce62" table:formula="of:=IF(ContractPrice&gt;0;IF([.Q$45]&lt;=ContractTerm;Generation*ContractPrice*(1+RECRevAdj)^[.P$45];0);0)" office:value-type="float" office:value="0" calcext:value-type="float">
            <text:p><text:s/>$- <text:s text:c="2"/></text:p>
          </table:table-cell>
          <table:table-cell table:style-name="ce62" table:formula="of:=IF(ContractPrice&gt;0;IF([.R$45]&lt;=ContractTerm;Generation*ContractPrice*(1+RECRevAdj)^[.Q$45];0);0)" office:value-type="float" office:value="0" calcext:value-type="float">
            <text:p><text:s/>$- <text:s text:c="2"/></text:p>
          </table:table-cell>
          <table:table-cell table:style-name="ce62" table:formula="of:=IF(ContractPrice&gt;0;IF([.S$45]&lt;=ContractTerm;Generation*ContractPrice*(1+RECRevAdj)^[.R$45];0);0)" office:value-type="float" office:value="0" calcext:value-type="float">
            <text:p><text:s/>$- <text:s text:c="2"/></text:p>
          </table:table-cell>
          <table:table-cell table:style-name="ce62" table:formula="of:=IF(ContractPrice&gt;0;IF([.T$45]&lt;=ContractTerm;Generation*ContractPrice*(1+RECRevAdj)^[.S$45];0);0)" office:value-type="float" office:value="0" calcext:value-type="float">
            <text:p><text:s/>$- <text:s text:c="2"/></text:p>
          </table:table-cell>
          <table:table-cell table:style-name="ce62" table:formula="of:=IF(ContractPrice&gt;0;IF([.U$45]&lt;=ContractTerm;Generation*ContractPrice*(1+RECRevAdj)^[.T$45];0);0)" office:value-type="float" office:value="0" calcext:value-type="float">
            <text:p><text:s/>$- <text:s text:c="2"/></text:p>
          </table:table-cell>
          <table:table-cell table:style-name="ce62" table:formula="of:=IF(ContractPrice&gt;0;IF([.V$45]&lt;=ContractTerm;Generation*ContractPrice*(1+RECRevAdj)^[.U$45];0);0)" office:value-type="float" office:value="0" calcext:value-type="float">
            <text:p><text:s/>$- <text:s text:c="2"/></text:p>
          </table:table-cell>
          <table:table-cell table:style-name="ce62" table:formula="of:=IF(ContractPrice&gt;0;IF([.W$45]&lt;=ContractTerm;Generation*ContractPrice*(1+RECRevAdj)^[.V$45];0);0)" office:value-type="float" office:value="0" calcext:value-type="float">
            <text:p><text:s/>$- <text:s text:c="2"/></text:p>
          </table:table-cell>
          <table:table-cell table:style-name="ce62" table:formula="of:=IF(ContractPrice&gt;0;IF([.X$45]&lt;=ContractTerm;Generation*ContractPrice*(1+RECRevAdj)^[.W$45];0);0)" office:value-type="float" office:value="0" calcext:value-type="float">
            <text:p><text:s/>$- <text:s text:c="2"/></text:p>
          </table:table-cell>
          <table:table-cell table:style-name="ce62" table:formula="of:=IF(ContractPrice&gt;0;IF([.Y$45]&lt;=ContractTerm;Generation*ContractPrice*(1+RECRevAdj)^[.X$45];0);0)" office:value-type="float" office:value="0" calcext:value-type="float">
            <text:p><text:s/>$- <text:s text:c="2"/></text:p>
          </table:table-cell>
          <table:table-cell table:style-name="ce62" table:formula="of:=IF(ContractPrice&gt;0;IF([.Z$45]&lt;=ContractTerm;Generation*ContractPrice*(1+RECRevAdj)^[.Y$45];0);0)" office:value-type="float" office:value="0" calcext:value-type="float">
            <text:p><text:s/>$- <text:s text:c="2"/></text:p>
          </table:table-cell>
          <table:table-cell table:style-name="ce62" table:formula="of:=IF(ContractPrice&gt;0;IF([.AA$45]&lt;=ContractTerm;Generation*ContractPrice*(1+RECRevAdj)^[.Z$45];0);0)" office:value-type="float" office:value="0" calcext:value-type="float">
            <text:p><text:s/>$- <text:s text:c="2"/></text:p>
          </table:table-cell>
          <table:table-cell table:style-name="ce62" table:formula="of:=IF(ContractPrice&gt;0;IF([.AB$45]&lt;=ContractTerm;Generation*ContractPrice*(1+RECRevAdj)^[.AA$45];0);0)" office:value-type="float" office:value="0" calcext:value-type="float">
            <text:p><text:s/>$- <text:s text:c="2"/></text:p>
          </table:table-cell>
          <table:table-cell table:style-name="ce62" table:formula="of:=IF(ContractPrice&gt;0;IF([.AC$45]&lt;=ContractTerm;Generation*ContractPrice*(1+RECRevAdj)^[.AB$45];0);0)" office:value-type="float" office:value="0" calcext:value-type="float">
            <text:p><text:s/>$- <text:s text:c="2"/></text:p>
          </table:table-cell>
          <table:table-cell table:style-name="ce62" table:formula="of:=IF(ContractPrice&gt;0;IF([.AD$45]&lt;=ContractTerm;Generation*ContractPrice*(1+RECRevAdj)^[.AC$45];0);0)" office:value-type="float" office:value="0" calcext:value-type="float">
            <text:p><text:s/>$- <text:s text:c="2"/></text:p>
          </table:table-cell>
          <table:table-cell table:style-name="ce62" table:formula="of:=IF(ContractPrice&gt;0;IF([.AE$45]&lt;=ContractTerm;Generation*ContractPrice*(1+RECRevAdj)^[.AD$45];0);0)" office:value-type="float" office:value="0" calcext:value-type="float">
            <text:p><text:s/>$- <text:s text:c="2"/></text:p>
          </table:table-cell>
          <table:table-cell table:style-name="ce62" table:formula="of:=IF(ContractPrice&gt;0;IF([.AF$45]&lt;=ContractTerm;Generation*ContractPrice*(1+RECRevAdj)^[.AE$45];0);0)" office:value-type="float" office:value="0" calcext:value-type="float">
            <text:p><text:s/>$- <text:s text:c="2"/></text:p>
          </table:table-cell>
          <table:table-cell table:style-name="ce62" table:formula="of:=IF(ContractPrice&gt;0;IF([.AG$45]&lt;=ContractTerm;Generation*ContractPrice*(1+RECRevAdj)^[.AF$45];0);0)" office:value-type="float" office:value="0" calcext:value-type="float">
            <text:p><text:s/>$- <text:s text:c="2"/></text:p>
          </table:table-cell>
          <table:table-cell table:number-columns-repeated="991"/>
        </table:table-row>
        <table:table-row table:style-name="ro4">
          <table:table-cell table:style-name="ce22" office:value-type="string" calcext:value-type="string">
            <text:p>Total Revenue (Avoided Costs)</text:p>
          </table:table-cell>
          <table:table-cell/>
          <table:table-cell table:style-name="ce61" table:formula="of:=SUM([.C50:.C53])" office:value-type="float" office:value="0" calcext:value-type="float">
            <text:p><text:s/>$- <text:s text:c="2"/></text:p>
          </table:table-cell>
          <table:table-cell table:style-name="ce61" table:formula="of:=SUM([.D50:.D53])" office:value-type="float" office:value="101353.2" calcext:value-type="float">
            <text:p><text:s/>$101 353 </text:p>
          </table:table-cell>
          <table:table-cell table:style-name="ce61" table:formula="of:=SUM([.E50:.E53])" office:value-type="float" office:value="101934.21576" calcext:value-type="float">
            <text:p><text:s/>$101 934 </text:p>
          </table:table-cell>
          <table:table-cell table:style-name="ce61" table:formula="of:=SUM([.F50:.F53])" office:value-type="float" office:value="102539.357817936" calcext:value-type="float">
            <text:p><text:s/>$102 539 </text:p>
          </table:table-cell>
          <table:table-cell table:style-name="ce61" table:formula="of:=SUM([.G50:.G53])" office:value-type="float" office:value="103169.17727203" calcext:value-type="float">
            <text:p><text:s/>$103 169 </text:p>
          </table:table-cell>
          <table:table-cell table:style-name="ce61" table:formula="of:=SUM([.H50:.H53])" office:value-type="float" office:value="103824.239157497" calcext:value-type="float">
            <text:p><text:s/>$103 824 </text:p>
          </table:table-cell>
          <table:table-cell table:style-name="ce61" table:formula="of:=SUM([.I50:.I53])" office:value-type="float" office:value="104505.122791667" calcext:value-type="float">
            <text:p><text:s/>$104 505 </text:p>
          </table:table-cell>
          <table:table-cell table:style-name="ce61" table:formula="of:=SUM([.J50:.J53])" office:value-type="float" office:value="105212.422127689" calcext:value-type="float">
            <text:p><text:s/>$105 212 </text:p>
          </table:table-cell>
          <table:table-cell table:style-name="ce61" table:formula="of:=SUM([.K50:.K53])" office:value-type="float" office:value="105946.746117039" calcext:value-type="float">
            <text:p><text:s/>$105 947 </text:p>
          </table:table-cell>
          <table:table-cell table:style-name="ce61" table:formula="of:=SUM([.L50:.L53])" office:value-type="float" office:value="106708.719081027" calcext:value-type="float">
            <text:p><text:s/>$106 709 </text:p>
          </table:table-cell>
          <table:table-cell table:style-name="ce61" table:formula="of:=SUM([.M50:.M53])" office:value-type="float" office:value="107498.981091555" calcext:value-type="float">
            <text:p><text:s/>$107 499 </text:p>
          </table:table-cell>
          <table:table-cell table:style-name="ce61" table:formula="of:=SUM([.N50:.N53])" office:value-type="float" office:value="46580.1080165963" calcext:value-type="float">
            <text:p><text:s/>$46 580 </text:p>
          </table:table-cell>
          <table:table-cell table:style-name="ce61" table:formula="of:=SUM([.O50:.O53])" office:value-type="float" office:value="47737.6237008087" calcext:value-type="float">
            <text:p><text:s/>$47 738 </text:p>
          </table:table-cell>
          <table:table-cell table:style-name="ce61" table:formula="of:=SUM([.P50:.P53])" office:value-type="float" office:value="48923.9036497738" calcext:value-type="float">
            <text:p><text:s/>$48 924 </text:p>
          </table:table-cell>
          <table:table-cell table:style-name="ce61" table:formula="of:=SUM([.Q50:.Q53])" office:value-type="float" office:value="50139.6626554707" calcext:value-type="float">
            <text:p><text:s/>$50 140 </text:p>
          </table:table-cell>
          <table:table-cell table:style-name="ce61" table:formula="of:=SUM([.R50:.R53])" office:value-type="float" office:value="51385.6332724592" calcext:value-type="float">
            <text:p><text:s/>$51 386 </text:p>
          </table:table-cell>
          <table:table-cell table:style-name="ce61" table:formula="of:=SUM([.S50:.S53])" office:value-type="float" office:value="52662.5662592798" calcext:value-type="float">
            <text:p><text:s/>$52 663 </text:p>
          </table:table-cell>
          <table:table-cell table:style-name="ce61" table:formula="of:=SUM([.T50:.T53])" office:value-type="float" office:value="53971.2310308229" calcext:value-type="float">
            <text:p><text:s/>$53 971 </text:p>
          </table:table-cell>
          <table:table-cell table:style-name="ce61" table:formula="of:=SUM([.U50:.U53])" office:value-type="float" office:value="55312.4161219388" calcext:value-type="float">
            <text:p><text:s/>$55 312 </text:p>
          </table:table-cell>
          <table:table-cell table:style-name="ce61" table:formula="of:=SUM([.V50:.V53])" office:value-type="float" office:value="56686.929662569" calcext:value-type="float">
            <text:p><text:s/>$56 687 </text:p>
          </table:table-cell>
          <table:table-cell table:style-name="ce61" table:formula="of:=SUM([.W50:.W53])" office:value-type="float" office:value="58095.5998646839" calcext:value-type="float">
            <text:p><text:s/>$58 096 </text:p>
          </table:table-cell>
          <table:table-cell table:style-name="ce61" table:formula="of:=SUM([.X50:.X53])" office:value-type="float" office:value="59539.2755213213" calcext:value-type="float">
            <text:p><text:s/>$59 539 </text:p>
          </table:table-cell>
          <table:table-cell table:style-name="ce61" table:formula="of:=SUM([.Y50:.Y53])" office:value-type="float" office:value="61018.8265180261" calcext:value-type="float">
            <text:p><text:s/>$61 019 </text:p>
          </table:table-cell>
          <table:table-cell table:style-name="ce61" table:formula="of:=SUM([.Z50:.Z53])" office:value-type="float" office:value="62535.144356999" calcext:value-type="float">
            <text:p><text:s/>$62 535 </text:p>
          </table:table-cell>
          <table:table-cell table:style-name="ce61" table:formula="of:=SUM([.AA50:.AA53])" office:value-type="float" office:value="64089.1426942705" calcext:value-type="float">
            <text:p><text:s/>$64 089 </text:p>
          </table:table-cell>
          <table:table-cell table:style-name="ce61" table:formula="of:=SUM([.AB50:.AB53])" office:value-type="float" office:value="65681.7578902231" calcext:value-type="float">
            <text:p><text:s/>$65 682 </text:p>
          </table:table-cell>
          <table:table-cell table:style-name="ce61" table:formula="of:=SUM([.AC50:.AC53])" office:value-type="float" office:value="0" calcext:value-type="float">
            <text:p><text:s/>$- <text:s text:c="2"/></text:p>
          </table:table-cell>
          <table:table-cell table:style-name="ce61" table:formula="of:=SUM([.AD50:.AD53])" office:value-type="float" office:value="0" calcext:value-type="float">
            <text:p><text:s/>$- <text:s text:c="2"/></text:p>
          </table:table-cell>
          <table:table-cell table:style-name="ce61" table:formula="of:=SUM([.AE50:.AE53])" office:value-type="float" office:value="0" calcext:value-type="float">
            <text:p><text:s/>$- <text:s text:c="2"/></text:p>
          </table:table-cell>
          <table:table-cell table:style-name="ce61" table:formula="of:=SUM([.AF50:.AF53])" office:value-type="float" office:value="0" calcext:value-type="float">
            <text:p><text:s/>$- <text:s text:c="2"/></text:p>
          </table:table-cell>
          <table:table-cell table:style-name="ce61" table:formula="of:=SUM([.AG50:.AG53])" office:value-type="float" office:value="0" calcext:value-type="float">
            <text:p><text:s/>$- <text:s text:c="2"/></text:p>
          </table:table-cell>
          <table:table-cell table:number-columns-repeated="991"/>
        </table:table-row>
        <table:table-row table:style-name="ro4">
          <table:table-cell table:style-name="ce23" office:value-type="string" calcext:value-type="string">
            <text:p>Replace Inverter?</text:p>
          </table:table-cell>
          <table:table-cell table:style-name="ce64"/>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Yes" calcext:value-type="string">
            <text:p><text:s/>Yes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Yes" calcext:value-type="string">
            <text:p><text:s/>Yes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Yes" calcext:value-type="string">
            <text:p><text:s/>Yes </text:p>
          </table:table-cell>
          <table:table-cell table:style-name="ce147" table:number-columns-repeated="991"/>
        </table:table-row>
        <table:table-row table:style-name="ro4">
          <table:table-cell table:style-name="ce20" office:value-type="string" calcext:value-type="string">
            <text:p>Operations &amp; Maintenance Costs</text:p>
          </table:table-cell>
          <table:table-cell/>
          <table:table-cell table:style-name="ce61"/>
          <table:table-cell table:style-name="ce61" table:formula="of:=IF(ProjectYear&lt;=projectlife;-OpCost_Yr*(1+OpCostAdj_Yr)^(ProjectYear-1);0)" office:value-type="float" office:value="-3518" calcext:value-type="float">
            <text:p><text:s/>$(3 518)</text:p>
          </table:table-cell>
          <table:table-cell table:style-name="ce61" table:formula="of:=IF(ProjectYear&lt;=projectlife;-OpCost_Yr*(1+OpCostAdj_Yr)^(ProjectYear-1);0)" office:value-type="float" office:value="-3623.54" calcext:value-type="float">
            <text:p><text:s/>$(3 624)</text:p>
          </table:table-cell>
          <table:table-cell table:style-name="ce61" table:formula="of:=IF(ProjectYear&lt;=projectlife;-OpCost_Yr*(1+OpCostAdj_Yr)^(ProjectYear-1);0)" office:value-type="float" office:value="-3732.2462" calcext:value-type="float">
            <text:p><text:s/>$(3 732)</text:p>
          </table:table-cell>
          <table:table-cell table:style-name="ce61" table:formula="of:=IF(ProjectYear&lt;=projectlife;-OpCost_Yr*(1+OpCostAdj_Yr)^(ProjectYear-1);0)" office:value-type="float" office:value="-3844.213586" calcext:value-type="float">
            <text:p><text:s/>$(3 844)</text:p>
          </table:table-cell>
          <table:table-cell table:style-name="ce61" table:formula="of:=IF(ProjectYear&lt;=projectlife;-OpCost_Yr*(1+OpCostAdj_Yr)^(ProjectYear-1);0)" office:value-type="float" office:value="-3959.53999358" calcext:value-type="float">
            <text:p><text:s/>$(3 960)</text:p>
          </table:table-cell>
          <table:table-cell table:style-name="ce61" table:formula="of:=IF(ProjectYear&lt;=projectlife;-OpCost_Yr*(1+OpCostAdj_Yr)^(ProjectYear-1);0)" office:value-type="float" office:value="-4078.3261933874" calcext:value-type="float">
            <text:p><text:s/>$(4 078)</text:p>
          </table:table-cell>
          <table:table-cell table:style-name="ce61" table:formula="of:=IF(ProjectYear&lt;=projectlife;-OpCost_Yr*(1+OpCostAdj_Yr)^(ProjectYear-1);0)" office:value-type="float" office:value="-4200.67597918902" calcext:value-type="float">
            <text:p><text:s/>$(4 201)</text:p>
          </table:table-cell>
          <table:table-cell table:style-name="ce61" table:formula="of:=IF(ProjectYear&lt;=projectlife;-OpCost_Yr*(1+OpCostAdj_Yr)^(ProjectYear-1);0)" office:value-type="float" office:value="-4326.69625856469" calcext:value-type="float">
            <text:p><text:s/>$(4 327)</text:p>
          </table:table-cell>
          <table:table-cell table:style-name="ce61" table:formula="of:=IF(ProjectYear&lt;=projectlife;-OpCost_Yr*(1+OpCostAdj_Yr)^(ProjectYear-1);0)" office:value-type="float" office:value="-4456.49714632163" calcext:value-type="float">
            <text:p><text:s/>$(4 456)</text:p>
          </table:table-cell>
          <table:table-cell table:style-name="ce61" table:formula="of:=IF(ProjectYear&lt;=projectlife;-OpCost_Yr*(1+OpCostAdj_Yr)^(ProjectYear-1);0)" office:value-type="float" office:value="-4590.19206071128" calcext:value-type="float">
            <text:p><text:s/>$(4 590)</text:p>
          </table:table-cell>
          <table:table-cell table:style-name="ce61" table:formula="of:=IF(ProjectYear&lt;=projectlife;-OpCost_Yr*(1+OpCostAdj_Yr)^(ProjectYear-1);0)" office:value-type="float" office:value="-4727.89782253262" calcext:value-type="float">
            <text:p><text:s/>$(4 728)</text:p>
          </table:table-cell>
          <table:table-cell table:style-name="ce61" table:formula="of:=IF(ProjectYear&lt;=projectlife;-OpCost_Yr*(1+OpCostAdj_Yr)^(ProjectYear-1);0)" office:value-type="float" office:value="-4869.7347572086" calcext:value-type="float">
            <text:p><text:s/>$(4 870)</text:p>
          </table:table-cell>
          <table:table-cell table:style-name="ce61" table:formula="of:=IF(ProjectYear&lt;=projectlife;-OpCost_Yr*(1+OpCostAdj_Yr)^(ProjectYear-1);0)" office:value-type="float" office:value="-5015.82679992486" calcext:value-type="float">
            <text:p><text:s/>$(5 016)</text:p>
          </table:table-cell>
          <table:table-cell table:style-name="ce61" table:formula="of:=IF(ProjectYear&lt;=projectlife;-OpCost_Yr*(1+OpCostAdj_Yr)^(ProjectYear-1);0)" office:value-type="float" office:value="-5166.30160392261" calcext:value-type="float">
            <text:p><text:s/>$(5 166)</text:p>
          </table:table-cell>
          <table:table-cell table:style-name="ce61" table:formula="of:=IF(ProjectYear&lt;=projectlife;-OpCost_Yr*(1+OpCostAdj_Yr)^(ProjectYear-1);0)" office:value-type="float" office:value="-5321.29065204028" calcext:value-type="float">
            <text:p><text:s/>$(5 321)</text:p>
          </table:table-cell>
          <table:table-cell table:style-name="ce61" table:formula="of:=IF(ProjectYear&lt;=projectlife;-OpCost_Yr*(1+OpCostAdj_Yr)^(ProjectYear-1);0)" office:value-type="float" office:value="-5480.92937160149" calcext:value-type="float">
            <text:p><text:s/>$(5 481)</text:p>
          </table:table-cell>
          <table:table-cell table:style-name="ce61" table:formula="of:=IF(ProjectYear&lt;=projectlife;-OpCost_Yr*(1+OpCostAdj_Yr)^(ProjectYear-1);0)" office:value-type="float" office:value="-5645.35725274954" calcext:value-type="float">
            <text:p><text:s/>$(5 645)</text:p>
          </table:table-cell>
          <table:table-cell table:style-name="ce61" table:formula="of:=IF(ProjectYear&lt;=projectlife;-OpCost_Yr*(1+OpCostAdj_Yr)^(ProjectYear-1);0)" office:value-type="float" office:value="-5814.71797033202" calcext:value-type="float">
            <text:p><text:s/>$(5 815)</text:p>
          </table:table-cell>
          <table:table-cell table:style-name="ce61" table:formula="of:=IF(ProjectYear&lt;=projectlife;-OpCost_Yr*(1+OpCostAdj_Yr)^(ProjectYear-1);0)" office:value-type="float" office:value="-5989.15950944198" calcext:value-type="float">
            <text:p><text:s/>$(5 989)</text:p>
          </table:table-cell>
          <table:table-cell table:style-name="ce61" table:formula="of:=IF(ProjectYear&lt;=projectlife;-OpCost_Yr*(1+OpCostAdj_Yr)^(ProjectYear-1);0)" office:value-type="float" office:value="-6168.83429472524" calcext:value-type="float">
            <text:p><text:s/>$(6 169)</text:p>
          </table:table-cell>
          <table:table-cell table:style-name="ce61" table:formula="of:=IF(ProjectYear&lt;=projectlife;-OpCost_Yr*(1+OpCostAdj_Yr)^(ProjectYear-1);0)" office:value-type="float" office:value="-6353.899323567" calcext:value-type="float">
            <text:p><text:s/>$(6 354)</text:p>
          </table:table-cell>
          <table:table-cell table:style-name="ce61" table:formula="of:=IF(ProjectYear&lt;=projectlife;-OpCost_Yr*(1+OpCostAdj_Yr)^(ProjectYear-1);0)" office:value-type="float" office:value="-6544.51630327401" calcext:value-type="float">
            <text:p><text:s/>$(6 545)</text:p>
          </table:table-cell>
          <table:table-cell table:style-name="ce61" table:formula="of:=IF(ProjectYear&lt;=projectlife;-OpCost_Yr*(1+OpCostAdj_Yr)^(ProjectYear-1);0)" office:value-type="float" office:value="-6740.85179237223" calcext:value-type="float">
            <text:p><text:s/>$(6 741)</text:p>
          </table:table-cell>
          <table:table-cell table:style-name="ce61" table:formula="of:=IF(ProjectYear&lt;=projectlife;-OpCost_Yr*(1+OpCostAdj_Yr)^(ProjectYear-1);0)" office:value-type="float" office:value="-6943.0773461434" calcext:value-type="float">
            <text:p><text:s/>$(6 943)</text:p>
          </table:table-cell>
          <table:table-cell table:style-name="ce61" table:formula="of:=IF(ProjectYear&lt;=projectlife;-OpCost_Yr*(1+OpCostAdj_Yr)^(ProjectYear-1);0)" office:value-type="float" office:value="-7151.3696665277" calcext:value-type="float">
            <text:p><text:s/>$(7 151)</text:p>
          </table:table-cell>
          <table:table-cell table:style-name="ce61" table:formula="of:=IF(ProjectYear&lt;=projectlife;-OpCost_Yr*(1+OpCostAdj_Yr)^(ProjectYear-1);0)" office:value-type="float" office:value="0" calcext:value-type="float">
            <text:p><text:s/>$- <text:s text:c="2"/></text:p>
          </table:table-cell>
          <table:table-cell table:style-name="ce61" table:formula="of:=IF(ProjectYear&lt;=projectlife;-OpCost_Yr*(1+OpCostAdj_Yr)^(ProjectYear-1);0)" office:value-type="float" office:value="0" calcext:value-type="float">
            <text:p><text:s/>$- <text:s text:c="2"/></text:p>
          </table:table-cell>
          <table:table-cell table:style-name="ce61" table:formula="of:=IF(ProjectYear&lt;=projectlife;-OpCost_Yr*(1+OpCostAdj_Yr)^(ProjectYear-1);0)" office:value-type="float" office:value="0" calcext:value-type="float">
            <text:p><text:s/>$- <text:s text:c="2"/></text:p>
          </table:table-cell>
          <table:table-cell table:style-name="ce61" table:formula="of:=IF(ProjectYear&lt;=projectlife;-OpCost_Yr*(1+OpCostAdj_Yr)^(ProjectYear-1);0)" office:value-type="float" office:value="0" calcext:value-type="float">
            <text:p><text:s/>$- <text:s text:c="2"/></text:p>
          </table:table-cell>
          <table:table-cell table:style-name="ce61" table:formula="of:=IF(ProjectYear&lt;=projectlife;-OpCost_Yr*(1+OpCostAdj_Yr)^(ProjectYear-1);0)" office:value-type="float" office:value="0" calcext:value-type="float">
            <text:p><text:s/>$- <text:s text:c="2"/></text:p>
          </table:table-cell>
          <table:table-cell table:number-columns-repeated="991"/>
        </table:table-row>
        <table:table-row table:style-name="ro4">
          <table:table-cell table:style-name="ce21" office:value-type="string" calcext:value-type="string">
            <text:p>Inverter Replacement Cost</text:p>
          </table:table-cell>
          <table:table-cell table:style-name="ce62" table:number-columns-repeated="2"/>
          <table:table-cell table:style-name="ce62" table:formula="of:=IF(ProjectYear&lt;=projectlife;IF([.D$55]=&quot;Yes&quot;;-InverterReplaceCost*SystemSize;0);0)" office:value-type="float" office:value="0" calcext:value-type="float">
            <text:p><text:s/>$- <text:s text:c="2"/></text:p>
          </table:table-cell>
          <table:table-cell table:style-name="ce62" table:formula="of:=IF(ProjectYear&lt;=projectlife;IF([.E$55]=&quot;Yes&quot;;-InverterReplaceCost*SystemSize;0);0)" office:value-type="float" office:value="0" calcext:value-type="float">
            <text:p><text:s/>$- <text:s text:c="2"/></text:p>
          </table:table-cell>
          <table:table-cell table:style-name="ce62" table:formula="of:=IF(ProjectYear&lt;=projectlife;IF([.F$55]=&quot;Yes&quot;;-InverterReplaceCost*SystemSize;0);0)" office:value-type="float" office:value="0" calcext:value-type="float">
            <text:p><text:s/>$- <text:s text:c="2"/></text:p>
          </table:table-cell>
          <table:table-cell table:style-name="ce62" table:formula="of:=IF(ProjectYear&lt;=projectlife;IF([.G$55]=&quot;Yes&quot;;-InverterReplaceCost*SystemSize;0);0)" office:value-type="float" office:value="0" calcext:value-type="float">
            <text:p><text:s/>$- <text:s text:c="2"/></text:p>
          </table:table-cell>
          <table:table-cell table:style-name="ce62" table:formula="of:=IF(ProjectYear&lt;=projectlife;IF([.H$55]=&quot;Yes&quot;;-InverterReplaceCost*SystemSize;0);0)" office:value-type="float" office:value="0" calcext:value-type="float">
            <text:p><text:s/>$- <text:s text:c="2"/></text:p>
          </table:table-cell>
          <table:table-cell table:style-name="ce62" table:formula="of:=IF(ProjectYear&lt;=projectlife;IF([.I$55]=&quot;Yes&quot;;-InverterReplaceCost*SystemSize;0);0)" office:value-type="float" office:value="0" calcext:value-type="float">
            <text:p><text:s/>$- <text:s text:c="2"/></text:p>
          </table:table-cell>
          <table:table-cell table:style-name="ce62" table:formula="of:=IF(ProjectYear&lt;=projectlife;IF([.J$55]=&quot;Yes&quot;;-InverterReplaceCost*SystemSize;0);0)" office:value-type="float" office:value="0" calcext:value-type="float">
            <text:p><text:s/>$- <text:s text:c="2"/></text:p>
          </table:table-cell>
          <table:table-cell table:style-name="ce62" table:formula="of:=IF(ProjectYear&lt;=projectlife;IF([.K$55]=&quot;Yes&quot;;-InverterReplaceCost*SystemSize;0);0)" office:value-type="float" office:value="0" calcext:value-type="float">
            <text:p><text:s/>$- <text:s text:c="2"/></text:p>
          </table:table-cell>
          <table:table-cell table:style-name="ce62" table:formula="of:=IF(ProjectYear&lt;=projectlife;IF([.L$55]=&quot;Yes&quot;;-InverterReplaceCost*SystemSize;0);0)" office:value-type="float" office:value="0" calcext:value-type="float">
            <text:p><text:s/>$- <text:s text:c="2"/></text:p>
          </table:table-cell>
          <table:table-cell table:style-name="ce62" table:formula="of:=IF(ProjectYear&lt;=projectlife;IF([.M$55]=&quot;Yes&quot;;-InverterReplaceCost*SystemSize;0);0)" office:value-type="float" office:value="-60000" calcext:value-type="float">
            <text:p><text:s/>$(60 000)</text:p>
          </table:table-cell>
          <table:table-cell table:style-name="ce62" table:formula="of:=IF(ProjectYear&lt;=projectlife;IF([.N$55]=&quot;Yes&quot;;-InverterReplaceCost*SystemSize;0);0)" office:value-type="float" office:value="0" calcext:value-type="float">
            <text:p><text:s/>$- <text:s text:c="2"/></text:p>
          </table:table-cell>
          <table:table-cell table:style-name="ce62" table:formula="of:=IF(ProjectYear&lt;=projectlife;IF([.O$55]=&quot;Yes&quot;;-InverterReplaceCost*SystemSize;0);0)" office:value-type="float" office:value="0" calcext:value-type="float">
            <text:p><text:s/>$- <text:s text:c="2"/></text:p>
          </table:table-cell>
          <table:table-cell table:style-name="ce62" table:formula="of:=IF(ProjectYear&lt;=projectlife;IF([.P$55]=&quot;Yes&quot;;-InverterReplaceCost*SystemSize;0);0)" office:value-type="float" office:value="0" calcext:value-type="float">
            <text:p><text:s/>$- <text:s text:c="2"/></text:p>
          </table:table-cell>
          <table:table-cell table:style-name="ce62" table:formula="of:=IF(ProjectYear&lt;=projectlife;IF([.Q$55]=&quot;Yes&quot;;-InverterReplaceCost*SystemSize;0);0)" office:value-type="float" office:value="0" calcext:value-type="float">
            <text:p><text:s/>$- <text:s text:c="2"/></text:p>
          </table:table-cell>
          <table:table-cell table:style-name="ce62" table:formula="of:=IF(ProjectYear&lt;=projectlife;IF([.R$55]=&quot;Yes&quot;;-InverterReplaceCost*SystemSize;0);0)" office:value-type="float" office:value="0" calcext:value-type="float">
            <text:p><text:s/>$- <text:s text:c="2"/></text:p>
          </table:table-cell>
          <table:table-cell table:style-name="ce62" table:formula="of:=IF(ProjectYear&lt;=projectlife;IF([.S$55]=&quot;Yes&quot;;-InverterReplaceCost*SystemSize;0);0)" office:value-type="float" office:value="0" calcext:value-type="float">
            <text:p><text:s/>$- <text:s text:c="2"/></text:p>
          </table:table-cell>
          <table:table-cell table:style-name="ce62" table:formula="of:=IF(ProjectYear&lt;=projectlife;IF([.T$55]=&quot;Yes&quot;;-InverterReplaceCost*SystemSize;0);0)" office:value-type="float" office:value="0" calcext:value-type="float">
            <text:p><text:s/>$- <text:s text:c="2"/></text:p>
          </table:table-cell>
          <table:table-cell table:style-name="ce62" table:formula="of:=IF(ProjectYear&lt;=projectlife;IF([.U$55]=&quot;Yes&quot;;-InverterReplaceCost*SystemSize;0);0)" office:value-type="float" office:value="0" calcext:value-type="float">
            <text:p><text:s/>$- <text:s text:c="2"/></text:p>
          </table:table-cell>
          <table:table-cell table:style-name="ce62" table:formula="of:=IF(ProjectYear&lt;=projectlife;IF([.V$55]=&quot;Yes&quot;;-InverterReplaceCost*SystemSize;0);0)" office:value-type="float" office:value="0" calcext:value-type="float">
            <text:p><text:s/>$- <text:s text:c="2"/></text:p>
          </table:table-cell>
          <table:table-cell table:style-name="ce62" table:formula="of:=IF(ProjectYear&lt;=projectlife;IF([.W$55]=&quot;Yes&quot;;-InverterReplaceCost*SystemSize;0);0)" office:value-type="float" office:value="-60000" calcext:value-type="float">
            <text:p><text:s/>$(60 000)</text:p>
          </table:table-cell>
          <table:table-cell table:style-name="ce62" table:formula="of:=IF(ProjectYear&lt;=projectlife;IF([.X$55]=&quot;Yes&quot;;-InverterReplaceCost*SystemSize;0);0)" office:value-type="float" office:value="0" calcext:value-type="float">
            <text:p><text:s/>$- <text:s text:c="2"/></text:p>
          </table:table-cell>
          <table:table-cell table:style-name="ce62" table:formula="of:=IF(ProjectYear&lt;=projectlife;IF([.Y$55]=&quot;Yes&quot;;-InverterReplaceCost*SystemSize;0);0)" office:value-type="float" office:value="0" calcext:value-type="float">
            <text:p><text:s/>$- <text:s text:c="2"/></text:p>
          </table:table-cell>
          <table:table-cell table:style-name="ce62" table:formula="of:=IF(ProjectYear&lt;=projectlife;IF([.Z$55]=&quot;Yes&quot;;-InverterReplaceCost*SystemSize;0);0)" office:value-type="float" office:value="0" calcext:value-type="float">
            <text:p><text:s/>$- <text:s text:c="2"/></text:p>
          </table:table-cell>
          <table:table-cell table:style-name="ce62" table:formula="of:=IF(ProjectYear&lt;=projectlife;IF([.AA$55]=&quot;Yes&quot;;-InverterReplaceCost*SystemSize;0);0)" office:value-type="float" office:value="0" calcext:value-type="float">
            <text:p><text:s/>$- <text:s text:c="2"/></text:p>
          </table:table-cell>
          <table:table-cell table:style-name="ce62" table:formula="of:=IF(ProjectYear&lt;=projectlife;IF([.AB$55]=&quot;Yes&quot;;-InverterReplaceCost*SystemSize;0);0)" office:value-type="float" office:value="0" calcext:value-type="float">
            <text:p><text:s/>$- <text:s text:c="2"/></text:p>
          </table:table-cell>
          <table:table-cell table:style-name="ce62" table:formula="of:=IF(ProjectYear&lt;=projectlife;IF([.AC$55]=&quot;Yes&quot;;-InverterReplaceCost*SystemSize;0);0)" office:value-type="float" office:value="0" calcext:value-type="float">
            <text:p><text:s/>$- <text:s text:c="2"/></text:p>
          </table:table-cell>
          <table:table-cell table:style-name="ce62" table:formula="of:=IF(ProjectYear&lt;=projectlife;IF([.AD$55]=&quot;Yes&quot;;-InverterReplaceCost*SystemSize;0);0)" office:value-type="float" office:value="0" calcext:value-type="float">
            <text:p><text:s/>$- <text:s text:c="2"/></text:p>
          </table:table-cell>
          <table:table-cell table:style-name="ce62" table:formula="of:=IF(ProjectYear&lt;=projectlife;IF([.AE$55]=&quot;Yes&quot;;-InverterReplaceCost*SystemSize;0);0)" office:value-type="float" office:value="0" calcext:value-type="float">
            <text:p><text:s/>$- <text:s text:c="2"/></text:p>
          </table:table-cell>
          <table:table-cell table:style-name="ce62" table:formula="of:=IF(ProjectYear&lt;=projectlife;IF([.AF$55]=&quot;Yes&quot;;-InverterReplaceCost*SystemSize;0);0)" office:value-type="float" office:value="0" calcext:value-type="float">
            <text:p><text:s/>$- <text:s text:c="2"/></text:p>
          </table:table-cell>
          <table:table-cell table:style-name="ce62" table:formula="of:=IF(ProjectYear&lt;=projectlife;IF([.AG$55]=&quot;Yes&quot;;-InverterReplaceCost*SystemSize;0);0)" office:value-type="float" office:value="0" calcext:value-type="float">
            <text:p><text:s/>$- <text:s text:c="2"/></text:p>
          </table:table-cell>
          <table:table-cell table:number-columns-repeated="991"/>
        </table:table-row>
        <table:table-row table:style-name="ro4">
          <table:table-cell table:style-name="ce22" office:value-type="string" calcext:value-type="string">
            <text:p>Total Operating Expenses</text:p>
          </table:table-cell>
          <table:table-cell/>
          <table:table-cell table:style-name="ce61" table:formula="of:=[.C56]+[.C57]" office:value-type="float" office:value="0" calcext:value-type="float">
            <text:p><text:s/>$- <text:s text:c="2"/></text:p>
          </table:table-cell>
          <table:table-cell table:style-name="ce61" table:formula="of:=[.D56]+[.D57]" office:value-type="float" office:value="-3518" calcext:value-type="float">
            <text:p><text:s/>$(3 518)</text:p>
          </table:table-cell>
          <table:table-cell table:style-name="ce61" table:formula="of:=[.E56]+[.E57]" office:value-type="float" office:value="-3623.54" calcext:value-type="float">
            <text:p><text:s/>$(3 624)</text:p>
          </table:table-cell>
          <table:table-cell table:style-name="ce61" table:formula="of:=[.F56]+[.F57]" office:value-type="float" office:value="-3732.2462" calcext:value-type="float">
            <text:p><text:s/>$(3 732)</text:p>
          </table:table-cell>
          <table:table-cell table:style-name="ce61" table:formula="of:=[.G56]+[.G57]" office:value-type="float" office:value="-3844.213586" calcext:value-type="float">
            <text:p><text:s/>$(3 844)</text:p>
          </table:table-cell>
          <table:table-cell table:style-name="ce61" table:formula="of:=[.H56]+[.H57]" office:value-type="float" office:value="-3959.53999358" calcext:value-type="float">
            <text:p><text:s/>$(3 960)</text:p>
          </table:table-cell>
          <table:table-cell table:style-name="ce61" table:formula="of:=[.I56]+[.I57]" office:value-type="float" office:value="-4078.3261933874" calcext:value-type="float">
            <text:p><text:s/>$(4 078)</text:p>
          </table:table-cell>
          <table:table-cell table:style-name="ce61" table:formula="of:=[.J56]+[.J57]" office:value-type="float" office:value="-4200.67597918902" calcext:value-type="float">
            <text:p><text:s/>$(4 201)</text:p>
          </table:table-cell>
          <table:table-cell table:style-name="ce61" table:formula="of:=[.K56]+[.K57]" office:value-type="float" office:value="-4326.69625856469" calcext:value-type="float">
            <text:p><text:s/>$(4 327)</text:p>
          </table:table-cell>
          <table:table-cell table:style-name="ce61" table:formula="of:=[.L56]+[.L57]" office:value-type="float" office:value="-4456.49714632163" calcext:value-type="float">
            <text:p><text:s/>$(4 456)</text:p>
          </table:table-cell>
          <table:table-cell table:style-name="ce61" table:formula="of:=[.M56]+[.M57]" office:value-type="float" office:value="-64590.1920607113" calcext:value-type="float">
            <text:p><text:s/>$(64 590)</text:p>
          </table:table-cell>
          <table:table-cell table:style-name="ce61" table:formula="of:=[.N56]+[.N57]" office:value-type="float" office:value="-4727.89782253262" calcext:value-type="float">
            <text:p><text:s/>$(4 728)</text:p>
          </table:table-cell>
          <table:table-cell table:style-name="ce61" table:formula="of:=[.O56]+[.O57]" office:value-type="float" office:value="-4869.7347572086" calcext:value-type="float">
            <text:p><text:s/>$(4 870)</text:p>
          </table:table-cell>
          <table:table-cell table:style-name="ce61" table:formula="of:=[.P56]+[.P57]" office:value-type="float" office:value="-5015.82679992486" calcext:value-type="float">
            <text:p><text:s/>$(5 016)</text:p>
          </table:table-cell>
          <table:table-cell table:style-name="ce61" table:formula="of:=[.Q56]+[.Q57]" office:value-type="float" office:value="-5166.30160392261" calcext:value-type="float">
            <text:p><text:s/>$(5 166)</text:p>
          </table:table-cell>
          <table:table-cell table:style-name="ce61" table:formula="of:=[.R56]+[.R57]" office:value-type="float" office:value="-5321.29065204028" calcext:value-type="float">
            <text:p><text:s/>$(5 321)</text:p>
          </table:table-cell>
          <table:table-cell table:style-name="ce61" table:formula="of:=[.S56]+[.S57]" office:value-type="float" office:value="-5480.92937160149" calcext:value-type="float">
            <text:p><text:s/>$(5 481)</text:p>
          </table:table-cell>
          <table:table-cell table:style-name="ce61" table:formula="of:=[.T56]+[.T57]" office:value-type="float" office:value="-5645.35725274954" calcext:value-type="float">
            <text:p><text:s/>$(5 645)</text:p>
          </table:table-cell>
          <table:table-cell table:style-name="ce61" table:formula="of:=[.U56]+[.U57]" office:value-type="float" office:value="-5814.71797033202" calcext:value-type="float">
            <text:p><text:s/>$(5 815)</text:p>
          </table:table-cell>
          <table:table-cell table:style-name="ce61" table:formula="of:=[.V56]+[.V57]" office:value-type="float" office:value="-5989.15950944198" calcext:value-type="float">
            <text:p><text:s/>$(5 989)</text:p>
          </table:table-cell>
          <table:table-cell table:style-name="ce61" table:formula="of:=[.W56]+[.W57]" office:value-type="float" office:value="-66168.8342947252" calcext:value-type="float">
            <text:p><text:s/>$(66 169)</text:p>
          </table:table-cell>
          <table:table-cell table:style-name="ce61" table:formula="of:=[.X56]+[.X57]" office:value-type="float" office:value="-6353.899323567" calcext:value-type="float">
            <text:p><text:s/>$(6 354)</text:p>
          </table:table-cell>
          <table:table-cell table:style-name="ce61" table:formula="of:=[.Y56]+[.Y57]" office:value-type="float" office:value="-6544.51630327401" calcext:value-type="float">
            <text:p><text:s/>$(6 545)</text:p>
          </table:table-cell>
          <table:table-cell table:style-name="ce61" table:formula="of:=[.Z56]+[.Z57]" office:value-type="float" office:value="-6740.85179237223" calcext:value-type="float">
            <text:p><text:s/>$(6 741)</text:p>
          </table:table-cell>
          <table:table-cell table:style-name="ce61" table:formula="of:=[.AA56]+[.AA57]" office:value-type="float" office:value="-6943.0773461434" calcext:value-type="float">
            <text:p><text:s/>$(6 943)</text:p>
          </table:table-cell>
          <table:table-cell table:style-name="ce61" table:formula="of:=[.AB56]+[.AB57]" office:value-type="float" office:value="-7151.3696665277" calcext:value-type="float">
            <text:p><text:s/>$(7 151)</text:p>
          </table:table-cell>
          <table:table-cell table:style-name="ce61" table:formula="of:=[.AC56]+[.AC57]" office:value-type="float" office:value="0" calcext:value-type="float">
            <text:p><text:s/>$- <text:s text:c="2"/></text:p>
          </table:table-cell>
          <table:table-cell table:style-name="ce61" table:formula="of:=[.AD56]+[.AD57]" office:value-type="float" office:value="0" calcext:value-type="float">
            <text:p><text:s/>$- <text:s text:c="2"/></text:p>
          </table:table-cell>
          <table:table-cell table:style-name="ce61" table:formula="of:=[.AE56]+[.AE57]" office:value-type="float" office:value="0" calcext:value-type="float">
            <text:p><text:s/>$- <text:s text:c="2"/></text:p>
          </table:table-cell>
          <table:table-cell table:style-name="ce61" table:formula="of:=[.AF56]+[.AF57]" office:value-type="float" office:value="0" calcext:value-type="float">
            <text:p><text:s/>$- <text:s text:c="2"/></text:p>
          </table:table-cell>
          <table:table-cell table:style-name="ce61" table:formula="of:=[.AG56]+[.AG57]" office:value-type="float" office:value="0" calcext:value-type="float">
            <text:p><text:s/>$- <text:s text:c="2"/></text:p>
          </table:table-cell>
          <table:table-cell table:number-columns-repeated="991"/>
        </table:table-row>
        <table:table-row table:style-name="ro4">
          <table:table-cell table:style-name="ce22" office:value-type="string" calcext:value-type="string">
            <text:p>EBITDA</text:p>
          </table:table-cell>
          <table:table-cell/>
          <table:table-cell table:style-name="ce61" table:formula="of:=[.C54]+[.C58]" office:value-type="float" office:value="0" calcext:value-type="float">
            <text:p><text:s/>$- <text:s text:c="2"/></text:p>
          </table:table-cell>
          <table:table-cell table:style-name="ce61" table:formula="of:=[.D54]+[.D58]" office:value-type="float" office:value="97835.2" calcext:value-type="float">
            <text:p><text:s/>$97 835 </text:p>
          </table:table-cell>
          <table:table-cell table:style-name="ce61" table:formula="of:=[.E54]+[.E58]" office:value-type="float" office:value="98310.67576" calcext:value-type="float">
            <text:p><text:s/>$98 311 </text:p>
          </table:table-cell>
          <table:table-cell table:style-name="ce61" table:formula="of:=[.F54]+[.F58]" office:value-type="float" office:value="98807.111617936" calcext:value-type="float">
            <text:p><text:s/>$98 807 </text:p>
          </table:table-cell>
          <table:table-cell table:style-name="ce61" table:formula="of:=[.G54]+[.G58]" office:value-type="float" office:value="99324.9636860302" calcext:value-type="float">
            <text:p><text:s/>$99 325 </text:p>
          </table:table-cell>
          <table:table-cell table:style-name="ce61" table:formula="of:=[.H54]+[.H58]" office:value-type="float" office:value="99864.6991639171" calcext:value-type="float">
            <text:p><text:s/>$99 865 </text:p>
          </table:table-cell>
          <table:table-cell table:style-name="ce61" table:formula="of:=[.I54]+[.I58]" office:value-type="float" office:value="100426.796598279" calcext:value-type="float">
            <text:p><text:s/>$100 427 </text:p>
          </table:table-cell>
          <table:table-cell table:style-name="ce61" table:formula="of:=[.J54]+[.J58]" office:value-type="float" office:value="101011.7461485" calcext:value-type="float">
            <text:p><text:s/>$101 012 </text:p>
          </table:table-cell>
          <table:table-cell table:style-name="ce61" table:formula="of:=[.K54]+[.K58]" office:value-type="float" office:value="101620.049858475" calcext:value-type="float">
            <text:p><text:s/>$101 620 </text:p>
          </table:table-cell>
          <table:table-cell table:style-name="ce61" table:formula="of:=[.L54]+[.L58]" office:value-type="float" office:value="102252.221934706" calcext:value-type="float">
            <text:p><text:s/>$102 252 </text:p>
          </table:table-cell>
          <table:table-cell table:style-name="ce61" table:formula="of:=[.M54]+[.M58]" office:value-type="float" office:value="42908.7890308441" calcext:value-type="float">
            <text:p><text:s/>$42 909 </text:p>
          </table:table-cell>
          <table:table-cell table:style-name="ce61" table:formula="of:=[.N54]+[.N58]" office:value-type="float" office:value="41852.2101940637" calcext:value-type="float">
            <text:p><text:s/>$41 852 </text:p>
          </table:table-cell>
          <table:table-cell table:style-name="ce61" table:formula="of:=[.O54]+[.O58]" office:value-type="float" office:value="42867.8889436001" calcext:value-type="float">
            <text:p><text:s/>$42 868 </text:p>
          </table:table-cell>
          <table:table-cell table:style-name="ce61" table:formula="of:=[.P54]+[.P58]" office:value-type="float" office:value="43908.076849849" calcext:value-type="float">
            <text:p><text:s/>$43 908 </text:p>
          </table:table-cell>
          <table:table-cell table:style-name="ce61" table:formula="of:=[.Q54]+[.Q58]" office:value-type="float" office:value="44973.3610515481" calcext:value-type="float">
            <text:p><text:s/>$44 973 </text:p>
          </table:table-cell>
          <table:table-cell table:style-name="ce61" table:formula="of:=[.R54]+[.R58]" office:value-type="float" office:value="46064.3426204189" calcext:value-type="float">
            <text:p><text:s/>$46 064 </text:p>
          </table:table-cell>
          <table:table-cell table:style-name="ce61" table:formula="of:=[.S54]+[.S58]" office:value-type="float" office:value="47181.6368876783" calcext:value-type="float">
            <text:p><text:s/>$47 182 </text:p>
          </table:table-cell>
          <table:table-cell table:style-name="ce61" table:formula="of:=[.T54]+[.T58]" office:value-type="float" office:value="48325.8737780734" calcext:value-type="float">
            <text:p><text:s/>$48 326 </text:p>
          </table:table-cell>
          <table:table-cell table:style-name="ce61" table:formula="of:=[.U54]+[.U58]" office:value-type="float" office:value="49497.6981516068" calcext:value-type="float">
            <text:p><text:s/>$49 498 </text:p>
          </table:table-cell>
          <table:table-cell table:style-name="ce61" table:formula="of:=[.V54]+[.V58]" office:value-type="float" office:value="50697.770153127" calcext:value-type="float">
            <text:p><text:s/>$50 698 </text:p>
          </table:table-cell>
          <table:table-cell table:style-name="ce61" table:formula="of:=[.W54]+[.W58]" office:value-type="float" office:value="-8073.23443004138" calcext:value-type="float">
            <text:p><text:s/>$(8 073)</text:p>
          </table:table-cell>
          <table:table-cell table:style-name="ce61" table:formula="of:=[.X54]+[.X58]" office:value-type="float" office:value="53185.3761977543" calcext:value-type="float">
            <text:p><text:s/>$53 185 </text:p>
          </table:table-cell>
          <table:table-cell table:style-name="ce61" table:formula="of:=[.Y54]+[.Y58]" office:value-type="float" office:value="54474.3102147521" calcext:value-type="float">
            <text:p><text:s/>$54 474 </text:p>
          </table:table-cell>
          <table:table-cell table:style-name="ce61" table:formula="of:=[.Z54]+[.Z58]" office:value-type="float" office:value="55794.2925646268" calcext:value-type="float">
            <text:p><text:s/>$55 794 </text:p>
          </table:table-cell>
          <table:table-cell table:style-name="ce61" table:formula="of:=[.AA54]+[.AA58]" office:value-type="float" office:value="57146.0653481271" calcext:value-type="float">
            <text:p><text:s/>$57 146 </text:p>
          </table:table-cell>
          <table:table-cell table:style-name="ce61" table:formula="of:=[.AB54]+[.AB58]" office:value-type="float" office:value="58530.3882236954" calcext:value-type="float">
            <text:p><text:s/>$58 530 </text:p>
          </table:table-cell>
          <table:table-cell table:style-name="ce61" table:formula="of:=[.AC54]+[.AC58]" office:value-type="float" office:value="0" calcext:value-type="float">
            <text:p><text:s/>$- <text:s text:c="2"/></text:p>
          </table:table-cell>
          <table:table-cell table:style-name="ce61" table:formula="of:=[.AD54]+[.AD58]" office:value-type="float" office:value="0" calcext:value-type="float">
            <text:p><text:s/>$- <text:s text:c="2"/></text:p>
          </table:table-cell>
          <table:table-cell table:style-name="ce61" table:formula="of:=[.AE54]+[.AE58]" office:value-type="float" office:value="0" calcext:value-type="float">
            <text:p><text:s/>$- <text:s text:c="2"/></text:p>
          </table:table-cell>
          <table:table-cell table:style-name="ce61" table:formula="of:=[.AF54]+[.AF58]" office:value-type="float" office:value="0" calcext:value-type="float">
            <text:p><text:s/>$- <text:s text:c="2"/></text:p>
          </table:table-cell>
          <table:table-cell table:style-name="ce61" table:formula="of:=[.AG54]+[.AG58]" office:value-type="float" office:value="0" calcext:value-type="float">
            <text:p><text:s/>$- <text:s text:c="2"/></text:p>
          </table:table-cell>
          <table:table-cell table:number-columns-repeated="991"/>
        </table:table-row>
        <table:table-row table:style-name="ro4">
          <table:table-cell table:style-name="ce24" office:value-type="string" calcext:value-type="string">
            <text:p>Federal Depreciation Expense</text:p>
          </table:table-cell>
          <table:table-cell table:style-name="ce62" table:number-columns-repeated="2"/>
          <table:table-cell table:style-name="ce62" table:formula="of:=-(AssetBasis)*DEP_01" office:value-type="float" office:value="-187000" calcext:value-type="float">
            <text:p><text:s/>$(187 000)</text:p>
          </table:table-cell>
          <table:table-cell table:style-name="ce62" table:formula="of:=-(AssetBasis)*Dep_02" office:value-type="float" office:value="-299200" calcext:value-type="float">
            <text:p><text:s/>$(299 200)</text:p>
          </table:table-cell>
          <table:table-cell table:style-name="ce62" table:formula="of:=-(AssetBasis)*Dep_03" office:value-type="float" office:value="-179520" calcext:value-type="float">
            <text:p><text:s/>$(179 520)</text:p>
          </table:table-cell>
          <table:table-cell table:style-name="ce62" table:formula="of:=-(AssetBasis)*DEP_04" office:value-type="float" office:value="-107712" calcext:value-type="float">
            <text:p><text:s/>$(107 712)</text:p>
          </table:table-cell>
          <table:table-cell table:style-name="ce62" table:formula="of:=-(AssetBasis)*DEP_05" office:value-type="float" office:value="-107712" calcext:value-type="float">
            <text:p><text:s/>$(107 712)</text:p>
          </table:table-cell>
          <table:table-cell table:style-name="ce62" table:formula="of:=-(AssetBasis)*DEP_06" office:value-type="float" office:value="-53856" calcext:value-type="float">
            <text:p><text:s/>$(53 856)</text:p>
          </table:table-cell>
          <table:table-cell table:style-name="ce62" table:formula="of:=-(AssetBasis)*DEP_07" office:value-type="float" office:value="-0" calcext:value-type="float">
            <text:p><text:s/>$- <text:s text:c="2"/></text:p>
          </table:table-cell>
          <table:table-cell table:style-name="ce62" table:formula="of:=-(AssetBasis)*DEP_08" office:value-type="float" office:value="-0" calcext:value-type="float">
            <text:p><text:s/>$- <text:s text:c="2"/></text:p>
          </table:table-cell>
          <table:table-cell table:style-name="ce62" table:formula="of:=-(AssetBasis)*DEP_09" office:value-type="float" office:value="-0" calcext:value-type="float">
            <text:p><text:s/>$- <text:s text:c="2"/></text:p>
          </table:table-cell>
          <table:table-cell table:style-name="ce62" table:formula="of:=-(AssetBasis)*DEP_10" office:value-type="float" office:value="-0" calcext:value-type="float">
            <text:p><text:s/>$- <text:s text:c="2"/></text:p>
          </table:table-cell>
          <table:table-cell table:style-name="ce62" table:formula="of:=-(AssetBasis)*DEP_11" office:value-type="float" office:value="-0" calcext:value-type="float">
            <text:p><text:s/>$- <text:s text:c="2"/></text:p>
          </table:table-cell>
          <table:table-cell table:style-name="ce62" table:formula="of:=-(AssetBasis)*DEP_12" office:value-type="float" office:value="-0" calcext:value-type="float">
            <text:p><text:s/>$- <text:s text:c="2"/></text:p>
          </table:table-cell>
          <table:table-cell table:style-name="ce62" table:formula="of:=-(AssetBasis)*DEP_13" office:value-type="float" office:value="-0" calcext:value-type="float">
            <text:p><text:s/>$- <text:s text:c="2"/></text:p>
          </table:table-cell>
          <table:table-cell table:style-name="ce62" table:formula="of:=-(AssetBasis)*DEP_14" office:value-type="float" office:value="-0" calcext:value-type="float">
            <text:p><text:s/>$- <text:s text:c="2"/></text:p>
          </table:table-cell>
          <table:table-cell table:style-name="ce62" table:formula="of:=-(AssetBasis)*DEP_15" office:value-type="float" office:value="-0" calcext:value-type="float">
            <text:p><text:s/>$- <text:s text:c="2"/></text:p>
          </table:table-cell>
          <table:table-cell table:style-name="ce62" table:formula="of:=-(AssetBasis)*DEP_16" office:value-type="float" office:value="-0" calcext:value-type="float">
            <text:p><text:s/>$- <text:s text:c="2"/></text:p>
          </table:table-cell>
          <table:table-cell table:style-name="ce62" table:formula="of:=-(AssetBasis)*DEP_17" office:value-type="float" office:value="-0" calcext:value-type="float">
            <text:p><text:s/>$- <text:s text:c="2"/></text:p>
          </table:table-cell>
          <table:table-cell table:style-name="ce62" table:formula="of:=-(AssetBasis)*DEP_18" office:value-type="float" office:value="-0" calcext:value-type="float">
            <text:p><text:s/>$- <text:s text:c="2"/></text:p>
          </table:table-cell>
          <table:table-cell table:style-name="ce62" table:formula="of:=-(AssetBasis)*DEP_19" office:value-type="float" office:value="-0" calcext:value-type="float">
            <text:p><text:s/>$- <text:s text:c="2"/></text:p>
          </table:table-cell>
          <table:table-cell table:style-name="ce62" table:formula="of:=-(AssetBasis)*DEP_20" office:value-type="float" office:value="-0" calcext:value-type="float">
            <text:p><text:s/>$- <text:s text:c="2"/></text:p>
          </table:table-cell>
          <table:table-cell table:style-name="ce62" table:formula="of:=-(AssetBasis)*DEP_21" office:value-type="float" office:value="-0" calcext:value-type="float">
            <text:p><text:s/>$- <text:s text:c="2"/></text:p>
          </table:table-cell>
          <table:table-cell table:style-name="ce62" table:formula="of:=-(AssetBasis)*DEP_22" office:value-type="float" office:value="-0" calcext:value-type="float">
            <text:p><text:s/>$- <text:s text:c="2"/></text:p>
          </table:table-cell>
          <table:table-cell table:style-name="ce62" table:formula="of:=-(AssetBasis)*DEP_23" office:value-type="float" office:value="-0" calcext:value-type="float">
            <text:p><text:s/>$- <text:s text:c="2"/></text:p>
          </table:table-cell>
          <table:table-cell table:style-name="ce62" table:formula="of:=-(AssetBasis)*DEP_24" office:value-type="float" office:value="-0" calcext:value-type="float">
            <text:p><text:s/>$- <text:s text:c="2"/></text:p>
          </table:table-cell>
          <table:table-cell table:style-name="ce62" table:formula="of:=-(AssetBasis)*DEP_25" office:value-type="float" office:value="-0" calcext:value-type="float">
            <text:p><text:s/>$- <text:s text:c="2"/></text:p>
          </table:table-cell>
          <table:table-cell table:style-name="ce62" table:formula="of:=-(AssetBasis)*DEP_26" office:value-type="float" office:value="-0" calcext:value-type="float">
            <text:p><text:s/>$- <text:s text:c="2"/></text:p>
          </table:table-cell>
          <table:table-cell table:style-name="ce62" table:formula="of:=-(AssetBasis)*DEP_27" office:value-type="float" office:value="-0" calcext:value-type="float">
            <text:p><text:s/>$- <text:s text:c="2"/></text:p>
          </table:table-cell>
          <table:table-cell table:style-name="ce62" table:formula="of:=-(AssetBasis)*DEP_28" office:value-type="float" office:value="-0" calcext:value-type="float">
            <text:p><text:s/>$- <text:s text:c="2"/></text:p>
          </table:table-cell>
          <table:table-cell table:style-name="ce62" table:formula="of:=-(AssetBasis)*DEP_29" office:value-type="float" office:value="-0" calcext:value-type="float">
            <text:p><text:s/>$- <text:s text:c="2"/></text:p>
          </table:table-cell>
          <table:table-cell table:style-name="ce62" table:formula="of:=-(AssetBasis)*DEP_30" office:value-type="float" office:value="-0" calcext:value-type="float">
            <text:p><text:s/>$- <text:s text:c="2"/></text:p>
          </table:table-cell>
          <table:table-cell table:style-name="ce89" table:number-columns-repeated="991"/>
        </table:table-row>
        <table:table-row table:style-name="ro4">
          <table:table-cell table:style-name="ce25" office:value-type="string" calcext:value-type="string">
            <text:p>EBIT </text:p>
          </table:table-cell>
          <table:table-cell/>
          <table:table-cell table:style-name="ce61" table:formula="of:=SUM([.C59:.C60])" office:value-type="float" office:value="0" calcext:value-type="float">
            <text:p><text:s/>$- <text:s text:c="2"/></text:p>
          </table:table-cell>
          <table:table-cell table:style-name="ce61" table:formula="of:=SUM([.D59:.D60])" office:value-type="float" office:value="-89164.8" calcext:value-type="float">
            <text:p><text:s/>$(89 165)</text:p>
          </table:table-cell>
          <table:table-cell table:style-name="ce61" table:formula="of:=SUM([.E59:.E60])" office:value-type="float" office:value="-200889.32424" calcext:value-type="float">
            <text:p><text:s/>$(200 889)</text:p>
          </table:table-cell>
          <table:table-cell table:style-name="ce61" table:formula="of:=SUM([.F59:.F60])" office:value-type="float" office:value="-80712.888382064" calcext:value-type="float">
            <text:p><text:s/>$(80 713)</text:p>
          </table:table-cell>
          <table:table-cell table:style-name="ce61" table:formula="of:=SUM([.G59:.G60])" office:value-type="float" office:value="-8387.03631396979" calcext:value-type="float">
            <text:p><text:s/>$(8 387)</text:p>
          </table:table-cell>
          <table:table-cell table:style-name="ce61" table:formula="of:=SUM([.H59:.H60])" office:value-type="float" office:value="-7847.30083608293" calcext:value-type="float">
            <text:p><text:s/>$(7 847)</text:p>
          </table:table-cell>
          <table:table-cell table:style-name="ce61" table:formula="of:=SUM([.I59:.I60])" office:value-type="float" office:value="46570.7965982791" calcext:value-type="float">
            <text:p><text:s/>$46 571 </text:p>
          </table:table-cell>
          <table:table-cell table:style-name="ce61" table:formula="of:=SUM([.J59:.J60])" office:value-type="float" office:value="101011.7461485" calcext:value-type="float">
            <text:p><text:s/>$101 012 </text:p>
          </table:table-cell>
          <table:table-cell table:style-name="ce61" table:formula="of:=SUM([.K59:.K60])" office:value-type="float" office:value="101620.049858475" calcext:value-type="float">
            <text:p><text:s/>$101 620 </text:p>
          </table:table-cell>
          <table:table-cell table:style-name="ce61" table:formula="of:=SUM([.L59:.L60])" office:value-type="float" office:value="102252.221934706" calcext:value-type="float">
            <text:p><text:s/>$102 252 </text:p>
          </table:table-cell>
          <table:table-cell table:style-name="ce61" table:formula="of:=SUM([.M59:.M60])" office:value-type="float" office:value="42908.7890308441" calcext:value-type="float">
            <text:p><text:s/>$42 909 </text:p>
          </table:table-cell>
          <table:table-cell table:style-name="ce61" table:formula="of:=SUM([.N59:.N60])" office:value-type="float" office:value="41852.2101940637" calcext:value-type="float">
            <text:p><text:s/>$41 852 </text:p>
          </table:table-cell>
          <table:table-cell table:style-name="ce61" table:formula="of:=SUM([.O59:.O60])" office:value-type="float" office:value="42867.8889436001" calcext:value-type="float">
            <text:p><text:s/>$42 868 </text:p>
          </table:table-cell>
          <table:table-cell table:style-name="ce61" table:formula="of:=SUM([.P59:.P60])" office:value-type="float" office:value="43908.076849849" calcext:value-type="float">
            <text:p><text:s/>$43 908 </text:p>
          </table:table-cell>
          <table:table-cell table:style-name="ce61" table:formula="of:=SUM([.Q59:.Q60])" office:value-type="float" office:value="44973.3610515481" calcext:value-type="float">
            <text:p><text:s/>$44 973 </text:p>
          </table:table-cell>
          <table:table-cell table:style-name="ce61" table:formula="of:=SUM([.R59:.R60])" office:value-type="float" office:value="46064.3426204189" calcext:value-type="float">
            <text:p><text:s/>$46 064 </text:p>
          </table:table-cell>
          <table:table-cell table:style-name="ce61" table:formula="of:=SUM([.S59:.S60])" office:value-type="float" office:value="47181.6368876783" calcext:value-type="float">
            <text:p><text:s/>$47 182 </text:p>
          </table:table-cell>
          <table:table-cell table:style-name="ce61" table:formula="of:=SUM([.T59:.T60])" office:value-type="float" office:value="48325.8737780734" calcext:value-type="float">
            <text:p><text:s/>$48 326 </text:p>
          </table:table-cell>
          <table:table-cell table:style-name="ce61" table:formula="of:=SUM([.U59:.U60])" office:value-type="float" office:value="49497.6981516068" calcext:value-type="float">
            <text:p><text:s/>$49 498 </text:p>
          </table:table-cell>
          <table:table-cell table:style-name="ce61" table:formula="of:=SUM([.V59:.V60])" office:value-type="float" office:value="50697.770153127" calcext:value-type="float">
            <text:p><text:s/>$50 698 </text:p>
          </table:table-cell>
          <table:table-cell table:style-name="ce61" table:formula="of:=SUM([.W59:.W60])" office:value-type="float" office:value="-8073.23443004138" calcext:value-type="float">
            <text:p><text:s/>$(8 073)</text:p>
          </table:table-cell>
          <table:table-cell table:style-name="ce61" table:formula="of:=SUM([.X59:.X60])" office:value-type="float" office:value="53185.3761977543" calcext:value-type="float">
            <text:p><text:s/>$53 185 </text:p>
          </table:table-cell>
          <table:table-cell table:style-name="ce61" table:formula="of:=SUM([.Y59:.Y60])" office:value-type="float" office:value="54474.3102147521" calcext:value-type="float">
            <text:p><text:s/>$54 474 </text:p>
          </table:table-cell>
          <table:table-cell table:style-name="ce61" table:formula="of:=SUM([.Z59:.Z60])" office:value-type="float" office:value="55794.2925646268" calcext:value-type="float">
            <text:p><text:s/>$55 794 </text:p>
          </table:table-cell>
          <table:table-cell table:style-name="ce61" table:formula="of:=SUM([.AA59:.AA60])" office:value-type="float" office:value="57146.0653481271" calcext:value-type="float">
            <text:p><text:s/>$57 146 </text:p>
          </table:table-cell>
          <table:table-cell table:style-name="ce61" table:formula="of:=SUM([.AB59:.AB60])" office:value-type="float" office:value="58530.3882236954" calcext:value-type="float">
            <text:p><text:s/>$58 530 </text:p>
          </table:table-cell>
          <table:table-cell table:style-name="ce61" table:formula="of:=SUM([.AC59:.AC60])" office:value-type="float" office:value="0" calcext:value-type="float">
            <text:p><text:s/>$- <text:s text:c="2"/></text:p>
          </table:table-cell>
          <table:table-cell table:style-name="ce61" table:formula="of:=SUM([.AD59:.AD60])" office:value-type="float" office:value="0" calcext:value-type="float">
            <text:p><text:s/>$- <text:s text:c="2"/></text:p>
          </table:table-cell>
          <table:table-cell table:style-name="ce61" table:formula="of:=SUM([.AE59:.AE60])" office:value-type="float" office:value="0" calcext:value-type="float">
            <text:p><text:s/>$- <text:s text:c="2"/></text:p>
          </table:table-cell>
          <table:table-cell table:style-name="ce61" table:formula="of:=SUM([.AF59:.AF60])" office:value-type="float" office:value="0" calcext:value-type="float">
            <text:p><text:s/>$- <text:s text:c="2"/></text:p>
          </table:table-cell>
          <table:table-cell table:style-name="ce61" table:formula="of:=SUM([.AG59:.AG60])" office:value-type="float" office:value="0" calcext:value-type="float">
            <text:p><text:s/>$- <text:s text:c="2"/></text:p>
          </table:table-cell>
          <table:table-cell table:style-name="ce89" table:number-columns-repeated="991"/>
        </table:table-row>
        <table:table-row table:style-name="ro4">
          <table:table-cell table:style-name="ce24" office:value-type="string" calcext:value-type="string">
            <text:p>Interest Expense</text:p>
          </table:table-cell>
          <table:table-cell table:style-name="ce62" table:number-columns-repeated="2"/>
          <table:table-cell table:style-name="ce62" table:formula="of:=Interest" office:value-type="float" office:value="-0" calcext:value-type="float">
            <text:p><text:s/>$- <text:s text:c="2"/></text:p>
          </table:table-cell>
          <table:table-cell table:style-name="ce62" table:formula="of:=Interest" office:value-type="float" office:value="-0" calcext:value-type="float">
            <text:p><text:s/>$- <text:s text:c="2"/></text:p>
          </table:table-cell>
          <table:table-cell table:style-name="ce62" table:formula="of:=Interest" office:value-type="float" office:value="-0" calcext:value-type="float">
            <text:p><text:s/>$- <text:s text:c="2"/></text:p>
          </table:table-cell>
          <table:table-cell table:style-name="ce62" table:formula="of:=Interest" office:value-type="float" office:value="-0" calcext:value-type="float">
            <text:p><text:s/>$- <text:s text:c="2"/></text:p>
          </table:table-cell>
          <table:table-cell table:style-name="ce62" table:formula="of:=Interest" office:value-type="float" office:value="-0" calcext:value-type="float">
            <text:p><text:s/>$- <text:s text:c="2"/></text:p>
          </table:table-cell>
          <table:table-cell table:style-name="ce62" table:formula="of:=Interest" office:value-type="float" office:value="-0" calcext:value-type="float">
            <text:p><text:s/>$- <text:s text:c="2"/></text:p>
          </table:table-cell>
          <table:table-cell table:style-name="ce62" table:formula="of:=Interest" office:value-type="float" office:value="-0" calcext:value-type="float">
            <text:p><text:s/>$- <text:s text:c="2"/></text:p>
          </table:table-cell>
          <table:table-cell table:style-name="ce62" table:formula="of:=Interest" office:value-type="float" office:value="-0" calcext:value-type="float">
            <text:p><text:s/>$- <text:s text:c="2"/></text:p>
          </table:table-cell>
          <table:table-cell table:style-name="ce62" table:formula="of:=Interest" office:value-type="float" office:value="-0" calcext:value-type="float">
            <text:p><text:s/>$- <text:s text:c="2"/></text:p>
          </table:table-cell>
          <table:table-cell table:style-name="ce62" table:formula="of:=Interest" office:value-type="float" office:value="-0" calcext:value-type="float">
            <text:p><text:s/>$- <text:s text:c="2"/></text:p>
          </table:table-cell>
          <table:table-cell table:style-name="ce62" table:formula="of:=Interest" office:value-type="float" office:value="-0" calcext:value-type="float">
            <text:p><text:s/>$- <text:s text:c="2"/></text:p>
          </table:table-cell>
          <table:table-cell table:style-name="ce62" table:formula="of:=Interest" office:value-type="float" office:value="-0" calcext:value-type="float">
            <text:p><text:s/>$- <text:s text:c="2"/></text:p>
          </table:table-cell>
          <table:table-cell table:style-name="ce62" table:formula="of:=Interest" office:value-type="float" office:value="-0" calcext:value-type="float">
            <text:p><text:s/>$- <text:s text:c="2"/></text:p>
          </table:table-cell>
          <table:table-cell table:style-name="ce62" table:formula="of:=Interest" office:value-type="float" office:value="-0" calcext:value-type="float">
            <text:p><text:s/>$- <text:s text:c="2"/></text:p>
          </table:table-cell>
          <table:table-cell table:style-name="ce62" table:formula="of:=Interest" office:value-type="float" office:value="-0" calcext:value-type="float">
            <text:p><text:s/>$- <text:s text:c="2"/></text:p>
          </table:table-cell>
          <table:table-cell table:style-name="ce62" table:formula="of:=Interest" office:value-type="float" office:value="-0" calcext:value-type="float">
            <text:p><text:s/>$- <text:s text:c="2"/></text:p>
          </table:table-cell>
          <table:table-cell table:style-name="ce62" table:formula="of:=Interest" office:value-type="float" office:value="-0" calcext:value-type="float">
            <text:p><text:s/>$- <text:s text:c="2"/></text:p>
          </table:table-cell>
          <table:table-cell table:style-name="ce62" table:formula="of:=Interest" office:value-type="float" office:value="-0" calcext:value-type="float">
            <text:p><text:s/>$- <text:s text:c="2"/></text:p>
          </table:table-cell>
          <table:table-cell table:style-name="ce62" table:formula="of:=Interest" office:value-type="float" office:value="-0" calcext:value-type="float">
            <text:p><text:s/>$- <text:s text:c="2"/></text:p>
          </table:table-cell>
          <table:table-cell table:style-name="ce62" table:formula="of:=Interest" office:value-type="float" office:value="-0" calcext:value-type="float">
            <text:p><text:s/>$- <text:s text:c="2"/></text:p>
          </table:table-cell>
          <table:table-cell table:style-name="ce62" table:formula="of:=Interest" office:value-type="float" office:value="0" calcext:value-type="float">
            <text:p><text:s/>$- <text:s text:c="2"/></text:p>
          </table:table-cell>
          <table:table-cell table:style-name="ce62" table:formula="of:=Interest" office:value-type="float" office:value="0" calcext:value-type="float">
            <text:p><text:s/>$- <text:s text:c="2"/></text:p>
          </table:table-cell>
          <table:table-cell table:style-name="ce62" table:formula="of:=Interest" office:value-type="float" office:value="0" calcext:value-type="float">
            <text:p><text:s/>$- <text:s text:c="2"/></text:p>
          </table:table-cell>
          <table:table-cell table:style-name="ce62" table:formula="of:=Interest" office:value-type="float" office:value="0" calcext:value-type="float">
            <text:p><text:s/>$- <text:s text:c="2"/></text:p>
          </table:table-cell>
          <table:table-cell table:style-name="ce62" table:formula="of:=Interest" office:value-type="float" office:value="0" calcext:value-type="float">
            <text:p><text:s/>$- <text:s text:c="2"/></text:p>
          </table:table-cell>
          <table:table-cell table:style-name="ce62" table:formula="of:=Interest" office:value-type="float" office:value="0" calcext:value-type="float">
            <text:p><text:s/>$- <text:s text:c="2"/></text:p>
          </table:table-cell>
          <table:table-cell table:style-name="ce62" table:formula="of:=Interest" office:value-type="float" office:value="0" calcext:value-type="float">
            <text:p><text:s/>$- <text:s text:c="2"/></text:p>
          </table:table-cell>
          <table:table-cell table:style-name="ce62" table:formula="of:=Interest" office:value-type="float" office:value="0" calcext:value-type="float">
            <text:p><text:s/>$- <text:s text:c="2"/></text:p>
          </table:table-cell>
          <table:table-cell table:style-name="ce62" table:formula="of:=Interest" office:value-type="float" office:value="0" calcext:value-type="float">
            <text:p><text:s/>$- <text:s text:c="2"/></text:p>
          </table:table-cell>
          <table:table-cell table:style-name="ce62" table:formula="of:=Interest" office:value-type="float" office:value="0" calcext:value-type="float">
            <text:p><text:s/>$- <text:s text:c="2"/></text:p>
          </table:table-cell>
          <table:table-cell table:style-name="ce89" table:number-columns-repeated="991"/>
        </table:table-row>
        <table:table-row table:style-name="ro4">
          <table:table-cell table:style-name="ce25" office:value-type="string" calcext:value-type="string">
            <text:p>EBT</text:p>
          </table:table-cell>
          <table:table-cell/>
          <table:table-cell table:style-name="ce61" table:formula="of:=[.C61]+[.C62]" office:value-type="float" office:value="0" calcext:value-type="float">
            <text:p><text:s/>$- <text:s text:c="2"/></text:p>
          </table:table-cell>
          <table:table-cell table:style-name="ce61" table:formula="of:=[.D61]+[.D62]" office:value-type="float" office:value="-89164.8" calcext:value-type="float">
            <text:p><text:s/>$(89 165)</text:p>
          </table:table-cell>
          <table:table-cell table:style-name="ce61" table:formula="of:=[.E61]+[.E62]" office:value-type="float" office:value="-200889.32424" calcext:value-type="float">
            <text:p><text:s/>$(200 889)</text:p>
          </table:table-cell>
          <table:table-cell table:style-name="ce61" table:formula="of:=[.F61]+[.F62]" office:value-type="float" office:value="-80712.888382064" calcext:value-type="float">
            <text:p><text:s/>$(80 713)</text:p>
          </table:table-cell>
          <table:table-cell table:style-name="ce61" table:formula="of:=[.G61]+[.G62]" office:value-type="float" office:value="-8387.03631396979" calcext:value-type="float">
            <text:p><text:s/>$(8 387)</text:p>
          </table:table-cell>
          <table:table-cell table:style-name="ce61" table:formula="of:=[.H61]+[.H62]" office:value-type="float" office:value="-7847.30083608293" calcext:value-type="float">
            <text:p><text:s/>$(7 847)</text:p>
          </table:table-cell>
          <table:table-cell table:style-name="ce61" table:formula="of:=[.I61]+[.I62]" office:value-type="float" office:value="46570.7965982791" calcext:value-type="float">
            <text:p><text:s/>$46 571 </text:p>
          </table:table-cell>
          <table:table-cell table:style-name="ce61" table:formula="of:=[.J61]+[.J62]" office:value-type="float" office:value="101011.7461485" calcext:value-type="float">
            <text:p><text:s/>$101 012 </text:p>
          </table:table-cell>
          <table:table-cell table:style-name="ce61" table:formula="of:=[.K61]+[.K62]" office:value-type="float" office:value="101620.049858475" calcext:value-type="float">
            <text:p><text:s/>$101 620 </text:p>
          </table:table-cell>
          <table:table-cell table:style-name="ce61" table:formula="of:=[.L61]+[.L62]" office:value-type="float" office:value="102252.221934706" calcext:value-type="float">
            <text:p><text:s/>$102 252 </text:p>
          </table:table-cell>
          <table:table-cell table:style-name="ce61" table:formula="of:=[.M61]+[.M62]" office:value-type="float" office:value="42908.7890308441" calcext:value-type="float">
            <text:p><text:s/>$42 909 </text:p>
          </table:table-cell>
          <table:table-cell table:style-name="ce61" table:formula="of:=[.N61]+[.N62]" office:value-type="float" office:value="41852.2101940637" calcext:value-type="float">
            <text:p><text:s/>$41 852 </text:p>
          </table:table-cell>
          <table:table-cell table:style-name="ce61" table:formula="of:=[.O61]+[.O62]" office:value-type="float" office:value="42867.8889436001" calcext:value-type="float">
            <text:p><text:s/>$42 868 </text:p>
          </table:table-cell>
          <table:table-cell table:style-name="ce61" table:formula="of:=[.P61]+[.P62]" office:value-type="float" office:value="43908.076849849" calcext:value-type="float">
            <text:p><text:s/>$43 908 </text:p>
          </table:table-cell>
          <table:table-cell table:style-name="ce61" table:formula="of:=[.Q61]+[.Q62]" office:value-type="float" office:value="44973.3610515481" calcext:value-type="float">
            <text:p><text:s/>$44 973 </text:p>
          </table:table-cell>
          <table:table-cell table:style-name="ce61" table:formula="of:=[.R61]+[.R62]" office:value-type="float" office:value="46064.3426204189" calcext:value-type="float">
            <text:p><text:s/>$46 064 </text:p>
          </table:table-cell>
          <table:table-cell table:style-name="ce61" table:formula="of:=[.S61]+[.S62]" office:value-type="float" office:value="47181.6368876783" calcext:value-type="float">
            <text:p><text:s/>$47 182 </text:p>
          </table:table-cell>
          <table:table-cell table:style-name="ce61" table:formula="of:=[.T61]+[.T62]" office:value-type="float" office:value="48325.8737780734" calcext:value-type="float">
            <text:p><text:s/>$48 326 </text:p>
          </table:table-cell>
          <table:table-cell table:style-name="ce61" table:formula="of:=[.U61]+[.U62]" office:value-type="float" office:value="49497.6981516068" calcext:value-type="float">
            <text:p><text:s/>$49 498 </text:p>
          </table:table-cell>
          <table:table-cell table:style-name="ce61" table:formula="of:=[.V61]+[.V62]" office:value-type="float" office:value="50697.770153127" calcext:value-type="float">
            <text:p><text:s/>$50 698 </text:p>
          </table:table-cell>
          <table:table-cell table:style-name="ce61" table:formula="of:=[.W61]+[.W62]" office:value-type="float" office:value="-8073.23443004138" calcext:value-type="float">
            <text:p><text:s/>$(8 073)</text:p>
          </table:table-cell>
          <table:table-cell table:style-name="ce61" table:formula="of:=[.X61]+[.X62]" office:value-type="float" office:value="53185.3761977543" calcext:value-type="float">
            <text:p><text:s/>$53 185 </text:p>
          </table:table-cell>
          <table:table-cell table:style-name="ce61" table:formula="of:=[.Y61]+[.Y62]" office:value-type="float" office:value="54474.3102147521" calcext:value-type="float">
            <text:p><text:s/>$54 474 </text:p>
          </table:table-cell>
          <table:table-cell table:style-name="ce61" table:formula="of:=[.Z61]+[.Z62]" office:value-type="float" office:value="55794.2925646268" calcext:value-type="float">
            <text:p><text:s/>$55 794 </text:p>
          </table:table-cell>
          <table:table-cell table:style-name="ce61" table:formula="of:=[.AA61]+[.AA62]" office:value-type="float" office:value="57146.0653481271" calcext:value-type="float">
            <text:p><text:s/>$57 146 </text:p>
          </table:table-cell>
          <table:table-cell table:style-name="ce61" table:formula="of:=[.AB61]+[.AB62]" office:value-type="float" office:value="58530.3882236954" calcext:value-type="float">
            <text:p><text:s/>$58 530 </text:p>
          </table:table-cell>
          <table:table-cell table:style-name="ce61" table:formula="of:=[.AC61]+[.AC62]" office:value-type="float" office:value="0" calcext:value-type="float">
            <text:p><text:s/>$- <text:s text:c="2"/></text:p>
          </table:table-cell>
          <table:table-cell table:style-name="ce61" table:formula="of:=[.AD61]+[.AD62]" office:value-type="float" office:value="0" calcext:value-type="float">
            <text:p><text:s/>$- <text:s text:c="2"/></text:p>
          </table:table-cell>
          <table:table-cell table:style-name="ce61" table:formula="of:=[.AE61]+[.AE62]" office:value-type="float" office:value="0" calcext:value-type="float">
            <text:p><text:s/>$- <text:s text:c="2"/></text:p>
          </table:table-cell>
          <table:table-cell table:style-name="ce61" table:formula="of:=[.AF61]+[.AF62]" office:value-type="float" office:value="0" calcext:value-type="float">
            <text:p><text:s/>$- <text:s text:c="2"/></text:p>
          </table:table-cell>
          <table:table-cell table:style-name="ce61" table:formula="of:=[.AG61]+[.AG62]" office:value-type="float" office:value="0" calcext:value-type="float">
            <text:p><text:s/>$- <text:s text:c="2"/></text:p>
          </table:table-cell>
          <table:table-cell table:style-name="ce89" table:number-columns-repeated="991"/>
        </table:table-row>
        <table:table-row table:style-name="ro4">
          <table:table-cell table:style-name="ce9" office:value-type="string" calcext:value-type="string">
            <text:p>Federal taxes saved/(paid)</text:p>
          </table:table-cell>
          <table:table-cell/>
          <table:table-cell table:style-name="ce61" table:formula="of:=IF(taxable=&quot;Taxable&quot;;IF(StateTaxAdj&gt;=0;-EBT*FedTaxRate;(-EBT*FedTaxRate)-(StateTaxAdj*FedTaxRate));0)" office:value-type="float" office:value="-0" calcext:value-type="float">
            <text:p><text:s/>$- <text:s text:c="2"/></text:p>
          </table:table-cell>
          <table:table-cell table:style-name="ce61" table:formula="of:=IF(taxable=&quot;Taxable&quot;;IF(StateTaxAdj&gt;=0;-EBT*FedTaxRate;(-EBT*FedTaxRate)-(StateTaxAdj*FedTaxRate));0)" office:value-type="float" office:value="34631.912" calcext:value-type="float">
            <text:p><text:s/>$34 632 </text:p>
          </table:table-cell>
          <table:table-cell table:style-name="ce61" table:formula="of:=IF(taxable=&quot;Taxable&quot;;IF(StateTaxAdj&gt;=0;-EBT*FedTaxRate;(-EBT*FedTaxRate)-(StateTaxAdj*FedTaxRate));0)" office:value-type="float" office:value="73752.1371356" calcext:value-type="float">
            <text:p><text:s/>$73 752 </text:p>
          </table:table-cell>
          <table:table-cell table:style-name="ce61" table:formula="of:=IF(taxable=&quot;Taxable&quot;;IF(StateTaxAdj&gt;=0;-EBT*FedTaxRate;(-EBT*FedTaxRate)-(StateTaxAdj*FedTaxRate));0)" office:value-type="float" office:value="31707.7598403502" calcext:value-type="float">
            <text:p><text:s/>$31 708 </text:p>
          </table:table-cell>
          <table:table-cell table:style-name="ce61" table:formula="of:=IF(taxable=&quot;Taxable&quot;;IF(StateTaxAdj&gt;=0;-EBT*FedTaxRate;(-EBT*FedTaxRate)-(StateTaxAdj*FedTaxRate));0)" office:value-type="float" office:value="6411.83643890048" calcext:value-type="float">
            <text:p><text:s/>$6 412 </text:p>
          </table:table-cell>
          <table:table-cell table:style-name="ce61" table:formula="of:=IF(taxable=&quot;Taxable&quot;;IF(StateTaxAdj&gt;=0;-EBT*FedTaxRate;(-EBT*FedTaxRate)-(StateTaxAdj*FedTaxRate));0)" office:value-type="float" office:value="6241.81976336612" calcext:value-type="float">
            <text:p><text:s/>$6 242 </text:p>
          </table:table-cell>
          <table:table-cell table:style-name="ce61" table:formula="of:=IF(taxable=&quot;Taxable&quot;;IF(StateTaxAdj&gt;=0;-EBT*FedTaxRate;(-EBT*FedTaxRate)-(StateTaxAdj*FedTaxRate));0)" office:value-type="float" office:value="-12784.8409284579" calcext:value-type="float">
            <text:p><text:s/>$(12 785)</text:p>
          </table:table-cell>
          <table:table-cell table:style-name="ce61" table:formula="of:=IF(taxable=&quot;Taxable&quot;;IF(StateTaxAdj&gt;=0;-EBT*FedTaxRate;(-EBT*FedTaxRate)-(StateTaxAdj*FedTaxRate));0)" office:value-type="float" office:value="-31818.7000367776" calcext:value-type="float">
            <text:p><text:s/>$(31 819)</text:p>
          </table:table-cell>
          <table:table-cell table:style-name="ce61" table:formula="of:=IF(taxable=&quot;Taxable&quot;;IF(StateTaxAdj&gt;=0;-EBT*FedTaxRate;(-EBT*FedTaxRate)-(StateTaxAdj*FedTaxRate));0)" office:value-type="float" office:value="-32010.3157054195" calcext:value-type="float">
            <text:p><text:s/>$(32 010)</text:p>
          </table:table-cell>
          <table:table-cell table:style-name="ce61" table:formula="of:=IF(taxable=&quot;Taxable&quot;;IF(StateTaxAdj&gt;=0;-EBT*FedTaxRate;(-EBT*FedTaxRate)-(StateTaxAdj*FedTaxRate));0)" office:value-type="float" office:value="-32209.4499094323" calcext:value-type="float">
            <text:p><text:s/>$(32 209)</text:p>
          </table:table-cell>
          <table:table-cell table:style-name="ce61" table:formula="of:=IF(taxable=&quot;Taxable&quot;;IF(StateTaxAdj&gt;=0;-EBT*FedTaxRate;(-EBT*FedTaxRate)-(StateTaxAdj*FedTaxRate));0)" office:value-type="float" office:value="-13516.2685447159" calcext:value-type="float">
            <text:p><text:s/>$(13 516)</text:p>
          </table:table-cell>
          <table:table-cell table:style-name="ce61" table:formula="of:=IF(taxable=&quot;Taxable&quot;;IF(StateTaxAdj&gt;=0;-EBT*FedTaxRate;(-EBT*FedTaxRate)-(StateTaxAdj*FedTaxRate));0)" office:value-type="float" office:value="-13183.4462111301" calcext:value-type="float">
            <text:p><text:s/>$(13 183)</text:p>
          </table:table-cell>
          <table:table-cell table:style-name="ce61" table:formula="of:=IF(taxable=&quot;Taxable&quot;;IF(StateTaxAdj&gt;=0;-EBT*FedTaxRate;(-EBT*FedTaxRate)-(StateTaxAdj*FedTaxRate));0)" office:value-type="float" office:value="-13503.385017234" calcext:value-type="float">
            <text:p><text:s/>$(13 503)</text:p>
          </table:table-cell>
          <table:table-cell table:style-name="ce61" table:formula="of:=IF(taxable=&quot;Taxable&quot;;IF(StateTaxAdj&gt;=0;-EBT*FedTaxRate;(-EBT*FedTaxRate)-(StateTaxAdj*FedTaxRate));0)" office:value-type="float" office:value="-13831.0442077024" calcext:value-type="float">
            <text:p><text:s/>$(13 831)</text:p>
          </table:table-cell>
          <table:table-cell table:style-name="ce61" table:formula="of:=IF(taxable=&quot;Taxable&quot;;IF(StateTaxAdj&gt;=0;-EBT*FedTaxRate;(-EBT*FedTaxRate)-(StateTaxAdj*FedTaxRate));0)" office:value-type="float" office:value="-14166.6087312377" calcext:value-type="float">
            <text:p><text:s/>$(14 167)</text:p>
          </table:table-cell>
          <table:table-cell table:style-name="ce61" table:formula="of:=IF(taxable=&quot;Taxable&quot;;IF(StateTaxAdj&gt;=0;-EBT*FedTaxRate;(-EBT*FedTaxRate)-(StateTaxAdj*FedTaxRate));0)" office:value-type="float" office:value="-14510.2679254319" calcext:value-type="float">
            <text:p><text:s/>$(14 510)</text:p>
          </table:table-cell>
          <table:table-cell table:style-name="ce61" table:formula="of:=IF(taxable=&quot;Taxable&quot;;IF(StateTaxAdj&gt;=0;-EBT*FedTaxRate;(-EBT*FedTaxRate)-(StateTaxAdj*FedTaxRate));0)" office:value-type="float" office:value="-14862.2156196187" calcext:value-type="float">
            <text:p><text:s/>$(14 862)</text:p>
          </table:table-cell>
          <table:table-cell table:style-name="ce61" table:formula="of:=IF(taxable=&quot;Taxable&quot;;IF(StateTaxAdj&gt;=0;-EBT*FedTaxRate;(-EBT*FedTaxRate)-(StateTaxAdj*FedTaxRate));0)" office:value-type="float" office:value="-15222.6502400931" calcext:value-type="float">
            <text:p><text:s/>$(15 223)</text:p>
          </table:table-cell>
          <table:table-cell table:style-name="ce61" table:formula="of:=IF(taxable=&quot;Taxable&quot;;IF(StateTaxAdj&gt;=0;-EBT*FedTaxRate;(-EBT*FedTaxRate)-(StateTaxAdj*FedTaxRate));0)" office:value-type="float" office:value="-15591.7749177561" calcext:value-type="float">
            <text:p><text:s/>$(15 592)</text:p>
          </table:table-cell>
          <table:table-cell table:style-name="ce61" table:formula="of:=IF(taxable=&quot;Taxable&quot;;IF(StateTaxAdj&gt;=0;-EBT*FedTaxRate;(-EBT*FedTaxRate)-(StateTaxAdj*FedTaxRate));0)" office:value-type="float" office:value="-15969.797598235" calcext:value-type="float">
            <text:p><text:s/>$(15 970)</text:p>
          </table:table-cell>
          <table:table-cell table:style-name="ce61" table:formula="of:=IF(taxable=&quot;Taxable&quot;;IF(StateTaxAdj&gt;=0;-EBT*FedTaxRate;(-EBT*FedTaxRate)-(StateTaxAdj*FedTaxRate));0)" office:value-type="float" office:value="2825.63205051448" calcext:value-type="float">
            <text:p><text:s/>$2 826 </text:p>
          </table:table-cell>
          <table:table-cell table:style-name="ce61" table:formula="of:=IF(taxable=&quot;Taxable&quot;;IF(StateTaxAdj&gt;=0;-EBT*FedTaxRate;(-EBT*FedTaxRate)-(StateTaxAdj*FedTaxRate));0)" office:value-type="float" office:value="-16753.3935022926" calcext:value-type="float">
            <text:p><text:s/>$(16 753)</text:p>
          </table:table-cell>
          <table:table-cell table:style-name="ce61" table:formula="of:=IF(taxable=&quot;Taxable&quot;;IF(StateTaxAdj&gt;=0;-EBT*FedTaxRate;(-EBT*FedTaxRate)-(StateTaxAdj*FedTaxRate));0)" office:value-type="float" office:value="-17159.4077176469" calcext:value-type="float">
            <text:p><text:s/>$(17 159)</text:p>
          </table:table-cell>
          <table:table-cell table:style-name="ce61" table:formula="of:=IF(taxable=&quot;Taxable&quot;;IF(StateTaxAdj&gt;=0;-EBT*FedTaxRate;(-EBT*FedTaxRate)-(StateTaxAdj*FedTaxRate));0)" office:value-type="float" office:value="-17575.2021578574" calcext:value-type="float">
            <text:p><text:s/>$(17 575)</text:p>
          </table:table-cell>
          <table:table-cell table:style-name="ce61" table:formula="of:=IF(taxable=&quot;Taxable&quot;;IF(StateTaxAdj&gt;=0;-EBT*FedTaxRate;(-EBT*FedTaxRate)-(StateTaxAdj*FedTaxRate));0)" office:value-type="float" office:value="-18001.01058466" calcext:value-type="float">
            <text:p><text:s/>$(18 001)</text:p>
          </table:table-cell>
          <table:table-cell table:style-name="ce61" table:formula="of:=IF(taxable=&quot;Taxable&quot;;IF(StateTaxAdj&gt;=0;-EBT*FedTaxRate;(-EBT*FedTaxRate)-(StateTaxAdj*FedTaxRate));0)" office:value-type="float" office:value="-18437.072290464" calcext:value-type="float">
            <text:p><text:s/>$(18 437)</text:p>
          </table:table-cell>
          <table:table-cell table:style-name="ce61" table:formula="of:=IF(taxable=&quot;Taxable&quot;;IF(StateTaxAdj&gt;=0;-EBT*FedTaxRate;(-EBT*FedTaxRate)-(StateTaxAdj*FedTaxRate));0)" office:value-type="float" office:value="-0" calcext:value-type="float">
            <text:p><text:s/>$- <text:s text:c="2"/></text:p>
          </table:table-cell>
          <table:table-cell table:style-name="ce61" table:formula="of:=IF(taxable=&quot;Taxable&quot;;IF(StateTaxAdj&gt;=0;-EBT*FedTaxRate;(-EBT*FedTaxRate)-(StateTaxAdj*FedTaxRate));0)" office:value-type="float" office:value="-0" calcext:value-type="float">
            <text:p><text:s/>$- <text:s text:c="2"/></text:p>
          </table:table-cell>
          <table:table-cell table:style-name="ce61" table:formula="of:=IF(taxable=&quot;Taxable&quot;;IF(StateTaxAdj&gt;=0;-EBT*FedTaxRate;(-EBT*FedTaxRate)-(StateTaxAdj*FedTaxRate));0)" office:value-type="float" office:value="-0" calcext:value-type="float">
            <text:p><text:s/>$- <text:s text:c="2"/></text:p>
          </table:table-cell>
          <table:table-cell table:style-name="ce61" table:formula="of:=IF(taxable=&quot;Taxable&quot;;IF(StateTaxAdj&gt;=0;-EBT*FedTaxRate;(-EBT*FedTaxRate)-(StateTaxAdj*FedTaxRate));0)" office:value-type="float" office:value="-0" calcext:value-type="float">
            <text:p><text:s/>$- <text:s text:c="2"/></text:p>
          </table:table-cell>
          <table:table-cell table:style-name="ce61" table:formula="of:=IF(taxable=&quot;Taxable&quot;;IF(StateTaxAdj&gt;=0;-EBT*FedTaxRate;(-EBT*FedTaxRate)-(StateTaxAdj*FedTaxRate));0)" office:value-type="float" office:value="-0" calcext:value-type="float">
            <text:p><text:s/>$- <text:s text:c="2"/></text:p>
          </table:table-cell>
          <table:table-cell table:style-name="ce3" table:number-columns-repeated="991"/>
        </table:table-row>
        <table:table-row table:style-name="ro4">
          <table:table-cell table:style-name="ce24" office:value-type="string" calcext:value-type="string">
            <text:p>State taxes saved/(paid) [can not deduct federal depreciation expense]</text:p>
          </table:table-cell>
          <table:table-cell table:style-name="ce62"/>
          <table:table-cell table:style-name="ce62" table:formula="of:=IF(taxable=&quot;Taxable&quot;;IF(ProjectYear&lt;=projectlife;-(EBT-FedDepr)*StateTaxRate;0);0)" office:value-type="float" office:value="-0" calcext:value-type="float">
            <text:p><text:s/>$- <text:s text:c="2"/></text:p>
          </table:table-cell>
          <table:table-cell table:style-name="ce62" table:formula="of:=IF(taxable=&quot;Taxable&quot;;IF(ProjectYear&lt;=projectlife;-(EBT-FedDepr)*StateTaxRate;0);0)" office:value-type="float" office:value="-9783.52" calcext:value-type="float">
            <text:p><text:s/>$(9 784)</text:p>
          </table:table-cell>
          <table:table-cell table:style-name="ce62" table:formula="of:=IF(taxable=&quot;Taxable&quot;;IF(ProjectYear&lt;=projectlife;-(EBT-FedDepr)*StateTaxRate;0);0)" office:value-type="float" office:value="-9831.067576" calcext:value-type="float">
            <text:p><text:s/>$(9 831)</text:p>
          </table:table-cell>
          <table:table-cell table:style-name="ce62" table:formula="of:=IF(taxable=&quot;Taxable&quot;;IF(ProjectYear&lt;=projectlife;-(EBT-FedDepr)*StateTaxRate;0);0)" office:value-type="float" office:value="-9880.7111617936" calcext:value-type="float">
            <text:p><text:s/>$(9 881)</text:p>
          </table:table-cell>
          <table:table-cell table:style-name="ce62" table:formula="of:=IF(taxable=&quot;Taxable&quot;;IF(ProjectYear&lt;=projectlife;-(EBT-FedDepr)*StateTaxRate;0);0)" office:value-type="float" office:value="-9932.49636860302" calcext:value-type="float">
            <text:p><text:s/>$(9 932)</text:p>
          </table:table-cell>
          <table:table-cell table:style-name="ce62" table:formula="of:=IF(taxable=&quot;Taxable&quot;;IF(ProjectYear&lt;=projectlife;-(EBT-FedDepr)*StateTaxRate;0);0)" office:value-type="float" office:value="-9986.46991639171" calcext:value-type="float">
            <text:p><text:s/>$(9 986)</text:p>
          </table:table-cell>
          <table:table-cell table:style-name="ce62" table:formula="of:=IF(taxable=&quot;Taxable&quot;;IF(ProjectYear&lt;=projectlife;-(EBT-FedDepr)*StateTaxRate;0);0)" office:value-type="float" office:value="-10042.6796598279" calcext:value-type="float">
            <text:p><text:s/>$(10 043)</text:p>
          </table:table-cell>
          <table:table-cell table:style-name="ce62" table:formula="of:=IF(taxable=&quot;Taxable&quot;;IF(ProjectYear&lt;=projectlife;-(EBT-FedDepr)*StateTaxRate;0);0)" office:value-type="float" office:value="-10101.17461485" calcext:value-type="float">
            <text:p><text:s/>$(10 101)</text:p>
          </table:table-cell>
          <table:table-cell table:style-name="ce62" table:formula="of:=IF(taxable=&quot;Taxable&quot;;IF(ProjectYear&lt;=projectlife;-(EBT-FedDepr)*StateTaxRate;0);0)" office:value-type="float" office:value="-10162.0049858475" calcext:value-type="float">
            <text:p><text:s/>$(10 162)</text:p>
          </table:table-cell>
          <table:table-cell table:style-name="ce62" table:formula="of:=IF(taxable=&quot;Taxable&quot;;IF(ProjectYear&lt;=projectlife;-(EBT-FedDepr)*StateTaxRate;0);0)" office:value-type="float" office:value="-10225.2221934706" calcext:value-type="float">
            <text:p><text:s/>$(10 225)</text:p>
          </table:table-cell>
          <table:table-cell table:style-name="ce62" table:formula="of:=IF(taxable=&quot;Taxable&quot;;IF(ProjectYear&lt;=projectlife;-(EBT-FedDepr)*StateTaxRate;0);0)" office:value-type="float" office:value="-4290.87890308441" calcext:value-type="float">
            <text:p><text:s/>$(4 291)</text:p>
          </table:table-cell>
          <table:table-cell table:style-name="ce62" table:formula="of:=IF(taxable=&quot;Taxable&quot;;IF(ProjectYear&lt;=projectlife;-(EBT-FedDepr)*StateTaxRate;0);0)" office:value-type="float" office:value="-4185.22101940637" calcext:value-type="float">
            <text:p><text:s/>$(4 185)</text:p>
          </table:table-cell>
          <table:table-cell table:style-name="ce62" table:formula="of:=IF(taxable=&quot;Taxable&quot;;IF(ProjectYear&lt;=projectlife;-(EBT-FedDepr)*StateTaxRate;0);0)" office:value-type="float" office:value="-4286.78889436001" calcext:value-type="float">
            <text:p><text:s/>$(4 287)</text:p>
          </table:table-cell>
          <table:table-cell table:style-name="ce62" table:formula="of:=IF(taxable=&quot;Taxable&quot;;IF(ProjectYear&lt;=projectlife;-(EBT-FedDepr)*StateTaxRate;0);0)" office:value-type="float" office:value="-4390.8076849849" calcext:value-type="float">
            <text:p><text:s/>$(4 391)</text:p>
          </table:table-cell>
          <table:table-cell table:style-name="ce62" table:formula="of:=IF(taxable=&quot;Taxable&quot;;IF(ProjectYear&lt;=projectlife;-(EBT-FedDepr)*StateTaxRate;0);0)" office:value-type="float" office:value="-4497.33610515481" calcext:value-type="float">
            <text:p><text:s/>$(4 497)</text:p>
          </table:table-cell>
          <table:table-cell table:style-name="ce62" table:formula="of:=IF(taxable=&quot;Taxable&quot;;IF(ProjectYear&lt;=projectlife;-(EBT-FedDepr)*StateTaxRate;0);0)" office:value-type="float" office:value="-4606.43426204189" calcext:value-type="float">
            <text:p><text:s/>$(4 606)</text:p>
          </table:table-cell>
          <table:table-cell table:style-name="ce62" table:formula="of:=IF(taxable=&quot;Taxable&quot;;IF(ProjectYear&lt;=projectlife;-(EBT-FedDepr)*StateTaxRate;0);0)" office:value-type="float" office:value="-4718.16368876783" calcext:value-type="float">
            <text:p><text:s/>$(4 718)</text:p>
          </table:table-cell>
          <table:table-cell table:style-name="ce62" table:formula="of:=IF(taxable=&quot;Taxable&quot;;IF(ProjectYear&lt;=projectlife;-(EBT-FedDepr)*StateTaxRate;0);0)" office:value-type="float" office:value="-4832.58737780734" calcext:value-type="float">
            <text:p><text:s/>$(4 833)</text:p>
          </table:table-cell>
          <table:table-cell table:style-name="ce62" table:formula="of:=IF(taxable=&quot;Taxable&quot;;IF(ProjectYear&lt;=projectlife;-(EBT-FedDepr)*StateTaxRate;0);0)" office:value-type="float" office:value="-4949.76981516068" calcext:value-type="float">
            <text:p><text:s/>$(4 950)</text:p>
          </table:table-cell>
          <table:table-cell table:style-name="ce62" table:formula="of:=IF(taxable=&quot;Taxable&quot;;IF(ProjectYear&lt;=projectlife;-(EBT-FedDepr)*StateTaxRate;0);0)" office:value-type="float" office:value="-5069.7770153127" calcext:value-type="float">
            <text:p><text:s/>$(5 070)</text:p>
          </table:table-cell>
          <table:table-cell table:style-name="ce62" table:formula="of:=IF(taxable=&quot;Taxable&quot;;IF(ProjectYear&lt;=projectlife;-(EBT-FedDepr)*StateTaxRate;0);0)" office:value-type="float" office:value="807.323443004138" calcext:value-type="float">
            <text:p><text:s/>$807 </text:p>
          </table:table-cell>
          <table:table-cell table:style-name="ce62" table:formula="of:=IF(taxable=&quot;Taxable&quot;;IF(ProjectYear&lt;=projectlife;-(EBT-FedDepr)*StateTaxRate;0);0)" office:value-type="float" office:value="-5318.53761977543" calcext:value-type="float">
            <text:p><text:s/>$(5 319)</text:p>
          </table:table-cell>
          <table:table-cell table:style-name="ce62" table:formula="of:=IF(taxable=&quot;Taxable&quot;;IF(ProjectYear&lt;=projectlife;-(EBT-FedDepr)*StateTaxRate;0);0)" office:value-type="float" office:value="-5447.43102147521" calcext:value-type="float">
            <text:p><text:s/>$(5 447)</text:p>
          </table:table-cell>
          <table:table-cell table:style-name="ce62" table:formula="of:=IF(taxable=&quot;Taxable&quot;;IF(ProjectYear&lt;=projectlife;-(EBT-FedDepr)*StateTaxRate;0);0)" office:value-type="float" office:value="-5579.42925646268" calcext:value-type="float">
            <text:p><text:s/>$(5 579)</text:p>
          </table:table-cell>
          <table:table-cell table:style-name="ce62" table:formula="of:=IF(taxable=&quot;Taxable&quot;;IF(ProjectYear&lt;=projectlife;-(EBT-FedDepr)*StateTaxRate;0);0)" office:value-type="float" office:value="-5714.60653481271" calcext:value-type="float">
            <text:p><text:s/>$(5 715)</text:p>
          </table:table-cell>
          <table:table-cell table:style-name="ce62" table:formula="of:=IF(taxable=&quot;Taxable&quot;;IF(ProjectYear&lt;=projectlife;-(EBT-FedDepr)*StateTaxRate;0);0)" office:value-type="float" office:value="-5853.03882236954" calcext:value-type="float">
            <text:p><text:s/>$(5 853)</text:p>
          </table:table-cell>
          <table:table-cell table:style-name="ce62" table:formula="of:=IF(taxable=&quot;Taxable&quot;;IF(ProjectYear&lt;=projectlife;-(EBT-FedDepr)*StateTaxRate;0);0)" office:value-type="float" office:value="0" calcext:value-type="float">
            <text:p><text:s/>$- <text:s text:c="2"/></text:p>
          </table:table-cell>
          <table:table-cell table:style-name="ce62" table:formula="of:=IF(taxable=&quot;Taxable&quot;;IF(ProjectYear&lt;=projectlife;-(EBT-FedDepr)*StateTaxRate;0);0)" office:value-type="float" office:value="0" calcext:value-type="float">
            <text:p><text:s/>$- <text:s text:c="2"/></text:p>
          </table:table-cell>
          <table:table-cell table:style-name="ce62" table:formula="of:=IF(taxable=&quot;Taxable&quot;;IF(ProjectYear&lt;=projectlife;-(EBT-FedDepr)*StateTaxRate;0);0)" office:value-type="float" office:value="0" calcext:value-type="float">
            <text:p><text:s/>$- <text:s text:c="2"/></text:p>
          </table:table-cell>
          <table:table-cell table:style-name="ce62" table:formula="of:=IF(taxable=&quot;Taxable&quot;;IF(ProjectYear&lt;=projectlife;-(EBT-FedDepr)*StateTaxRate;0);0)" office:value-type="float" office:value="0" calcext:value-type="float">
            <text:p><text:s/>$- <text:s text:c="2"/></text:p>
          </table:table-cell>
          <table:table-cell table:style-name="ce62" table:formula="of:=IF(taxable=&quot;Taxable&quot;;IF(ProjectYear&lt;=projectlife;-(EBT-FedDepr)*StateTaxRate;0);0)" office:value-type="float" office:value="0" calcext:value-type="float">
            <text:p><text:s/>$- <text:s text:c="2"/></text:p>
          </table:table-cell>
          <table:table-cell table:style-name="ce3" table:number-columns-repeated="991"/>
        </table:table-row>
        <table:table-row table:style-name="ro4">
          <table:table-cell table:style-name="ce26" office:value-type="string" calcext:value-type="string">
            <text:p>Net Income</text:p>
          </table:table-cell>
          <table:table-cell table:style-name="ce65"/>
          <table:table-cell table:style-name="ce65" table:formula="of:=SUM([.C63:.C65])" office:value-type="float" office:value="0" calcext:value-type="float">
            <text:p><text:s/>$- <text:s text:c="2"/></text:p>
          </table:table-cell>
          <table:table-cell table:style-name="ce65" table:formula="of:=SUM([.D63:.D65])" office:value-type="float" office:value="-64316.408" calcext:value-type="float">
            <text:p><text:s/>$(64 316)</text:p>
          </table:table-cell>
          <table:table-cell table:style-name="ce65" table:formula="of:=SUM([.E63:.E65])" office:value-type="float" office:value="-136968.2546804" calcext:value-type="float">
            <text:p><text:s/>$(136 968)</text:p>
          </table:table-cell>
          <table:table-cell table:style-name="ce65" table:formula="of:=SUM([.F63:.F65])" office:value-type="float" office:value="-58885.8397035074" calcext:value-type="float">
            <text:p><text:s/>$(58 886)</text:p>
          </table:table-cell>
          <table:table-cell table:style-name="ce65" table:formula="of:=SUM([.G63:.G65])" office:value-type="float" office:value="-11907.6962436723" calcext:value-type="float">
            <text:p><text:s/>$(11 908)</text:p>
          </table:table-cell>
          <table:table-cell table:style-name="ce65" table:formula="of:=SUM([.H63:.H65])" office:value-type="float" office:value="-11591.9509891085" calcext:value-type="float">
            <text:p><text:s/>$(11 592)</text:p>
          </table:table-cell>
          <table:table-cell table:style-name="ce65" table:formula="of:=SUM([.I63:.I65])" office:value-type="float" office:value="23743.2760099933" calcext:value-type="float">
            <text:p><text:s/>$23 743 </text:p>
          </table:table-cell>
          <table:table-cell table:style-name="ce65" table:formula="of:=SUM([.J63:.J65])" office:value-type="float" office:value="59091.8714968728" calcext:value-type="float">
            <text:p><text:s/>$59 092 </text:p>
          </table:table-cell>
          <table:table-cell table:style-name="ce65" table:formula="of:=SUM([.K63:.K65])" office:value-type="float" office:value="59447.7291672077" calcext:value-type="float">
            <text:p><text:s/>$59 448 </text:p>
          </table:table-cell>
          <table:table-cell table:style-name="ce65" table:formula="of:=SUM([.L63:.L65])" office:value-type="float" office:value="59817.5498318028" calcext:value-type="float">
            <text:p><text:s/>$59 818 </text:p>
          </table:table-cell>
          <table:table-cell table:style-name="ce65" table:formula="of:=SUM([.M63:.M65])" office:value-type="float" office:value="25101.6415830438" calcext:value-type="float">
            <text:p><text:s/>$25 102 </text:p>
          </table:table-cell>
          <table:table-cell table:style-name="ce65" table:formula="of:=SUM([.N63:.N65])" office:value-type="float" office:value="24483.5429635273" calcext:value-type="float">
            <text:p><text:s/>$24 484 </text:p>
          </table:table-cell>
          <table:table-cell table:style-name="ce65" table:formula="of:=SUM([.O63:.O65])" office:value-type="float" office:value="25077.7150320061" calcext:value-type="float">
            <text:p><text:s/>$25 078 </text:p>
          </table:table-cell>
          <table:table-cell table:style-name="ce65" table:formula="of:=SUM([.P63:.P65])" office:value-type="float" office:value="25686.2249571617" calcext:value-type="float">
            <text:p><text:s/>$25 686 </text:p>
          </table:table-cell>
          <table:table-cell table:style-name="ce65" table:formula="of:=SUM([.Q63:.Q65])" office:value-type="float" office:value="26309.4162151556" calcext:value-type="float">
            <text:p><text:s/>$26 309 </text:p>
          </table:table-cell>
          <table:table-cell table:style-name="ce65" table:formula="of:=SUM([.R63:.R65])" office:value-type="float" office:value="26947.640432945" calcext:value-type="float">
            <text:p><text:s/>$26 948 </text:p>
          </table:table-cell>
          <table:table-cell table:style-name="ce65" table:formula="of:=SUM([.S63:.S65])" office:value-type="float" office:value="27601.2575792918" calcext:value-type="float">
            <text:p><text:s/>$27 601 </text:p>
          </table:table-cell>
          <table:table-cell table:style-name="ce65" table:formula="of:=SUM([.T63:.T65])" office:value-type="float" office:value="28270.6361601729" calcext:value-type="float">
            <text:p><text:s/>$28 271 </text:p>
          </table:table-cell>
          <table:table-cell table:style-name="ce65" table:formula="of:=SUM([.U63:.U65])" office:value-type="float" office:value="28956.15341869" calcext:value-type="float">
            <text:p><text:s/>$28 956 </text:p>
          </table:table-cell>
          <table:table-cell table:style-name="ce65" table:formula="of:=SUM([.V63:.V65])" office:value-type="float" office:value="29658.1955395793" calcext:value-type="float">
            <text:p><text:s/>$29 658 </text:p>
          </table:table-cell>
          <table:table-cell table:style-name="ce65" table:formula="of:=SUM([.W63:.W65])" office:value-type="float" office:value="-4440.27893652276" calcext:value-type="float">
            <text:p><text:s/>$(4 440)</text:p>
          </table:table-cell>
          <table:table-cell table:style-name="ce65" table:formula="of:=SUM([.X63:.X65])" office:value-type="float" office:value="31113.4450756862" calcext:value-type="float">
            <text:p><text:s/>$31 113 </text:p>
          </table:table-cell>
          <table:table-cell table:style-name="ce65" table:formula="of:=SUM([.Y63:.Y65])" office:value-type="float" office:value="31867.47147563" calcext:value-type="float">
            <text:p><text:s/>$31 867 </text:p>
          </table:table-cell>
          <table:table-cell table:style-name="ce65" table:formula="of:=SUM([.Z63:.Z65])" office:value-type="float" office:value="32639.6611503067" calcext:value-type="float">
            <text:p><text:s/>$32 640 </text:p>
          </table:table-cell>
          <table:table-cell table:style-name="ce65" table:formula="of:=SUM([.AA63:.AA65])" office:value-type="float" office:value="33430.4482286543" calcext:value-type="float">
            <text:p><text:s/>$33 430 </text:p>
          </table:table-cell>
          <table:table-cell table:style-name="ce65" table:formula="of:=SUM([.AB63:.AB65])" office:value-type="float" office:value="34240.2771108618" calcext:value-type="float">
            <text:p><text:s/>$34 240 </text:p>
          </table:table-cell>
          <table:table-cell table:style-name="ce65" table:formula="of:=SUM([.AC63:.AC65])" office:value-type="float" office:value="0" calcext:value-type="float">
            <text:p><text:s/>$- <text:s text:c="2"/></text:p>
          </table:table-cell>
          <table:table-cell table:style-name="ce65" table:formula="of:=SUM([.AD63:.AD65])" office:value-type="float" office:value="0" calcext:value-type="float">
            <text:p><text:s/>$- <text:s text:c="2"/></text:p>
          </table:table-cell>
          <table:table-cell table:style-name="ce65" table:formula="of:=SUM([.AE63:.AE65])" office:value-type="float" office:value="0" calcext:value-type="float">
            <text:p><text:s/>$- <text:s text:c="2"/></text:p>
          </table:table-cell>
          <table:table-cell table:style-name="ce65" table:formula="of:=SUM([.AF63:.AF65])" office:value-type="float" office:value="0" calcext:value-type="float">
            <text:p><text:s/>$- <text:s text:c="2"/></text:p>
          </table:table-cell>
          <table:table-cell table:style-name="ce65" table:formula="of:=SUM([.AG63:.AG65])" office:value-type="float" office:value="0" calcext:value-type="float">
            <text:p><text:s/>$- <text:s text:c="2"/></text:p>
          </table:table-cell>
          <table:table-cell table:style-name="ce144" table:number-columns-repeated="991"/>
        </table:table-row>
        <table:table-row table:style-name="ro4">
          <table:table-cell table:style-name="ce25"/>
          <table:table-cell/>
          <table:table-cell table:style-name="ce61" table:number-columns-repeated="31"/>
          <table:table-cell table:style-name="ce89" table:number-columns-repeated="991"/>
        </table:table-row>
        <table:table-row table:style-name="ro4">
          <table:table-cell table:style-name="ce27" office:value-type="string" calcext:value-type="string">
            <text:p>CASH FLOW STATEMENT</text:p>
          </table:table-cell>
          <table:table-cell/>
          <table:table-cell table:style-name="ce61"/>
          <table:table-cell table:style-name="ce89" table:number-columns-repeated="3"/>
          <table:table-cell table:style-name="ce61" table:number-columns-repeated="27"/>
          <table:table-cell table:style-name="ce89" table:number-columns-repeated="991"/>
        </table:table-row>
        <table:table-row table:style-name="ro4">
          <table:table-cell table:style-name="ce28" office:value-type="string" calcext:value-type="string">
            <text:p>Cash From Operations</text:p>
          </table:table-cell>
          <table:table-cell/>
          <table:table-cell table:style-name="ce61" table:number-columns-repeated="31"/>
          <table:table-cell table:style-name="ce89" table:number-columns-repeated="991"/>
        </table:table-row>
        <table:table-row table:style-name="ro4">
          <table:table-cell table:style-name="ce29" office:value-type="string" calcext:value-type="string">
            <text:p>Net Income</text:p>
          </table:table-cell>
          <table:table-cell/>
          <table:table-cell table:style-name="ce61" table:formula="of:=[.C66]" office:value-type="float" office:value="0" calcext:value-type="float">
            <text:p><text:s/>$- <text:s text:c="2"/></text:p>
          </table:table-cell>
          <table:table-cell table:style-name="ce61" table:formula="of:=[.D66]" office:value-type="float" office:value="-64316.408" calcext:value-type="float">
            <text:p><text:s/>$(64 316)</text:p>
          </table:table-cell>
          <table:table-cell table:style-name="ce61" table:formula="of:=[.E66]" office:value-type="float" office:value="-136968.2546804" calcext:value-type="float">
            <text:p><text:s/>$(136 968)</text:p>
          </table:table-cell>
          <table:table-cell table:style-name="ce61" table:formula="of:=[.F66]" office:value-type="float" office:value="-58885.8397035074" calcext:value-type="float">
            <text:p><text:s/>$(58 886)</text:p>
          </table:table-cell>
          <table:table-cell table:style-name="ce61" table:formula="of:=[.G66]" office:value-type="float" office:value="-11907.6962436723" calcext:value-type="float">
            <text:p><text:s/>$(11 908)</text:p>
          </table:table-cell>
          <table:table-cell table:style-name="ce61" table:formula="of:=[.H66]" office:value-type="float" office:value="-11591.9509891085" calcext:value-type="float">
            <text:p><text:s/>$(11 592)</text:p>
          </table:table-cell>
          <table:table-cell table:style-name="ce61" table:formula="of:=[.I66]" office:value-type="float" office:value="23743.2760099933" calcext:value-type="float">
            <text:p><text:s/>$23 743 </text:p>
          </table:table-cell>
          <table:table-cell table:style-name="ce61" table:formula="of:=[.J66]" office:value-type="float" office:value="59091.8714968728" calcext:value-type="float">
            <text:p><text:s/>$59 092 </text:p>
          </table:table-cell>
          <table:table-cell table:style-name="ce61" table:formula="of:=[.K66]" office:value-type="float" office:value="59447.7291672077" calcext:value-type="float">
            <text:p><text:s/>$59 448 </text:p>
          </table:table-cell>
          <table:table-cell table:style-name="ce61" table:formula="of:=[.L66]" office:value-type="float" office:value="59817.5498318028" calcext:value-type="float">
            <text:p><text:s/>$59 818 </text:p>
          </table:table-cell>
          <table:table-cell table:style-name="ce61" table:formula="of:=[.M66]" office:value-type="float" office:value="25101.6415830438" calcext:value-type="float">
            <text:p><text:s/>$25 102 </text:p>
          </table:table-cell>
          <table:table-cell table:style-name="ce61" table:formula="of:=[.N66]" office:value-type="float" office:value="24483.5429635273" calcext:value-type="float">
            <text:p><text:s/>$24 484 </text:p>
          </table:table-cell>
          <table:table-cell table:style-name="ce61" table:formula="of:=[.O66]" office:value-type="float" office:value="25077.7150320061" calcext:value-type="float">
            <text:p><text:s/>$25 078 </text:p>
          </table:table-cell>
          <table:table-cell table:style-name="ce61" table:formula="of:=[.P66]" office:value-type="float" office:value="25686.2249571617" calcext:value-type="float">
            <text:p><text:s/>$25 686 </text:p>
          </table:table-cell>
          <table:table-cell table:style-name="ce61" table:formula="of:=[.Q66]" office:value-type="float" office:value="26309.4162151556" calcext:value-type="float">
            <text:p><text:s/>$26 309 </text:p>
          </table:table-cell>
          <table:table-cell table:style-name="ce61" table:formula="of:=[.R66]" office:value-type="float" office:value="26947.640432945" calcext:value-type="float">
            <text:p><text:s/>$26 948 </text:p>
          </table:table-cell>
          <table:table-cell table:style-name="ce61" table:formula="of:=[.S66]" office:value-type="float" office:value="27601.2575792918" calcext:value-type="float">
            <text:p><text:s/>$27 601 </text:p>
          </table:table-cell>
          <table:table-cell table:style-name="ce61" table:formula="of:=[.T66]" office:value-type="float" office:value="28270.6361601729" calcext:value-type="float">
            <text:p><text:s/>$28 271 </text:p>
          </table:table-cell>
          <table:table-cell table:style-name="ce61" table:formula="of:=[.U66]" office:value-type="float" office:value="28956.15341869" calcext:value-type="float">
            <text:p><text:s/>$28 956 </text:p>
          </table:table-cell>
          <table:table-cell table:style-name="ce61" table:formula="of:=[.V66]" office:value-type="float" office:value="29658.1955395793" calcext:value-type="float">
            <text:p><text:s/>$29 658 </text:p>
          </table:table-cell>
          <table:table-cell table:style-name="ce61" table:formula="of:=[.W66]" office:value-type="float" office:value="-4440.27893652276" calcext:value-type="float">
            <text:p><text:s/>$(4 440)</text:p>
          </table:table-cell>
          <table:table-cell table:style-name="ce61" table:formula="of:=[.X66]" office:value-type="float" office:value="31113.4450756862" calcext:value-type="float">
            <text:p><text:s/>$31 113 </text:p>
          </table:table-cell>
          <table:table-cell table:style-name="ce61" table:formula="of:=[.Y66]" office:value-type="float" office:value="31867.47147563" calcext:value-type="float">
            <text:p><text:s/>$31 867 </text:p>
          </table:table-cell>
          <table:table-cell table:style-name="ce61" table:formula="of:=[.Z66]" office:value-type="float" office:value="32639.6611503067" calcext:value-type="float">
            <text:p><text:s/>$32 640 </text:p>
          </table:table-cell>
          <table:table-cell table:style-name="ce61" table:formula="of:=[.AA66]" office:value-type="float" office:value="33430.4482286543" calcext:value-type="float">
            <text:p><text:s/>$33 430 </text:p>
          </table:table-cell>
          <table:table-cell table:style-name="ce61" table:formula="of:=[.AB66]" office:value-type="float" office:value="34240.2771108618" calcext:value-type="float">
            <text:p><text:s/>$34 240 </text:p>
          </table:table-cell>
          <table:table-cell table:style-name="ce61" table:formula="of:=[.AC66]" office:value-type="float" office:value="0" calcext:value-type="float">
            <text:p><text:s/>$- <text:s text:c="2"/></text:p>
          </table:table-cell>
          <table:table-cell table:style-name="ce61" table:formula="of:=[.AD66]" office:value-type="float" office:value="0" calcext:value-type="float">
            <text:p><text:s/>$- <text:s text:c="2"/></text:p>
          </table:table-cell>
          <table:table-cell table:style-name="ce61" table:formula="of:=[.AE66]" office:value-type="float" office:value="0" calcext:value-type="float">
            <text:p><text:s/>$- <text:s text:c="2"/></text:p>
          </table:table-cell>
          <table:table-cell table:style-name="ce61" table:formula="of:=[.AF66]" office:value-type="float" office:value="0" calcext:value-type="float">
            <text:p><text:s/>$- <text:s text:c="2"/></text:p>
          </table:table-cell>
          <table:table-cell table:style-name="ce61" table:formula="of:=[.AG66]" office:value-type="float" office:value="0" calcext:value-type="float">
            <text:p><text:s/>$- <text:s text:c="2"/></text:p>
          </table:table-cell>
          <table:table-cell table:style-name="ce89" table:number-columns-repeated="991"/>
        </table:table-row>
        <table:table-row table:style-name="ro4">
          <table:table-cell table:style-name="ce30" office:value-type="string" calcext:value-type="string">
            <text:p>Federal Depreciation Expense</text:p>
          </table:table-cell>
          <table:table-cell table:style-name="ce62"/>
          <table:table-cell table:style-name="ce62" table:formula="of:=-FedDepr" office:value-type="float" office:value="-0" calcext:value-type="float">
            <text:p><text:s/>$- <text:s text:c="2"/></text:p>
          </table:table-cell>
          <table:table-cell table:style-name="ce62" table:formula="of:=-FedDepr" office:value-type="float" office:value="187000" calcext:value-type="float">
            <text:p><text:s/>$187 000 </text:p>
          </table:table-cell>
          <table:table-cell table:style-name="ce62" table:formula="of:=-FedDepr" office:value-type="float" office:value="299200" calcext:value-type="float">
            <text:p><text:s/>$299 200 </text:p>
          </table:table-cell>
          <table:table-cell table:style-name="ce62" table:formula="of:=-FedDepr" office:value-type="float" office:value="179520" calcext:value-type="float">
            <text:p><text:s/>$179 520 </text:p>
          </table:table-cell>
          <table:table-cell table:style-name="ce62" table:formula="of:=-FedDepr" office:value-type="float" office:value="107712" calcext:value-type="float">
            <text:p><text:s/>$107 712 </text:p>
          </table:table-cell>
          <table:table-cell table:style-name="ce62" table:formula="of:=-FedDepr" office:value-type="float" office:value="107712" calcext:value-type="float">
            <text:p><text:s/>$107 712 </text:p>
          </table:table-cell>
          <table:table-cell table:style-name="ce62" table:formula="of:=-FedDepr" office:value-type="float" office:value="53856" calcext:value-type="float">
            <text:p><text:s/>$53 856 </text:p>
          </table:table-cell>
          <table:table-cell table:style-name="ce62" table:formula="of:=-FedDepr" office:value-type="float" office:value="0" calcext:value-type="float">
            <text:p><text:s/>$- <text:s text:c="2"/></text:p>
          </table:table-cell>
          <table:table-cell table:style-name="ce62" table:formula="of:=-FedDepr" office:value-type="float" office:value="0" calcext:value-type="float">
            <text:p><text:s/>$- <text:s text:c="2"/></text:p>
          </table:table-cell>
          <table:table-cell table:style-name="ce62" table:formula="of:=-FedDepr" office:value-type="float" office:value="0" calcext:value-type="float">
            <text:p><text:s/>$- <text:s text:c="2"/></text:p>
          </table:table-cell>
          <table:table-cell table:style-name="ce62" table:formula="of:=-FedDepr" office:value-type="float" office:value="0" calcext:value-type="float">
            <text:p><text:s/>$- <text:s text:c="2"/></text:p>
          </table:table-cell>
          <table:table-cell table:style-name="ce62" table:formula="of:=-FedDepr" office:value-type="float" office:value="0" calcext:value-type="float">
            <text:p><text:s/>$- <text:s text:c="2"/></text:p>
          </table:table-cell>
          <table:table-cell table:style-name="ce62" table:formula="of:=-FedDepr" office:value-type="float" office:value="0" calcext:value-type="float">
            <text:p><text:s/>$- <text:s text:c="2"/></text:p>
          </table:table-cell>
          <table:table-cell table:style-name="ce62" table:formula="of:=-FedDepr" office:value-type="float" office:value="0" calcext:value-type="float">
            <text:p><text:s/>$- <text:s text:c="2"/></text:p>
          </table:table-cell>
          <table:table-cell table:style-name="ce62" table:formula="of:=-FedDepr" office:value-type="float" office:value="0" calcext:value-type="float">
            <text:p><text:s/>$- <text:s text:c="2"/></text:p>
          </table:table-cell>
          <table:table-cell table:style-name="ce62" table:formula="of:=-FedDepr" office:value-type="float" office:value="0" calcext:value-type="float">
            <text:p><text:s/>$- <text:s text:c="2"/></text:p>
          </table:table-cell>
          <table:table-cell table:style-name="ce62" table:formula="of:=-FedDepr" office:value-type="float" office:value="0" calcext:value-type="float">
            <text:p><text:s/>$- <text:s text:c="2"/></text:p>
          </table:table-cell>
          <table:table-cell table:style-name="ce62" table:formula="of:=-FedDepr" office:value-type="float" office:value="0" calcext:value-type="float">
            <text:p><text:s/>$- <text:s text:c="2"/></text:p>
          </table:table-cell>
          <table:table-cell table:style-name="ce62" table:formula="of:=-FedDepr" office:value-type="float" office:value="0" calcext:value-type="float">
            <text:p><text:s/>$- <text:s text:c="2"/></text:p>
          </table:table-cell>
          <table:table-cell table:style-name="ce62" table:formula="of:=-FedDepr" office:value-type="float" office:value="0" calcext:value-type="float">
            <text:p><text:s/>$- <text:s text:c="2"/></text:p>
          </table:table-cell>
          <table:table-cell table:style-name="ce62" table:formula="of:=-FedDepr" office:value-type="float" office:value="0" calcext:value-type="float">
            <text:p><text:s/>$- <text:s text:c="2"/></text:p>
          </table:table-cell>
          <table:table-cell table:style-name="ce62" table:formula="of:=-FedDepr" office:value-type="float" office:value="0" calcext:value-type="float">
            <text:p><text:s/>$- <text:s text:c="2"/></text:p>
          </table:table-cell>
          <table:table-cell table:style-name="ce62" table:formula="of:=-FedDepr" office:value-type="float" office:value="0" calcext:value-type="float">
            <text:p><text:s/>$- <text:s text:c="2"/></text:p>
          </table:table-cell>
          <table:table-cell table:style-name="ce62" table:formula="of:=-FedDepr" office:value-type="float" office:value="0" calcext:value-type="float">
            <text:p><text:s/>$- <text:s text:c="2"/></text:p>
          </table:table-cell>
          <table:table-cell table:style-name="ce62" table:formula="of:=-FedDepr" office:value-type="float" office:value="0" calcext:value-type="float">
            <text:p><text:s/>$- <text:s text:c="2"/></text:p>
          </table:table-cell>
          <table:table-cell table:style-name="ce62" table:formula="of:=-FedDepr" office:value-type="float" office:value="0" calcext:value-type="float">
            <text:p><text:s/>$- <text:s text:c="2"/></text:p>
          </table:table-cell>
          <table:table-cell table:style-name="ce62" table:formula="of:=-FedDepr" office:value-type="float" office:value="0" calcext:value-type="float">
            <text:p><text:s/>$- <text:s text:c="2"/></text:p>
          </table:table-cell>
          <table:table-cell table:style-name="ce62" table:formula="of:=-FedDepr" office:value-type="float" office:value="0" calcext:value-type="float">
            <text:p><text:s/>$- <text:s text:c="2"/></text:p>
          </table:table-cell>
          <table:table-cell table:style-name="ce62" table:formula="of:=-FedDepr" office:value-type="float" office:value="0" calcext:value-type="float">
            <text:p><text:s/>$- <text:s text:c="2"/></text:p>
          </table:table-cell>
          <table:table-cell table:style-name="ce62" table:formula="of:=-FedDepr" office:value-type="float" office:value="0" calcext:value-type="float">
            <text:p><text:s/>$- <text:s text:c="2"/></text:p>
          </table:table-cell>
          <table:table-cell table:style-name="ce62" table:formula="of:=-FedDepr" office:value-type="float" office:value="0" calcext:value-type="float">
            <text:p><text:s/>$- <text:s text:c="2"/></text:p>
          </table:table-cell>
          <table:table-cell table:style-name="ce3" table:number-columns-repeated="991"/>
        </table:table-row>
        <table:table-row table:style-name="ro4">
          <table:table-cell table:style-name="ce25" office:value-type="string" calcext:value-type="string">
            <text:p>Cash Flow From Operations</text:p>
          </table:table-cell>
          <table:table-cell/>
          <table:table-cell table:style-name="ce61" table:formula="of:=SUM([.C70:.C71])" office:value-type="float" office:value="0" calcext:value-type="float">
            <text:p><text:s/>$- <text:s text:c="2"/></text:p>
          </table:table-cell>
          <table:table-cell table:style-name="ce61" table:formula="of:=SUM([.D70:.D71])" office:value-type="float" office:value="122683.592" calcext:value-type="float">
            <text:p><text:s/>$122 684 </text:p>
          </table:table-cell>
          <table:table-cell table:style-name="ce61" table:formula="of:=SUM([.E70:.E71])" office:value-type="float" office:value="162231.7453196" calcext:value-type="float">
            <text:p><text:s/>$162 232 </text:p>
          </table:table-cell>
          <table:table-cell table:style-name="ce61" table:formula="of:=SUM([.F70:.F71])" office:value-type="float" office:value="120634.160296493" calcext:value-type="float">
            <text:p><text:s/>$120 634 </text:p>
          </table:table-cell>
          <table:table-cell table:style-name="ce61" table:formula="of:=SUM([.G70:.G71])" office:value-type="float" office:value="95804.3037563277" calcext:value-type="float">
            <text:p><text:s/>$95 804 </text:p>
          </table:table-cell>
          <table:table-cell table:style-name="ce61" table:formula="of:=SUM([.H70:.H71])" office:value-type="float" office:value="96120.0490108915" calcext:value-type="float">
            <text:p><text:s/>$96 120 </text:p>
          </table:table-cell>
          <table:table-cell table:style-name="ce61" table:formula="of:=SUM([.I70:.I71])" office:value-type="float" office:value="77599.2760099933" calcext:value-type="float">
            <text:p><text:s/>$77 599 </text:p>
          </table:table-cell>
          <table:table-cell table:style-name="ce61" table:formula="of:=SUM([.J70:.J71])" office:value-type="float" office:value="59091.8714968728" calcext:value-type="float">
            <text:p><text:s/>$59 092 </text:p>
          </table:table-cell>
          <table:table-cell table:style-name="ce61" table:formula="of:=SUM([.K70:.K71])" office:value-type="float" office:value="59447.7291672077" calcext:value-type="float">
            <text:p><text:s/>$59 448 </text:p>
          </table:table-cell>
          <table:table-cell table:style-name="ce61" table:formula="of:=SUM([.L70:.L71])" office:value-type="float" office:value="59817.5498318028" calcext:value-type="float">
            <text:p><text:s/>$59 818 </text:p>
          </table:table-cell>
          <table:table-cell table:style-name="ce61" table:formula="of:=SUM([.M70:.M71])" office:value-type="float" office:value="25101.6415830438" calcext:value-type="float">
            <text:p><text:s/>$25 102 </text:p>
          </table:table-cell>
          <table:table-cell table:style-name="ce61" table:formula="of:=SUM([.N70:.N71])" office:value-type="float" office:value="24483.5429635273" calcext:value-type="float">
            <text:p><text:s/>$24 484 </text:p>
          </table:table-cell>
          <table:table-cell table:style-name="ce61" table:formula="of:=SUM([.O70:.O71])" office:value-type="float" office:value="25077.7150320061" calcext:value-type="float">
            <text:p><text:s/>$25 078 </text:p>
          </table:table-cell>
          <table:table-cell table:style-name="ce61" table:formula="of:=SUM([.P70:.P71])" office:value-type="float" office:value="25686.2249571617" calcext:value-type="float">
            <text:p><text:s/>$25 686 </text:p>
          </table:table-cell>
          <table:table-cell table:style-name="ce61" table:formula="of:=SUM([.Q70:.Q71])" office:value-type="float" office:value="26309.4162151556" calcext:value-type="float">
            <text:p><text:s/>$26 309 </text:p>
          </table:table-cell>
          <table:table-cell table:style-name="ce61" table:formula="of:=SUM([.R70:.R71])" office:value-type="float" office:value="26947.640432945" calcext:value-type="float">
            <text:p><text:s/>$26 948 </text:p>
          </table:table-cell>
          <table:table-cell table:style-name="ce61" table:formula="of:=SUM([.S70:.S71])" office:value-type="float" office:value="27601.2575792918" calcext:value-type="float">
            <text:p><text:s/>$27 601 </text:p>
          </table:table-cell>
          <table:table-cell table:style-name="ce61" table:formula="of:=SUM([.T70:.T71])" office:value-type="float" office:value="28270.6361601729" calcext:value-type="float">
            <text:p><text:s/>$28 271 </text:p>
          </table:table-cell>
          <table:table-cell table:style-name="ce61" table:formula="of:=SUM([.U70:.U71])" office:value-type="float" office:value="28956.15341869" calcext:value-type="float">
            <text:p><text:s/>$28 956 </text:p>
          </table:table-cell>
          <table:table-cell table:style-name="ce61" table:formula="of:=SUM([.V70:.V71])" office:value-type="float" office:value="29658.1955395793" calcext:value-type="float">
            <text:p><text:s/>$29 658 </text:p>
          </table:table-cell>
          <table:table-cell table:style-name="ce61" table:formula="of:=SUM([.W70:.W71])" office:value-type="float" office:value="-4440.27893652276" calcext:value-type="float">
            <text:p><text:s/>$(4 440)</text:p>
          </table:table-cell>
          <table:table-cell table:style-name="ce61" table:formula="of:=SUM([.X70:.X71])" office:value-type="float" office:value="31113.4450756862" calcext:value-type="float">
            <text:p><text:s/>$31 113 </text:p>
          </table:table-cell>
          <table:table-cell table:style-name="ce61" table:formula="of:=SUM([.Y70:.Y71])" office:value-type="float" office:value="31867.47147563" calcext:value-type="float">
            <text:p><text:s/>$31 867 </text:p>
          </table:table-cell>
          <table:table-cell table:style-name="ce61" table:formula="of:=SUM([.Z70:.Z71])" office:value-type="float" office:value="32639.6611503067" calcext:value-type="float">
            <text:p><text:s/>$32 640 </text:p>
          </table:table-cell>
          <table:table-cell table:style-name="ce61" table:formula="of:=SUM([.AA70:.AA71])" office:value-type="float" office:value="33430.4482286543" calcext:value-type="float">
            <text:p><text:s/>$33 430 </text:p>
          </table:table-cell>
          <table:table-cell table:style-name="ce61" table:formula="of:=SUM([.AB70:.AB71])" office:value-type="float" office:value="34240.2771108618" calcext:value-type="float">
            <text:p><text:s/>$34 240 </text:p>
          </table:table-cell>
          <table:table-cell table:style-name="ce61" table:formula="of:=SUM([.AC70:.AC71])" office:value-type="float" office:value="0" calcext:value-type="float">
            <text:p><text:s/>$- <text:s text:c="2"/></text:p>
          </table:table-cell>
          <table:table-cell table:style-name="ce61" table:formula="of:=SUM([.AD70:.AD71])" office:value-type="float" office:value="0" calcext:value-type="float">
            <text:p><text:s/>$- <text:s text:c="2"/></text:p>
          </table:table-cell>
          <table:table-cell table:style-name="ce61" table:formula="of:=SUM([.AE70:.AE71])" office:value-type="float" office:value="0" calcext:value-type="float">
            <text:p><text:s/>$- <text:s text:c="2"/></text:p>
          </table:table-cell>
          <table:table-cell table:style-name="ce61" table:formula="of:=SUM([.AF70:.AF71])" office:value-type="float" office:value="0" calcext:value-type="float">
            <text:p><text:s/>$- <text:s text:c="2"/></text:p>
          </table:table-cell>
          <table:table-cell table:style-name="ce61" table:formula="of:=SUM([.AG70:.AG71])" office:value-type="float" office:value="0" calcext:value-type="float">
            <text:p><text:s/>$- <text:s text:c="2"/></text:p>
          </table:table-cell>
          <table:table-cell table:style-name="ce89" table:number-columns-repeated="991"/>
        </table:table-row>
        <table:table-row table:style-name="ro4">
          <table:table-cell table:style-name="ce31"/>
          <table:table-cell/>
          <table:table-cell table:style-name="ce61" table:number-columns-repeated="31"/>
          <table:table-cell table:style-name="ce89" table:number-columns-repeated="991"/>
        </table:table-row>
        <table:table-row table:style-name="ro4">
          <table:table-cell table:style-name="ce28" office:value-type="string" calcext:value-type="string">
            <text:p>Cash From Investing</text:p>
          </table:table-cell>
          <table:table-cell/>
          <table:table-cell table:style-name="ce61" table:number-columns-repeated="31"/>
          <table:table-cell table:style-name="ce89" table:number-columns-repeated="991"/>
        </table:table-row>
        <table:table-row table:style-name="ro4">
          <table:table-cell table:style-name="ce32" office:value-type="string" calcext:value-type="string">
            <text:p>Installed PV Cost</text:p>
          </table:table-cell>
          <table:table-cell/>
          <table:table-cell table:style-name="ce61" table:formula="of:=-(SysCost)" office:value-type="float" office:value="-1100000" calcext:value-type="float">
            <text:p><text:s/>$(1 100 000)</text:p>
          </table:table-cell>
          <table:table-cell table:style-name="ce61" table:number-columns-repeated="30"/>
          <table:table-cell table:style-name="ce89" table:number-columns-repeated="991"/>
        </table:table-row>
        <table:table-row table:style-name="ro4">
          <table:table-cell table:style-name="ce32" office:value-type="string" calcext:value-type="string">
            <text:p>One Time State Solar Investment Tax Deduction (Actual Cash Value)</text:p>
          </table:table-cell>
          <table:table-cell/>
          <table:table-cell table:style-name="ce61" table:formula="of:=IF(taxable=&quot;Taxable&quot;;(SysCost)*StateTaxRate*StateTaxDed*(1-FedTaxCredit);0)" office:value-type="float" office:value="77000" calcext:value-type="float">
            <text:p><text:s/>$77 000 </text:p>
          </table:table-cell>
          <table:table-cell table:style-name="ce89"/>
          <table:table-cell table:style-name="ce61" table:number-columns-repeated="29"/>
          <table:table-cell table:style-name="ce89" table:number-columns-repeated="991"/>
        </table:table-row>
        <table:table-row table:style-name="ro4">
          <table:table-cell table:style-name="ce30" office:value-type="string" calcext:value-type="string">
            <text:p>One Time Federal Solar Investment Tax Credit</text:p>
          </table:table-cell>
          <table:table-cell table:style-name="ce62"/>
          <table:table-cell table:style-name="ce62" table:formula="of:=IF(taxable=&quot;Taxable&quot;;+(SysCost*FedTaxCredit);0)" office:value-type="float" office:value="330000" calcext:value-type="float">
            <text:p><text:s/>$330 000 </text:p>
          </table:table-cell>
          <table:table-cell table:style-name="ce62" table:number-columns-repeated="30"/>
          <table:table-cell table:style-name="ce89" table:number-columns-repeated="991"/>
        </table:table-row>
        <table:table-row table:style-name="ro4">
          <table:table-cell table:style-name="ce25" office:value-type="string" calcext:value-type="string">
            <text:p>Cash Flow From Investing</text:p>
          </table:table-cell>
          <table:table-cell/>
          <table:table-cell table:style-name="ce61" table:formula="of:=SUM([.C75:.C77])" office:value-type="float" office:value="-693000" calcext:value-type="float">
            <text:p><text:s/>$(693 000)</text:p>
          </table:table-cell>
          <table:table-cell table:style-name="ce61" table:formula="of:=SUM([.D75:.D77])" office:value-type="float" office:value="0" calcext:value-type="float">
            <text:p><text:s/>$- <text:s text:c="2"/></text:p>
          </table:table-cell>
          <table:table-cell table:style-name="ce61" table:formula="of:=SUM([.E75:.E77])" office:value-type="float" office:value="0" calcext:value-type="float">
            <text:p><text:s/>$- <text:s text:c="2"/></text:p>
          </table:table-cell>
          <table:table-cell table:style-name="ce61" table:formula="of:=SUM([.F75:.F77])" office:value-type="float" office:value="0" calcext:value-type="float">
            <text:p><text:s/>$- <text:s text:c="2"/></text:p>
          </table:table-cell>
          <table:table-cell table:style-name="ce61" table:formula="of:=SUM([.G75:.G77])" office:value-type="float" office:value="0" calcext:value-type="float">
            <text:p><text:s/>$- <text:s text:c="2"/></text:p>
          </table:table-cell>
          <table:table-cell table:style-name="ce61" table:formula="of:=SUM([.H75:.H77])" office:value-type="float" office:value="0" calcext:value-type="float">
            <text:p><text:s/>$- <text:s text:c="2"/></text:p>
          </table:table-cell>
          <table:table-cell table:style-name="ce61" table:formula="of:=SUM([.I75:.I77])" office:value-type="float" office:value="0" calcext:value-type="float">
            <text:p><text:s/>$- <text:s text:c="2"/></text:p>
          </table:table-cell>
          <table:table-cell table:style-name="ce61" table:formula="of:=SUM([.J75:.J77])" office:value-type="float" office:value="0" calcext:value-type="float">
            <text:p><text:s/>$- <text:s text:c="2"/></text:p>
          </table:table-cell>
          <table:table-cell table:style-name="ce61" table:formula="of:=SUM([.K75:.K77])" office:value-type="float" office:value="0" calcext:value-type="float">
            <text:p><text:s/>$- <text:s text:c="2"/></text:p>
          </table:table-cell>
          <table:table-cell table:style-name="ce61" table:formula="of:=SUM([.L75:.L77])" office:value-type="float" office:value="0" calcext:value-type="float">
            <text:p><text:s/>$- <text:s text:c="2"/></text:p>
          </table:table-cell>
          <table:table-cell table:style-name="ce61" table:formula="of:=SUM([.M75:.M77])" office:value-type="float" office:value="0" calcext:value-type="float">
            <text:p><text:s/>$- <text:s text:c="2"/></text:p>
          </table:table-cell>
          <table:table-cell table:style-name="ce61" table:formula="of:=SUM([.N75:.N77])" office:value-type="float" office:value="0" calcext:value-type="float">
            <text:p><text:s/>$- <text:s text:c="2"/></text:p>
          </table:table-cell>
          <table:table-cell table:style-name="ce61" table:formula="of:=SUM([.O75:.O77])" office:value-type="float" office:value="0" calcext:value-type="float">
            <text:p><text:s/>$- <text:s text:c="2"/></text:p>
          </table:table-cell>
          <table:table-cell table:style-name="ce61" table:formula="of:=SUM([.P75:.P77])" office:value-type="float" office:value="0" calcext:value-type="float">
            <text:p><text:s/>$- <text:s text:c="2"/></text:p>
          </table:table-cell>
          <table:table-cell table:style-name="ce61" table:formula="of:=SUM([.Q75:.Q77])" office:value-type="float" office:value="0" calcext:value-type="float">
            <text:p><text:s/>$- <text:s text:c="2"/></text:p>
          </table:table-cell>
          <table:table-cell table:style-name="ce61" table:formula="of:=SUM([.R75:.R77])" office:value-type="float" office:value="0" calcext:value-type="float">
            <text:p><text:s/>$- <text:s text:c="2"/></text:p>
          </table:table-cell>
          <table:table-cell table:style-name="ce61" table:formula="of:=SUM([.S75:.S77])" office:value-type="float" office:value="0" calcext:value-type="float">
            <text:p><text:s/>$- <text:s text:c="2"/></text:p>
          </table:table-cell>
          <table:table-cell table:style-name="ce61" table:formula="of:=SUM([.T75:.T77])" office:value-type="float" office:value="0" calcext:value-type="float">
            <text:p><text:s/>$- <text:s text:c="2"/></text:p>
          </table:table-cell>
          <table:table-cell table:style-name="ce61" table:formula="of:=SUM([.U75:.U77])" office:value-type="float" office:value="0" calcext:value-type="float">
            <text:p><text:s/>$- <text:s text:c="2"/></text:p>
          </table:table-cell>
          <table:table-cell table:style-name="ce61" table:formula="of:=SUM([.V75:.V77])" office:value-type="float" office:value="0" calcext:value-type="float">
            <text:p><text:s/>$- <text:s text:c="2"/></text:p>
          </table:table-cell>
          <table:table-cell table:style-name="ce61" table:formula="of:=SUM([.W75:.W77])" office:value-type="float" office:value="0" calcext:value-type="float">
            <text:p><text:s/>$- <text:s text:c="2"/></text:p>
          </table:table-cell>
          <table:table-cell table:style-name="ce61" table:formula="of:=SUM([.X75:.X77])" office:value-type="float" office:value="0" calcext:value-type="float">
            <text:p><text:s/>$- <text:s text:c="2"/></text:p>
          </table:table-cell>
          <table:table-cell table:style-name="ce61" table:formula="of:=SUM([.Y75:.Y77])" office:value-type="float" office:value="0" calcext:value-type="float">
            <text:p><text:s/>$- <text:s text:c="2"/></text:p>
          </table:table-cell>
          <table:table-cell table:style-name="ce61" table:formula="of:=SUM([.Z75:.Z77])" office:value-type="float" office:value="0" calcext:value-type="float">
            <text:p><text:s/>$- <text:s text:c="2"/></text:p>
          </table:table-cell>
          <table:table-cell table:style-name="ce61" table:formula="of:=SUM([.AA75:.AA77])" office:value-type="float" office:value="0" calcext:value-type="float">
            <text:p><text:s/>$- <text:s text:c="2"/></text:p>
          </table:table-cell>
          <table:table-cell table:style-name="ce61" table:formula="of:=SUM([.AB75:.AB77])" office:value-type="float" office:value="0" calcext:value-type="float">
            <text:p><text:s/>$- <text:s text:c="2"/></text:p>
          </table:table-cell>
          <table:table-cell table:style-name="ce61" table:formula="of:=SUM([.AC75:.AC77])" office:value-type="float" office:value="0" calcext:value-type="float">
            <text:p><text:s/>$- <text:s text:c="2"/></text:p>
          </table:table-cell>
          <table:table-cell table:style-name="ce61" table:formula="of:=SUM([.AD75:.AD77])" office:value-type="float" office:value="0" calcext:value-type="float">
            <text:p><text:s/>$- <text:s text:c="2"/></text:p>
          </table:table-cell>
          <table:table-cell table:style-name="ce61" table:formula="of:=SUM([.AE75:.AE77])" office:value-type="float" office:value="0" calcext:value-type="float">
            <text:p><text:s/>$- <text:s text:c="2"/></text:p>
          </table:table-cell>
          <table:table-cell table:style-name="ce61" table:formula="of:=SUM([.AF75:.AF77])" office:value-type="float" office:value="0" calcext:value-type="float">
            <text:p><text:s/>$- <text:s text:c="2"/></text:p>
          </table:table-cell>
          <table:table-cell table:style-name="ce61" table:formula="of:=SUM([.AG75:.AG77])" office:value-type="float" office:value="0" calcext:value-type="float">
            <text:p><text:s/>$- <text:s text:c="2"/></text:p>
          </table:table-cell>
          <table:table-cell table:style-name="ce89" table:number-columns-repeated="991"/>
        </table:table-row>
        <table:table-row table:style-name="ro4">
          <table:table-cell table:style-name="ce31"/>
          <table:table-cell/>
          <table:table-cell table:style-name="ce61" table:number-columns-repeated="31"/>
          <table:table-cell table:style-name="ce89" table:number-columns-repeated="991"/>
        </table:table-row>
        <table:table-row table:style-name="ro4">
          <table:table-cell table:style-name="ce28" office:value-type="string" calcext:value-type="string">
            <text:p>Cash From Financing</text:p>
          </table:table-cell>
          <table:table-cell/>
          <table:table-cell table:style-name="ce61" table:number-columns-repeated="31"/>
          <table:table-cell table:style-name="ce89" table:number-columns-repeated="991"/>
        </table:table-row>
        <table:table-row table:style-name="ro4">
          <table:table-cell table:style-name="ce33" office:value-type="string" calcext:value-type="string">
            <text:p>Loan Disbursement</text:p>
          </table:table-cell>
          <table:table-cell/>
          <table:table-cell table:style-name="ce61" table:formula="of:=[.$K$31]" office:value-type="float" office:value="0" calcext:value-type="float">
            <text:p><text:s/>$- <text:s text:c="2"/></text:p>
          </table:table-cell>
          <table:table-cell table:style-name="ce61" table:number-columns-repeated="30"/>
          <table:table-cell table:number-columns-repeated="991"/>
        </table:table-row>
        <table:table-row table:style-name="ro4">
          <table:table-cell table:style-name="ce34" office:value-type="string" calcext:value-type="string">
            <text:p>Loan Repayment (Principle)</text:p>
          </table:table-cell>
          <table:table-cell table:style-name="ce62" table:number-columns-repeated="2"/>
          <table:table-cell table:style-name="ce62" table:formula="of:=Principle" office:value-type="float" office:value="0" calcext:value-type="float">
            <text:p><text:s/>$- <text:s text:c="2"/></text:p>
          </table:table-cell>
          <table:table-cell table:style-name="ce62" table:formula="of:=Principle" office:value-type="float" office:value="0" calcext:value-type="float">
            <text:p><text:s/>$- <text:s text:c="2"/></text:p>
          </table:table-cell>
          <table:table-cell table:style-name="ce62" table:formula="of:=Principle" office:value-type="float" office:value="0" calcext:value-type="float">
            <text:p><text:s/>$- <text:s text:c="2"/></text:p>
          </table:table-cell>
          <table:table-cell table:style-name="ce62" table:formula="of:=Principle" office:value-type="float" office:value="0" calcext:value-type="float">
            <text:p><text:s/>$- <text:s text:c="2"/></text:p>
          </table:table-cell>
          <table:table-cell table:style-name="ce62" table:formula="of:=Principle" office:value-type="float" office:value="0" calcext:value-type="float">
            <text:p><text:s/>$- <text:s text:c="2"/></text:p>
          </table:table-cell>
          <table:table-cell table:style-name="ce62" table:formula="of:=Principle" office:value-type="float" office:value="0" calcext:value-type="float">
            <text:p><text:s/>$- <text:s text:c="2"/></text:p>
          </table:table-cell>
          <table:table-cell table:style-name="ce62" table:formula="of:=Principle" office:value-type="float" office:value="0" calcext:value-type="float">
            <text:p><text:s/>$- <text:s text:c="2"/></text:p>
          </table:table-cell>
          <table:table-cell table:style-name="ce62" table:formula="of:=Principle" office:value-type="float" office:value="0" calcext:value-type="float">
            <text:p><text:s/>$- <text:s text:c="2"/></text:p>
          </table:table-cell>
          <table:table-cell table:style-name="ce62" table:formula="of:=Principle" office:value-type="float" office:value="0" calcext:value-type="float">
            <text:p><text:s/>$- <text:s text:c="2"/></text:p>
          </table:table-cell>
          <table:table-cell table:style-name="ce62" table:formula="of:=Principle" office:value-type="float" office:value="0" calcext:value-type="float">
            <text:p><text:s/>$- <text:s text:c="2"/></text:p>
          </table:table-cell>
          <table:table-cell table:style-name="ce62" table:formula="of:=Principle" office:value-type="float" office:value="0" calcext:value-type="float">
            <text:p><text:s/>$- <text:s text:c="2"/></text:p>
          </table:table-cell>
          <table:table-cell table:style-name="ce62" table:formula="of:=Principle" office:value-type="float" office:value="0" calcext:value-type="float">
            <text:p><text:s/>$- <text:s text:c="2"/></text:p>
          </table:table-cell>
          <table:table-cell table:style-name="ce62" table:formula="of:=Principle" office:value-type="float" office:value="0" calcext:value-type="float">
            <text:p><text:s/>$- <text:s text:c="2"/></text:p>
          </table:table-cell>
          <table:table-cell table:style-name="ce62" table:formula="of:=Principle" office:value-type="float" office:value="0" calcext:value-type="float">
            <text:p><text:s/>$- <text:s text:c="2"/></text:p>
          </table:table-cell>
          <table:table-cell table:style-name="ce62" table:formula="of:=Principle" office:value-type="float" office:value="0" calcext:value-type="float">
            <text:p><text:s/>$- <text:s text:c="2"/></text:p>
          </table:table-cell>
          <table:table-cell table:style-name="ce62" table:formula="of:=Principle" office:value-type="float" office:value="0" calcext:value-type="float">
            <text:p><text:s/>$- <text:s text:c="2"/></text:p>
          </table:table-cell>
          <table:table-cell table:style-name="ce62" table:formula="of:=Principle" office:value-type="float" office:value="0" calcext:value-type="float">
            <text:p><text:s/>$- <text:s text:c="2"/></text:p>
          </table:table-cell>
          <table:table-cell table:style-name="ce62" table:formula="of:=Principle" office:value-type="float" office:value="0" calcext:value-type="float">
            <text:p><text:s/>$- <text:s text:c="2"/></text:p>
          </table:table-cell>
          <table:table-cell table:style-name="ce62" table:formula="of:=Principle" office:value-type="float" office:value="0" calcext:value-type="float">
            <text:p><text:s/>$- <text:s text:c="2"/></text:p>
          </table:table-cell>
          <table:table-cell table:style-name="ce62" table:formula="of:=Principle" office:value-type="float" office:value="0" calcext:value-type="float">
            <text:p><text:s/>$- <text:s text:c="2"/></text:p>
          </table:table-cell>
          <table:table-cell table:style-name="ce62" table:formula="of:=Principle" office:value-type="float" office:value="0" calcext:value-type="float">
            <text:p><text:s/>$- <text:s text:c="2"/></text:p>
          </table:table-cell>
          <table:table-cell table:style-name="ce62" table:formula="of:=Principle" office:value-type="float" office:value="0" calcext:value-type="float">
            <text:p><text:s/>$- <text:s text:c="2"/></text:p>
          </table:table-cell>
          <table:table-cell table:style-name="ce62" table:formula="of:=Principle" office:value-type="float" office:value="0" calcext:value-type="float">
            <text:p><text:s/>$- <text:s text:c="2"/></text:p>
          </table:table-cell>
          <table:table-cell table:style-name="ce62" table:formula="of:=Principle" office:value-type="float" office:value="0" calcext:value-type="float">
            <text:p><text:s/>$- <text:s text:c="2"/></text:p>
          </table:table-cell>
          <table:table-cell table:style-name="ce62" table:formula="of:=Principle" office:value-type="float" office:value="0" calcext:value-type="float">
            <text:p><text:s/>$- <text:s text:c="2"/></text:p>
          </table:table-cell>
          <table:table-cell table:style-name="ce62" table:formula="of:=Principle" office:value-type="float" office:value="0" calcext:value-type="float">
            <text:p><text:s/>$- <text:s text:c="2"/></text:p>
          </table:table-cell>
          <table:table-cell table:style-name="ce62" table:formula="of:=Principle" office:value-type="float" office:value="0" calcext:value-type="float">
            <text:p><text:s/>$- <text:s text:c="2"/></text:p>
          </table:table-cell>
          <table:table-cell table:style-name="ce62" table:formula="of:=Principle" office:value-type="float" office:value="0" calcext:value-type="float">
            <text:p><text:s/>$- <text:s text:c="2"/></text:p>
          </table:table-cell>
          <table:table-cell table:style-name="ce62" table:formula="of:=Principle" office:value-type="float" office:value="0" calcext:value-type="float">
            <text:p><text:s/>$- <text:s text:c="2"/></text:p>
          </table:table-cell>
          <table:table-cell table:style-name="ce62" table:formula="of:=Principle" office:value-type="float" office:value="0" calcext:value-type="float">
            <text:p><text:s/>$- <text:s text:c="2"/></text:p>
          </table:table-cell>
          <table:table-cell table:number-columns-repeated="991"/>
        </table:table-row>
        <table:table-row table:style-name="ro4">
          <table:table-cell table:style-name="ce22" office:value-type="string" calcext:value-type="string">
            <text:p>Cash Flow From Financing</text:p>
          </table:table-cell>
          <table:table-cell/>
          <table:table-cell table:style-name="ce61" table:formula="of:=[.C81]+[.C82]" office:value-type="float" office:value="0" calcext:value-type="float">
            <text:p><text:s/>$- <text:s text:c="2"/></text:p>
          </table:table-cell>
          <table:table-cell table:style-name="ce61" table:formula="of:=[.D81]+[.D82]" office:value-type="float" office:value="0" calcext:value-type="float">
            <text:p><text:s/>$- <text:s text:c="2"/></text:p>
          </table:table-cell>
          <table:table-cell table:style-name="ce61" table:formula="of:=[.E81]+[.E82]" office:value-type="float" office:value="0" calcext:value-type="float">
            <text:p><text:s/>$- <text:s text:c="2"/></text:p>
          </table:table-cell>
          <table:table-cell table:style-name="ce61" table:formula="of:=[.F81]+[.F82]" office:value-type="float" office:value="0" calcext:value-type="float">
            <text:p><text:s/>$- <text:s text:c="2"/></text:p>
          </table:table-cell>
          <table:table-cell table:style-name="ce61" table:formula="of:=[.G81]+[.G82]" office:value-type="float" office:value="0" calcext:value-type="float">
            <text:p><text:s/>$- <text:s text:c="2"/></text:p>
          </table:table-cell>
          <table:table-cell table:style-name="ce61" table:formula="of:=[.H81]+[.H82]" office:value-type="float" office:value="0" calcext:value-type="float">
            <text:p><text:s/>$- <text:s text:c="2"/></text:p>
          </table:table-cell>
          <table:table-cell table:style-name="ce61" table:formula="of:=[.I81]+[.I82]" office:value-type="float" office:value="0" calcext:value-type="float">
            <text:p><text:s/>$- <text:s text:c="2"/></text:p>
          </table:table-cell>
          <table:table-cell table:style-name="ce61" table:formula="of:=[.J81]+[.J82]" office:value-type="float" office:value="0" calcext:value-type="float">
            <text:p><text:s/>$- <text:s text:c="2"/></text:p>
          </table:table-cell>
          <table:table-cell table:style-name="ce61" table:formula="of:=[.K81]+[.K82]" office:value-type="float" office:value="0" calcext:value-type="float">
            <text:p><text:s/>$- <text:s text:c="2"/></text:p>
          </table:table-cell>
          <table:table-cell table:style-name="ce61" table:formula="of:=[.L81]+[.L82]" office:value-type="float" office:value="0" calcext:value-type="float">
            <text:p><text:s/>$- <text:s text:c="2"/></text:p>
          </table:table-cell>
          <table:table-cell table:style-name="ce61" table:formula="of:=[.M81]+[.M82]" office:value-type="float" office:value="0" calcext:value-type="float">
            <text:p><text:s/>$- <text:s text:c="2"/></text:p>
          </table:table-cell>
          <table:table-cell table:style-name="ce61" table:formula="of:=[.N81]+[.N82]" office:value-type="float" office:value="0" calcext:value-type="float">
            <text:p><text:s/>$- <text:s text:c="2"/></text:p>
          </table:table-cell>
          <table:table-cell table:style-name="ce61" table:formula="of:=[.O81]+[.O82]" office:value-type="float" office:value="0" calcext:value-type="float">
            <text:p><text:s/>$- <text:s text:c="2"/></text:p>
          </table:table-cell>
          <table:table-cell table:style-name="ce61" table:formula="of:=[.P81]+[.P82]" office:value-type="float" office:value="0" calcext:value-type="float">
            <text:p><text:s/>$- <text:s text:c="2"/></text:p>
          </table:table-cell>
          <table:table-cell table:style-name="ce61" table:formula="of:=[.Q81]+[.Q82]" office:value-type="float" office:value="0" calcext:value-type="float">
            <text:p><text:s/>$- <text:s text:c="2"/></text:p>
          </table:table-cell>
          <table:table-cell table:style-name="ce61" table:formula="of:=[.R81]+[.R82]" office:value-type="float" office:value="0" calcext:value-type="float">
            <text:p><text:s/>$- <text:s text:c="2"/></text:p>
          </table:table-cell>
          <table:table-cell table:style-name="ce61" table:formula="of:=[.S81]+[.S82]" office:value-type="float" office:value="0" calcext:value-type="float">
            <text:p><text:s/>$- <text:s text:c="2"/></text:p>
          </table:table-cell>
          <table:table-cell table:style-name="ce61" table:formula="of:=[.T81]+[.T82]" office:value-type="float" office:value="0" calcext:value-type="float">
            <text:p><text:s/>$- <text:s text:c="2"/></text:p>
          </table:table-cell>
          <table:table-cell table:style-name="ce61" table:formula="of:=[.U81]+[.U82]" office:value-type="float" office:value="0" calcext:value-type="float">
            <text:p><text:s/>$- <text:s text:c="2"/></text:p>
          </table:table-cell>
          <table:table-cell table:style-name="ce61" table:formula="of:=[.V81]+[.V82]" office:value-type="float" office:value="0" calcext:value-type="float">
            <text:p><text:s/>$- <text:s text:c="2"/></text:p>
          </table:table-cell>
          <table:table-cell table:style-name="ce61" table:formula="of:=[.W81]+[.W82]" office:value-type="float" office:value="0" calcext:value-type="float">
            <text:p><text:s/>$- <text:s text:c="2"/></text:p>
          </table:table-cell>
          <table:table-cell table:style-name="ce61" table:formula="of:=[.X81]+[.X82]" office:value-type="float" office:value="0" calcext:value-type="float">
            <text:p><text:s/>$- <text:s text:c="2"/></text:p>
          </table:table-cell>
          <table:table-cell table:style-name="ce61" table:formula="of:=[.Y81]+[.Y82]" office:value-type="float" office:value="0" calcext:value-type="float">
            <text:p><text:s/>$- <text:s text:c="2"/></text:p>
          </table:table-cell>
          <table:table-cell table:style-name="ce61" table:formula="of:=[.Z81]+[.Z82]" office:value-type="float" office:value="0" calcext:value-type="float">
            <text:p><text:s/>$- <text:s text:c="2"/></text:p>
          </table:table-cell>
          <table:table-cell table:style-name="ce61" table:formula="of:=[.AA81]+[.AA82]" office:value-type="float" office:value="0" calcext:value-type="float">
            <text:p><text:s/>$- <text:s text:c="2"/></text:p>
          </table:table-cell>
          <table:table-cell table:style-name="ce61" table:formula="of:=[.AB81]+[.AB82]" office:value-type="float" office:value="0" calcext:value-type="float">
            <text:p><text:s/>$- <text:s text:c="2"/></text:p>
          </table:table-cell>
          <table:table-cell table:style-name="ce61" table:formula="of:=[.AC81]+[.AC82]" office:value-type="float" office:value="0" calcext:value-type="float">
            <text:p><text:s/>$- <text:s text:c="2"/></text:p>
          </table:table-cell>
          <table:table-cell table:style-name="ce61" table:formula="of:=[.AD81]+[.AD82]" office:value-type="float" office:value="0" calcext:value-type="float">
            <text:p><text:s/>$- <text:s text:c="2"/></text:p>
          </table:table-cell>
          <table:table-cell table:style-name="ce61" table:formula="of:=[.AE81]+[.AE82]" office:value-type="float" office:value="0" calcext:value-type="float">
            <text:p><text:s/>$- <text:s text:c="2"/></text:p>
          </table:table-cell>
          <table:table-cell table:style-name="ce61" table:formula="of:=[.AF81]+[.AF82]" office:value-type="float" office:value="0" calcext:value-type="float">
            <text:p><text:s/>$- <text:s text:c="2"/></text:p>
          </table:table-cell>
          <table:table-cell table:style-name="ce61" table:formula="of:=[.AG81]+[.AG82]" office:value-type="float" office:value="0" calcext:value-type="float">
            <text:p><text:s/>$- <text:s text:c="2"/></text:p>
          </table:table-cell>
          <table:table-cell table:number-columns-repeated="991"/>
        </table:table-row>
        <table:table-row table:style-name="ro4">
          <table:table-cell table:style-name="ce35"/>
          <table:table-cell/>
          <table:table-cell table:style-name="ce61" table:number-columns-repeated="31"/>
          <table:table-cell table:number-columns-repeated="991"/>
        </table:table-row>
        <table:table-row table:style-name="ro4">
          <table:table-cell table:style-name="ce36" office:value-type="string" calcext:value-type="string">
            <text:p>Annual Cash Flow</text:p>
          </table:table-cell>
          <table:table-cell table:style-name="ce65"/>
          <table:table-cell table:style-name="ce65" table:formula="of:=[.C72]+[.C78]+[.C83]" office:value-type="float" office:value="-693000" calcext:value-type="float">
            <text:p><text:s/>$(693 000)</text:p>
          </table:table-cell>
          <table:table-cell table:style-name="ce65" table:formula="of:=[.D72]+[.D78]+[.D83]" office:value-type="float" office:value="122683.592" calcext:value-type="float">
            <text:p><text:s/>$122 684 </text:p>
          </table:table-cell>
          <table:table-cell table:style-name="ce65" table:formula="of:=[.E72]+[.E78]+[.E83]" office:value-type="float" office:value="162231.7453196" calcext:value-type="float">
            <text:p><text:s/>$162 232 </text:p>
          </table:table-cell>
          <table:table-cell table:style-name="ce65" table:formula="of:=[.F72]+[.F78]+[.F83]" office:value-type="float" office:value="120634.160296493" calcext:value-type="float">
            <text:p><text:s/>$120 634 </text:p>
          </table:table-cell>
          <table:table-cell table:style-name="ce65" table:formula="of:=[.G72]+[.G78]+[.G83]" office:value-type="float" office:value="95804.3037563277" calcext:value-type="float">
            <text:p><text:s/>$95 804 </text:p>
          </table:table-cell>
          <table:table-cell table:style-name="ce65" table:formula="of:=[.H72]+[.H78]+[.H83]" office:value-type="float" office:value="96120.0490108915" calcext:value-type="float">
            <text:p><text:s/>$96 120 </text:p>
          </table:table-cell>
          <table:table-cell table:style-name="ce65" table:formula="of:=[.I72]+[.I78]+[.I83]" office:value-type="float" office:value="77599.2760099933" calcext:value-type="float">
            <text:p><text:s/>$77 599 </text:p>
          </table:table-cell>
          <table:table-cell table:style-name="ce65" table:formula="of:=[.J72]+[.J78]+[.J83]" office:value-type="float" office:value="59091.8714968728" calcext:value-type="float">
            <text:p><text:s/>$59 092 </text:p>
          </table:table-cell>
          <table:table-cell table:style-name="ce65" table:formula="of:=[.K72]+[.K78]+[.K83]" office:value-type="float" office:value="59447.7291672077" calcext:value-type="float">
            <text:p><text:s/>$59 448 </text:p>
          </table:table-cell>
          <table:table-cell table:style-name="ce65" table:formula="of:=[.L72]+[.L78]+[.L83]" office:value-type="float" office:value="59817.5498318028" calcext:value-type="float">
            <text:p><text:s/>$59 818 </text:p>
          </table:table-cell>
          <table:table-cell table:style-name="ce65" table:formula="of:=[.M72]+[.M78]+[.M83]" office:value-type="float" office:value="25101.6415830438" calcext:value-type="float">
            <text:p><text:s/>$25 102 </text:p>
          </table:table-cell>
          <table:table-cell table:style-name="ce65" table:formula="of:=[.N72]+[.N78]+[.N83]" office:value-type="float" office:value="24483.5429635273" calcext:value-type="float">
            <text:p><text:s/>$24 484 </text:p>
          </table:table-cell>
          <table:table-cell table:style-name="ce65" table:formula="of:=[.O72]+[.O78]+[.O83]" office:value-type="float" office:value="25077.7150320061" calcext:value-type="float">
            <text:p><text:s/>$25 078 </text:p>
          </table:table-cell>
          <table:table-cell table:style-name="ce65" table:formula="of:=[.P72]+[.P78]+[.P83]" office:value-type="float" office:value="25686.2249571617" calcext:value-type="float">
            <text:p><text:s/>$25 686 </text:p>
          </table:table-cell>
          <table:table-cell table:style-name="ce65" table:formula="of:=[.Q72]+[.Q78]+[.Q83]" office:value-type="float" office:value="26309.4162151556" calcext:value-type="float">
            <text:p><text:s/>$26 309 </text:p>
          </table:table-cell>
          <table:table-cell table:style-name="ce65" table:formula="of:=[.R72]+[.R78]+[.R83]" office:value-type="float" office:value="26947.640432945" calcext:value-type="float">
            <text:p><text:s/>$26 948 </text:p>
          </table:table-cell>
          <table:table-cell table:style-name="ce65" table:formula="of:=[.S72]+[.S78]+[.S83]" office:value-type="float" office:value="27601.2575792918" calcext:value-type="float">
            <text:p><text:s/>$27 601 </text:p>
          </table:table-cell>
          <table:table-cell table:style-name="ce65" table:formula="of:=[.T72]+[.T78]+[.T83]" office:value-type="float" office:value="28270.6361601729" calcext:value-type="float">
            <text:p><text:s/>$28 271 </text:p>
          </table:table-cell>
          <table:table-cell table:style-name="ce65" table:formula="of:=[.U72]+[.U78]+[.U83]" office:value-type="float" office:value="28956.15341869" calcext:value-type="float">
            <text:p><text:s/>$28 956 </text:p>
          </table:table-cell>
          <table:table-cell table:style-name="ce65" table:formula="of:=[.V72]+[.V78]+[.V83]" office:value-type="float" office:value="29658.1955395793" calcext:value-type="float">
            <text:p><text:s/>$29 658 </text:p>
          </table:table-cell>
          <table:table-cell table:style-name="ce65" table:formula="of:=[.W72]+[.W78]+[.W83]" office:value-type="float" office:value="-4440.27893652276" calcext:value-type="float">
            <text:p><text:s/>$(4 440)</text:p>
          </table:table-cell>
          <table:table-cell table:style-name="ce65" table:formula="of:=[.X72]+[.X78]+[.X83]" office:value-type="float" office:value="31113.4450756862" calcext:value-type="float">
            <text:p><text:s/>$31 113 </text:p>
          </table:table-cell>
          <table:table-cell table:style-name="ce65" table:formula="of:=[.Y72]+[.Y78]+[.Y83]" office:value-type="float" office:value="31867.47147563" calcext:value-type="float">
            <text:p><text:s/>$31 867 </text:p>
          </table:table-cell>
          <table:table-cell table:style-name="ce65" table:formula="of:=[.Z72]+[.Z78]+[.Z83]" office:value-type="float" office:value="32639.6611503067" calcext:value-type="float">
            <text:p><text:s/>$32 640 </text:p>
          </table:table-cell>
          <table:table-cell table:style-name="ce65" table:formula="of:=[.AA72]+[.AA78]+[.AA83]" office:value-type="float" office:value="33430.4482286543" calcext:value-type="float">
            <text:p><text:s/>$33 430 </text:p>
          </table:table-cell>
          <table:table-cell table:style-name="ce65" table:formula="of:=[.AB72]+[.AB78]+[.AB83]" office:value-type="float" office:value="34240.2771108618" calcext:value-type="float">
            <text:p><text:s/>$34 240 </text:p>
          </table:table-cell>
          <table:table-cell table:style-name="ce65" table:formula="of:=[.AC72]+[.AC78]+[.AC83]" office:value-type="float" office:value="0" calcext:value-type="float">
            <text:p><text:s/>$- <text:s text:c="2"/></text:p>
          </table:table-cell>
          <table:table-cell table:style-name="ce65" table:formula="of:=[.AD72]+[.AD78]+[.AD83]" office:value-type="float" office:value="0" calcext:value-type="float">
            <text:p><text:s/>$- <text:s text:c="2"/></text:p>
          </table:table-cell>
          <table:table-cell table:style-name="ce65" table:formula="of:=[.AE72]+[.AE78]+[.AE83]" office:value-type="float" office:value="0" calcext:value-type="float">
            <text:p><text:s/>$- <text:s text:c="2"/></text:p>
          </table:table-cell>
          <table:table-cell table:style-name="ce65" table:formula="of:=[.AF72]+[.AF78]+[.AF83]" office:value-type="float" office:value="0" calcext:value-type="float">
            <text:p><text:s/>$- <text:s text:c="2"/></text:p>
          </table:table-cell>
          <table:table-cell table:style-name="ce65" table:formula="of:=[.AG72]+[.AG78]+[.AG83]" office:value-type="float" office:value="0" calcext:value-type="float">
            <text:p><text:s/>$- <text:s text:c="2"/></text:p>
          </table:table-cell>
          <table:table-cell table:style-name="ce6" table:number-columns-repeated="991"/>
        </table:table-row>
        <table:table-row table:style-name="ro4">
          <table:table-cell table:style-name="ce36" office:value-type="string" calcext:value-type="string">
            <text:p>Cumulative Cash Flow</text:p>
          </table:table-cell>
          <table:table-cell table:style-name="ce65"/>
          <table:table-cell table:style-name="ce65" table:formula="of:=[.C85]" office:value-type="float" office:value="-693000" calcext:value-type="float">
            <text:p><text:s/>$(693 000)</text:p>
          </table:table-cell>
          <table:table-cell table:style-name="ce65" table:formula="of:=[.C86]+[.D85]" office:value-type="float" office:value="-570316.408" calcext:value-type="float">
            <text:p><text:s/>$(570 316)</text:p>
          </table:table-cell>
          <table:table-cell table:style-name="ce65" table:formula="of:=[.D86]+[.E85]" office:value-type="float" office:value="-408084.6626804" calcext:value-type="float">
            <text:p><text:s/>$(408 085)</text:p>
          </table:table-cell>
          <table:table-cell table:style-name="ce65" table:formula="of:=[.E86]+[.F85]" office:value-type="float" office:value="-287450.502383907" calcext:value-type="float">
            <text:p><text:s/>$(287 451)</text:p>
          </table:table-cell>
          <table:table-cell table:style-name="ce65" table:formula="of:=[.F86]+[.G85]" office:value-type="float" office:value="-191646.19862758" calcext:value-type="float">
            <text:p><text:s/>$(191 646)</text:p>
          </table:table-cell>
          <table:table-cell table:style-name="ce65" table:formula="of:=[.G86]+[.H85]" office:value-type="float" office:value="-95526.1496166884" calcext:value-type="float">
            <text:p><text:s/>$(95 526)</text:p>
          </table:table-cell>
          <table:table-cell table:style-name="ce65" table:formula="of:=[.H86]+[.I85]" office:value-type="float" office:value="-17926.8736066951" calcext:value-type="float">
            <text:p><text:s/>$(17 927)</text:p>
          </table:table-cell>
          <table:table-cell table:style-name="ce65" table:formula="of:=[.I86]+[.J85]" office:value-type="float" office:value="41164.9978901777" calcext:value-type="float">
            <text:p><text:s/>$41 165 </text:p>
          </table:table-cell>
          <table:table-cell table:style-name="ce65" table:formula="of:=[.J86]+[.K85]" office:value-type="float" office:value="100612.727057385" calcext:value-type="float">
            <text:p><text:s/>$100 613 </text:p>
          </table:table-cell>
          <table:table-cell table:style-name="ce65" table:formula="of:=[.K86]+[.L85]" office:value-type="float" office:value="160430.276889188" calcext:value-type="float">
            <text:p><text:s/>$160 430 </text:p>
          </table:table-cell>
          <table:table-cell table:style-name="ce65" table:formula="of:=[.L86]+[.M85]" office:value-type="float" office:value="185531.918472232" calcext:value-type="float">
            <text:p><text:s/>$185 532 </text:p>
          </table:table-cell>
          <table:table-cell table:style-name="ce65" table:formula="of:=[.M86]+[.N85]" office:value-type="float" office:value="210015.461435759" calcext:value-type="float">
            <text:p><text:s/>$210 015 </text:p>
          </table:table-cell>
          <table:table-cell table:style-name="ce65" table:formula="of:=[.N86]+[.O85]" office:value-type="float" office:value="235093.176467765" calcext:value-type="float">
            <text:p><text:s/>$235 093 </text:p>
          </table:table-cell>
          <table:table-cell table:style-name="ce65" table:formula="of:=[.O86]+[.P85]" office:value-type="float" office:value="260779.401424927" calcext:value-type="float">
            <text:p><text:s/>$260 779 </text:p>
          </table:table-cell>
          <table:table-cell table:style-name="ce65" table:formula="of:=[.P86]+[.Q85]" office:value-type="float" office:value="287088.817640083" calcext:value-type="float">
            <text:p><text:s/>$287 089 </text:p>
          </table:table-cell>
          <table:table-cell table:style-name="ce65" table:formula="of:=[.Q86]+[.R85]" office:value-type="float" office:value="314036.458073028" calcext:value-type="float">
            <text:p><text:s/>$314 036 </text:p>
          </table:table-cell>
          <table:table-cell table:style-name="ce65" table:formula="of:=[.R86]+[.S85]" office:value-type="float" office:value="341637.715652319" calcext:value-type="float">
            <text:p><text:s/>$341 638 </text:p>
          </table:table-cell>
          <table:table-cell table:style-name="ce65" table:formula="of:=[.S86]+[.T85]" office:value-type="float" office:value="369908.351812492" calcext:value-type="float">
            <text:p><text:s/>$369 908 </text:p>
          </table:table-cell>
          <table:table-cell table:style-name="ce65" table:formula="of:=[.T86]+[.U85]" office:value-type="float" office:value="398864.505231182" calcext:value-type="float">
            <text:p><text:s/>$398 865 </text:p>
          </table:table-cell>
          <table:table-cell table:style-name="ce65" table:formula="of:=[.U86]+[.V85]" office:value-type="float" office:value="428522.700770762" calcext:value-type="float">
            <text:p><text:s/>$428 523 </text:p>
          </table:table-cell>
          <table:table-cell table:style-name="ce65" table:formula="of:=[.V86]+[.W85]" office:value-type="float" office:value="424082.421834239" calcext:value-type="float">
            <text:p><text:s/>$424 082 </text:p>
          </table:table-cell>
          <table:table-cell table:style-name="ce65" table:formula="of:=[.W86]+[.X85]" office:value-type="float" office:value="455195.866909925" calcext:value-type="float">
            <text:p><text:s/>$455 196 </text:p>
          </table:table-cell>
          <table:table-cell table:style-name="ce65" table:formula="of:=[.X86]+[.Y85]" office:value-type="float" office:value="487063.338385555" calcext:value-type="float">
            <text:p><text:s/>$487 063 </text:p>
          </table:table-cell>
          <table:table-cell table:style-name="ce65" table:formula="of:=[.Y86]+[.Z85]" office:value-type="float" office:value="519702.999535862" calcext:value-type="float">
            <text:p><text:s/>$519 703 </text:p>
          </table:table-cell>
          <table:table-cell table:style-name="ce65" table:formula="of:=[.Z86]+[.AA85]" office:value-type="float" office:value="553133.447764516" calcext:value-type="float">
            <text:p><text:s/>$553 133 </text:p>
          </table:table-cell>
          <table:table-cell table:style-name="ce65" table:formula="of:=[.AA86]+[.AB85]" office:value-type="float" office:value="587373.724875378" calcext:value-type="float">
            <text:p><text:s/>$587 374 </text:p>
          </table:table-cell>
          <table:table-cell table:style-name="ce65" table:formula="of:=[.AB86]+[.AC85]" office:value-type="float" office:value="587373.724875378" calcext:value-type="float">
            <text:p><text:s/>$587 374 </text:p>
          </table:table-cell>
          <table:table-cell table:style-name="ce65" table:formula="of:=[.AC86]+[.AD85]" office:value-type="float" office:value="587373.724875378" calcext:value-type="float">
            <text:p><text:s/>$587 374 </text:p>
          </table:table-cell>
          <table:table-cell table:style-name="ce65" table:formula="of:=[.AD86]+[.AE85]" office:value-type="float" office:value="587373.724875378" calcext:value-type="float">
            <text:p><text:s/>$587 374 </text:p>
          </table:table-cell>
          <table:table-cell table:style-name="ce65" table:formula="of:=[.AE86]+[.AF85]" office:value-type="float" office:value="587373.724875378" calcext:value-type="float">
            <text:p><text:s/>$587 374 </text:p>
          </table:table-cell>
          <table:table-cell table:style-name="ce65" table:formula="of:=[.AF86]+[.AG85]" office:value-type="float" office:value="587373.724875378" calcext:value-type="float">
            <text:p><text:s/>$587 374 </text:p>
          </table:table-cell>
          <table:table-cell table:style-name="ce6" table:number-columns-repeated="991"/>
        </table:table-row>
        <table:table-row table:style-name="ro4">
          <table:table-cell table:style-name="ce37"/>
          <table:table-cell table:style-name="ce66"/>
          <table:table-cell table:style-name="ce81"/>
          <table:table-cell table:style-name="ce66" table:number-columns-repeated="30"/>
          <table:table-cell table:style-name="ce148" table:number-columns-repeated="991"/>
        </table:table-row>
        <table:table-row table:style-name="ro4">
          <table:table-cell table:style-name="ce37" office:value-type="string" calcext:value-type="string">
            <text:p>Simple Payback</text:p>
          </table:table-cell>
          <table:table-cell table:style-name="ce66"/>
          <table:table-cell table:style-name="ce81"/>
          <table:table-cell table:style-name="ce90" office:value-type="float" office:value="1" calcext:value-type="float">
            <text:p><text:s/>$1 </text:p>
          </table:table-cell>
          <table:table-cell table:style-name="ce90" office:value-type="float" office:value="2" calcext:value-type="float">
            <text:p><text:s/>$2 </text:p>
          </table:table-cell>
          <table:table-cell table:style-name="ce90" office:value-type="float" office:value="3" calcext:value-type="float">
            <text:p><text:s/>$3 </text:p>
          </table:table-cell>
          <table:table-cell table:style-name="ce90" office:value-type="float" office:value="4" calcext:value-type="float">
            <text:p><text:s/>$4 </text:p>
          </table:table-cell>
          <table:table-cell table:style-name="ce90" office:value-type="float" office:value="5" calcext:value-type="float">
            <text:p><text:s/>$5 </text:p>
          </table:table-cell>
          <table:table-cell table:style-name="ce90" office:value-type="float" office:value="6" calcext:value-type="float">
            <text:p><text:s/>$6 </text:p>
          </table:table-cell>
          <table:table-cell table:style-name="ce90" office:value-type="float" office:value="7" calcext:value-type="float">
            <text:p><text:s/>$7 </text:p>
          </table:table-cell>
          <table:table-cell table:style-name="ce90" office:value-type="float" office:value="8" calcext:value-type="float">
            <text:p><text:s/>$8 </text:p>
          </table:table-cell>
          <table:table-cell table:style-name="ce90" office:value-type="float" office:value="9" calcext:value-type="float">
            <text:p><text:s/>$9 </text:p>
          </table:table-cell>
          <table:table-cell table:style-name="ce90" office:value-type="float" office:value="10" calcext:value-type="float">
            <text:p><text:s/>$10 </text:p>
          </table:table-cell>
          <table:table-cell table:style-name="ce90" office:value-type="float" office:value="11" calcext:value-type="float">
            <text:p><text:s/>$11 </text:p>
          </table:table-cell>
          <table:table-cell table:style-name="ce90" office:value-type="float" office:value="12" calcext:value-type="float">
            <text:p><text:s/>$12 </text:p>
          </table:table-cell>
          <table:table-cell table:style-name="ce90" office:value-type="float" office:value="13" calcext:value-type="float">
            <text:p><text:s/>$13 </text:p>
          </table:table-cell>
          <table:table-cell table:style-name="ce90" office:value-type="float" office:value="14" calcext:value-type="float">
            <text:p><text:s/>$14 </text:p>
          </table:table-cell>
          <table:table-cell table:style-name="ce90" office:value-type="float" office:value="15" calcext:value-type="float">
            <text:p><text:s/>$15 </text:p>
          </table:table-cell>
          <table:table-cell table:style-name="ce90" office:value-type="float" office:value="16" calcext:value-type="float">
            <text:p><text:s/>$16 </text:p>
          </table:table-cell>
          <table:table-cell table:style-name="ce90" office:value-type="float" office:value="17" calcext:value-type="float">
            <text:p><text:s/>$17 </text:p>
          </table:table-cell>
          <table:table-cell table:style-name="ce90" office:value-type="float" office:value="18" calcext:value-type="float">
            <text:p><text:s/>$18 </text:p>
          </table:table-cell>
          <table:table-cell table:style-name="ce90" office:value-type="float" office:value="19" calcext:value-type="float">
            <text:p><text:s/>$19 </text:p>
          </table:table-cell>
          <table:table-cell table:style-name="ce90" office:value-type="float" office:value="20" calcext:value-type="float">
            <text:p><text:s/>$20 </text:p>
          </table:table-cell>
          <table:table-cell table:style-name="ce90" office:value-type="float" office:value="21" calcext:value-type="float">
            <text:p><text:s/>$21 </text:p>
          </table:table-cell>
          <table:table-cell table:style-name="ce90" office:value-type="float" office:value="22" calcext:value-type="float">
            <text:p><text:s/>$22 </text:p>
          </table:table-cell>
          <table:table-cell table:style-name="ce90" office:value-type="float" office:value="23" calcext:value-type="float">
            <text:p><text:s/>$23 </text:p>
          </table:table-cell>
          <table:table-cell table:style-name="ce90" office:value-type="float" office:value="24" calcext:value-type="float">
            <text:p><text:s/>$24 </text:p>
          </table:table-cell>
          <table:table-cell table:style-name="ce90" office:value-type="float" office:value="25" calcext:value-type="float">
            <text:p><text:s/>$25 </text:p>
          </table:table-cell>
          <table:table-cell table:style-name="ce90" office:value-type="float" office:value="26" calcext:value-type="float">
            <text:p><text:s/>$26 </text:p>
          </table:table-cell>
          <table:table-cell table:style-name="ce90" office:value-type="float" office:value="27" calcext:value-type="float">
            <text:p><text:s/>$27 </text:p>
          </table:table-cell>
          <table:table-cell table:style-name="ce90" office:value-type="float" office:value="28" calcext:value-type="float">
            <text:p><text:s/>$28 </text:p>
          </table:table-cell>
          <table:table-cell table:style-name="ce90" office:value-type="float" office:value="29" calcext:value-type="float">
            <text:p><text:s/>$29 </text:p>
          </table:table-cell>
          <table:table-cell table:style-name="ce90" office:value-type="float" office:value="30" calcext:value-type="float">
            <text:p><text:s/>$30 </text:p>
          </table:table-cell>
          <table:table-cell table:style-name="ce148" table:number-columns-repeated="991"/>
        </table:table-row>
        <table:table-row table:style-name="ro4">
          <table:table-cell table:style-name="ce38" office:value-type="string" calcext:value-type="string">
            <text:p>Net Investment</text:p>
          </table:table-cell>
          <table:table-cell table:style-name="ce66"/>
          <table:table-cell table:style-name="ce66" table:formula="of:=[.C85]" office:value-type="float" office:value="-693000" calcext:value-type="float">
            <text:p><text:s/>$(693 000)</text:p>
          </table:table-cell>
          <table:table-cell table:style-name="ce66" table:formula="of:=[.C89]+[.D85]" office:value-type="float" office:value="-570316.408" calcext:value-type="float">
            <text:p><text:s/>$(570 316)</text:p>
          </table:table-cell>
          <table:table-cell table:style-name="ce66" table:formula="of:=[.D89]+[.E85]" office:value-type="float" office:value="-408084.6626804" calcext:value-type="float">
            <text:p><text:s/>$(408 085)</text:p>
          </table:table-cell>
          <table:table-cell table:style-name="ce66" table:formula="of:=[.E89]+[.F85]" office:value-type="float" office:value="-287450.502383907" calcext:value-type="float">
            <text:p><text:s/>$(287 451)</text:p>
          </table:table-cell>
          <table:table-cell table:style-name="ce66" table:formula="of:=[.F89]+[.G85]" office:value-type="float" office:value="-191646.19862758" calcext:value-type="float">
            <text:p><text:s/>$(191 646)</text:p>
          </table:table-cell>
          <table:table-cell table:style-name="ce66" table:formula="of:=[.G89]+[.H85]" office:value-type="float" office:value="-95526.1496166884" calcext:value-type="float">
            <text:p><text:s/>$(95 526)</text:p>
          </table:table-cell>
          <table:table-cell table:style-name="ce66" table:formula="of:=[.H89]+[.I85]" office:value-type="float" office:value="-17926.8736066951" calcext:value-type="float">
            <text:p><text:s/>$(17 927)</text:p>
          </table:table-cell>
          <table:table-cell table:style-name="ce66" table:formula="of:=[.I89]+[.J85]" office:value-type="float" office:value="41164.9978901777" calcext:value-type="float">
            <text:p><text:s/>$41 165 </text:p>
          </table:table-cell>
          <table:table-cell table:style-name="ce66" table:formula="of:=[.J89]+[.K85]" office:value-type="float" office:value="100612.727057385" calcext:value-type="float">
            <text:p><text:s/>$100 613 </text:p>
          </table:table-cell>
          <table:table-cell table:style-name="ce66" table:formula="of:=[.K89]+[.L85]" office:value-type="float" office:value="160430.276889188" calcext:value-type="float">
            <text:p><text:s/>$160 430 </text:p>
          </table:table-cell>
          <table:table-cell table:style-name="ce66" table:formula="of:=[.L89]+[.M85]" office:value-type="float" office:value="185531.918472232" calcext:value-type="float">
            <text:p><text:s/>$185 532 </text:p>
          </table:table-cell>
          <table:table-cell table:style-name="ce66" table:formula="of:=[.M89]+[.N85]" office:value-type="float" office:value="210015.461435759" calcext:value-type="float">
            <text:p><text:s/>$210 015 </text:p>
          </table:table-cell>
          <table:table-cell table:style-name="ce66" table:formula="of:=[.N89]+[.O85]" office:value-type="float" office:value="235093.176467765" calcext:value-type="float">
            <text:p><text:s/>$235 093 </text:p>
          </table:table-cell>
          <table:table-cell table:style-name="ce66" table:formula="of:=[.O89]+[.P85]" office:value-type="float" office:value="260779.401424927" calcext:value-type="float">
            <text:p><text:s/>$260 779 </text:p>
          </table:table-cell>
          <table:table-cell table:style-name="ce66" table:formula="of:=[.P89]+[.Q85]" office:value-type="float" office:value="287088.817640083" calcext:value-type="float">
            <text:p><text:s/>$287 089 </text:p>
          </table:table-cell>
          <table:table-cell table:style-name="ce66" table:formula="of:=[.Q89]+[.R85]" office:value-type="float" office:value="314036.458073028" calcext:value-type="float">
            <text:p><text:s/>$314 036 </text:p>
          </table:table-cell>
          <table:table-cell table:style-name="ce66" table:formula="of:=[.R89]+[.S85]" office:value-type="float" office:value="341637.715652319" calcext:value-type="float">
            <text:p><text:s/>$341 638 </text:p>
          </table:table-cell>
          <table:table-cell table:style-name="ce66" table:formula="of:=[.S89]+[.T85]" office:value-type="float" office:value="369908.351812492" calcext:value-type="float">
            <text:p><text:s/>$369 908 </text:p>
          </table:table-cell>
          <table:table-cell table:style-name="ce66" table:formula="of:=[.T89]+[.U85]" office:value-type="float" office:value="398864.505231182" calcext:value-type="float">
            <text:p><text:s/>$398 865 </text:p>
          </table:table-cell>
          <table:table-cell table:style-name="ce66" table:formula="of:=[.U89]+[.V85]" office:value-type="float" office:value="428522.700770762" calcext:value-type="float">
            <text:p><text:s/>$428 523 </text:p>
          </table:table-cell>
          <table:table-cell table:style-name="ce66" table:formula="of:=[.V89]+[.W85]" office:value-type="float" office:value="424082.421834239" calcext:value-type="float">
            <text:p><text:s/>$424 082 </text:p>
          </table:table-cell>
          <table:table-cell table:style-name="ce66" table:formula="of:=[.W89]+[.X85]" office:value-type="float" office:value="455195.866909925" calcext:value-type="float">
            <text:p><text:s/>$455 196 </text:p>
          </table:table-cell>
          <table:table-cell table:style-name="ce66" table:formula="of:=[.X89]+[.Y85]" office:value-type="float" office:value="487063.338385555" calcext:value-type="float">
            <text:p><text:s/>$487 063 </text:p>
          </table:table-cell>
          <table:table-cell table:style-name="ce66" table:formula="of:=[.Y89]+[.Z85]" office:value-type="float" office:value="519702.999535862" calcext:value-type="float">
            <text:p><text:s/>$519 703 </text:p>
          </table:table-cell>
          <table:table-cell table:style-name="ce66" table:formula="of:=[.Z89]+[.AA85]" office:value-type="float" office:value="553133.447764516" calcext:value-type="float">
            <text:p><text:s/>$553 133 </text:p>
          </table:table-cell>
          <table:table-cell table:style-name="ce66" table:formula="of:=[.AA89]+[.AB85]" office:value-type="float" office:value="587373.724875378" calcext:value-type="float">
            <text:p><text:s/>$587 374 </text:p>
          </table:table-cell>
          <table:table-cell table:style-name="ce66" table:formula="of:=[.AB89]+[.AC85]" office:value-type="float" office:value="587373.724875378" calcext:value-type="float">
            <text:p><text:s/>$587 374 </text:p>
          </table:table-cell>
          <table:table-cell table:style-name="ce66" table:formula="of:=[.AC89]+[.AD85]" office:value-type="float" office:value="587373.724875378" calcext:value-type="float">
            <text:p><text:s/>$587 374 </text:p>
          </table:table-cell>
          <table:table-cell table:style-name="ce66" table:formula="of:=[.AD89]+[.AE85]" office:value-type="float" office:value="587373.724875378" calcext:value-type="float">
            <text:p><text:s/>$587 374 </text:p>
          </table:table-cell>
          <table:table-cell table:style-name="ce66" table:formula="of:=[.AE89]+[.AF85]" office:value-type="float" office:value="587373.724875378" calcext:value-type="float">
            <text:p><text:s/>$587 374 </text:p>
          </table:table-cell>
          <table:table-cell table:style-name="ce66" table:formula="of:=[.AF89]+[.AG85]" office:value-type="float" office:value="587373.724875378" calcext:value-type="float">
            <text:p><text:s/>$587 374 </text:p>
          </table:table-cell>
          <table:table-cell table:style-name="ce148" table:number-columns-repeated="991"/>
        </table:table-row>
        <table:table-row table:style-name="ro4">
          <table:table-cell table:style-name="ce39"/>
          <table:table-cell table:style-name="ce67" office:value-type="string" office:string-value="Simple Payback Year" calcext:value-type="string">
            <text:p><text:s/>Simple Payback Year </text:p>
          </table:table-cell>
          <table:table-cell table:style-name="ce82" table:formula="of:=MIN([.D90:.AG90])" office:value-type="float" office:value="7" calcext:value-type="float">
            <text:p><text:s/>7 </text:p>
          </table:table-cell>
          <table:table-cell table:style-name="ce91" table:formula="of:=IF(AND([.D89]&gt;0;[.C89]&lt;=0);[.D88];&quot;&quot;)">
            <text:p><text:s text:c="2"/></text:p>
          </table:table-cell>
          <table:table-cell table:style-name="ce91" table:formula="of:=IF(AND([.E89]&gt;0;[.D89]&lt;0);[.E88];&quot;&quot;)">
            <text:p><text:s text:c="2"/></text:p>
          </table:table-cell>
          <table:table-cell table:style-name="ce91" table:formula="of:=IF(AND([.F89]&gt;0;[.E89]&lt;0);[.F88];&quot;&quot;)">
            <text:p><text:s text:c="2"/></text:p>
          </table:table-cell>
          <table:table-cell table:style-name="ce109" table:formula="of:=IF(AND([.G89]&gt;0;[.F89]&lt;0);[.G88];&quot;&quot;)">
            <text:p><text:s text:c="2"/></text:p>
          </table:table-cell>
          <table:table-cell table:style-name="ce91" table:formula="of:=IF(AND([.H89]&gt;0;[.G89]&lt;0);[.H88];&quot;&quot;)">
            <text:p><text:s text:c="2"/></text:p>
          </table:table-cell>
          <table:table-cell table:style-name="ce91" table:formula="of:=IF(AND([.I89]&gt;0;[.H89]&lt;0);[.I88];&quot;&quot;)">
            <text:p><text:s text:c="2"/></text:p>
          </table:table-cell>
          <table:table-cell table:style-name="ce91" table:formula="of:=IF(AND([.J89]&gt;0;[.I89]&lt;0);[.J88];&quot;&quot;)" office:value-type="float" office:value="7" calcext:value-type="float">
            <text:p><text:s/>7 </text:p>
          </table:table-cell>
          <table:table-cell table:style-name="ce91" table:formula="of:=IF(AND([.K89]&gt;0;[.J89]&lt;0);[.K88];&quot;&quot;)">
            <text:p><text:s text:c="2"/></text:p>
          </table:table-cell>
          <table:table-cell table:style-name="ce91" table:formula="of:=IF(AND([.L89]&gt;0;[.K89]&lt;0);[.L88];&quot;&quot;)">
            <text:p><text:s text:c="2"/></text:p>
          </table:table-cell>
          <table:table-cell table:style-name="ce91" table:formula="of:=IF(AND([.M89]&gt;0;[.L89]&lt;0);[.M88];&quot;&quot;)">
            <text:p><text:s text:c="2"/></text:p>
          </table:table-cell>
          <table:table-cell table:style-name="ce91" table:formula="of:=IF(AND([.N89]&gt;0;[.M89]&lt;0);[.N88];&quot;&quot;)">
            <text:p><text:s text:c="2"/></text:p>
          </table:table-cell>
          <table:table-cell table:style-name="ce91" table:formula="of:=IF(AND([.O89]&gt;0;[.N89]&lt;0);[.O88];&quot;&quot;)">
            <text:p><text:s text:c="2"/></text:p>
          </table:table-cell>
          <table:table-cell table:style-name="ce91" table:formula="of:=IF(AND([.P89]&gt;0;[.O89]&lt;0);[.P88];&quot;&quot;)">
            <text:p><text:s text:c="2"/></text:p>
          </table:table-cell>
          <table:table-cell table:style-name="ce91" table:formula="of:=IF(AND([.Q89]&gt;0;[.P89]&lt;0);[.Q88];&quot;&quot;)">
            <text:p><text:s text:c="2"/></text:p>
          </table:table-cell>
          <table:table-cell table:style-name="ce91" table:formula="of:=IF(AND([.R89]&gt;0;[.Q89]&lt;0);[.R88];&quot;&quot;)">
            <text:p><text:s text:c="2"/></text:p>
          </table:table-cell>
          <table:table-cell table:style-name="ce91" table:formula="of:=IF(AND([.S89]&gt;0;[.R89]&lt;0);[.S88];&quot;&quot;)">
            <text:p><text:s text:c="2"/></text:p>
          </table:table-cell>
          <table:table-cell table:style-name="ce91" table:formula="of:=IF(AND([.T89]&gt;0;[.S89]&lt;0);[.T88];&quot;&quot;)">
            <text:p><text:s text:c="2"/></text:p>
          </table:table-cell>
          <table:table-cell table:style-name="ce91" table:formula="of:=IF(AND([.U89]&gt;0;[.T89]&lt;0);[.U88];&quot;&quot;)">
            <text:p><text:s text:c="2"/></text:p>
          </table:table-cell>
          <table:table-cell table:style-name="ce91" table:formula="of:=IF(AND([.V89]&gt;0;[.U89]&lt;0);[.V88];&quot;&quot;)">
            <text:p><text:s text:c="2"/></text:p>
          </table:table-cell>
          <table:table-cell table:style-name="ce91" table:formula="of:=IF(AND([.W89]&gt;0;[.V89]&lt;0);[.W88];&quot;&quot;)">
            <text:p><text:s text:c="2"/></text:p>
          </table:table-cell>
          <table:table-cell table:style-name="ce91" table:formula="of:=IF(AND([.X89]&gt;0;[.W89]&lt;0);[.X88];&quot;&quot;)">
            <text:p><text:s text:c="2"/></text:p>
          </table:table-cell>
          <table:table-cell table:style-name="ce91" table:formula="of:=IF(AND([.Y89]&gt;0;[.X89]&lt;0);[.Y88];&quot;&quot;)">
            <text:p><text:s text:c="2"/></text:p>
          </table:table-cell>
          <table:table-cell table:style-name="ce91" table:formula="of:=IF(AND([.Z89]&gt;0;[.Y89]&lt;0);[.Z88];&quot;&quot;)">
            <text:p><text:s text:c="2"/></text:p>
          </table:table-cell>
          <table:table-cell table:style-name="ce91" table:formula="of:=IF(AND([.AA89]&gt;0;[.Z89]&lt;0);[.AA88];&quot;&quot;)">
            <text:p><text:s text:c="2"/></text:p>
          </table:table-cell>
          <table:table-cell table:style-name="ce91" table:formula="of:=IF(AND([.AB89]&gt;0;[.AA89]&lt;0);[.AB88];&quot;&quot;)">
            <text:p><text:s text:c="2"/></text:p>
          </table:table-cell>
          <table:table-cell table:style-name="ce91" table:formula="of:=IF(AND([.AC89]&gt;0;[.AB89]&lt;0);[.AC88];&quot;&quot;)">
            <text:p><text:s text:c="2"/></text:p>
          </table:table-cell>
          <table:table-cell table:style-name="ce91" table:formula="of:=IF(AND([.AD89]&gt;0;[.AC89]&lt;0);[.AD88];&quot;&quot;)">
            <text:p><text:s text:c="2"/></text:p>
          </table:table-cell>
          <table:table-cell table:style-name="ce91" table:formula="of:=IF(AND([.AE89]&gt;0;[.AD89]&lt;0);[.AE88];&quot;&quot;)">
            <text:p><text:s text:c="2"/></text:p>
          </table:table-cell>
          <table:table-cell table:style-name="ce91" table:formula="of:=IF(AND([.AF89]&gt;0;[.AE89]&lt;0);[.AF88];&quot;&quot;)">
            <text:p><text:s text:c="2"/></text:p>
          </table:table-cell>
          <table:table-cell table:style-name="ce91" table:formula="of:=IF(AND([.AG89]&gt;0;[.AF89]&lt;0);[.AG88];&quot;&quot;)">
            <text:p><text:s text:c="2"/></text:p>
          </table:table-cell>
          <table:table-cell table:style-name="ce148" table:number-columns-repeated="991"/>
        </table:table-row>
        <table:table-row table:style-name="ro4">
          <table:table-cell table:style-name="ce39"/>
          <table:table-cell table:style-name="ce66" table:number-columns-repeated="32"/>
          <table:table-cell table:style-name="ce148" table:number-columns-repeated="991"/>
        </table:table-row>
        <table:table-row-group table:display="false">
          <table:table-row table:style-name="ro8" table:visibility="collapse">
            <table:table-cell table:style-name="ce18" office:value-type="string" calcext:value-type="string">
              <text:p>Scenario B: Taxable Rebate; Pro Forma Project Economics</text:p>
            </table:table-cell>
            <table:table-cell table:style-name="ce68" table:number-columns-repeated="2"/>
            <table:table-cell table:style-name="ce63" table:number-columns-repeated="20"/>
            <table:table-cell table:style-name="ce61" table:number-columns-repeated="10"/>
            <table:table-cell table:number-columns-repeated="991"/>
          </table:table-row>
          <table:table-row table:style-name="ro4" table:visibility="collapse">
            <table:table-cell table:style-name="ce19" table:formula="of:=[.A49]" office:value-type="string" office:string-value="INCOME STATEMENT" calcext:value-type="string">
              <text:p>INCOME STATEMENT</text:p>
            </table:table-cell>
            <table:table-cell/>
            <table:table-cell table:style-name="ce61" table:number-columns-repeated="31"/>
            <table:table-cell table:number-columns-repeated="991"/>
          </table:table-row>
          <table:table-row table:style-name="ro4" table:visibility="collapse">
            <table:table-cell table:style-name="ce20" office:value-type="string" calcext:value-type="string">
              <text:p>Electricity Revenue (Avoided Cost)</text:p>
            </table:table-cell>
            <table:table-cell/>
            <table:table-cell table:style-name="ce61"/>
            <table:table-cell table:style-name="ce61" table:formula="of:=Generation*elecRev*(1+ElecRevAdj)^[.C$45]" office:value-type="float" office:value="36441.6" calcext:value-type="float">
              <text:p><text:s/>$36 442 </text:p>
            </table:table-cell>
            <table:table-cell table:style-name="ce61" table:formula="of:=Generation*elecRev*(1+ElecRevAdj)^[.D$45]" office:value-type="float" office:value="37347.17376" calcext:value-type="float">
              <text:p><text:s/>$37 347 </text:p>
            </table:table-cell>
            <table:table-cell table:style-name="ce61" table:formula="of:=Generation*elecRev*(1+ElecRevAdj)^[.E$45]" office:value-type="float" office:value="38275.251027936" calcext:value-type="float">
              <text:p><text:s/>$38 275 </text:p>
            </table:table-cell>
            <table:table-cell table:style-name="ce61" table:formula="of:=Generation*elecRev*(1+ElecRevAdj)^[.F$45]" office:value-type="float" office:value="39226.3910159802" calcext:value-type="float">
              <text:p><text:s/>$39 226 </text:p>
            </table:table-cell>
            <table:table-cell table:style-name="ce61" table:formula="of:=Generation*elecRev*(1+ElecRevAdj)^[.G$45]" office:value-type="float" office:value="40201.1668327273" calcext:value-type="float">
              <text:p><text:s/>$40 201 </text:p>
            </table:table-cell>
            <table:table-cell table:style-name="ce61" table:formula="of:=Generation*elecRev*(1+ElecRevAdj)^[.H$45]" office:value-type="float" office:value="41200.1658285206" calcext:value-type="float">
              <text:p><text:s/>$41 200 </text:p>
            </table:table-cell>
            <table:table-cell table:style-name="ce61" table:formula="of:=Generation*elecRev*(1+ElecRevAdj)^[.I$45]" office:value-type="float" office:value="42223.9899493593" calcext:value-type="float">
              <text:p><text:s/>$42 224 </text:p>
            </table:table-cell>
            <table:table-cell table:style-name="ce61" table:formula="of:=Generation*elecRev*(1+ElecRevAdj)^[.J$45]" office:value-type="float" office:value="43273.2560996009" calcext:value-type="float">
              <text:p><text:s/>$43 273 </text:p>
            </table:table-cell>
            <table:table-cell table:style-name="ce61" table:formula="of:=Generation*elecRev*(1+ElecRevAdj)^[.K$45]" office:value-type="float" office:value="44348.596513676" calcext:value-type="float">
              <text:p><text:s/>$44 349 </text:p>
            </table:table-cell>
            <table:table-cell table:style-name="ce61" table:formula="of:=Generation*elecRev*(1+ElecRevAdj)^[.L$45]" office:value-type="float" office:value="45450.6591370409" calcext:value-type="float">
              <text:p><text:s/>$45 451 </text:p>
            </table:table-cell>
            <table:table-cell table:style-name="ce61" table:formula="of:=Generation*elecRev*(1+ElecRevAdj)^[.M$45]" office:value-type="float" office:value="46580.1080165963" calcext:value-type="float">
              <text:p><text:s/>$46 580 </text:p>
            </table:table-cell>
            <table:table-cell table:style-name="ce61" table:formula="of:=Generation*elecRev*(1+ElecRevAdj)^[.N$45]" office:value-type="float" office:value="47737.6237008087" calcext:value-type="float">
              <text:p><text:s/>$47 738 </text:p>
            </table:table-cell>
            <table:table-cell table:style-name="ce61" table:formula="of:=Generation*elecRev*(1+ElecRevAdj)^[.O$45]" office:value-type="float" office:value="48923.9036497738" calcext:value-type="float">
              <text:p><text:s/>$48 924 </text:p>
            </table:table-cell>
            <table:table-cell table:style-name="ce61" table:formula="of:=Generation*elecRev*(1+ElecRevAdj)^[.P$45]" office:value-type="float" office:value="50139.6626554707" calcext:value-type="float">
              <text:p><text:s/>$50 140 </text:p>
            </table:table-cell>
            <table:table-cell table:style-name="ce61" table:formula="of:=Generation*elecRev*(1+ElecRevAdj)^[.Q$45]" office:value-type="float" office:value="51385.6332724592" calcext:value-type="float">
              <text:p><text:s/>$51 386 </text:p>
            </table:table-cell>
            <table:table-cell table:style-name="ce61" table:formula="of:=Generation*elecRev*(1+ElecRevAdj)^[.R$45]" office:value-type="float" office:value="52662.5662592798" calcext:value-type="float">
              <text:p><text:s/>$52 663 </text:p>
            </table:table-cell>
            <table:table-cell table:style-name="ce61" table:formula="of:=Generation*elecRev*(1+ElecRevAdj)^[.S$45]" office:value-type="float" office:value="53971.2310308229" calcext:value-type="float">
              <text:p><text:s/>$53 971 </text:p>
            </table:table-cell>
            <table:table-cell table:style-name="ce61" table:formula="of:=Generation*elecRev*(1+ElecRevAdj)^[.T$45]" office:value-type="float" office:value="55312.4161219388" calcext:value-type="float">
              <text:p><text:s/>$55 312 </text:p>
            </table:table-cell>
            <table:table-cell table:style-name="ce61" table:formula="of:=Generation*elecRev*(1+ElecRevAdj)^[.U$45]" office:value-type="float" office:value="56686.929662569" calcext:value-type="float">
              <text:p><text:s/>$56 687 </text:p>
            </table:table-cell>
            <table:table-cell table:style-name="ce61" table:formula="of:=Generation*elecRev*(1+ElecRevAdj)^[.V$45]" office:value-type="float" office:value="58095.5998646839" calcext:value-type="float">
              <text:p><text:s/>$58 096 </text:p>
            </table:table-cell>
            <table:table-cell table:style-name="ce61" table:formula="of:=Generation*elecRev*(1+ElecRevAdj)^[.W$45]" office:value-type="float" office:value="59539.2755213213" calcext:value-type="float">
              <text:p><text:s/>$59 539 </text:p>
            </table:table-cell>
            <table:table-cell table:style-name="ce61" table:formula="of:=Generation*elecRev*(1+ElecRevAdj)^[.X$45]" office:value-type="float" office:value="61018.8265180261" calcext:value-type="float">
              <text:p><text:s/>$61 019 </text:p>
            </table:table-cell>
            <table:table-cell table:style-name="ce61" table:formula="of:=Generation*elecRev*(1+ElecRevAdj)^[.Y$45]" office:value-type="float" office:value="62535.144356999" calcext:value-type="float">
              <text:p><text:s/>$62 535 </text:p>
            </table:table-cell>
            <table:table-cell table:style-name="ce61" table:formula="of:=Generation*elecRev*(1+ElecRevAdj)^[.Z$45]" office:value-type="float" office:value="64089.1426942705" calcext:value-type="float">
              <text:p><text:s/>$64 089 </text:p>
            </table:table-cell>
            <table:table-cell table:style-name="ce61" table:formula="of:=Generation*elecRev*(1+ElecRevAdj)^[.AA$45]" office:value-type="float" office:value="65681.7578902231" calcext:value-type="float">
              <text:p><text:s/>$65 682 </text:p>
            </table:table-cell>
            <table:table-cell table:style-name="ce61" table:formula="of:=Generation*elecRev*(1+ElecRevAdj)^[.AB$45]" office:value-type="float" office:value="0" calcext:value-type="float">
              <text:p><text:s/>$- <text:s text:c="2"/></text:p>
            </table:table-cell>
            <table:table-cell table:style-name="ce61" table:formula="of:=Generation*elecRev*(1+ElecRevAdj)^[.AC$45]" office:value-type="float" office:value="0" calcext:value-type="float">
              <text:p><text:s/>$- <text:s text:c="2"/></text:p>
            </table:table-cell>
            <table:table-cell table:style-name="ce61" table:formula="of:=Generation*elecRev*(1+ElecRevAdj)^[.AD$45]" office:value-type="float" office:value="0" calcext:value-type="float">
              <text:p><text:s/>$- <text:s text:c="2"/></text:p>
            </table:table-cell>
            <table:table-cell table:style-name="ce61" table:formula="of:=Generation*elecRev*(1+ElecRevAdj)^[.AE$45]" office:value-type="float" office:value="0" calcext:value-type="float">
              <text:p><text:s/>$- <text:s text:c="2"/></text:p>
            </table:table-cell>
            <table:table-cell table:style-name="ce61" table:formula="of:=Generation*elecRev*(1+ElecRevAdj)^[.AF$45]" office:value-type="float" office:value="0" calcext:value-type="float">
              <text:p><text:s/>$- <text:s text:c="2"/></text:p>
            </table:table-cell>
            <table:table-cell table:number-columns-repeated="991"/>
          </table:table-row>
          <table:table-row table:style-name="ro4" table:visibility="collapse">
            <table:table-cell table:style-name="ce21" office:value-type="string" calcext:value-type="string">
              <text:p>REC Revenue</text:p>
            </table:table-cell>
            <table:table-cell table:style-name="ce62" table:number-columns-repeated="2"/>
            <table:table-cell table:style-name="ce62" table:formula="of:=IF([.D$45]&lt;=RECRevTerm;Generation*RECRevperKwh*(1+RECRevAdj)^[.C$45];0)" office:value-type="float" office:value="64911.6" calcext:value-type="float">
              <text:p><text:s/>$64 912 </text:p>
            </table:table-cell>
            <table:table-cell table:style-name="ce62" table:formula="of:=IF([.E$45]&lt;=RECRevTerm;Generation*RECRevperKwh*(1+RECRevAdj)^[.D$45];0)" office:value-type="float" office:value="64587.042" calcext:value-type="float">
              <text:p><text:s/>$64 587 </text:p>
            </table:table-cell>
            <table:table-cell table:style-name="ce62" table:formula="of:=IF([.F$45]&lt;=RECRevTerm;Generation*RECRevperKwh*(1+RECRevAdj)^[.E$45];0)" office:value-type="float" office:value="64264.10679" calcext:value-type="float">
              <text:p><text:s/>$64 264 </text:p>
            </table:table-cell>
            <table:table-cell table:style-name="ce62" table:formula="of:=IF([.G$45]&lt;=RECRevTerm;Generation*RECRevperKwh*(1+RECRevAdj)^[.F$45];0)" office:value-type="float" office:value="63942.78625605" calcext:value-type="float">
              <text:p><text:s/>$63 943 </text:p>
            </table:table-cell>
            <table:table-cell table:style-name="ce62" table:formula="of:=IF([.H$45]&lt;=RECRevTerm;Generation*RECRevperKwh*(1+RECRevAdj)^[.G$45];0)" office:value-type="float" office:value="63623.0723247698" calcext:value-type="float">
              <text:p><text:s/>$63 623 </text:p>
            </table:table-cell>
            <table:table-cell table:style-name="ce62" table:formula="of:=IF([.I$45]&lt;=RECRevTerm;Generation*RECRevperKwh*(1+RECRevAdj)^[.H$45];0)" office:value-type="float" office:value="63304.9569631459" calcext:value-type="float">
              <text:p><text:s/>$63 305 </text:p>
            </table:table-cell>
            <table:table-cell table:style-name="ce62" table:formula="of:=IF([.J$45]&lt;=RECRevTerm;Generation*RECRevperKwh*(1+RECRevAdj)^[.I$45];0)" office:value-type="float" office:value="62988.4321783302" calcext:value-type="float">
              <text:p><text:s/>$62 988 </text:p>
            </table:table-cell>
            <table:table-cell table:style-name="ce62" table:formula="of:=IF([.K$45]&lt;=RECRevTerm;Generation*RECRevperKwh*(1+RECRevAdj)^[.J$45];0)" office:value-type="float" office:value="62673.4900174385" calcext:value-type="float">
              <text:p><text:s/>$62 673 </text:p>
            </table:table-cell>
            <table:table-cell table:style-name="ce62" table:formula="of:=IF([.L$45]&lt;=RECRevTerm;Generation*RECRevperKwh*(1+RECRevAdj)^[.K$45];0)" office:value-type="float" office:value="62360.1225673513" calcext:value-type="float">
              <text:p><text:s/>$62 360 </text:p>
            </table:table-cell>
            <table:table-cell table:style-name="ce62" table:formula="of:=IF([.M$45]&lt;=RECRevTerm;Generation*RECRevperKwh*(1+RECRevAdj)^[.L$45];0)" office:value-type="float" office:value="62048.3219545146" calcext:value-type="float">
              <text:p><text:s/>$62 048 </text:p>
            </table:table-cell>
            <table:table-cell table:style-name="ce62" table:formula="of:=IF([.N$45]&lt;=RECRevTerm;Generation*RECRevperKwh*(1+RECRevAdj)^[.M$45];0)" office:value-type="float" office:value="0" calcext:value-type="float">
              <text:p><text:s/>$- <text:s text:c="2"/></text:p>
            </table:table-cell>
            <table:table-cell table:style-name="ce62" table:formula="of:=IF([.O$45]&lt;=RECRevTerm;Generation*RECRevperKwh*(1+RECRevAdj)^[.N$45];0)" office:value-type="float" office:value="0" calcext:value-type="float">
              <text:p><text:s/>$- <text:s text:c="2"/></text:p>
            </table:table-cell>
            <table:table-cell table:style-name="ce62" table:formula="of:=IF([.P$45]&lt;=RECRevTerm;Generation*RECRevperKwh*(1+RECRevAdj)^[.O$45];0)" office:value-type="float" office:value="0" calcext:value-type="float">
              <text:p><text:s/>$- <text:s text:c="2"/></text:p>
            </table:table-cell>
            <table:table-cell table:style-name="ce62" table:formula="of:=IF([.Q$45]&lt;=RECRevTerm;Generation*RECRevperKwh*(1+RECRevAdj)^[.P$45];0)" office:value-type="float" office:value="0" calcext:value-type="float">
              <text:p><text:s/>$- <text:s text:c="2"/></text:p>
            </table:table-cell>
            <table:table-cell table:style-name="ce62" table:formula="of:=IF([.R$45]&lt;=RECRevTerm;Generation*RECRevperKwh*(1+RECRevAdj)^[.Q$45];0)" office:value-type="float" office:value="0" calcext:value-type="float">
              <text:p><text:s/>$- <text:s text:c="2"/></text:p>
            </table:table-cell>
            <table:table-cell table:style-name="ce62" table:formula="of:=IF([.S$45]&lt;=RECRevTerm;Generation*RECRevperKwh*(1+RECRevAdj)^[.R$45];0)" office:value-type="float" office:value="0" calcext:value-type="float">
              <text:p><text:s/>$- <text:s text:c="2"/></text:p>
            </table:table-cell>
            <table:table-cell table:style-name="ce62" table:formula="of:=IF([.T$45]&lt;=RECRevTerm;Generation*RECRevperKwh*(1+RECRevAdj)^[.S$45];0)" office:value-type="float" office:value="0" calcext:value-type="float">
              <text:p><text:s/>$- <text:s text:c="2"/></text:p>
            </table:table-cell>
            <table:table-cell table:style-name="ce62" table:formula="of:=IF([.U$45]&lt;=RECRevTerm;Generation*RECRevperKwh*(1+RECRevAdj)^[.T$45];0)" office:value-type="float" office:value="0" calcext:value-type="float">
              <text:p><text:s/>$- <text:s text:c="2"/></text:p>
            </table:table-cell>
            <table:table-cell table:style-name="ce62" table:formula="of:=IF([.V$45]&lt;=RECRevTerm;Generation*RECRevperKwh*(1+RECRevAdj)^[.U$45];0)" office:value-type="float" office:value="0" calcext:value-type="float">
              <text:p><text:s/>$- <text:s text:c="2"/></text:p>
            </table:table-cell>
            <table:table-cell table:style-name="ce62" table:formula="of:=IF([.W$45]&lt;=RECRevTerm;Generation*RECRevperKwh*(1+RECRevAdj)^[.V$45];0)" office:value-type="float" office:value="0" calcext:value-type="float">
              <text:p><text:s/>$- <text:s text:c="2"/></text:p>
            </table:table-cell>
            <table:table-cell table:style-name="ce62" table:formula="of:=IF([.X$45]&lt;=RECRevTerm;Generation*RECRevperKwh*(1+RECRevAdj)^[.W$45];0)" office:value-type="float" office:value="0" calcext:value-type="float">
              <text:p><text:s/>$- <text:s text:c="2"/></text:p>
            </table:table-cell>
            <table:table-cell table:style-name="ce62" table:formula="of:=IF([.Y$45]&lt;=RECRevTerm;Generation*RECRevperKwh*(1+RECRevAdj)^[.X$45];0)" office:value-type="float" office:value="0" calcext:value-type="float">
              <text:p><text:s/>$- <text:s text:c="2"/></text:p>
            </table:table-cell>
            <table:table-cell table:style-name="ce62" table:formula="of:=IF([.Z$45]&lt;=RECRevTerm;Generation*RECRevperKwh*(1+RECRevAdj)^[.Y$45];0)" office:value-type="float" office:value="0" calcext:value-type="float">
              <text:p><text:s/>$- <text:s text:c="2"/></text:p>
            </table:table-cell>
            <table:table-cell table:style-name="ce62" table:formula="of:=IF([.AA$45]&lt;=RECRevTerm;Generation*RECRevperKwh*(1+RECRevAdj)^[.Z$45];0)" office:value-type="float" office:value="0" calcext:value-type="float">
              <text:p><text:s/>$- <text:s text:c="2"/></text:p>
            </table:table-cell>
            <table:table-cell table:style-name="ce62" table:formula="of:=IF([.AB$45]&lt;=RECRevTerm;Generation*RECRevperKwh*(1+RECRevAdj)^[.AA$45];0)" office:value-type="float" office:value="0" calcext:value-type="float">
              <text:p><text:s/>$- <text:s text:c="2"/></text:p>
            </table:table-cell>
            <table:table-cell table:style-name="ce62" table:formula="of:=IF([.AC$45]&lt;=RECRevTerm;Generation*RECRevperKwh*(1+RECRevAdj)^[.AB$45];0)" office:value-type="float" office:value="0" calcext:value-type="float">
              <text:p><text:s/>$- <text:s text:c="2"/></text:p>
            </table:table-cell>
            <table:table-cell table:style-name="ce62" table:formula="of:=IF([.AD$45]&lt;=RECRevTerm;Generation*RECRevperKwh*(1+RECRevAdj)^[.AC$45];0)" office:value-type="float" office:value="0" calcext:value-type="float">
              <text:p><text:s/>$- <text:s text:c="2"/></text:p>
            </table:table-cell>
            <table:table-cell table:style-name="ce62" table:formula="of:=IF([.AE$45]&lt;=RECRevTerm;Generation*RECRevperKwh*(1+RECRevAdj)^[.AD$45];0)" office:value-type="float" office:value="0" calcext:value-type="float">
              <text:p><text:s/>$- <text:s text:c="2"/></text:p>
            </table:table-cell>
            <table:table-cell table:style-name="ce62" table:formula="of:=IF([.AF$45]&lt;=RECRevTerm;Generation*RECRevperKwh*(1+RECRevAdj)^[.AE$45];0)" office:value-type="float" office:value="0" calcext:value-type="float">
              <text:p><text:s/>$- <text:s text:c="2"/></text:p>
            </table:table-cell>
            <table:table-cell table:style-name="ce62" table:formula="of:=IF([.AG$45]&lt;=RECRevTerm;Generation*RECRevperKwh*(1+RECRevAdj)^[.AF$45];0)" office:value-type="float" office:value="0" calcext:value-type="float">
              <text:p><text:s/>$- <text:s text:c="2"/></text:p>
            </table:table-cell>
            <table:table-cell table:number-columns-repeated="991"/>
          </table:table-row>
          <table:table-row table:style-name="ro4" table:visibility="collapse">
            <table:table-cell table:style-name="ce22" office:value-type="string" calcext:value-type="string">
              <text:p>Total Revenue (Avoided Costs)</text:p>
            </table:table-cell>
            <table:table-cell/>
            <table:table-cell table:style-name="ce61"/>
            <table:table-cell table:style-name="ce61" table:formula="of:=[.D94]+[.D95]" office:value-type="float" office:value="101353.2" calcext:value-type="float">
              <text:p><text:s/>$101 353 </text:p>
            </table:table-cell>
            <table:table-cell table:style-name="ce61" table:formula="of:=[.E94]+[.E95]" office:value-type="float" office:value="101934.21576" calcext:value-type="float">
              <text:p><text:s/>$101 934 </text:p>
            </table:table-cell>
            <table:table-cell table:style-name="ce61" table:formula="of:=[.F94]+[.F95]" office:value-type="float" office:value="102539.357817936" calcext:value-type="float">
              <text:p><text:s/>$102 539 </text:p>
            </table:table-cell>
            <table:table-cell table:style-name="ce61" table:formula="of:=[.G94]+[.G95]" office:value-type="float" office:value="103169.17727203" calcext:value-type="float">
              <text:p><text:s/>$103 169 </text:p>
            </table:table-cell>
            <table:table-cell table:style-name="ce61" table:formula="of:=[.H94]+[.H95]" office:value-type="float" office:value="103824.239157497" calcext:value-type="float">
              <text:p><text:s/>$103 824 </text:p>
            </table:table-cell>
            <table:table-cell table:style-name="ce61" table:formula="of:=[.I94]+[.I95]" office:value-type="float" office:value="104505.122791667" calcext:value-type="float">
              <text:p><text:s/>$104 505 </text:p>
            </table:table-cell>
            <table:table-cell table:style-name="ce61" table:formula="of:=[.J94]+[.J95]" office:value-type="float" office:value="105212.422127689" calcext:value-type="float">
              <text:p><text:s/>$105 212 </text:p>
            </table:table-cell>
            <table:table-cell table:style-name="ce61" table:formula="of:=[.K94]+[.K95]" office:value-type="float" office:value="105946.746117039" calcext:value-type="float">
              <text:p><text:s/>$105 947 </text:p>
            </table:table-cell>
            <table:table-cell table:style-name="ce61" table:formula="of:=[.L94]+[.L95]" office:value-type="float" office:value="106708.719081027" calcext:value-type="float">
              <text:p><text:s/>$106 709 </text:p>
            </table:table-cell>
            <table:table-cell table:style-name="ce61" table:formula="of:=[.M94]+[.M95]" office:value-type="float" office:value="107498.981091555" calcext:value-type="float">
              <text:p><text:s/>$107 499 </text:p>
            </table:table-cell>
            <table:table-cell table:style-name="ce61" table:formula="of:=[.N94]+[.N95]" office:value-type="float" office:value="46580.1080165963" calcext:value-type="float">
              <text:p><text:s/>$46 580 </text:p>
            </table:table-cell>
            <table:table-cell table:style-name="ce61" table:formula="of:=[.O94]+[.O95]" office:value-type="float" office:value="47737.6237008087" calcext:value-type="float">
              <text:p><text:s/>$47 738 </text:p>
            </table:table-cell>
            <table:table-cell table:style-name="ce61" table:formula="of:=[.P94]+[.P95]" office:value-type="float" office:value="48923.9036497738" calcext:value-type="float">
              <text:p><text:s/>$48 924 </text:p>
            </table:table-cell>
            <table:table-cell table:style-name="ce61" table:formula="of:=[.Q94]+[.Q95]" office:value-type="float" office:value="50139.6626554707" calcext:value-type="float">
              <text:p><text:s/>$50 140 </text:p>
            </table:table-cell>
            <table:table-cell table:style-name="ce61" table:formula="of:=[.R94]+[.R95]" office:value-type="float" office:value="51385.6332724592" calcext:value-type="float">
              <text:p><text:s/>$51 386 </text:p>
            </table:table-cell>
            <table:table-cell table:style-name="ce61" table:formula="of:=[.S94]+[.S95]" office:value-type="float" office:value="52662.5662592798" calcext:value-type="float">
              <text:p><text:s/>$52 663 </text:p>
            </table:table-cell>
            <table:table-cell table:style-name="ce61" table:formula="of:=[.T94]+[.T95]" office:value-type="float" office:value="53971.2310308229" calcext:value-type="float">
              <text:p><text:s/>$53 971 </text:p>
            </table:table-cell>
            <table:table-cell table:style-name="ce61" table:formula="of:=[.U94]+[.U95]" office:value-type="float" office:value="55312.4161219388" calcext:value-type="float">
              <text:p><text:s/>$55 312 </text:p>
            </table:table-cell>
            <table:table-cell table:style-name="ce61" table:formula="of:=[.V94]+[.V95]" office:value-type="float" office:value="56686.929662569" calcext:value-type="float">
              <text:p><text:s/>$56 687 </text:p>
            </table:table-cell>
            <table:table-cell table:style-name="ce61" table:formula="of:=[.W94]+[.W95]" office:value-type="float" office:value="58095.5998646839" calcext:value-type="float">
              <text:p><text:s/>$58 096 </text:p>
            </table:table-cell>
            <table:table-cell table:style-name="ce61" table:formula="of:=[.X94]+[.X95]" office:value-type="float" office:value="59539.2755213213" calcext:value-type="float">
              <text:p><text:s/>$59 539 </text:p>
            </table:table-cell>
            <table:table-cell table:style-name="ce61" table:formula="of:=[.Y94]+[.Y95]" office:value-type="float" office:value="61018.8265180261" calcext:value-type="float">
              <text:p><text:s/>$61 019 </text:p>
            </table:table-cell>
            <table:table-cell table:style-name="ce61" table:formula="of:=[.Z94]+[.Z95]" office:value-type="float" office:value="62535.144356999" calcext:value-type="float">
              <text:p><text:s/>$62 535 </text:p>
            </table:table-cell>
            <table:table-cell table:style-name="ce61" table:formula="of:=[.AA94]+[.AA95]" office:value-type="float" office:value="64089.1426942705" calcext:value-type="float">
              <text:p><text:s/>$64 089 </text:p>
            </table:table-cell>
            <table:table-cell table:style-name="ce61" table:formula="of:=[.AB94]+[.AB95]" office:value-type="float" office:value="65681.7578902231" calcext:value-type="float">
              <text:p><text:s/>$65 682 </text:p>
            </table:table-cell>
            <table:table-cell table:style-name="ce61" table:formula="of:=[.AC94]+[.AC95]" office:value-type="float" office:value="0" calcext:value-type="float">
              <text:p><text:s/>$- <text:s text:c="2"/></text:p>
            </table:table-cell>
            <table:table-cell table:style-name="ce61" table:formula="of:=[.AD94]+[.AD95]" office:value-type="float" office:value="0" calcext:value-type="float">
              <text:p><text:s/>$- <text:s text:c="2"/></text:p>
            </table:table-cell>
            <table:table-cell table:style-name="ce61" table:formula="of:=[.AE94]+[.AE95]" office:value-type="float" office:value="0" calcext:value-type="float">
              <text:p><text:s/>$- <text:s text:c="2"/></text:p>
            </table:table-cell>
            <table:table-cell table:style-name="ce61" table:formula="of:=[.AF94]+[.AF95]" office:value-type="float" office:value="0" calcext:value-type="float">
              <text:p><text:s/>$- <text:s text:c="2"/></text:p>
            </table:table-cell>
            <table:table-cell table:style-name="ce61" table:formula="of:=[.AG94]+[.AG95]" office:value-type="float" office:value="0" calcext:value-type="float">
              <text:p><text:s/>$- <text:s text:c="2"/></text:p>
            </table:table-cell>
            <table:table-cell table:number-columns-repeated="991"/>
          </table:table-row>
          <table:table-row table:style-name="ro4" table:visibility="collapse">
            <table:table-cell table:style-name="ce40" office:value-type="string" calcext:value-type="string">
              <text:p>Replace Inverter?</text:p>
            </table:table-cell>
            <table:table-cell table:style-name="ce69" table:number-columns-repeated="2"/>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Yes" calcext:value-type="string">
              <text:p><text:s/>Yes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Yes" calcext:value-type="string">
              <text:p><text:s/>Yes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No" calcext:value-type="string">
              <text:p><text:s/>No </text:p>
            </table:table-cell>
            <table:table-cell table:style-name="ce80" table:formula="of:=IF(ProjectYear=ReplaceInverterYear;&quot;Yes&quot;;IF(ProjectYear=ReplaceInverterYear*2;&quot;Yes&quot;;IF(ProjectYear=ReplaceInverterYear*3;&quot;Yes&quot;;IF(ProjectYear=ReplaceInverterYear*4;&quot;Yes&quot;;&quot;No&quot;))))" office:value-type="string" office:string-value="Yes" calcext:value-type="string">
              <text:p><text:s/>Yes </text:p>
            </table:table-cell>
            <table:table-cell table:number-columns-repeated="991"/>
          </table:table-row>
          <table:table-row table:style-name="ro4" table:visibility="collapse">
            <table:table-cell table:style-name="ce20" office:value-type="string" calcext:value-type="string">
              <text:p>Operations &amp; Maintenance Costs</text:p>
            </table:table-cell>
            <table:table-cell/>
            <table:table-cell table:style-name="ce61"/>
            <table:table-cell table:style-name="ce61" table:formula="of:=IF(ProjectYear&lt;=projectlife;-OpCost_Yr*(1+OpCostAdj_Yr)^(ProjectYear-1);0)" office:value-type="float" office:value="-3518" calcext:value-type="float">
              <text:p><text:s/>$(3 518)</text:p>
            </table:table-cell>
            <table:table-cell table:style-name="ce61" table:formula="of:=IF(ProjectYear&lt;=projectlife;-OpCost_Yr*(1+OpCostAdj_Yr)^(ProjectYear-1);0)" office:value-type="float" office:value="-3623.54" calcext:value-type="float">
              <text:p><text:s/>$(3 624)</text:p>
            </table:table-cell>
            <table:table-cell table:style-name="ce61" table:formula="of:=IF(ProjectYear&lt;=projectlife;-OpCost_Yr*(1+OpCostAdj_Yr)^(ProjectYear-1);0)" office:value-type="float" office:value="-3732.2462" calcext:value-type="float">
              <text:p><text:s/>$(3 732)</text:p>
            </table:table-cell>
            <table:table-cell table:style-name="ce61" table:formula="of:=IF(ProjectYear&lt;=projectlife;-OpCost_Yr*(1+OpCostAdj_Yr)^(ProjectYear-1);0)" office:value-type="float" office:value="-3844.213586" calcext:value-type="float">
              <text:p><text:s/>$(3 844)</text:p>
            </table:table-cell>
            <table:table-cell table:style-name="ce61" table:formula="of:=IF(ProjectYear&lt;=projectlife;-OpCost_Yr*(1+OpCostAdj_Yr)^(ProjectYear-1);0)" office:value-type="float" office:value="-3959.53999358" calcext:value-type="float">
              <text:p><text:s/>$(3 960)</text:p>
            </table:table-cell>
            <table:table-cell table:style-name="ce61" table:formula="of:=IF(ProjectYear&lt;=projectlife;-OpCost_Yr*(1+OpCostAdj_Yr)^(ProjectYear-1);0)" office:value-type="float" office:value="-4078.3261933874" calcext:value-type="float">
              <text:p><text:s/>$(4 078)</text:p>
            </table:table-cell>
            <table:table-cell table:style-name="ce61" table:formula="of:=IF(ProjectYear&lt;=projectlife;-OpCost_Yr*(1+OpCostAdj_Yr)^(ProjectYear-1);0)" office:value-type="float" office:value="-4200.67597918902" calcext:value-type="float">
              <text:p><text:s/>$(4 201)</text:p>
            </table:table-cell>
            <table:table-cell table:style-name="ce61" table:formula="of:=IF(ProjectYear&lt;=projectlife;-OpCost_Yr*(1+OpCostAdj_Yr)^(ProjectYear-1);0)" office:value-type="float" office:value="-4326.69625856469" calcext:value-type="float">
              <text:p><text:s/>$(4 327)</text:p>
            </table:table-cell>
            <table:table-cell table:style-name="ce61" table:formula="of:=IF(ProjectYear&lt;=projectlife;-OpCost_Yr*(1+OpCostAdj_Yr)^(ProjectYear-1);0)" office:value-type="float" office:value="-4456.49714632163" calcext:value-type="float">
              <text:p><text:s/>$(4 456)</text:p>
            </table:table-cell>
            <table:table-cell table:style-name="ce61" table:formula="of:=IF(ProjectYear&lt;=projectlife;-OpCost_Yr*(1+OpCostAdj_Yr)^(ProjectYear-1);0)" office:value-type="float" office:value="-4590.19206071128" calcext:value-type="float">
              <text:p><text:s/>$(4 590)</text:p>
            </table:table-cell>
            <table:table-cell table:style-name="ce61" table:formula="of:=IF(ProjectYear&lt;=projectlife;-OpCost_Yr*(1+OpCostAdj_Yr)^(ProjectYear-1);0)" office:value-type="float" office:value="-4727.89782253262" calcext:value-type="float">
              <text:p><text:s/>$(4 728)</text:p>
            </table:table-cell>
            <table:table-cell table:style-name="ce61" table:formula="of:=IF(ProjectYear&lt;=projectlife;-OpCost_Yr*(1+OpCostAdj_Yr)^(ProjectYear-1);0)" office:value-type="float" office:value="-4869.7347572086" calcext:value-type="float">
              <text:p><text:s/>$(4 870)</text:p>
            </table:table-cell>
            <table:table-cell table:style-name="ce61" table:formula="of:=IF(ProjectYear&lt;=projectlife;-OpCost_Yr*(1+OpCostAdj_Yr)^(ProjectYear-1);0)" office:value-type="float" office:value="-5015.82679992486" calcext:value-type="float">
              <text:p><text:s/>$(5 016)</text:p>
            </table:table-cell>
            <table:table-cell table:style-name="ce61" table:formula="of:=IF(ProjectYear&lt;=projectlife;-OpCost_Yr*(1+OpCostAdj_Yr)^(ProjectYear-1);0)" office:value-type="float" office:value="-5166.30160392261" calcext:value-type="float">
              <text:p><text:s/>$(5 166)</text:p>
            </table:table-cell>
            <table:table-cell table:style-name="ce61" table:formula="of:=IF(ProjectYear&lt;=projectlife;-OpCost_Yr*(1+OpCostAdj_Yr)^(ProjectYear-1);0)" office:value-type="float" office:value="-5321.29065204028" calcext:value-type="float">
              <text:p><text:s/>$(5 321)</text:p>
            </table:table-cell>
            <table:table-cell table:style-name="ce61" table:formula="of:=IF(ProjectYear&lt;=projectlife;-OpCost_Yr*(1+OpCostAdj_Yr)^(ProjectYear-1);0)" office:value-type="float" office:value="-5480.92937160149" calcext:value-type="float">
              <text:p><text:s/>$(5 481)</text:p>
            </table:table-cell>
            <table:table-cell table:style-name="ce61" table:formula="of:=IF(ProjectYear&lt;=projectlife;-OpCost_Yr*(1+OpCostAdj_Yr)^(ProjectYear-1);0)" office:value-type="float" office:value="-5645.35725274954" calcext:value-type="float">
              <text:p><text:s/>$(5 645)</text:p>
            </table:table-cell>
            <table:table-cell table:style-name="ce61" table:formula="of:=IF(ProjectYear&lt;=projectlife;-OpCost_Yr*(1+OpCostAdj_Yr)^(ProjectYear-1);0)" office:value-type="float" office:value="-5814.71797033202" calcext:value-type="float">
              <text:p><text:s/>$(5 815)</text:p>
            </table:table-cell>
            <table:table-cell table:style-name="ce61" table:formula="of:=IF(ProjectYear&lt;=projectlife;-OpCost_Yr*(1+OpCostAdj_Yr)^(ProjectYear-1);0)" office:value-type="float" office:value="-5989.15950944198" calcext:value-type="float">
              <text:p><text:s/>$(5 989)</text:p>
            </table:table-cell>
            <table:table-cell table:style-name="ce61" table:formula="of:=IF(ProjectYear&lt;=projectlife;-OpCost_Yr*(1+OpCostAdj_Yr)^(ProjectYear-1);0)" office:value-type="float" office:value="-6168.83429472524" calcext:value-type="float">
              <text:p><text:s/>$(6 169)</text:p>
            </table:table-cell>
            <table:table-cell table:style-name="ce61" table:formula="of:=IF(ProjectYear&lt;=projectlife;-OpCost_Yr*(1+OpCostAdj_Yr)^(ProjectYear-1);0)" office:value-type="float" office:value="-6353.899323567" calcext:value-type="float">
              <text:p><text:s/>$(6 354)</text:p>
            </table:table-cell>
            <table:table-cell table:style-name="ce61" table:formula="of:=IF(ProjectYear&lt;=projectlife;-OpCost_Yr*(1+OpCostAdj_Yr)^(ProjectYear-1);0)" office:value-type="float" office:value="-6544.51630327401" calcext:value-type="float">
              <text:p><text:s/>$(6 545)</text:p>
            </table:table-cell>
            <table:table-cell table:style-name="ce61" table:formula="of:=IF(ProjectYear&lt;=projectlife;-OpCost_Yr*(1+OpCostAdj_Yr)^(ProjectYear-1);0)" office:value-type="float" office:value="-6740.85179237223" calcext:value-type="float">
              <text:p><text:s/>$(6 741)</text:p>
            </table:table-cell>
            <table:table-cell table:style-name="ce61" table:formula="of:=IF(ProjectYear&lt;=projectlife;-OpCost_Yr*(1+OpCostAdj_Yr)^(ProjectYear-1);0)" office:value-type="float" office:value="-6943.0773461434" calcext:value-type="float">
              <text:p><text:s/>$(6 943)</text:p>
            </table:table-cell>
            <table:table-cell table:style-name="ce61" table:formula="of:=IF(ProjectYear&lt;=projectlife;-OpCost_Yr*(1+OpCostAdj_Yr)^(ProjectYear-1);0)" office:value-type="float" office:value="-7151.3696665277" calcext:value-type="float">
              <text:p><text:s/>$(7 151)</text:p>
            </table:table-cell>
            <table:table-cell table:style-name="ce61" table:formula="of:=IF(ProjectYear&lt;=projectlife;-OpCost_Yr*(1+OpCostAdj_Yr)^(ProjectYear-1);0)" office:value-type="float" office:value="0" calcext:value-type="float">
              <text:p><text:s/>$- <text:s text:c="2"/></text:p>
            </table:table-cell>
            <table:table-cell table:style-name="ce61" table:formula="of:=IF(ProjectYear&lt;=projectlife;-OpCost_Yr*(1+OpCostAdj_Yr)^(ProjectYear-1);0)" office:value-type="float" office:value="0" calcext:value-type="float">
              <text:p><text:s/>$- <text:s text:c="2"/></text:p>
            </table:table-cell>
            <table:table-cell table:style-name="ce61" table:formula="of:=IF(ProjectYear&lt;=projectlife;-OpCost_Yr*(1+OpCostAdj_Yr)^(ProjectYear-1);0)" office:value-type="float" office:value="0" calcext:value-type="float">
              <text:p><text:s/>$- <text:s text:c="2"/></text:p>
            </table:table-cell>
            <table:table-cell table:style-name="ce61" table:formula="of:=IF(ProjectYear&lt;=projectlife;-OpCost_Yr*(1+OpCostAdj_Yr)^(ProjectYear-1);0)" office:value-type="float" office:value="0" calcext:value-type="float">
              <text:p><text:s/>$- <text:s text:c="2"/></text:p>
            </table:table-cell>
            <table:table-cell table:style-name="ce61" table:formula="of:=IF(ProjectYear&lt;=projectlife;-OpCost_Yr*(1+OpCostAdj_Yr)^(ProjectYear-1);0)" office:value-type="float" office:value="0" calcext:value-type="float">
              <text:p><text:s/>$- <text:s text:c="2"/></text:p>
            </table:table-cell>
            <table:table-cell table:number-columns-repeated="991"/>
          </table:table-row>
          <table:table-row table:style-name="ro4" table:visibility="collapse">
            <table:table-cell table:style-name="ce21" office:value-type="string" calcext:value-type="string">
              <text:p>Inverter Replacement Cost</text:p>
            </table:table-cell>
            <table:table-cell table:style-name="ce62" table:number-columns-repeated="2"/>
            <table:table-cell table:style-name="ce62" table:formula="of:=IF(ProjectYear&lt;=projectlife;IF([.D$55]=&quot;Yes&quot;;-InverterReplaceCost*syssize;0);0)" office:value-type="float" office:value="0" calcext:value-type="float">
              <text:p><text:s/>$- <text:s text:c="2"/></text:p>
            </table:table-cell>
            <table:table-cell table:style-name="ce62" table:formula="of:=IF(ProjectYear&lt;=projectlife;IF([.E$55]=&quot;Yes&quot;;-InverterReplaceCost*syssize;0);0)" office:value-type="float" office:value="0" calcext:value-type="float">
              <text:p><text:s/>$- <text:s text:c="2"/></text:p>
            </table:table-cell>
            <table:table-cell table:style-name="ce62" table:formula="of:=IF(ProjectYear&lt;=projectlife;IF([.F$55]=&quot;Yes&quot;;-InverterReplaceCost*syssize;0);0)" office:value-type="float" office:value="0" calcext:value-type="float">
              <text:p><text:s/>$- <text:s text:c="2"/></text:p>
            </table:table-cell>
            <table:table-cell table:style-name="ce62" table:formula="of:=IF(ProjectYear&lt;=projectlife;IF([.G$55]=&quot;Yes&quot;;-InverterReplaceCost*syssize;0);0)" office:value-type="float" office:value="0" calcext:value-type="float">
              <text:p><text:s/>$- <text:s text:c="2"/></text:p>
            </table:table-cell>
            <table:table-cell table:style-name="ce62" table:formula="of:=IF(ProjectYear&lt;=projectlife;IF([.H$55]=&quot;Yes&quot;;-InverterReplaceCost*syssize;0);0)" office:value-type="float" office:value="0" calcext:value-type="float">
              <text:p><text:s/>$- <text:s text:c="2"/></text:p>
            </table:table-cell>
            <table:table-cell table:style-name="ce62" table:formula="of:=IF(ProjectYear&lt;=projectlife;IF([.I$55]=&quot;Yes&quot;;-InverterReplaceCost*syssize;0);0)" office:value-type="float" office:value="0" calcext:value-type="float">
              <text:p><text:s/>$- <text:s text:c="2"/></text:p>
            </table:table-cell>
            <table:table-cell table:style-name="ce62" table:formula="of:=IF(ProjectYear&lt;=projectlife;IF([.J$55]=&quot;Yes&quot;;-InverterReplaceCost*syssize;0);0)" office:value-type="float" office:value="0" calcext:value-type="float">
              <text:p><text:s/>$- <text:s text:c="2"/></text:p>
            </table:table-cell>
            <table:table-cell table:style-name="ce62" table:formula="of:=IF(ProjectYear&lt;=projectlife;IF([.K$55]=&quot;Yes&quot;;-InverterReplaceCost*syssize;0);0)" office:value-type="float" office:value="0" calcext:value-type="float">
              <text:p><text:s/>$- <text:s text:c="2"/></text:p>
            </table:table-cell>
            <table:table-cell table:style-name="ce62" table:formula="of:=IF(ProjectYear&lt;=projectlife;IF([.L$55]=&quot;Yes&quot;;-InverterReplaceCost*syssize;0);0)" office:value-type="float" office:value="0" calcext:value-type="float">
              <text:p><text:s/>$- <text:s text:c="2"/></text:p>
            </table:table-cell>
            <table:table-cell table:style-name="ce62" table:formula="of:=IF(ProjectYear&lt;=projectlife;IF([.M$55]=&quot;Yes&quot;;-InverterReplaceCost*syssize;0);0)" office:value-type="string" office:string-value="" calcext:value-type="error">
              <text:p>#ССЫЛ!</text:p>
            </table:table-cell>
            <table:table-cell table:style-name="ce62" table:formula="of:=IF(ProjectYear&lt;=projectlife;IF([.N$55]=&quot;Yes&quot;;-InverterReplaceCost*syssize;0);0)" office:value-type="float" office:value="0" calcext:value-type="float">
              <text:p><text:s/>$- <text:s text:c="2"/></text:p>
            </table:table-cell>
            <table:table-cell table:style-name="ce62" table:formula="of:=IF(ProjectYear&lt;=projectlife;IF([.O$55]=&quot;Yes&quot;;-InverterReplaceCost*syssize;0);0)" office:value-type="float" office:value="0" calcext:value-type="float">
              <text:p><text:s/>$- <text:s text:c="2"/></text:p>
            </table:table-cell>
            <table:table-cell table:style-name="ce62" table:formula="of:=IF(ProjectYear&lt;=projectlife;IF([.P$55]=&quot;Yes&quot;;-InverterReplaceCost*syssize;0);0)" office:value-type="float" office:value="0" calcext:value-type="float">
              <text:p><text:s/>$- <text:s text:c="2"/></text:p>
            </table:table-cell>
            <table:table-cell table:style-name="ce62" table:formula="of:=IF(ProjectYear&lt;=projectlife;IF([.Q$55]=&quot;Yes&quot;;-InverterReplaceCost*syssize;0);0)" office:value-type="float" office:value="0" calcext:value-type="float">
              <text:p><text:s/>$- <text:s text:c="2"/></text:p>
            </table:table-cell>
            <table:table-cell table:style-name="ce62" table:formula="of:=IF(ProjectYear&lt;=projectlife;IF([.R$55]=&quot;Yes&quot;;-InverterReplaceCost*syssize;0);0)" office:value-type="float" office:value="0" calcext:value-type="float">
              <text:p><text:s/>$- <text:s text:c="2"/></text:p>
            </table:table-cell>
            <table:table-cell table:style-name="ce62" table:formula="of:=IF(ProjectYear&lt;=projectlife;IF([.S$55]=&quot;Yes&quot;;-InverterReplaceCost*syssize;0);0)" office:value-type="float" office:value="0" calcext:value-type="float">
              <text:p><text:s/>$- <text:s text:c="2"/></text:p>
            </table:table-cell>
            <table:table-cell table:style-name="ce62" table:formula="of:=IF(ProjectYear&lt;=projectlife;IF([.T$55]=&quot;Yes&quot;;-InverterReplaceCost*syssize;0);0)" office:value-type="float" office:value="0" calcext:value-type="float">
              <text:p><text:s/>$- <text:s text:c="2"/></text:p>
            </table:table-cell>
            <table:table-cell table:style-name="ce62" table:formula="of:=IF(ProjectYear&lt;=projectlife;IF([.U$55]=&quot;Yes&quot;;-InverterReplaceCost*syssize;0);0)" office:value-type="float" office:value="0" calcext:value-type="float">
              <text:p><text:s/>$- <text:s text:c="2"/></text:p>
            </table:table-cell>
            <table:table-cell table:style-name="ce62" table:formula="of:=IF(ProjectYear&lt;=projectlife;IF([.V$55]=&quot;Yes&quot;;-InverterReplaceCost*syssize;0);0)" office:value-type="float" office:value="0" calcext:value-type="float">
              <text:p><text:s/>$- <text:s text:c="2"/></text:p>
            </table:table-cell>
            <table:table-cell table:style-name="ce62" table:formula="of:=IF(ProjectYear&lt;=projectlife;IF([.W$55]=&quot;Yes&quot;;-InverterReplaceCost*syssize;0);0)" office:value-type="string" office:string-value="" calcext:value-type="error">
              <text:p>#ССЫЛ!</text:p>
            </table:table-cell>
            <table:table-cell table:style-name="ce62" table:formula="of:=IF(ProjectYear&lt;=projectlife;IF([.X$55]=&quot;Yes&quot;;-InverterReplaceCost*syssize;0);0)" office:value-type="float" office:value="0" calcext:value-type="float">
              <text:p><text:s/>$- <text:s text:c="2"/></text:p>
            </table:table-cell>
            <table:table-cell table:style-name="ce62" table:formula="of:=IF(ProjectYear&lt;=projectlife;IF([.Y$55]=&quot;Yes&quot;;-InverterReplaceCost*syssize;0);0)" office:value-type="float" office:value="0" calcext:value-type="float">
              <text:p><text:s/>$- <text:s text:c="2"/></text:p>
            </table:table-cell>
            <table:table-cell table:style-name="ce62" table:formula="of:=IF(ProjectYear&lt;=projectlife;IF([.Z$55]=&quot;Yes&quot;;-InverterReplaceCost*syssize;0);0)" office:value-type="float" office:value="0" calcext:value-type="float">
              <text:p><text:s/>$- <text:s text:c="2"/></text:p>
            </table:table-cell>
            <table:table-cell table:style-name="ce62" table:formula="of:=IF(ProjectYear&lt;=projectlife;IF([.AA$55]=&quot;Yes&quot;;-InverterReplaceCost*syssize;0);0)" office:value-type="float" office:value="0" calcext:value-type="float">
              <text:p><text:s/>$- <text:s text:c="2"/></text:p>
            </table:table-cell>
            <table:table-cell table:style-name="ce62" table:formula="of:=IF(ProjectYear&lt;=projectlife;IF([.AB$55]=&quot;Yes&quot;;-InverterReplaceCost*syssize;0);0)" office:value-type="float" office:value="0" calcext:value-type="float">
              <text:p><text:s/>$- <text:s text:c="2"/></text:p>
            </table:table-cell>
            <table:table-cell table:style-name="ce62" table:formula="of:=IF(ProjectYear&lt;=projectlife;IF([.AC$55]=&quot;Yes&quot;;-InverterReplaceCost*syssize;0);0)" office:value-type="float" office:value="0" calcext:value-type="float">
              <text:p><text:s/>$- <text:s text:c="2"/></text:p>
            </table:table-cell>
            <table:table-cell table:style-name="ce62" table:formula="of:=IF(ProjectYear&lt;=projectlife;IF([.AD$55]=&quot;Yes&quot;;-InverterReplaceCost*syssize;0);0)" office:value-type="float" office:value="0" calcext:value-type="float">
              <text:p><text:s/>$- <text:s text:c="2"/></text:p>
            </table:table-cell>
            <table:table-cell table:style-name="ce62" table:formula="of:=IF(ProjectYear&lt;=projectlife;IF([.AE$55]=&quot;Yes&quot;;-InverterReplaceCost*syssize;0);0)" office:value-type="float" office:value="0" calcext:value-type="float">
              <text:p><text:s/>$- <text:s text:c="2"/></text:p>
            </table:table-cell>
            <table:table-cell table:style-name="ce62" table:formula="of:=IF(ProjectYear&lt;=projectlife;IF([.AF$55]=&quot;Yes&quot;;-InverterReplaceCost*syssize;0);0)" office:value-type="float" office:value="0" calcext:value-type="float">
              <text:p><text:s/>$- <text:s text:c="2"/></text:p>
            </table:table-cell>
            <table:table-cell table:style-name="ce62" table:formula="of:=IF(ProjectYear&lt;=projectlife;IF([.AG$55]=&quot;Yes&quot;;-InverterReplaceCost*syssize;0);0)" office:value-type="float" office:value="0" calcext:value-type="float">
              <text:p><text:s/>$- <text:s text:c="2"/></text:p>
            </table:table-cell>
            <table:table-cell table:number-columns-repeated="991"/>
          </table:table-row>
          <table:table-row table:style-name="ro4" table:visibility="collapse">
            <table:table-cell table:style-name="ce22" office:value-type="string" calcext:value-type="string">
              <text:p>Total Operating Expenses</text:p>
            </table:table-cell>
            <table:table-cell/>
            <table:table-cell table:style-name="ce61"/>
            <table:table-cell table:style-name="ce61" table:formula="of:=[.D98]+[.D99]" office:value-type="float" office:value="-3518" calcext:value-type="float">
              <text:p><text:s/>$(3 518)</text:p>
            </table:table-cell>
            <table:table-cell table:style-name="ce61" table:formula="of:=[.E98]+[.E99]" office:value-type="float" office:value="-3623.54" calcext:value-type="float">
              <text:p><text:s/>$(3 624)</text:p>
            </table:table-cell>
            <table:table-cell table:style-name="ce61" table:formula="of:=[.F98]+[.F99]" office:value-type="float" office:value="-3732.2462" calcext:value-type="float">
              <text:p><text:s/>$(3 732)</text:p>
            </table:table-cell>
            <table:table-cell table:style-name="ce61" table:formula="of:=[.G98]+[.G99]" office:value-type="float" office:value="-3844.213586" calcext:value-type="float">
              <text:p><text:s/>$(3 844)</text:p>
            </table:table-cell>
            <table:table-cell table:style-name="ce61" table:formula="of:=[.H98]+[.H99]" office:value-type="float" office:value="-3959.53999358" calcext:value-type="float">
              <text:p><text:s/>$(3 960)</text:p>
            </table:table-cell>
            <table:table-cell table:style-name="ce61" table:formula="of:=[.I98]+[.I99]" office:value-type="float" office:value="-4078.3261933874" calcext:value-type="float">
              <text:p><text:s/>$(4 078)</text:p>
            </table:table-cell>
            <table:table-cell table:style-name="ce61" table:formula="of:=[.J98]+[.J99]" office:value-type="float" office:value="-4200.67597918902" calcext:value-type="float">
              <text:p><text:s/>$(4 201)</text:p>
            </table:table-cell>
            <table:table-cell table:style-name="ce61" table:formula="of:=[.K98]+[.K99]" office:value-type="float" office:value="-4326.69625856469" calcext:value-type="float">
              <text:p><text:s/>$(4 327)</text:p>
            </table:table-cell>
            <table:table-cell table:style-name="ce61" table:formula="of:=[.L98]+[.L99]" office:value-type="float" office:value="-4456.49714632163" calcext:value-type="float">
              <text:p><text:s/>$(4 456)</text:p>
            </table:table-cell>
            <table:table-cell table:style-name="ce61" table:formula="of:=[.M98]+[.M99]" office:value-type="string" office:string-value="" calcext:value-type="error">
              <text:p>#ССЫЛ!</text:p>
            </table:table-cell>
            <table:table-cell table:style-name="ce61" table:formula="of:=[.N98]+[.N99]" office:value-type="float" office:value="-4727.89782253262" calcext:value-type="float">
              <text:p><text:s/>$(4 728)</text:p>
            </table:table-cell>
            <table:table-cell table:style-name="ce61" table:formula="of:=[.O98]+[.O99]" office:value-type="float" office:value="-4869.7347572086" calcext:value-type="float">
              <text:p><text:s/>$(4 870)</text:p>
            </table:table-cell>
            <table:table-cell table:style-name="ce61" table:formula="of:=[.P98]+[.P99]" office:value-type="float" office:value="-5015.82679992486" calcext:value-type="float">
              <text:p><text:s/>$(5 016)</text:p>
            </table:table-cell>
            <table:table-cell table:style-name="ce61" table:formula="of:=[.Q98]+[.Q99]" office:value-type="float" office:value="-5166.30160392261" calcext:value-type="float">
              <text:p><text:s/>$(5 166)</text:p>
            </table:table-cell>
            <table:table-cell table:style-name="ce61" table:formula="of:=[.R98]+[.R99]" office:value-type="float" office:value="-5321.29065204028" calcext:value-type="float">
              <text:p><text:s/>$(5 321)</text:p>
            </table:table-cell>
            <table:table-cell table:style-name="ce61" table:formula="of:=[.S98]+[.S99]" office:value-type="float" office:value="-5480.92937160149" calcext:value-type="float">
              <text:p><text:s/>$(5 481)</text:p>
            </table:table-cell>
            <table:table-cell table:style-name="ce61" table:formula="of:=[.T98]+[.T99]" office:value-type="float" office:value="-5645.35725274954" calcext:value-type="float">
              <text:p><text:s/>$(5 645)</text:p>
            </table:table-cell>
            <table:table-cell table:style-name="ce61" table:formula="of:=[.U98]+[.U99]" office:value-type="float" office:value="-5814.71797033202" calcext:value-type="float">
              <text:p><text:s/>$(5 815)</text:p>
            </table:table-cell>
            <table:table-cell table:style-name="ce61" table:formula="of:=[.V98]+[.V99]" office:value-type="float" office:value="-5989.15950944198" calcext:value-type="float">
              <text:p><text:s/>$(5 989)</text:p>
            </table:table-cell>
            <table:table-cell table:style-name="ce61" table:formula="of:=[.W98]+[.W99]" office:value-type="string" office:string-value="" calcext:value-type="error">
              <text:p>#ССЫЛ!</text:p>
            </table:table-cell>
            <table:table-cell table:style-name="ce61" table:formula="of:=[.X98]+[.X99]" office:value-type="float" office:value="-6353.899323567" calcext:value-type="float">
              <text:p><text:s/>$(6 354)</text:p>
            </table:table-cell>
            <table:table-cell table:style-name="ce61" table:formula="of:=[.Y98]+[.Y99]" office:value-type="float" office:value="-6544.51630327401" calcext:value-type="float">
              <text:p><text:s/>$(6 545)</text:p>
            </table:table-cell>
            <table:table-cell table:style-name="ce61" table:formula="of:=[.Z98]+[.Z99]" office:value-type="float" office:value="-6740.85179237223" calcext:value-type="float">
              <text:p><text:s/>$(6 741)</text:p>
            </table:table-cell>
            <table:table-cell table:style-name="ce61" table:formula="of:=[.AA98]+[.AA99]" office:value-type="float" office:value="-6943.0773461434" calcext:value-type="float">
              <text:p><text:s/>$(6 943)</text:p>
            </table:table-cell>
            <table:table-cell table:style-name="ce61" table:formula="of:=[.AB98]+[.AB99]" office:value-type="float" office:value="-7151.3696665277" calcext:value-type="float">
              <text:p><text:s/>$(7 151)</text:p>
            </table:table-cell>
            <table:table-cell table:style-name="ce61" table:formula="of:=[.AC98]+[.AC99]" office:value-type="float" office:value="0" calcext:value-type="float">
              <text:p><text:s/>$- <text:s text:c="2"/></text:p>
            </table:table-cell>
            <table:table-cell table:style-name="ce61" table:formula="of:=[.AD98]+[.AD99]" office:value-type="float" office:value="0" calcext:value-type="float">
              <text:p><text:s/>$- <text:s text:c="2"/></text:p>
            </table:table-cell>
            <table:table-cell table:style-name="ce61" table:formula="of:=[.AE98]+[.AE99]" office:value-type="float" office:value="0" calcext:value-type="float">
              <text:p><text:s/>$- <text:s text:c="2"/></text:p>
            </table:table-cell>
            <table:table-cell table:style-name="ce61" table:formula="of:=[.AF98]+[.AF99]" office:value-type="float" office:value="0" calcext:value-type="float">
              <text:p><text:s/>$- <text:s text:c="2"/></text:p>
            </table:table-cell>
            <table:table-cell table:style-name="ce61" table:formula="of:=[.AG98]+[.AG99]" office:value-type="float" office:value="0" calcext:value-type="float">
              <text:p><text:s/>$- <text:s text:c="2"/></text:p>
            </table:table-cell>
            <table:table-cell table:number-columns-repeated="991"/>
          </table:table-row>
          <table:table-row table:style-name="ro4" table:visibility="collapse">
            <table:table-cell table:style-name="ce22" office:value-type="string" calcext:value-type="string">
              <text:p>EBITDA</text:p>
            </table:table-cell>
            <table:table-cell/>
            <table:table-cell table:style-name="ce61"/>
            <table:table-cell table:style-name="ce61" table:formula="of:=[.D96]+[.D100]" office:value-type="float" office:value="97835.2" calcext:value-type="float">
              <text:p><text:s/>$97 835 </text:p>
            </table:table-cell>
            <table:table-cell table:style-name="ce61" table:formula="of:=[.E96]+[.E100]" office:value-type="float" office:value="98310.67576" calcext:value-type="float">
              <text:p><text:s/>$98 311 </text:p>
            </table:table-cell>
            <table:table-cell table:style-name="ce61" table:formula="of:=[.F96]+[.F100]" office:value-type="float" office:value="98807.111617936" calcext:value-type="float">
              <text:p><text:s/>$98 807 </text:p>
            </table:table-cell>
            <table:table-cell table:style-name="ce61" table:formula="of:=[.G96]+[.G100]" office:value-type="float" office:value="99324.9636860302" calcext:value-type="float">
              <text:p><text:s/>$99 325 </text:p>
            </table:table-cell>
            <table:table-cell table:style-name="ce61" table:formula="of:=[.H96]+[.H100]" office:value-type="float" office:value="99864.6991639171" calcext:value-type="float">
              <text:p><text:s/>$99 865 </text:p>
            </table:table-cell>
            <table:table-cell table:style-name="ce61" table:formula="of:=[.I96]+[.I100]" office:value-type="float" office:value="100426.796598279" calcext:value-type="float">
              <text:p><text:s/>$100 427 </text:p>
            </table:table-cell>
            <table:table-cell table:style-name="ce61" table:formula="of:=[.J96]+[.J100]" office:value-type="float" office:value="101011.7461485" calcext:value-type="float">
              <text:p><text:s/>$101 012 </text:p>
            </table:table-cell>
            <table:table-cell table:style-name="ce61" table:formula="of:=[.K96]+[.K100]" office:value-type="float" office:value="101620.049858475" calcext:value-type="float">
              <text:p><text:s/>$101 620 </text:p>
            </table:table-cell>
            <table:table-cell table:style-name="ce61" table:formula="of:=[.L96]+[.L100]" office:value-type="float" office:value="102252.221934706" calcext:value-type="float">
              <text:p><text:s/>$102 252 </text:p>
            </table:table-cell>
            <table:table-cell table:style-name="ce61" table:formula="of:=[.M96]+[.M100]" office:value-type="string" office:string-value="" calcext:value-type="error">
              <text:p>#ССЫЛ!</text:p>
            </table:table-cell>
            <table:table-cell table:style-name="ce61" table:formula="of:=[.N96]+[.N100]" office:value-type="float" office:value="41852.2101940637" calcext:value-type="float">
              <text:p><text:s/>$41 852 </text:p>
            </table:table-cell>
            <table:table-cell table:style-name="ce61" table:formula="of:=[.O96]+[.O100]" office:value-type="float" office:value="42867.8889436001" calcext:value-type="float">
              <text:p><text:s/>$42 868 </text:p>
            </table:table-cell>
            <table:table-cell table:style-name="ce61" table:formula="of:=[.P96]+[.P100]" office:value-type="float" office:value="43908.076849849" calcext:value-type="float">
              <text:p><text:s/>$43 908 </text:p>
            </table:table-cell>
            <table:table-cell table:style-name="ce61" table:formula="of:=[.Q96]+[.Q100]" office:value-type="float" office:value="44973.3610515481" calcext:value-type="float">
              <text:p><text:s/>$44 973 </text:p>
            </table:table-cell>
            <table:table-cell table:style-name="ce61" table:formula="of:=[.R96]+[.R100]" office:value-type="float" office:value="46064.3426204189" calcext:value-type="float">
              <text:p><text:s/>$46 064 </text:p>
            </table:table-cell>
            <table:table-cell table:style-name="ce61" table:formula="of:=[.S96]+[.S100]" office:value-type="float" office:value="47181.6368876783" calcext:value-type="float">
              <text:p><text:s/>$47 182 </text:p>
            </table:table-cell>
            <table:table-cell table:style-name="ce61" table:formula="of:=[.T96]+[.T100]" office:value-type="float" office:value="48325.8737780734" calcext:value-type="float">
              <text:p><text:s/>$48 326 </text:p>
            </table:table-cell>
            <table:table-cell table:style-name="ce61" table:formula="of:=[.U96]+[.U100]" office:value-type="float" office:value="49497.6981516068" calcext:value-type="float">
              <text:p><text:s/>$49 498 </text:p>
            </table:table-cell>
            <table:table-cell table:style-name="ce61" table:formula="of:=[.V96]+[.V100]" office:value-type="float" office:value="50697.770153127" calcext:value-type="float">
              <text:p><text:s/>$50 698 </text:p>
            </table:table-cell>
            <table:table-cell table:style-name="ce61" table:formula="of:=[.W96]+[.W100]" office:value-type="string" office:string-value="" calcext:value-type="error">
              <text:p>#ССЫЛ!</text:p>
            </table:table-cell>
            <table:table-cell table:style-name="ce61" table:formula="of:=[.X96]+[.X100]" office:value-type="float" office:value="53185.3761977543" calcext:value-type="float">
              <text:p><text:s/>$53 185 </text:p>
            </table:table-cell>
            <table:table-cell table:style-name="ce61" table:formula="of:=[.Y96]+[.Y100]" office:value-type="float" office:value="54474.3102147521" calcext:value-type="float">
              <text:p><text:s/>$54 474 </text:p>
            </table:table-cell>
            <table:table-cell table:style-name="ce61" table:formula="of:=[.Z96]+[.Z100]" office:value-type="float" office:value="55794.2925646268" calcext:value-type="float">
              <text:p><text:s/>$55 794 </text:p>
            </table:table-cell>
            <table:table-cell table:style-name="ce61" table:formula="of:=[.AA96]+[.AA100]" office:value-type="float" office:value="57146.0653481271" calcext:value-type="float">
              <text:p><text:s/>$57 146 </text:p>
            </table:table-cell>
            <table:table-cell table:style-name="ce61" table:formula="of:=[.AB96]+[.AB100]" office:value-type="float" office:value="58530.3882236954" calcext:value-type="float">
              <text:p><text:s/>$58 530 </text:p>
            </table:table-cell>
            <table:table-cell table:style-name="ce61" table:formula="of:=[.AC96]+[.AC100]" office:value-type="float" office:value="0" calcext:value-type="float">
              <text:p><text:s/>$- <text:s text:c="2"/></text:p>
            </table:table-cell>
            <table:table-cell table:style-name="ce61" table:formula="of:=[.AD96]+[.AD100]" office:value-type="float" office:value="0" calcext:value-type="float">
              <text:p><text:s/>$- <text:s text:c="2"/></text:p>
            </table:table-cell>
            <table:table-cell table:style-name="ce61" table:formula="of:=[.AE96]+[.AE100]" office:value-type="float" office:value="0" calcext:value-type="float">
              <text:p><text:s/>$- <text:s text:c="2"/></text:p>
            </table:table-cell>
            <table:table-cell table:style-name="ce61" table:formula="of:=[.AF96]+[.AF100]" office:value-type="float" office:value="0" calcext:value-type="float">
              <text:p><text:s/>$- <text:s text:c="2"/></text:p>
            </table:table-cell>
            <table:table-cell table:style-name="ce61" table:formula="of:=[.AG96]+[.AG100]" office:value-type="float" office:value="0" calcext:value-type="float">
              <text:p><text:s/>$- <text:s text:c="2"/></text:p>
            </table:table-cell>
            <table:table-cell table:number-columns-repeated="991"/>
          </table:table-row>
          <table:table-row table:style-name="ro4" table:visibility="collapse">
            <table:table-cell table:style-name="ce24" office:value-type="string" calcext:value-type="string">
              <text:p>Federal Depreciation Expense</text:p>
            </table:table-cell>
            <table:table-cell table:style-name="ce62" table:number-columns-repeated="2"/>
            <table:table-cell table:style-name="ce62" table:formula="of:=-([.$B$14]-[.$D$120]*0.5)*[.K$17]" office:value-type="float" office:value="-187000" calcext:value-type="float">
              <text:p><text:s/>$(187 000)</text:p>
            </table:table-cell>
            <table:table-cell table:style-name="ce62" table:formula="of:=-([.$B$14]-[.$D$120]*0.5)*[.L$17]" office:value-type="float" office:value="-299200" calcext:value-type="float">
              <text:p><text:s/>$(299 200)</text:p>
            </table:table-cell>
            <table:table-cell table:style-name="ce62" table:formula="of:=-([.$B$14]-[.$D$120]*0.5)*[.M$17]" office:value-type="float" office:value="-179520" calcext:value-type="float">
              <text:p><text:s/>$(179 520)</text:p>
            </table:table-cell>
            <table:table-cell table:style-name="ce62" table:formula="of:=-([.$B$14]-[.$D$120]*0.5)*[.N$17]" office:value-type="float" office:value="-107712" calcext:value-type="float">
              <text:p><text:s/>$(107 712)</text:p>
            </table:table-cell>
            <table:table-cell table:style-name="ce62" table:formula="of:=-([.$B$14]-[.$D$120]*0.5)*[.O$17]" office:value-type="float" office:value="-107712" calcext:value-type="float">
              <text:p><text:s/>$(107 712)</text:p>
            </table:table-cell>
            <table:table-cell table:style-name="ce62" table:formula="of:=-([.$B$14]-[.$D$120]*0.5)*[.P$17]" office:value-type="float" office:value="-53856" calcext:value-type="float">
              <text:p><text:s/>$(53 856)</text:p>
            </table:table-cell>
            <table:table-cell table:style-name="ce62" table:formula="of:=-([.$B$14]-[.$D$120]*0.5)*[.Q$24]" office:value-type="float" office:value="-0" calcext:value-type="float">
              <text:p><text:s/>$- <text:s text:c="2"/></text:p>
            </table:table-cell>
            <table:table-cell table:style-name="ce62" table:formula="of:=-([.$B$14]-[.$D$120]*0.5)*[.R$22]" office:value-type="float" office:value="-0" calcext:value-type="float">
              <text:p><text:s/>$- <text:s text:c="2"/></text:p>
            </table:table-cell>
            <table:table-cell table:style-name="ce62" table:formula="of:=-([.$B$14]-[.$D$120]*0.5)*[.S$19]" office:value-type="float" office:value="-0" calcext:value-type="float">
              <text:p><text:s/>$- <text:s text:c="2"/></text:p>
            </table:table-cell>
            <table:table-cell table:style-name="ce62" table:formula="of:=-([.$B$14]-[.$D$120]*0.5)*[.T$19]" office:value-type="float" office:value="-0" calcext:value-type="float">
              <text:p><text:s/>$- <text:s text:c="2"/></text:p>
            </table:table-cell>
            <table:table-cell table:style-name="ce62" table:formula="of:=-([.$B$14]-[.$D$120]*0.5)*[.U$19]" office:value-type="float" office:value="-0" calcext:value-type="float">
              <text:p><text:s/>$- <text:s text:c="2"/></text:p>
            </table:table-cell>
            <table:table-cell table:style-name="ce62" table:formula="of:=-([.$B$14]-[.$D$120]*0.5)*[.V$19]" office:value-type="float" office:value="-0" calcext:value-type="float">
              <text:p><text:s/>$- <text:s text:c="2"/></text:p>
            </table:table-cell>
            <table:table-cell table:style-name="ce62" table:formula="of:=-([.$B$14]-[.$D$120]*0.5)*[.W$19]" office:value-type="float" office:value="-0" calcext:value-type="float">
              <text:p><text:s/>$- <text:s text:c="2"/></text:p>
            </table:table-cell>
            <table:table-cell table:style-name="ce62" table:formula="of:=-([.$B$14]-[.$D$120]*0.5)*[.X$19]" office:value-type="float" office:value="-0" calcext:value-type="float">
              <text:p><text:s/>$- <text:s text:c="2"/></text:p>
            </table:table-cell>
            <table:table-cell table:style-name="ce62" table:formula="of:=-([.$B$14]-[.$D$120]*0.5)*[.Y$19]" office:value-type="float" office:value="-0" calcext:value-type="float">
              <text:p><text:s/>$- <text:s text:c="2"/></text:p>
            </table:table-cell>
            <table:table-cell table:style-name="ce62" table:formula="of:=-([.$B$14]-[.$D$120]*0.5)*[.Z$19]" office:value-type="float" office:value="-0" calcext:value-type="float">
              <text:p><text:s/>$- <text:s text:c="2"/></text:p>
            </table:table-cell>
            <table:table-cell table:style-name="ce62" table:formula="of:=-([.$B$14]-[.$D$120]*0.5)*[.AA$19]" office:value-type="float" office:value="-0" calcext:value-type="float">
              <text:p><text:s/>$- <text:s text:c="2"/></text:p>
            </table:table-cell>
            <table:table-cell table:style-name="ce62" table:formula="of:=-([.$B$14]-[.$D$120]*0.5)*[.AB$19]" office:value-type="float" office:value="-0" calcext:value-type="float">
              <text:p><text:s/>$- <text:s text:c="2"/></text:p>
            </table:table-cell>
            <table:table-cell table:style-name="ce62" table:formula="of:=-([.$B$14]-[.$D$120]*0.5)*[.AC$19]" office:value-type="float" office:value="-0" calcext:value-type="float">
              <text:p><text:s/>$- <text:s text:c="2"/></text:p>
            </table:table-cell>
            <table:table-cell table:style-name="ce62" table:formula="of:=-([.$B$14]-[.$D$120]*0.5)*[.AD$19]" office:value-type="float" office:value="-0" calcext:value-type="float">
              <text:p><text:s/>$- <text:s text:c="2"/></text:p>
            </table:table-cell>
            <table:table-cell table:style-name="ce62" table:formula="of:=-([.$B$14]-[.$D$120]*0.5)*[.AE$19]" office:value-type="float" office:value="-0" calcext:value-type="float">
              <text:p><text:s/>$- <text:s text:c="2"/></text:p>
            </table:table-cell>
            <table:table-cell table:style-name="ce62" table:formula="of:=-([.$B$14]-[.$D$120]*0.5)*[.AF$19]" office:value-type="float" office:value="-0" calcext:value-type="float">
              <text:p><text:s/>$- <text:s text:c="2"/></text:p>
            </table:table-cell>
            <table:table-cell table:style-name="ce62" table:formula="of:=-([.$B$14]-[.$D$120]*0.5)*[.AG$19]" office:value-type="float" office:value="-0" calcext:value-type="float">
              <text:p><text:s/>$- <text:s text:c="2"/></text:p>
            </table:table-cell>
            <table:table-cell table:style-name="ce62" table:formula="of:=-([.$B$14]-[.$D$120]*0.5)*[.AH$19]" office:value-type="float" office:value="-0" calcext:value-type="float">
              <text:p><text:s/>$- <text:s text:c="2"/></text:p>
            </table:table-cell>
            <table:table-cell table:style-name="ce62" table:formula="of:=-([.$B$14]-[.$D$120]*0.5)*[.AI$19]" office:value-type="float" office:value="-0" calcext:value-type="float">
              <text:p><text:s/>$- <text:s text:c="2"/></text:p>
            </table:table-cell>
            <table:table-cell table:style-name="ce62" table:formula="of:=-([.$B$14]-[.$D$120]*0.5)*[.AJ$19]" office:value-type="float" office:value="-0" calcext:value-type="float">
              <text:p><text:s/>$- <text:s text:c="2"/></text:p>
            </table:table-cell>
            <table:table-cell table:style-name="ce62" table:formula="of:=-([.$B$14]-[.$D$120]*0.5)*[.AK$19]" office:value-type="float" office:value="-0" calcext:value-type="float">
              <text:p><text:s/>$- <text:s text:c="2"/></text:p>
            </table:table-cell>
            <table:table-cell table:style-name="ce62" table:formula="of:=-([.$B$14]-[.$D$120]*0.5)*[.AL$19]" office:value-type="float" office:value="-0" calcext:value-type="float">
              <text:p><text:s/>$- <text:s text:c="2"/></text:p>
            </table:table-cell>
            <table:table-cell table:style-name="ce62" table:formula="of:=-([.$B$14]-[.$D$120]*0.5)*[.AM$19]" office:value-type="float" office:value="-0" calcext:value-type="float">
              <text:p><text:s/>$- <text:s text:c="2"/></text:p>
            </table:table-cell>
            <table:table-cell table:style-name="ce62" table:formula="of:=-([.$B$14]-[.$D$120]*0.5)*[.AN$19]" office:value-type="float" office:value="-0" calcext:value-type="float">
              <text:p><text:s/>$- <text:s text:c="2"/></text:p>
            </table:table-cell>
            <table:table-cell table:number-columns-repeated="991"/>
          </table:table-row>
          <table:table-row table:style-name="ro4" table:visibility="collapse">
            <table:table-cell table:style-name="ce25" office:value-type="string" calcext:value-type="string">
              <text:p>EBIT </text:p>
            </table:table-cell>
            <table:table-cell/>
            <table:table-cell table:style-name="ce61"/>
            <table:table-cell table:style-name="ce61" table:formula="of:=SUM([.D101:.D102])" office:value-type="float" office:value="-89164.8" calcext:value-type="float">
              <text:p><text:s/>$(89 165)</text:p>
            </table:table-cell>
            <table:table-cell table:style-name="ce61" table:formula="of:=SUM([.E101:.E102])" office:value-type="float" office:value="-200889.32424" calcext:value-type="float">
              <text:p><text:s/>$(200 889)</text:p>
            </table:table-cell>
            <table:table-cell table:style-name="ce61" table:formula="of:=SUM([.F101:.F102])" office:value-type="float" office:value="-80712.888382064" calcext:value-type="float">
              <text:p><text:s/>$(80 713)</text:p>
            </table:table-cell>
            <table:table-cell table:style-name="ce61" table:formula="of:=SUM([.G101:.G102])" office:value-type="float" office:value="-8387.03631396979" calcext:value-type="float">
              <text:p><text:s/>$(8 387)</text:p>
            </table:table-cell>
            <table:table-cell table:style-name="ce61" table:formula="of:=SUM([.H101:.H102])" office:value-type="float" office:value="-7847.30083608293" calcext:value-type="float">
              <text:p><text:s/>$(7 847)</text:p>
            </table:table-cell>
            <table:table-cell table:style-name="ce61" table:formula="of:=SUM([.I101:.I102])" office:value-type="float" office:value="46570.7965982791" calcext:value-type="float">
              <text:p><text:s/>$46 571 </text:p>
            </table:table-cell>
            <table:table-cell table:style-name="ce61" table:formula="of:=SUM([.J101:.J102])" office:value-type="float" office:value="101011.7461485" calcext:value-type="float">
              <text:p><text:s/>$101 012 </text:p>
            </table:table-cell>
            <table:table-cell table:style-name="ce61" table:formula="of:=SUM([.K101:.K102])" office:value-type="float" office:value="101620.049858475" calcext:value-type="float">
              <text:p><text:s/>$101 620 </text:p>
            </table:table-cell>
            <table:table-cell table:style-name="ce61" table:formula="of:=SUM([.L101:.L102])" office:value-type="float" office:value="102252.221934706" calcext:value-type="float">
              <text:p><text:s/>$102 252 </text:p>
            </table:table-cell>
            <table:table-cell table:style-name="ce61" table:formula="of:=SUM([.M101:.M102])" office:value-type="string" office:string-value="" calcext:value-type="error">
              <text:p>#ССЫЛ!</text:p>
            </table:table-cell>
            <table:table-cell table:style-name="ce61" table:formula="of:=SUM([.N101:.N102])" office:value-type="float" office:value="41852.2101940637" calcext:value-type="float">
              <text:p><text:s/>$41 852 </text:p>
            </table:table-cell>
            <table:table-cell table:style-name="ce61" table:formula="of:=SUM([.O101:.O102])" office:value-type="float" office:value="42867.8889436001" calcext:value-type="float">
              <text:p><text:s/>$42 868 </text:p>
            </table:table-cell>
            <table:table-cell table:style-name="ce61" table:formula="of:=SUM([.P101:.P102])" office:value-type="float" office:value="43908.076849849" calcext:value-type="float">
              <text:p><text:s/>$43 908 </text:p>
            </table:table-cell>
            <table:table-cell table:style-name="ce61" table:formula="of:=SUM([.Q101:.Q102])" office:value-type="float" office:value="44973.3610515481" calcext:value-type="float">
              <text:p><text:s/>$44 973 </text:p>
            </table:table-cell>
            <table:table-cell table:style-name="ce61" table:formula="of:=SUM([.R101:.R102])" office:value-type="float" office:value="46064.3426204189" calcext:value-type="float">
              <text:p><text:s/>$46 064 </text:p>
            </table:table-cell>
            <table:table-cell table:style-name="ce61" table:formula="of:=SUM([.S101:.S102])" office:value-type="float" office:value="47181.6368876783" calcext:value-type="float">
              <text:p><text:s/>$47 182 </text:p>
            </table:table-cell>
            <table:table-cell table:style-name="ce61" table:formula="of:=SUM([.T101:.T102])" office:value-type="float" office:value="48325.8737780734" calcext:value-type="float">
              <text:p><text:s/>$48 326 </text:p>
            </table:table-cell>
            <table:table-cell table:style-name="ce61" table:formula="of:=SUM([.U101:.U102])" office:value-type="float" office:value="49497.6981516068" calcext:value-type="float">
              <text:p><text:s/>$49 498 </text:p>
            </table:table-cell>
            <table:table-cell table:style-name="ce61" table:formula="of:=SUM([.V101:.V102])" office:value-type="float" office:value="50697.770153127" calcext:value-type="float">
              <text:p><text:s/>$50 698 </text:p>
            </table:table-cell>
            <table:table-cell table:style-name="ce61" table:formula="of:=SUM([.W101:.W102])" office:value-type="string" office:string-value="" calcext:value-type="error">
              <text:p>#ССЫЛ!</text:p>
            </table:table-cell>
            <table:table-cell table:style-name="ce61" table:formula="of:=SUM([.X101:.X102])" office:value-type="float" office:value="53185.3761977543" calcext:value-type="float">
              <text:p><text:s/>$53 185 </text:p>
            </table:table-cell>
            <table:table-cell table:style-name="ce61" table:formula="of:=SUM([.Y101:.Y102])" office:value-type="float" office:value="54474.3102147521" calcext:value-type="float">
              <text:p><text:s/>$54 474 </text:p>
            </table:table-cell>
            <table:table-cell table:style-name="ce61" table:formula="of:=SUM([.Z101:.Z102])" office:value-type="float" office:value="55794.2925646268" calcext:value-type="float">
              <text:p><text:s/>$55 794 </text:p>
            </table:table-cell>
            <table:table-cell table:style-name="ce61" table:formula="of:=SUM([.AA101:.AA102])" office:value-type="float" office:value="57146.0653481271" calcext:value-type="float">
              <text:p><text:s/>$57 146 </text:p>
            </table:table-cell>
            <table:table-cell table:style-name="ce61" table:formula="of:=SUM([.AB101:.AB102])" office:value-type="float" office:value="58530.3882236954" calcext:value-type="float">
              <text:p><text:s/>$58 530 </text:p>
            </table:table-cell>
            <table:table-cell table:style-name="ce61" table:formula="of:=SUM([.AC101:.AC102])" office:value-type="float" office:value="0" calcext:value-type="float">
              <text:p><text:s/>$- <text:s text:c="2"/></text:p>
            </table:table-cell>
            <table:table-cell table:style-name="ce61" table:formula="of:=SUM([.AD101:.AD102])" office:value-type="float" office:value="0" calcext:value-type="float">
              <text:p><text:s/>$- <text:s text:c="2"/></text:p>
            </table:table-cell>
            <table:table-cell table:style-name="ce61" table:formula="of:=SUM([.AE101:.AE102])" office:value-type="float" office:value="0" calcext:value-type="float">
              <text:p><text:s/>$- <text:s text:c="2"/></text:p>
            </table:table-cell>
            <table:table-cell table:style-name="ce61" table:formula="of:=SUM([.AF101:.AF102])" office:value-type="float" office:value="0" calcext:value-type="float">
              <text:p><text:s/>$- <text:s text:c="2"/></text:p>
            </table:table-cell>
            <table:table-cell table:style-name="ce61" table:formula="of:=SUM([.AG101:.AG102])" office:value-type="float" office:value="0" calcext:value-type="float">
              <text:p><text:s/>$- <text:s text:c="2"/></text:p>
            </table:table-cell>
            <table:table-cell table:style-name="ce89" table:number-columns-repeated="991"/>
          </table:table-row>
          <table:table-row table:style-name="ro4" table:visibility="collapse">
            <table:table-cell table:style-name="ce24" office:value-type="string" calcext:value-type="string">
              <text:p>Interest Expense</text:p>
            </table:table-cell>
            <table:table-cell table:style-name="ce62" table:number-columns-repeated="2"/>
            <table:table-cell table:style-name="ce62" table:formula="of:=Interest" office:value-type="float" office:value="-0" calcext:value-type="float">
              <text:p><text:s/>$- <text:s text:c="2"/></text:p>
            </table:table-cell>
            <table:table-cell table:style-name="ce62" table:formula="of:=[.E149]" office:value-type="float" office:value="-0" calcext:value-type="float">
              <text:p><text:s/>$- <text:s text:c="2"/></text:p>
            </table:table-cell>
            <table:table-cell table:style-name="ce62" table:formula="of:=[.F149]" office:value-type="float" office:value="-0" calcext:value-type="float">
              <text:p><text:s/>$- <text:s text:c="2"/></text:p>
            </table:table-cell>
            <table:table-cell table:style-name="ce62" table:formula="of:=[.G149]" office:value-type="float" office:value="-0" calcext:value-type="float">
              <text:p><text:s/>$- <text:s text:c="2"/></text:p>
            </table:table-cell>
            <table:table-cell table:style-name="ce62" table:formula="of:=[.H149]" office:value-type="float" office:value="-0" calcext:value-type="float">
              <text:p><text:s/>$- <text:s text:c="2"/></text:p>
            </table:table-cell>
            <table:table-cell table:style-name="ce62" table:formula="of:=[.I149]" office:value-type="float" office:value="-0" calcext:value-type="float">
              <text:p><text:s/>$- <text:s text:c="2"/></text:p>
            </table:table-cell>
            <table:table-cell table:style-name="ce62" table:formula="of:=[.J149]" office:value-type="float" office:value="-0" calcext:value-type="float">
              <text:p><text:s/>$- <text:s text:c="2"/></text:p>
            </table:table-cell>
            <table:table-cell table:style-name="ce62" table:formula="of:=[.K149]" office:value-type="float" office:value="-0" calcext:value-type="float">
              <text:p><text:s/>$- <text:s text:c="2"/></text:p>
            </table:table-cell>
            <table:table-cell table:style-name="ce62" table:formula="of:=[.L149]" office:value-type="float" office:value="-0" calcext:value-type="float">
              <text:p><text:s/>$- <text:s text:c="2"/></text:p>
            </table:table-cell>
            <table:table-cell table:style-name="ce62" table:formula="of:=[.M149]" office:value-type="float" office:value="-0" calcext:value-type="float">
              <text:p><text:s/>$- <text:s text:c="2"/></text:p>
            </table:table-cell>
            <table:table-cell table:style-name="ce62" table:formula="of:=[.N149]" office:value-type="float" office:value="-0" calcext:value-type="float">
              <text:p><text:s/>$- <text:s text:c="2"/></text:p>
            </table:table-cell>
            <table:table-cell table:style-name="ce62" table:formula="of:=[.O149]" office:value-type="float" office:value="-0" calcext:value-type="float">
              <text:p><text:s/>$- <text:s text:c="2"/></text:p>
            </table:table-cell>
            <table:table-cell table:style-name="ce62" table:formula="of:=[.P149]" office:value-type="float" office:value="-0" calcext:value-type="float">
              <text:p><text:s/>$- <text:s text:c="2"/></text:p>
            </table:table-cell>
            <table:table-cell table:style-name="ce62" table:formula="of:=[.Q149]" office:value-type="float" office:value="-0" calcext:value-type="float">
              <text:p><text:s/>$- <text:s text:c="2"/></text:p>
            </table:table-cell>
            <table:table-cell table:style-name="ce62" table:formula="of:=[.R149]" office:value-type="float" office:value="-0" calcext:value-type="float">
              <text:p><text:s/>$- <text:s text:c="2"/></text:p>
            </table:table-cell>
            <table:table-cell table:style-name="ce62" table:formula="of:=[.S149]" office:value-type="float" office:value="-0" calcext:value-type="float">
              <text:p><text:s/>$- <text:s text:c="2"/></text:p>
            </table:table-cell>
            <table:table-cell table:style-name="ce62" table:formula="of:=[.T149]" office:value-type="float" office:value="-0" calcext:value-type="float">
              <text:p><text:s/>$- <text:s text:c="2"/></text:p>
            </table:table-cell>
            <table:table-cell table:style-name="ce62" table:formula="of:=[.U149]" office:value-type="float" office:value="-0" calcext:value-type="float">
              <text:p><text:s/>$- <text:s text:c="2"/></text:p>
            </table:table-cell>
            <table:table-cell table:style-name="ce62" table:formula="of:=[.V149]" office:value-type="float" office:value="-0" calcext:value-type="float">
              <text:p><text:s/>$- <text:s text:c="2"/></text:p>
            </table:table-cell>
            <table:table-cell table:style-name="ce62" table:formula="of:=[.W149]" office:value-type="float" office:value="-0" calcext:value-type="float">
              <text:p><text:s/>$- <text:s text:c="2"/></text:p>
            </table:table-cell>
            <table:table-cell table:style-name="ce62" table:formula="of:=[.X149]" office:value-type="float" office:value="0" calcext:value-type="float">
              <text:p><text:s/>$- <text:s text:c="2"/></text:p>
            </table:table-cell>
            <table:table-cell table:style-name="ce62" table:formula="of:=[.Y149]" office:value-type="float" office:value="0" calcext:value-type="float">
              <text:p><text:s/>$- <text:s text:c="2"/></text:p>
            </table:table-cell>
            <table:table-cell table:style-name="ce62" table:formula="of:=[.Z149]" office:value-type="float" office:value="0" calcext:value-type="float">
              <text:p><text:s/>$- <text:s text:c="2"/></text:p>
            </table:table-cell>
            <table:table-cell table:style-name="ce62" table:formula="of:=[.AA149]" office:value-type="float" office:value="0" calcext:value-type="float">
              <text:p><text:s/>$- <text:s text:c="2"/></text:p>
            </table:table-cell>
            <table:table-cell table:style-name="ce62" table:formula="of:=[.AB149]" office:value-type="float" office:value="0" calcext:value-type="float">
              <text:p><text:s/>$- <text:s text:c="2"/></text:p>
            </table:table-cell>
            <table:table-cell table:style-name="ce62" table:formula="of:=[.AC149]" office:value-type="float" office:value="0" calcext:value-type="float">
              <text:p><text:s/>$- <text:s text:c="2"/></text:p>
            </table:table-cell>
            <table:table-cell table:style-name="ce62" table:formula="of:=[.AD149]" office:value-type="float" office:value="0" calcext:value-type="float">
              <text:p><text:s/>$- <text:s text:c="2"/></text:p>
            </table:table-cell>
            <table:table-cell table:style-name="ce62" table:formula="of:=[.AE149]" office:value-type="float" office:value="0" calcext:value-type="float">
              <text:p><text:s/>$- <text:s text:c="2"/></text:p>
            </table:table-cell>
            <table:table-cell table:style-name="ce62" table:formula="of:=[.AF149]" office:value-type="float" office:value="0" calcext:value-type="float">
              <text:p><text:s/>$- <text:s text:c="2"/></text:p>
            </table:table-cell>
            <table:table-cell table:style-name="ce62" table:formula="of:=[.AG149]" office:value-type="float" office:value="0" calcext:value-type="float">
              <text:p><text:s/>$- <text:s text:c="2"/></text:p>
            </table:table-cell>
            <table:table-cell table:style-name="ce89" table:number-columns-repeated="991"/>
          </table:table-row>
          <table:table-row table:style-name="ro4" table:visibility="collapse">
            <table:table-cell table:style-name="ce25" office:value-type="string" calcext:value-type="string">
              <text:p>EBT</text:p>
            </table:table-cell>
            <table:table-cell/>
            <table:table-cell table:style-name="ce61"/>
            <table:table-cell table:style-name="ce61" table:formula="of:=[.D103]+[.D104]" office:value-type="float" office:value="-89164.8" calcext:value-type="float">
              <text:p><text:s/>$(89 165)</text:p>
            </table:table-cell>
            <table:table-cell table:style-name="ce61" table:formula="of:=[.E103]+[.E104]" office:value-type="float" office:value="-200889.32424" calcext:value-type="float">
              <text:p><text:s/>$(200 889)</text:p>
            </table:table-cell>
            <table:table-cell table:style-name="ce61" table:formula="of:=[.F103]+[.F104]" office:value-type="float" office:value="-80712.888382064" calcext:value-type="float">
              <text:p><text:s/>$(80 713)</text:p>
            </table:table-cell>
            <table:table-cell table:style-name="ce61" table:formula="of:=[.G103]+[.G104]" office:value-type="float" office:value="-8387.03631396979" calcext:value-type="float">
              <text:p><text:s/>$(8 387)</text:p>
            </table:table-cell>
            <table:table-cell table:style-name="ce61" table:formula="of:=[.H103]+[.H104]" office:value-type="float" office:value="-7847.30083608293" calcext:value-type="float">
              <text:p><text:s/>$(7 847)</text:p>
            </table:table-cell>
            <table:table-cell table:style-name="ce61" table:formula="of:=[.I103]+[.I104]" office:value-type="float" office:value="46570.7965982791" calcext:value-type="float">
              <text:p><text:s/>$46 571 </text:p>
            </table:table-cell>
            <table:table-cell table:style-name="ce61" table:formula="of:=[.J103]+[.J104]" office:value-type="float" office:value="101011.7461485" calcext:value-type="float">
              <text:p><text:s/>$101 012 </text:p>
            </table:table-cell>
            <table:table-cell table:style-name="ce61" table:formula="of:=[.K103]+[.K104]" office:value-type="float" office:value="101620.049858475" calcext:value-type="float">
              <text:p><text:s/>$101 620 </text:p>
            </table:table-cell>
            <table:table-cell table:style-name="ce61" table:formula="of:=[.L103]+[.L104]" office:value-type="float" office:value="102252.221934706" calcext:value-type="float">
              <text:p><text:s/>$102 252 </text:p>
            </table:table-cell>
            <table:table-cell table:style-name="ce61" table:formula="of:=[.M103]+[.M104]" office:value-type="string" office:string-value="" calcext:value-type="error">
              <text:p>#ССЫЛ!</text:p>
            </table:table-cell>
            <table:table-cell table:style-name="ce61" table:formula="of:=[.N103]+[.N104]" office:value-type="float" office:value="41852.2101940637" calcext:value-type="float">
              <text:p><text:s/>$41 852 </text:p>
            </table:table-cell>
            <table:table-cell table:style-name="ce61" table:formula="of:=[.O103]+[.O104]" office:value-type="float" office:value="42867.8889436001" calcext:value-type="float">
              <text:p><text:s/>$42 868 </text:p>
            </table:table-cell>
            <table:table-cell table:style-name="ce61" table:formula="of:=[.P103]+[.P104]" office:value-type="float" office:value="43908.076849849" calcext:value-type="float">
              <text:p><text:s/>$43 908 </text:p>
            </table:table-cell>
            <table:table-cell table:style-name="ce61" table:formula="of:=[.Q103]+[.Q104]" office:value-type="float" office:value="44973.3610515481" calcext:value-type="float">
              <text:p><text:s/>$44 973 </text:p>
            </table:table-cell>
            <table:table-cell table:style-name="ce61" table:formula="of:=[.R103]+[.R104]" office:value-type="float" office:value="46064.3426204189" calcext:value-type="float">
              <text:p><text:s/>$46 064 </text:p>
            </table:table-cell>
            <table:table-cell table:style-name="ce61" table:formula="of:=[.S103]+[.S104]" office:value-type="float" office:value="47181.6368876783" calcext:value-type="float">
              <text:p><text:s/>$47 182 </text:p>
            </table:table-cell>
            <table:table-cell table:style-name="ce61" table:formula="of:=[.T103]+[.T104]" office:value-type="float" office:value="48325.8737780734" calcext:value-type="float">
              <text:p><text:s/>$48 326 </text:p>
            </table:table-cell>
            <table:table-cell table:style-name="ce61" table:formula="of:=[.U103]+[.U104]" office:value-type="float" office:value="49497.6981516068" calcext:value-type="float">
              <text:p><text:s/>$49 498 </text:p>
            </table:table-cell>
            <table:table-cell table:style-name="ce61" table:formula="of:=[.V103]+[.V104]" office:value-type="float" office:value="50697.770153127" calcext:value-type="float">
              <text:p><text:s/>$50 698 </text:p>
            </table:table-cell>
            <table:table-cell table:style-name="ce61" table:formula="of:=[.W103]+[.W104]" office:value-type="string" office:string-value="" calcext:value-type="error">
              <text:p>#ССЫЛ!</text:p>
            </table:table-cell>
            <table:table-cell table:style-name="ce61" table:formula="of:=[.X103]+[.X104]" office:value-type="float" office:value="53185.3761977543" calcext:value-type="float">
              <text:p><text:s/>$53 185 </text:p>
            </table:table-cell>
            <table:table-cell table:style-name="ce61" table:formula="of:=[.Y103]+[.Y104]" office:value-type="float" office:value="54474.3102147521" calcext:value-type="float">
              <text:p><text:s/>$54 474 </text:p>
            </table:table-cell>
            <table:table-cell table:style-name="ce61" table:formula="of:=[.Z103]+[.Z104]" office:value-type="float" office:value="55794.2925646268" calcext:value-type="float">
              <text:p><text:s/>$55 794 </text:p>
            </table:table-cell>
            <table:table-cell table:style-name="ce61" table:formula="of:=[.AA103]+[.AA104]" office:value-type="float" office:value="57146.0653481271" calcext:value-type="float">
              <text:p><text:s/>$57 146 </text:p>
            </table:table-cell>
            <table:table-cell table:style-name="ce61" table:formula="of:=[.AB103]+[.AB104]" office:value-type="float" office:value="58530.3882236954" calcext:value-type="float">
              <text:p><text:s/>$58 530 </text:p>
            </table:table-cell>
            <table:table-cell table:style-name="ce61" table:formula="of:=[.AC103]+[.AC104]" office:value-type="float" office:value="0" calcext:value-type="float">
              <text:p><text:s/>$- <text:s text:c="2"/></text:p>
            </table:table-cell>
            <table:table-cell table:style-name="ce61" table:formula="of:=[.AD103]+[.AD104]" office:value-type="float" office:value="0" calcext:value-type="float">
              <text:p><text:s/>$- <text:s text:c="2"/></text:p>
            </table:table-cell>
            <table:table-cell table:style-name="ce61" table:formula="of:=[.AE103]+[.AE104]" office:value-type="float" office:value="0" calcext:value-type="float">
              <text:p><text:s/>$- <text:s text:c="2"/></text:p>
            </table:table-cell>
            <table:table-cell table:style-name="ce61" table:formula="of:=[.AF103]+[.AF104]" office:value-type="float" office:value="0" calcext:value-type="float">
              <text:p><text:s/>$- <text:s text:c="2"/></text:p>
            </table:table-cell>
            <table:table-cell table:style-name="ce61" table:formula="of:=[.AG103]+[.AG104]" office:value-type="float" office:value="0" calcext:value-type="float">
              <text:p><text:s/>$- <text:s text:c="2"/></text:p>
            </table:table-cell>
            <table:table-cell table:style-name="ce89" table:number-columns-repeated="991"/>
          </table:table-row>
          <table:table-row table:style-name="ro4" table:visibility="collapse">
            <table:table-cell table:style-name="ce9" office:value-type="string" calcext:value-type="string">
              <text:p>Federal taxes saved/(paid)</text:p>
            </table:table-cell>
            <table:table-cell/>
            <table:table-cell table:style-name="ce61"/>
            <table:table-cell table:style-name="ce61" table:formula="of:=IF([.$B$9]=&quot;Taxable&quot;;IF([.D$107]&gt;=0;-[.D$105]*[.$K$11];(-[.D$105]*[.$K$11])-([.D$107]*[.$K$11]));0)" office:value-type="float" office:value="34631.912" calcext:value-type="float">
              <text:p><text:s/>$34 632 </text:p>
            </table:table-cell>
            <table:table-cell table:style-name="ce61" table:formula="of:=IF([.$B$9]=&quot;Taxable&quot;;IF([.E$107]&gt;=0;-[.E$105]*[.$K$11];(-[.E$105]*[.$K$11])-([.E$107]*[.$K$11]));0)" office:value-type="float" office:value="73752.1371356" calcext:value-type="float">
              <text:p><text:s/>$73 752 </text:p>
            </table:table-cell>
            <table:table-cell table:style-name="ce61" table:formula="of:=IF([.$B$9]=&quot;Taxable&quot;;IF([.F$107]&gt;=0;-[.F$105]*[.$K$11];(-[.F$105]*[.$K$11])-([.F$107]*[.$K$11]));0)" office:value-type="float" office:value="31707.7598403502" calcext:value-type="float">
              <text:p><text:s/>$31 708 </text:p>
            </table:table-cell>
            <table:table-cell table:style-name="ce61" table:formula="of:=IF([.$B$9]=&quot;Taxable&quot;;IF([.G$107]&gt;=0;-[.G$105]*[.$K$11];(-[.G$105]*[.$K$11])-([.G$107]*[.$K$11]));0)" office:value-type="float" office:value="6411.83643890048" calcext:value-type="float">
              <text:p><text:s/>$6 412 </text:p>
            </table:table-cell>
            <table:table-cell table:style-name="ce61" table:formula="of:=IF([.$B$9]=&quot;Taxable&quot;;IF([.H$107]&gt;=0;-[.H$105]*[.$K$11];(-[.H$105]*[.$K$11])-([.H$107]*[.$K$11]));0)" office:value-type="float" office:value="6241.81976336612" calcext:value-type="float">
              <text:p><text:s/>$6 242 </text:p>
            </table:table-cell>
            <table:table-cell table:style-name="ce61" table:formula="of:=IF([.$B$9]=&quot;Taxable&quot;;IF([.I$107]&gt;=0;-[.I$105]*[.$K$11];(-[.I$105]*[.$K$11])-([.I$107]*[.$K$11]));0)" office:value-type="float" office:value="-12784.8409284579" calcext:value-type="float">
              <text:p><text:s/>$(12 785)</text:p>
            </table:table-cell>
            <table:table-cell table:style-name="ce61" table:formula="of:=IF([.$B$9]=&quot;Taxable&quot;;IF([.J$107]&gt;=0;-[.J$105]*[.$K$11];(-[.J$105]*[.$K$11])-([.J$107]*[.$K$11]));0)" office:value-type="float" office:value="-31818.7000367776" calcext:value-type="float">
              <text:p><text:s/>$(31 819)</text:p>
            </table:table-cell>
            <table:table-cell table:style-name="ce61" table:formula="of:=IF([.$B$9]=&quot;Taxable&quot;;IF([.K$107]&gt;=0;-[.K$105]*[.$K$11];(-[.K$105]*[.$K$11])-([.K$107]*[.$K$11]));0)" office:value-type="float" office:value="-32010.3157054195" calcext:value-type="float">
              <text:p><text:s/>$(32 010)</text:p>
            </table:table-cell>
            <table:table-cell table:style-name="ce61" table:formula="of:=IF([.$B$9]=&quot;Taxable&quot;;IF([.L$107]&gt;=0;-[.L$105]*[.$K$11];(-[.L$105]*[.$K$11])-([.L$107]*[.$K$11]));0)" office:value-type="float" office:value="-32209.4499094323" calcext:value-type="float">
              <text:p><text:s/>$(32 209)</text:p>
            </table:table-cell>
            <table:table-cell table:style-name="ce61" table:formula="of:=IF([.$B$9]=&quot;Taxable&quot;;IF([.M$107]&gt;=0;-[.M$105]*[.$K$11];(-[.M$105]*[.$K$11])-([.M$107]*[.$K$11]));0)" office:value-type="string" office:string-value="" calcext:value-type="error">
              <text:p>#ССЫЛ!</text:p>
            </table:table-cell>
            <table:table-cell table:style-name="ce61" table:formula="of:=IF([.$B$9]=&quot;Taxable&quot;;IF([.N$107]&gt;=0;-[.N$105]*[.$K$11];(-[.N$105]*[.$K$11])-([.N$107]*[.$K$11]));0)" office:value-type="float" office:value="-13183.4462111301" calcext:value-type="float">
              <text:p><text:s/>$(13 183)</text:p>
            </table:table-cell>
            <table:table-cell table:style-name="ce61" table:formula="of:=IF([.$B$9]=&quot;Taxable&quot;;IF([.O$107]&gt;=0;-[.O$105]*[.$K$11];(-[.O$105]*[.$K$11])-([.O$107]*[.$K$11]));0)" office:value-type="float" office:value="-13503.385017234" calcext:value-type="float">
              <text:p><text:s/>$(13 503)</text:p>
            </table:table-cell>
            <table:table-cell table:style-name="ce61" table:formula="of:=IF([.$B$9]=&quot;Taxable&quot;;IF([.P$107]&gt;=0;-[.P$105]*[.$K$11];(-[.P$105]*[.$K$11])-([.P$107]*[.$K$11]));0)" office:value-type="float" office:value="-13831.0442077024" calcext:value-type="float">
              <text:p><text:s/>$(13 831)</text:p>
            </table:table-cell>
            <table:table-cell table:style-name="ce61" table:formula="of:=IF([.$B$9]=&quot;Taxable&quot;;IF([.Q$107]&gt;=0;-[.Q$105]*[.$K$11];(-[.Q$105]*[.$K$11])-([.Q$107]*[.$K$11]));0)" office:value-type="float" office:value="-14166.6087312377" calcext:value-type="float">
              <text:p><text:s/>$(14 167)</text:p>
            </table:table-cell>
            <table:table-cell table:style-name="ce61" table:formula="of:=IF([.$B$9]=&quot;Taxable&quot;;IF([.R$107]&gt;=0;-[.R$105]*[.$K$11];(-[.R$105]*[.$K$11])-([.R$107]*[.$K$11]));0)" office:value-type="float" office:value="-14510.2679254319" calcext:value-type="float">
              <text:p><text:s/>$(14 510)</text:p>
            </table:table-cell>
            <table:table-cell table:style-name="ce61" table:formula="of:=IF([.$B$9]=&quot;Taxable&quot;;IF([.S$107]&gt;=0;-[.S$105]*[.$K$11];(-[.S$105]*[.$K$11])-([.S$107]*[.$K$11]));0)" office:value-type="float" office:value="-14862.2156196187" calcext:value-type="float">
              <text:p><text:s/>$(14 862)</text:p>
            </table:table-cell>
            <table:table-cell table:style-name="ce61" table:formula="of:=IF([.$B$9]=&quot;Taxable&quot;;IF([.T$107]&gt;=0;-[.T$105]*[.$K$11];(-[.T$105]*[.$K$11])-([.T$107]*[.$K$11]));0)" office:value-type="float" office:value="-15222.6502400931" calcext:value-type="float">
              <text:p><text:s/>$(15 223)</text:p>
            </table:table-cell>
            <table:table-cell table:style-name="ce61" table:formula="of:=IF([.$B$9]=&quot;Taxable&quot;;IF([.U$107]&gt;=0;-[.U$105]*[.$K$11];(-[.U$105]*[.$K$11])-([.U$107]*[.$K$11]));0)" office:value-type="float" office:value="-15591.7749177561" calcext:value-type="float">
              <text:p><text:s/>$(15 592)</text:p>
            </table:table-cell>
            <table:table-cell table:style-name="ce61" table:formula="of:=IF([.$B$9]=&quot;Taxable&quot;;IF([.V$107]&gt;=0;-[.V$105]*[.$K$11];(-[.V$105]*[.$K$11])-([.V$107]*[.$K$11]));0)" office:value-type="float" office:value="-15969.797598235" calcext:value-type="float">
              <text:p><text:s/>$(15 970)</text:p>
            </table:table-cell>
            <table:table-cell table:style-name="ce61" table:formula="of:=IF([.$B$9]=&quot;Taxable&quot;;IF([.W$107]&gt;=0;-[.W$105]*[.$K$11];(-[.W$105]*[.$K$11])-([.W$107]*[.$K$11]));0)" office:value-type="string" office:string-value="" calcext:value-type="error">
              <text:p>#ССЫЛ!</text:p>
            </table:table-cell>
            <table:table-cell table:style-name="ce61" table:formula="of:=IF([.$B$9]=&quot;Taxable&quot;;IF([.X$107]&gt;=0;-[.X$105]*[.$K$11];(-[.X$105]*[.$K$11])-([.X$107]*[.$K$11]));0)" office:value-type="float" office:value="-16753.3935022926" calcext:value-type="float">
              <text:p><text:s/>$(16 753)</text:p>
            </table:table-cell>
            <table:table-cell table:style-name="ce61" table:formula="of:=IF([.$B$9]=&quot;Taxable&quot;;IF([.Y$107]&gt;=0;-[.Y$105]*[.$K$11];(-[.Y$105]*[.$K$11])-([.Y$107]*[.$K$11]));0)" office:value-type="float" office:value="-17159.4077176469" calcext:value-type="float">
              <text:p><text:s/>$(17 159)</text:p>
            </table:table-cell>
            <table:table-cell table:style-name="ce61" table:formula="of:=IF([.$B$9]=&quot;Taxable&quot;;IF([.Z$107]&gt;=0;-[.Z$105]*[.$K$11];(-[.Z$105]*[.$K$11])-([.Z$107]*[.$K$11]));0)" office:value-type="float" office:value="-17575.2021578574" calcext:value-type="float">
              <text:p><text:s/>$(17 575)</text:p>
            </table:table-cell>
            <table:table-cell table:style-name="ce61" table:formula="of:=IF([.$B$9]=&quot;Taxable&quot;;IF([.AA$107]&gt;=0;-[.AA$105]*[.$K$11];(-[.AA$105]*[.$K$11])-([.AA$107]*[.$K$11]));0)" office:value-type="float" office:value="-18001.01058466" calcext:value-type="float">
              <text:p><text:s/>$(18 001)</text:p>
            </table:table-cell>
            <table:table-cell table:style-name="ce61" table:formula="of:=IF([.$B$9]=&quot;Taxable&quot;;IF([.AB$107]&gt;=0;-[.AB$105]*[.$K$11];(-[.AB$105]*[.$K$11])-([.AB$107]*[.$K$11]));0)" office:value-type="float" office:value="-18437.072290464" calcext:value-type="float">
              <text:p><text:s/>$(18 437)</text:p>
            </table:table-cell>
            <table:table-cell table:style-name="ce61" table:formula="of:=IF([.$B$9]=&quot;Taxable&quot;;IF([.AC$107]&gt;=0;-[.AC$105]*[.$K$11];(-[.AC$105]*[.$K$11])-([.AC$107]*[.$K$11]));0)" office:value-type="float" office:value="-0" calcext:value-type="float">
              <text:p><text:s/>$- <text:s text:c="2"/></text:p>
            </table:table-cell>
            <table:table-cell table:style-name="ce61" table:formula="of:=IF([.$B$9]=&quot;Taxable&quot;;IF([.AD$107]&gt;=0;-[.AD$105]*[.$K$11];(-[.AD$105]*[.$K$11])-([.AD$107]*[.$K$11]));0)" office:value-type="float" office:value="-0" calcext:value-type="float">
              <text:p><text:s/>$- <text:s text:c="2"/></text:p>
            </table:table-cell>
            <table:table-cell table:style-name="ce61" table:formula="of:=IF([.$B$9]=&quot;Taxable&quot;;IF([.AE$107]&gt;=0;-[.AE$105]*[.$K$11];(-[.AE$105]*[.$K$11])-([.AE$107]*[.$K$11]));0)" office:value-type="float" office:value="-0" calcext:value-type="float">
              <text:p><text:s/>$- <text:s text:c="2"/></text:p>
            </table:table-cell>
            <table:table-cell table:style-name="ce61" table:formula="of:=IF([.$B$9]=&quot;Taxable&quot;;IF([.AF$107]&gt;=0;-[.AF$105]*[.$K$11];(-[.AF$105]*[.$K$11])-([.AF$107]*[.$K$11]));0)" office:value-type="float" office:value="-0" calcext:value-type="float">
              <text:p><text:s/>$- <text:s text:c="2"/></text:p>
            </table:table-cell>
            <table:table-cell table:style-name="ce61" table:formula="of:=IF([.$B$9]=&quot;Taxable&quot;;IF([.AG$107]&gt;=0;-[.AG$105]*[.$K$11];(-[.AG$105]*[.$K$11])-([.AG$107]*[.$K$11]));0)" office:value-type="float" office:value="-0" calcext:value-type="float">
              <text:p><text:s/>$- <text:s text:c="2"/></text:p>
            </table:table-cell>
            <table:table-cell table:style-name="ce3" table:number-columns-repeated="991"/>
          </table:table-row>
          <table:table-row table:style-name="ro4" table:visibility="collapse">
            <table:table-cell table:style-name="ce9" office:value-type="string" calcext:value-type="string">
              <text:p>State taxes saved/(paid) [can not deduct federal depreciation expense]</text:p>
            </table:table-cell>
            <table:table-cell/>
            <table:table-cell table:style-name="ce61"/>
            <table:table-cell table:style-name="ce61" table:formula="of:=IF([.$B$9]=&quot;Taxable&quot;;IF([.D$45]&lt;=[.$B$25];-([.D$105]-[.D$102])*[.$K$12];0);0)" office:value-type="float" office:value="-9783.52" calcext:value-type="float">
              <text:p><text:s/>$(9 784)</text:p>
            </table:table-cell>
            <table:table-cell table:style-name="ce61" table:formula="of:=IF([.$B$9]=&quot;Taxable&quot;;IF([.E$45]&lt;=[.$B$25];-([.E$105]-[.E$102])*[.$K$12];0);0)" office:value-type="float" office:value="-9831.067576" calcext:value-type="float">
              <text:p><text:s/>$(9 831)</text:p>
            </table:table-cell>
            <table:table-cell table:style-name="ce61" table:formula="of:=IF([.$B$9]=&quot;Taxable&quot;;IF([.F$45]&lt;=[.$B$25];-([.F$105]-[.F$102])*[.$K$12];0);0)" office:value-type="float" office:value="-9880.7111617936" calcext:value-type="float">
              <text:p><text:s/>$(9 881)</text:p>
            </table:table-cell>
            <table:table-cell table:style-name="ce61" table:formula="of:=IF([.$B$9]=&quot;Taxable&quot;;IF([.G$45]&lt;=[.$B$25];-([.G$105]-[.G$102])*[.$K$12];0);0)" office:value-type="float" office:value="-9932.49636860302" calcext:value-type="float">
              <text:p><text:s/>$(9 932)</text:p>
            </table:table-cell>
            <table:table-cell table:style-name="ce61" table:formula="of:=IF([.$B$9]=&quot;Taxable&quot;;IF([.H$45]&lt;=[.$B$25];-([.H$105]-[.H$102])*[.$K$12];0);0)" office:value-type="float" office:value="-9986.46991639171" calcext:value-type="float">
              <text:p><text:s/>$(9 986)</text:p>
            </table:table-cell>
            <table:table-cell table:style-name="ce61" table:formula="of:=IF([.$B$9]=&quot;Taxable&quot;;IF([.I$45]&lt;=[.$B$25];-([.I$105]-[.I$102])*[.$K$12];0);0)" office:value-type="float" office:value="-10042.6796598279" calcext:value-type="float">
              <text:p><text:s/>$(10 043)</text:p>
            </table:table-cell>
            <table:table-cell table:style-name="ce61" table:formula="of:=IF([.$B$9]=&quot;Taxable&quot;;IF([.J$45]&lt;=[.$B$25];-([.J$105]-[.J$102])*[.$K$12];0);0)" office:value-type="float" office:value="-10101.17461485" calcext:value-type="float">
              <text:p><text:s/>$(10 101)</text:p>
            </table:table-cell>
            <table:table-cell table:style-name="ce61" table:formula="of:=IF([.$B$9]=&quot;Taxable&quot;;IF([.K$45]&lt;=[.$B$25];-([.K$105]-[.K$102])*[.$K$12];0);0)" office:value-type="float" office:value="-10162.0049858475" calcext:value-type="float">
              <text:p><text:s/>$(10 162)</text:p>
            </table:table-cell>
            <table:table-cell table:style-name="ce61" table:formula="of:=IF([.$B$9]=&quot;Taxable&quot;;IF([.L$45]&lt;=[.$B$25];-([.L$105]-[.L$102])*[.$K$12];0);0)" office:value-type="float" office:value="-10225.2221934706" calcext:value-type="float">
              <text:p><text:s/>$(10 225)</text:p>
            </table:table-cell>
            <table:table-cell table:style-name="ce61" table:formula="of:=IF([.$B$9]=&quot;Taxable&quot;;IF([.M$45]&lt;=[.$B$25];-([.M$105]-[.M$102])*[.$K$12];0);0)" office:value-type="string" office:string-value="" calcext:value-type="error">
              <text:p>#ССЫЛ!</text:p>
            </table:table-cell>
            <table:table-cell table:style-name="ce61" table:formula="of:=IF([.$B$9]=&quot;Taxable&quot;;IF([.N$45]&lt;=[.$B$25];-([.N$105]-[.N$102])*[.$K$12];0);0)" office:value-type="float" office:value="-4185.22101940637" calcext:value-type="float">
              <text:p><text:s/>$(4 185)</text:p>
            </table:table-cell>
            <table:table-cell table:style-name="ce61" table:formula="of:=IF([.$B$9]=&quot;Taxable&quot;;IF([.O$45]&lt;=[.$B$25];-([.O$105]-[.O$102])*[.$K$12];0);0)" office:value-type="float" office:value="-4286.78889436001" calcext:value-type="float">
              <text:p><text:s/>$(4 287)</text:p>
            </table:table-cell>
            <table:table-cell table:style-name="ce61" table:formula="of:=IF([.$B$9]=&quot;Taxable&quot;;IF([.P$45]&lt;=[.$B$25];-([.P$105]-[.P$102])*[.$K$12];0);0)" office:value-type="float" office:value="-4390.8076849849" calcext:value-type="float">
              <text:p><text:s/>$(4 391)</text:p>
            </table:table-cell>
            <table:table-cell table:style-name="ce61" table:formula="of:=IF([.$B$9]=&quot;Taxable&quot;;IF([.Q$45]&lt;=[.$B$25];-([.Q$105]-[.Q$102])*[.$K$12];0);0)" office:value-type="float" office:value="-4497.33610515481" calcext:value-type="float">
              <text:p><text:s/>$(4 497)</text:p>
            </table:table-cell>
            <table:table-cell table:style-name="ce61" table:formula="of:=IF([.$B$9]=&quot;Taxable&quot;;IF([.R$45]&lt;=[.$B$25];-([.R$105]-[.R$102])*[.$K$12];0);0)" office:value-type="float" office:value="-4606.43426204189" calcext:value-type="float">
              <text:p><text:s/>$(4 606)</text:p>
            </table:table-cell>
            <table:table-cell table:style-name="ce61" table:formula="of:=IF([.$B$9]=&quot;Taxable&quot;;IF([.S$45]&lt;=[.$B$25];-([.S$105]-[.S$102])*[.$K$12];0);0)" office:value-type="float" office:value="-4718.16368876783" calcext:value-type="float">
              <text:p><text:s/>$(4 718)</text:p>
            </table:table-cell>
            <table:table-cell table:style-name="ce61" table:formula="of:=IF([.$B$9]=&quot;Taxable&quot;;IF([.T$45]&lt;=[.$B$25];-([.T$105]-[.T$102])*[.$K$12];0);0)" office:value-type="float" office:value="-4832.58737780734" calcext:value-type="float">
              <text:p><text:s/>$(4 833)</text:p>
            </table:table-cell>
            <table:table-cell table:style-name="ce61" table:formula="of:=IF([.$B$9]=&quot;Taxable&quot;;IF([.U$45]&lt;=[.$B$25];-([.U$105]-[.U$102])*[.$K$12];0);0)" office:value-type="float" office:value="-4949.76981516068" calcext:value-type="float">
              <text:p><text:s/>$(4 950)</text:p>
            </table:table-cell>
            <table:table-cell table:style-name="ce61" table:formula="of:=IF([.$B$9]=&quot;Taxable&quot;;IF([.V$45]&lt;=[.$B$25];-([.V$105]-[.V$102])*[.$K$12];0);0)" office:value-type="float" office:value="-5069.7770153127" calcext:value-type="float">
              <text:p><text:s/>$(5 070)</text:p>
            </table:table-cell>
            <table:table-cell table:style-name="ce61" table:formula="of:=IF([.$B$9]=&quot;Taxable&quot;;IF([.W$45]&lt;=[.$B$25];-([.W$105]-[.W$102])*[.$K$12];0);0)" office:value-type="string" office:string-value="" calcext:value-type="error">
              <text:p>#ССЫЛ!</text:p>
            </table:table-cell>
            <table:table-cell table:style-name="ce61" table:formula="of:=IF([.$B$9]=&quot;Taxable&quot;;IF([.X$45]&lt;=[.$B$25];-([.X$105]-[.X$102])*[.$K$12];0);0)" office:value-type="float" office:value="-5318.53761977543" calcext:value-type="float">
              <text:p><text:s/>$(5 319)</text:p>
            </table:table-cell>
            <table:table-cell table:style-name="ce61" table:formula="of:=IF([.$B$9]=&quot;Taxable&quot;;IF([.Y$45]&lt;=[.$B$25];-([.Y$105]-[.Y$102])*[.$K$12];0);0)" office:value-type="float" office:value="-5447.43102147521" calcext:value-type="float">
              <text:p><text:s/>$(5 447)</text:p>
            </table:table-cell>
            <table:table-cell table:style-name="ce61" table:formula="of:=IF([.$B$9]=&quot;Taxable&quot;;IF([.Z$45]&lt;=[.$B$25];-([.Z$105]-[.Z$102])*[.$K$12];0);0)" office:value-type="float" office:value="-5579.42925646268" calcext:value-type="float">
              <text:p><text:s/>$(5 579)</text:p>
            </table:table-cell>
            <table:table-cell table:style-name="ce61" table:formula="of:=IF([.$B$9]=&quot;Taxable&quot;;IF([.AA$45]&lt;=[.$B$25];-([.AA$105]-[.AA$102])*[.$K$12];0);0)" office:value-type="float" office:value="-5714.60653481271" calcext:value-type="float">
              <text:p><text:s/>$(5 715)</text:p>
            </table:table-cell>
            <table:table-cell table:style-name="ce61" table:formula="of:=IF([.$B$9]=&quot;Taxable&quot;;IF([.AB$45]&lt;=[.$B$25];-([.AB$105]-[.AB$102])*[.$K$12];0);0)" office:value-type="float" office:value="-5853.03882236954" calcext:value-type="float">
              <text:p><text:s/>$(5 853)</text:p>
            </table:table-cell>
            <table:table-cell table:style-name="ce61" table:formula="of:=IF([.$B$9]=&quot;Taxable&quot;;IF([.AC$45]&lt;=[.$B$25];-([.AC$105]-[.AC$102])*[.$K$12];0);0)" office:value-type="float" office:value="0" calcext:value-type="float">
              <text:p><text:s/>$- <text:s text:c="2"/></text:p>
            </table:table-cell>
            <table:table-cell table:style-name="ce61" table:formula="of:=IF([.$B$9]=&quot;Taxable&quot;;IF([.AD$45]&lt;=[.$B$25];-([.AD$105]-[.AD$102])*[.$K$12];0);0)" office:value-type="float" office:value="0" calcext:value-type="float">
              <text:p><text:s/>$- <text:s text:c="2"/></text:p>
            </table:table-cell>
            <table:table-cell table:style-name="ce61" table:formula="of:=IF([.$B$9]=&quot;Taxable&quot;;IF([.AE$45]&lt;=[.$B$25];-([.AE$105]-[.AE$102])*[.$K$12];0);0)" office:value-type="float" office:value="0" calcext:value-type="float">
              <text:p><text:s/>$- <text:s text:c="2"/></text:p>
            </table:table-cell>
            <table:table-cell table:style-name="ce61" table:formula="of:=IF([.$B$9]=&quot;Taxable&quot;;IF([.AF$45]&lt;=[.$B$25];-([.AF$105]-[.AF$102])*[.$K$12];0);0)" office:value-type="float" office:value="0" calcext:value-type="float">
              <text:p><text:s/>$- <text:s text:c="2"/></text:p>
            </table:table-cell>
            <table:table-cell table:style-name="ce61" table:formula="of:=IF([.$B$9]=&quot;Taxable&quot;;IF([.AG$45]&lt;=[.$B$25];-([.AG$105]-[.AG$102])*[.$K$12];0);0)" office:value-type="float" office:value="0" calcext:value-type="float">
              <text:p><text:s/>$- <text:s text:c="2"/></text:p>
            </table:table-cell>
            <table:table-cell table:style-name="ce3" table:number-columns-repeated="991"/>
          </table:table-row>
          <table:table-row table:style-name="ro4" table:visibility="collapse">
            <table:table-cell table:style-name="ce24" office:value-type="string" calcext:value-type="string">
              <text:p>Federal and State Tax on MTC Capital Cost Rebate</text:p>
            </table:table-cell>
            <table:table-cell table:style-name="ce62" table:number-columns-repeated="2"/>
            <table:table-cell table:style-name="ce62" table:formula="of:=IF([.$B$9]=&quot;Taxable&quot;;-[.$B$20]*[.$K$13];0)" office:value-type="float" office:value="-0" calcext:value-type="float">
              <text:p><text:s/>$- <text:s text:c="2"/></text:p>
            </table:table-cell>
            <table:table-cell table:style-name="ce62" table:number-columns-repeated="29"/>
            <table:table-cell table:style-name="ce89" table:number-columns-repeated="991"/>
          </table:table-row>
          <table:table-row table:style-name="ro4" table:visibility="collapse">
            <table:table-cell table:style-name="ce41" office:value-type="string" calcext:value-type="string">
              <text:p>Net Income</text:p>
            </table:table-cell>
            <table:table-cell table:style-name="ce65" table:number-columns-repeated="2"/>
            <table:table-cell table:style-name="ce65" table:formula="of:=SUM([.D105:.D108])" office:value-type="float" office:value="-64316.408" calcext:value-type="float">
              <text:p><text:s/>$(64 316)</text:p>
            </table:table-cell>
            <table:table-cell table:style-name="ce65" table:formula="of:=SUM([.E105:.E108])" office:value-type="float" office:value="-136968.2546804" calcext:value-type="float">
              <text:p><text:s/>$(136 968)</text:p>
            </table:table-cell>
            <table:table-cell table:style-name="ce65" table:formula="of:=SUM([.F105:.F108])" office:value-type="float" office:value="-58885.8397035074" calcext:value-type="float">
              <text:p><text:s/>$(58 886)</text:p>
            </table:table-cell>
            <table:table-cell table:style-name="ce65" table:formula="of:=SUM([.G105:.G108])" office:value-type="float" office:value="-11907.6962436723" calcext:value-type="float">
              <text:p><text:s/>$(11 908)</text:p>
            </table:table-cell>
            <table:table-cell table:style-name="ce65" table:formula="of:=SUM([.H105:.H108])" office:value-type="float" office:value="-11591.9509891085" calcext:value-type="float">
              <text:p><text:s/>$(11 592)</text:p>
            </table:table-cell>
            <table:table-cell table:style-name="ce65" table:formula="of:=SUM([.I105:.I108])" office:value-type="float" office:value="23743.2760099933" calcext:value-type="float">
              <text:p><text:s/>$23 743 </text:p>
            </table:table-cell>
            <table:table-cell table:style-name="ce65" table:formula="of:=SUM([.J105:.J108])" office:value-type="float" office:value="59091.8714968728" calcext:value-type="float">
              <text:p><text:s/>$59 092 </text:p>
            </table:table-cell>
            <table:table-cell table:style-name="ce65" table:formula="of:=SUM([.K105:.K108])" office:value-type="float" office:value="59447.7291672077" calcext:value-type="float">
              <text:p><text:s/>$59 448 </text:p>
            </table:table-cell>
            <table:table-cell table:style-name="ce65" table:formula="of:=SUM([.L105:.L108])" office:value-type="float" office:value="59817.5498318028" calcext:value-type="float">
              <text:p><text:s/>$59 818 </text:p>
            </table:table-cell>
            <table:table-cell table:style-name="ce65" table:formula="of:=SUM([.M105:.M108])" office:value-type="string" office:string-value="" calcext:value-type="error">
              <text:p>#ССЫЛ!</text:p>
            </table:table-cell>
            <table:table-cell table:style-name="ce65" table:formula="of:=SUM([.N105:.N108])" office:value-type="float" office:value="24483.5429635273" calcext:value-type="float">
              <text:p><text:s/>$24 484 </text:p>
            </table:table-cell>
            <table:table-cell table:style-name="ce65" table:formula="of:=SUM([.O105:.O108])" office:value-type="float" office:value="25077.7150320061" calcext:value-type="float">
              <text:p><text:s/>$25 078 </text:p>
            </table:table-cell>
            <table:table-cell table:style-name="ce65" table:formula="of:=SUM([.P105:.P108])" office:value-type="float" office:value="25686.2249571617" calcext:value-type="float">
              <text:p><text:s/>$25 686 </text:p>
            </table:table-cell>
            <table:table-cell table:style-name="ce65" table:formula="of:=SUM([.Q105:.Q108])" office:value-type="float" office:value="26309.4162151556" calcext:value-type="float">
              <text:p><text:s/>$26 309 </text:p>
            </table:table-cell>
            <table:table-cell table:style-name="ce65" table:formula="of:=SUM([.R105:.R108])" office:value-type="float" office:value="26947.640432945" calcext:value-type="float">
              <text:p><text:s/>$26 948 </text:p>
            </table:table-cell>
            <table:table-cell table:style-name="ce65" table:formula="of:=SUM([.S105:.S108])" office:value-type="float" office:value="27601.2575792918" calcext:value-type="float">
              <text:p><text:s/>$27 601 </text:p>
            </table:table-cell>
            <table:table-cell table:style-name="ce65" table:formula="of:=SUM([.T105:.T108])" office:value-type="float" office:value="28270.6361601729" calcext:value-type="float">
              <text:p><text:s/>$28 271 </text:p>
            </table:table-cell>
            <table:table-cell table:style-name="ce65" table:formula="of:=SUM([.U105:.U108])" office:value-type="float" office:value="28956.15341869" calcext:value-type="float">
              <text:p><text:s/>$28 956 </text:p>
            </table:table-cell>
            <table:table-cell table:style-name="ce65" table:formula="of:=SUM([.V105:.V108])" office:value-type="float" office:value="29658.1955395793" calcext:value-type="float">
              <text:p><text:s/>$29 658 </text:p>
            </table:table-cell>
            <table:table-cell table:style-name="ce65" table:formula="of:=SUM([.W105:.W108])" office:value-type="string" office:string-value="" calcext:value-type="error">
              <text:p>#ССЫЛ!</text:p>
            </table:table-cell>
            <table:table-cell table:style-name="ce65" table:formula="of:=SUM([.X105:.X108])" office:value-type="float" office:value="31113.4450756862" calcext:value-type="float">
              <text:p><text:s/>$31 113 </text:p>
            </table:table-cell>
            <table:table-cell table:style-name="ce65" table:formula="of:=SUM([.Y105:.Y108])" office:value-type="float" office:value="31867.47147563" calcext:value-type="float">
              <text:p><text:s/>$31 867 </text:p>
            </table:table-cell>
            <table:table-cell table:style-name="ce65" table:formula="of:=SUM([.Z105:.Z108])" office:value-type="float" office:value="32639.6611503067" calcext:value-type="float">
              <text:p><text:s/>$32 640 </text:p>
            </table:table-cell>
            <table:table-cell table:style-name="ce65" table:formula="of:=SUM([.AA105:.AA108])" office:value-type="float" office:value="33430.4482286543" calcext:value-type="float">
              <text:p><text:s/>$33 430 </text:p>
            </table:table-cell>
            <table:table-cell table:style-name="ce65" table:formula="of:=SUM([.AB105:.AB108])" office:value-type="float" office:value="34240.2771108618" calcext:value-type="float">
              <text:p><text:s/>$34 240 </text:p>
            </table:table-cell>
            <table:table-cell table:style-name="ce65" table:formula="of:=SUM([.AC105:.AC108])" office:value-type="float" office:value="0" calcext:value-type="float">
              <text:p><text:s/>$- <text:s text:c="2"/></text:p>
            </table:table-cell>
            <table:table-cell table:style-name="ce65" table:formula="of:=SUM([.AD105:.AD108])" office:value-type="float" office:value="0" calcext:value-type="float">
              <text:p><text:s/>$- <text:s text:c="2"/></text:p>
            </table:table-cell>
            <table:table-cell table:style-name="ce65" table:formula="of:=SUM([.AE105:.AE108])" office:value-type="float" office:value="0" calcext:value-type="float">
              <text:p><text:s/>$- <text:s text:c="2"/></text:p>
            </table:table-cell>
            <table:table-cell table:style-name="ce65" table:formula="of:=SUM([.AF105:.AF108])" office:value-type="float" office:value="0" calcext:value-type="float">
              <text:p><text:s/>$- <text:s text:c="2"/></text:p>
            </table:table-cell>
            <table:table-cell table:style-name="ce65" table:formula="of:=SUM([.AG105:.AG108])" office:value-type="float" office:value="0" calcext:value-type="float">
              <text:p><text:s/>$- <text:s text:c="2"/></text:p>
            </table:table-cell>
            <table:table-cell table:style-name="ce4" table:number-columns-repeated="991"/>
          </table:table-row>
          <table:table-row table:style-name="ro4" table:visibility="collapse">
            <table:table-cell table:style-name="ce25"/>
            <table:table-cell/>
            <table:table-cell table:style-name="ce61" table:number-columns-repeated="31"/>
            <table:table-cell table:style-name="ce89" table:number-columns-repeated="991"/>
          </table:table-row>
          <table:table-row table:style-name="ro4" table:visibility="collapse">
            <table:table-cell table:style-name="ce27" office:value-type="string" calcext:value-type="string">
              <text:p>CASH FLOW STATEMENT</text:p>
            </table:table-cell>
            <table:table-cell/>
            <table:table-cell table:style-name="ce61" table:number-columns-repeated="31"/>
            <table:table-cell table:style-name="ce89" table:number-columns-repeated="991"/>
          </table:table-row>
          <table:table-row table:style-name="ro4" table:visibility="collapse">
            <table:table-cell table:style-name="ce28" office:value-type="string" calcext:value-type="string">
              <text:p>Cash From Operations</text:p>
            </table:table-cell>
            <table:table-cell/>
            <table:table-cell table:style-name="ce61" table:number-columns-repeated="31"/>
            <table:table-cell table:style-name="ce89" table:number-columns-repeated="991"/>
          </table:table-row>
          <table:table-row table:style-name="ro4" table:visibility="collapse">
            <table:table-cell table:style-name="ce29" office:value-type="string" calcext:value-type="string">
              <text:p>Net Income</text:p>
            </table:table-cell>
            <table:table-cell/>
            <table:table-cell table:style-name="ce61"/>
            <table:table-cell table:style-name="ce61" table:formula="of:=[.D109]" office:value-type="float" office:value="-64316.408" calcext:value-type="float">
              <text:p><text:s/>$(64 316)</text:p>
            </table:table-cell>
            <table:table-cell table:style-name="ce61" table:formula="of:=[.E109]" office:value-type="float" office:value="-136968.2546804" calcext:value-type="float">
              <text:p><text:s/>$(136 968)</text:p>
            </table:table-cell>
            <table:table-cell table:style-name="ce61" table:formula="of:=[.F109]" office:value-type="float" office:value="-58885.8397035074" calcext:value-type="float">
              <text:p><text:s/>$(58 886)</text:p>
            </table:table-cell>
            <table:table-cell table:style-name="ce61" table:formula="of:=[.G109]" office:value-type="float" office:value="-11907.6962436723" calcext:value-type="float">
              <text:p><text:s/>$(11 908)</text:p>
            </table:table-cell>
            <table:table-cell table:style-name="ce61" table:formula="of:=[.H109]" office:value-type="float" office:value="-11591.9509891085" calcext:value-type="float">
              <text:p><text:s/>$(11 592)</text:p>
            </table:table-cell>
            <table:table-cell table:style-name="ce61" table:formula="of:=[.I109]" office:value-type="float" office:value="23743.2760099933" calcext:value-type="float">
              <text:p><text:s/>$23 743 </text:p>
            </table:table-cell>
            <table:table-cell table:style-name="ce61" table:formula="of:=[.J109]" office:value-type="float" office:value="59091.8714968728" calcext:value-type="float">
              <text:p><text:s/>$59 092 </text:p>
            </table:table-cell>
            <table:table-cell table:style-name="ce61" table:formula="of:=[.K109]" office:value-type="float" office:value="59447.7291672077" calcext:value-type="float">
              <text:p><text:s/>$59 448 </text:p>
            </table:table-cell>
            <table:table-cell table:style-name="ce61" table:formula="of:=[.L109]" office:value-type="float" office:value="59817.5498318028" calcext:value-type="float">
              <text:p><text:s/>$59 818 </text:p>
            </table:table-cell>
            <table:table-cell table:style-name="ce61" table:formula="of:=[.M109]" office:value-type="string" office:string-value="" calcext:value-type="error">
              <text:p>#ССЫЛ!</text:p>
            </table:table-cell>
            <table:table-cell table:style-name="ce61" table:formula="of:=[.N109]" office:value-type="float" office:value="24483.5429635273" calcext:value-type="float">
              <text:p><text:s/>$24 484 </text:p>
            </table:table-cell>
            <table:table-cell table:style-name="ce61" table:formula="of:=[.O109]" office:value-type="float" office:value="25077.7150320061" calcext:value-type="float">
              <text:p><text:s/>$25 078 </text:p>
            </table:table-cell>
            <table:table-cell table:style-name="ce61" table:formula="of:=[.P109]" office:value-type="float" office:value="25686.2249571617" calcext:value-type="float">
              <text:p><text:s/>$25 686 </text:p>
            </table:table-cell>
            <table:table-cell table:style-name="ce61" table:formula="of:=[.Q109]" office:value-type="float" office:value="26309.4162151556" calcext:value-type="float">
              <text:p><text:s/>$26 309 </text:p>
            </table:table-cell>
            <table:table-cell table:style-name="ce61" table:formula="of:=[.R109]" office:value-type="float" office:value="26947.640432945" calcext:value-type="float">
              <text:p><text:s/>$26 948 </text:p>
            </table:table-cell>
            <table:table-cell table:style-name="ce61" table:formula="of:=[.S109]" office:value-type="float" office:value="27601.2575792918" calcext:value-type="float">
              <text:p><text:s/>$27 601 </text:p>
            </table:table-cell>
            <table:table-cell table:style-name="ce61" table:formula="of:=[.T109]" office:value-type="float" office:value="28270.6361601729" calcext:value-type="float">
              <text:p><text:s/>$28 271 </text:p>
            </table:table-cell>
            <table:table-cell table:style-name="ce61" table:formula="of:=[.U109]" office:value-type="float" office:value="28956.15341869" calcext:value-type="float">
              <text:p><text:s/>$28 956 </text:p>
            </table:table-cell>
            <table:table-cell table:style-name="ce61" table:formula="of:=[.V109]" office:value-type="float" office:value="29658.1955395793" calcext:value-type="float">
              <text:p><text:s/>$29 658 </text:p>
            </table:table-cell>
            <table:table-cell table:style-name="ce61" table:formula="of:=[.W109]" office:value-type="string" office:string-value="" calcext:value-type="error">
              <text:p>#ССЫЛ!</text:p>
            </table:table-cell>
            <table:table-cell table:style-name="ce61" table:formula="of:=[.X109]" office:value-type="float" office:value="31113.4450756862" calcext:value-type="float">
              <text:p><text:s/>$31 113 </text:p>
            </table:table-cell>
            <table:table-cell table:style-name="ce61" table:formula="of:=[.Y109]" office:value-type="float" office:value="31867.47147563" calcext:value-type="float">
              <text:p><text:s/>$31 867 </text:p>
            </table:table-cell>
            <table:table-cell table:style-name="ce61" table:formula="of:=[.Z109]" office:value-type="float" office:value="32639.6611503067" calcext:value-type="float">
              <text:p><text:s/>$32 640 </text:p>
            </table:table-cell>
            <table:table-cell table:style-name="ce61" table:formula="of:=[.AA109]" office:value-type="float" office:value="33430.4482286543" calcext:value-type="float">
              <text:p><text:s/>$33 430 </text:p>
            </table:table-cell>
            <table:table-cell table:style-name="ce61" table:formula="of:=[.AB109]" office:value-type="float" office:value="34240.2771108618" calcext:value-type="float">
              <text:p><text:s/>$34 240 </text:p>
            </table:table-cell>
            <table:table-cell table:style-name="ce61" table:formula="of:=[.AC109]" office:value-type="float" office:value="0" calcext:value-type="float">
              <text:p><text:s/>$- <text:s text:c="2"/></text:p>
            </table:table-cell>
            <table:table-cell table:style-name="ce61" table:formula="of:=[.AD109]" office:value-type="float" office:value="0" calcext:value-type="float">
              <text:p><text:s/>$- <text:s text:c="2"/></text:p>
            </table:table-cell>
            <table:table-cell table:style-name="ce61" table:formula="of:=[.AE109]" office:value-type="float" office:value="0" calcext:value-type="float">
              <text:p><text:s/>$- <text:s text:c="2"/></text:p>
            </table:table-cell>
            <table:table-cell table:style-name="ce61" table:formula="of:=[.AF109]" office:value-type="float" office:value="0" calcext:value-type="float">
              <text:p><text:s/>$- <text:s text:c="2"/></text:p>
            </table:table-cell>
            <table:table-cell table:style-name="ce61" table:formula="of:=[.AG109]" office:value-type="float" office:value="0" calcext:value-type="float">
              <text:p><text:s/>$- <text:s text:c="2"/></text:p>
            </table:table-cell>
            <table:table-cell table:style-name="ce89" table:number-columns-repeated="991"/>
          </table:table-row>
          <table:table-row table:style-name="ro4" table:visibility="collapse">
            <table:table-cell table:style-name="ce30" office:value-type="string" calcext:value-type="string">
              <text:p>Federal Depreciation Expense</text:p>
            </table:table-cell>
            <table:table-cell table:style-name="ce62" table:number-columns-repeated="2"/>
            <table:table-cell table:style-name="ce62" table:formula="of:=-[.D102]" office:value-type="float" office:value="187000" calcext:value-type="float">
              <text:p><text:s/>$187 000 </text:p>
            </table:table-cell>
            <table:table-cell table:style-name="ce62" table:formula="of:=-[.E102]" office:value-type="float" office:value="299200" calcext:value-type="float">
              <text:p><text:s/>$299 200 </text:p>
            </table:table-cell>
            <table:table-cell table:style-name="ce62" table:formula="of:=-[.F102]" office:value-type="float" office:value="179520" calcext:value-type="float">
              <text:p><text:s/>$179 520 </text:p>
            </table:table-cell>
            <table:table-cell table:style-name="ce62" table:formula="of:=-[.G102]" office:value-type="float" office:value="107712" calcext:value-type="float">
              <text:p><text:s/>$107 712 </text:p>
            </table:table-cell>
            <table:table-cell table:style-name="ce62" table:formula="of:=-[.H102]" office:value-type="float" office:value="107712" calcext:value-type="float">
              <text:p><text:s/>$107 712 </text:p>
            </table:table-cell>
            <table:table-cell table:style-name="ce62" table:formula="of:=-[.I102]" office:value-type="float" office:value="53856" calcext:value-type="float">
              <text:p><text:s/>$53 856 </text:p>
            </table:table-cell>
            <table:table-cell table:style-name="ce62" table:formula="of:=-[.J102]" office:value-type="float" office:value="0" calcext:value-type="float">
              <text:p><text:s/>$- <text:s text:c="2"/></text:p>
            </table:table-cell>
            <table:table-cell table:style-name="ce62" table:formula="of:=-[.K102]" office:value-type="float" office:value="0" calcext:value-type="float">
              <text:p><text:s/>$- <text:s text:c="2"/></text:p>
            </table:table-cell>
            <table:table-cell table:style-name="ce62" table:formula="of:=-[.L102]" office:value-type="float" office:value="0" calcext:value-type="float">
              <text:p><text:s/>$- <text:s text:c="2"/></text:p>
            </table:table-cell>
            <table:table-cell table:style-name="ce62" table:formula="of:=-[.M102]" office:value-type="float" office:value="0" calcext:value-type="float">
              <text:p><text:s/>$- <text:s text:c="2"/></text:p>
            </table:table-cell>
            <table:table-cell table:style-name="ce62" table:formula="of:=-[.N102]" office:value-type="float" office:value="0" calcext:value-type="float">
              <text:p><text:s/>$- <text:s text:c="2"/></text:p>
            </table:table-cell>
            <table:table-cell table:style-name="ce62" table:formula="of:=-[.O102]" office:value-type="float" office:value="0" calcext:value-type="float">
              <text:p><text:s/>$- <text:s text:c="2"/></text:p>
            </table:table-cell>
            <table:table-cell table:style-name="ce62" table:formula="of:=-[.P102]" office:value-type="float" office:value="0" calcext:value-type="float">
              <text:p><text:s/>$- <text:s text:c="2"/></text:p>
            </table:table-cell>
            <table:table-cell table:style-name="ce62" table:formula="of:=-[.Q102]" office:value-type="float" office:value="0" calcext:value-type="float">
              <text:p><text:s/>$- <text:s text:c="2"/></text:p>
            </table:table-cell>
            <table:table-cell table:style-name="ce62" table:formula="of:=-[.R102]" office:value-type="float" office:value="0" calcext:value-type="float">
              <text:p><text:s/>$- <text:s text:c="2"/></text:p>
            </table:table-cell>
            <table:table-cell table:style-name="ce62" table:formula="of:=-[.S102]" office:value-type="float" office:value="0" calcext:value-type="float">
              <text:p><text:s/>$- <text:s text:c="2"/></text:p>
            </table:table-cell>
            <table:table-cell table:style-name="ce62" table:formula="of:=-[.T102]" office:value-type="float" office:value="0" calcext:value-type="float">
              <text:p><text:s/>$- <text:s text:c="2"/></text:p>
            </table:table-cell>
            <table:table-cell table:style-name="ce62" table:formula="of:=-[.U102]" office:value-type="float" office:value="0" calcext:value-type="float">
              <text:p><text:s/>$- <text:s text:c="2"/></text:p>
            </table:table-cell>
            <table:table-cell table:style-name="ce62" table:formula="of:=-[.V102]" office:value-type="float" office:value="0" calcext:value-type="float">
              <text:p><text:s/>$- <text:s text:c="2"/></text:p>
            </table:table-cell>
            <table:table-cell table:style-name="ce62" table:formula="of:=-[.W102]" office:value-type="float" office:value="0" calcext:value-type="float">
              <text:p><text:s/>$- <text:s text:c="2"/></text:p>
            </table:table-cell>
            <table:table-cell table:style-name="ce62" table:formula="of:=-[.X102]" office:value-type="float" office:value="0" calcext:value-type="float">
              <text:p><text:s/>$- <text:s text:c="2"/></text:p>
            </table:table-cell>
            <table:table-cell table:style-name="ce62" table:formula="of:=-[.Y102]" office:value-type="float" office:value="0" calcext:value-type="float">
              <text:p><text:s/>$- <text:s text:c="2"/></text:p>
            </table:table-cell>
            <table:table-cell table:style-name="ce62" table:formula="of:=-[.Z102]" office:value-type="float" office:value="0" calcext:value-type="float">
              <text:p><text:s/>$- <text:s text:c="2"/></text:p>
            </table:table-cell>
            <table:table-cell table:style-name="ce62" table:formula="of:=-[.AA102]" office:value-type="float" office:value="0" calcext:value-type="float">
              <text:p><text:s/>$- <text:s text:c="2"/></text:p>
            </table:table-cell>
            <table:table-cell table:style-name="ce62" table:formula="of:=-[.AB102]" office:value-type="float" office:value="0" calcext:value-type="float">
              <text:p><text:s/>$- <text:s text:c="2"/></text:p>
            </table:table-cell>
            <table:table-cell table:style-name="ce62" table:formula="of:=-[.AC102]" office:value-type="float" office:value="0" calcext:value-type="float">
              <text:p><text:s/>$- <text:s text:c="2"/></text:p>
            </table:table-cell>
            <table:table-cell table:style-name="ce62" table:formula="of:=-[.AD102]" office:value-type="float" office:value="0" calcext:value-type="float">
              <text:p><text:s/>$- <text:s text:c="2"/></text:p>
            </table:table-cell>
            <table:table-cell table:style-name="ce62" table:formula="of:=-[.AE102]" office:value-type="float" office:value="0" calcext:value-type="float">
              <text:p><text:s/>$- <text:s text:c="2"/></text:p>
            </table:table-cell>
            <table:table-cell table:style-name="ce62" table:formula="of:=-[.AF102]" office:value-type="float" office:value="0" calcext:value-type="float">
              <text:p><text:s/>$- <text:s text:c="2"/></text:p>
            </table:table-cell>
            <table:table-cell table:style-name="ce62" table:formula="of:=-[.AG102]" office:value-type="float" office:value="0" calcext:value-type="float">
              <text:p><text:s/>$- <text:s text:c="2"/></text:p>
            </table:table-cell>
            <table:table-cell table:style-name="ce89" table:number-columns-repeated="991"/>
          </table:table-row>
          <table:table-row table:style-name="ro4" table:visibility="collapse">
            <table:table-cell table:style-name="ce25" office:value-type="string" calcext:value-type="string">
              <text:p>Cash Flow From Operations</text:p>
            </table:table-cell>
            <table:table-cell/>
            <table:table-cell table:style-name="ce61"/>
            <table:table-cell table:style-name="ce61" table:formula="of:=SUM([.D113:.D114])" office:value-type="float" office:value="122683.592" calcext:value-type="float">
              <text:p><text:s/>$122 684 </text:p>
            </table:table-cell>
            <table:table-cell table:style-name="ce61" table:formula="of:=SUM([.E113:.E114])" office:value-type="float" office:value="162231.7453196" calcext:value-type="float">
              <text:p><text:s/>$162 232 </text:p>
            </table:table-cell>
            <table:table-cell table:style-name="ce61" table:formula="of:=SUM([.F113:.F114])" office:value-type="float" office:value="120634.160296493" calcext:value-type="float">
              <text:p><text:s/>$120 634 </text:p>
            </table:table-cell>
            <table:table-cell table:style-name="ce61" table:formula="of:=SUM([.G113:.G114])" office:value-type="float" office:value="95804.3037563277" calcext:value-type="float">
              <text:p><text:s/>$95 804 </text:p>
            </table:table-cell>
            <table:table-cell table:style-name="ce61" table:formula="of:=SUM([.H113:.H114])" office:value-type="float" office:value="96120.0490108915" calcext:value-type="float">
              <text:p><text:s/>$96 120 </text:p>
            </table:table-cell>
            <table:table-cell table:style-name="ce61" table:formula="of:=SUM([.I113:.I114])" office:value-type="float" office:value="77599.2760099933" calcext:value-type="float">
              <text:p><text:s/>$77 599 </text:p>
            </table:table-cell>
            <table:table-cell table:style-name="ce61" table:formula="of:=SUM([.J113:.J114])" office:value-type="float" office:value="59091.8714968728" calcext:value-type="float">
              <text:p><text:s/>$59 092 </text:p>
            </table:table-cell>
            <table:table-cell table:style-name="ce61" table:formula="of:=SUM([.K113:.K114])" office:value-type="float" office:value="59447.7291672077" calcext:value-type="float">
              <text:p><text:s/>$59 448 </text:p>
            </table:table-cell>
            <table:table-cell table:style-name="ce61" table:formula="of:=SUM([.L113:.L114])" office:value-type="float" office:value="59817.5498318028" calcext:value-type="float">
              <text:p><text:s/>$59 818 </text:p>
            </table:table-cell>
            <table:table-cell table:style-name="ce61" table:formula="of:=SUM([.M113:.M114])" office:value-type="string" office:string-value="" calcext:value-type="error">
              <text:p>#ССЫЛ!</text:p>
            </table:table-cell>
            <table:table-cell table:style-name="ce61" table:formula="of:=SUM([.N113:.N114])" office:value-type="float" office:value="24483.5429635273" calcext:value-type="float">
              <text:p><text:s/>$24 484 </text:p>
            </table:table-cell>
            <table:table-cell table:style-name="ce61" table:formula="of:=SUM([.O113:.O114])" office:value-type="float" office:value="25077.7150320061" calcext:value-type="float">
              <text:p><text:s/>$25 078 </text:p>
            </table:table-cell>
            <table:table-cell table:style-name="ce61" table:formula="of:=SUM([.P113:.P114])" office:value-type="float" office:value="25686.2249571617" calcext:value-type="float">
              <text:p><text:s/>$25 686 </text:p>
            </table:table-cell>
            <table:table-cell table:style-name="ce61" table:formula="of:=SUM([.Q113:.Q114])" office:value-type="float" office:value="26309.4162151556" calcext:value-type="float">
              <text:p><text:s/>$26 309 </text:p>
            </table:table-cell>
            <table:table-cell table:style-name="ce61" table:formula="of:=SUM([.R113:.R114])" office:value-type="float" office:value="26947.640432945" calcext:value-type="float">
              <text:p><text:s/>$26 948 </text:p>
            </table:table-cell>
            <table:table-cell table:style-name="ce61" table:formula="of:=SUM([.S113:.S114])" office:value-type="float" office:value="27601.2575792918" calcext:value-type="float">
              <text:p><text:s/>$27 601 </text:p>
            </table:table-cell>
            <table:table-cell table:style-name="ce61" table:formula="of:=SUM([.T113:.T114])" office:value-type="float" office:value="28270.6361601729" calcext:value-type="float">
              <text:p><text:s/>$28 271 </text:p>
            </table:table-cell>
            <table:table-cell table:style-name="ce61" table:formula="of:=SUM([.U113:.U114])" office:value-type="float" office:value="28956.15341869" calcext:value-type="float">
              <text:p><text:s/>$28 956 </text:p>
            </table:table-cell>
            <table:table-cell table:style-name="ce61" table:formula="of:=SUM([.V113:.V114])" office:value-type="float" office:value="29658.1955395793" calcext:value-type="float">
              <text:p><text:s/>$29 658 </text:p>
            </table:table-cell>
            <table:table-cell table:style-name="ce61" table:formula="of:=SUM([.W113:.W114])" office:value-type="string" office:string-value="" calcext:value-type="error">
              <text:p>#ССЫЛ!</text:p>
            </table:table-cell>
            <table:table-cell table:style-name="ce61" table:formula="of:=SUM([.X113:.X114])" office:value-type="float" office:value="31113.4450756862" calcext:value-type="float">
              <text:p><text:s/>$31 113 </text:p>
            </table:table-cell>
            <table:table-cell table:style-name="ce61" table:formula="of:=SUM([.Y113:.Y114])" office:value-type="float" office:value="31867.47147563" calcext:value-type="float">
              <text:p><text:s/>$31 867 </text:p>
            </table:table-cell>
            <table:table-cell table:style-name="ce61" table:formula="of:=SUM([.Z113:.Z114])" office:value-type="float" office:value="32639.6611503067" calcext:value-type="float">
              <text:p><text:s/>$32 640 </text:p>
            </table:table-cell>
            <table:table-cell table:style-name="ce61" table:formula="of:=SUM([.AA113:.AA114])" office:value-type="float" office:value="33430.4482286543" calcext:value-type="float">
              <text:p><text:s/>$33 430 </text:p>
            </table:table-cell>
            <table:table-cell table:style-name="ce61" table:formula="of:=SUM([.AB113:.AB114])" office:value-type="float" office:value="34240.2771108618" calcext:value-type="float">
              <text:p><text:s/>$34 240 </text:p>
            </table:table-cell>
            <table:table-cell table:style-name="ce61" table:formula="of:=SUM([.AC113:.AC114])" office:value-type="float" office:value="0" calcext:value-type="float">
              <text:p><text:s/>$- <text:s text:c="2"/></text:p>
            </table:table-cell>
            <table:table-cell table:style-name="ce61" table:formula="of:=SUM([.AD113:.AD114])" office:value-type="float" office:value="0" calcext:value-type="float">
              <text:p><text:s/>$- <text:s text:c="2"/></text:p>
            </table:table-cell>
            <table:table-cell table:style-name="ce61" table:formula="of:=SUM([.AE113:.AE114])" office:value-type="float" office:value="0" calcext:value-type="float">
              <text:p><text:s/>$- <text:s text:c="2"/></text:p>
            </table:table-cell>
            <table:table-cell table:style-name="ce61" table:formula="of:=SUM([.AF113:.AF114])" office:value-type="float" office:value="0" calcext:value-type="float">
              <text:p><text:s/>$- <text:s text:c="2"/></text:p>
            </table:table-cell>
            <table:table-cell table:style-name="ce61" table:formula="of:=SUM([.AG113:.AG114])" office:value-type="float" office:value="0" calcext:value-type="float">
              <text:p><text:s/>$- <text:s text:c="2"/></text:p>
            </table:table-cell>
            <table:table-cell table:style-name="ce89" table:number-columns-repeated="991"/>
          </table:table-row>
          <table:table-row table:style-name="ro4" table:visibility="collapse">
            <table:table-cell table:style-name="ce31"/>
            <table:table-cell/>
            <table:table-cell table:style-name="ce61" table:number-columns-repeated="31"/>
            <table:table-cell table:style-name="ce89" table:number-columns-repeated="991"/>
          </table:table-row>
          <table:table-row table:style-name="ro4" table:visibility="collapse">
            <table:table-cell table:style-name="ce28" office:value-type="string" calcext:value-type="string">
              <text:p>Cash From Investing</text:p>
            </table:table-cell>
            <table:table-cell/>
            <table:table-cell table:style-name="ce61" table:number-columns-repeated="31"/>
            <table:table-cell table:style-name="ce89" table:number-columns-repeated="991"/>
          </table:table-row>
          <table:table-row table:style-name="ro4" table:visibility="collapse">
            <table:table-cell table:style-name="ce32" office:value-type="string" calcext:value-type="string">
              <text:p>Installed PV Cost</text:p>
            </table:table-cell>
            <table:table-cell/>
            <table:table-cell table:style-name="ce61" table:formula="of:=-[.$#REF!$#REF!]" office:value-type="string" office:string-value="" calcext:value-type="error">
              <text:p>#ЗНАЧЕН!</text:p>
            </table:table-cell>
            <table:table-cell table:style-name="ce61" table:number-columns-repeated="30"/>
            <table:table-cell table:style-name="ce89" table:number-columns-repeated="991"/>
          </table:table-row>
          <table:table-row table:style-name="ro4" table:visibility="collapse">
            <table:table-cell table:style-name="ce32" table:formula="of:=[.A76]" office:value-type="string" office:string-value="One Time State Solar Investment Tax Deduction (Actual Cash Value)" calcext:value-type="string">
              <text:p>One Time State Solar Investment Tax Deduction (Actual Cash Value)</text:p>
            </table:table-cell>
            <table:table-cell/>
            <table:table-cell table:style-name="ce61"/>
            <table:table-cell table:style-name="ce61" table:formula="of:=IF(taxable=&quot;Taxable&quot;;(SysCost)*StateTaxRate*StateTaxDed*(1-FedTaxRate);0)" office:value-type="float" office:value="71500" calcext:value-type="float">
              <text:p><text:s/>$71 500 </text:p>
            </table:table-cell>
            <table:table-cell table:style-name="ce61" table:number-columns-repeated="29"/>
            <table:table-cell table:style-name="ce89" table:number-columns-repeated="991"/>
          </table:table-row>
          <table:table-row table:style-name="ro4" table:visibility="collapse">
            <table:table-cell table:style-name="ce30" office:value-type="string" calcext:value-type="string">
              <text:p>One Time Federal Solar Investment Tax Credit</text:p>
            </table:table-cell>
            <table:table-cell table:style-name="ce62" table:number-columns-repeated="2"/>
            <table:table-cell table:style-name="ce62" table:formula="of:=IF(taxable=&quot;Taxable&quot;;+(SysCost*FedTaxCredit);0)" office:value-type="float" office:value="330000" calcext:value-type="float">
              <text:p><text:s/>$330 000 </text:p>
            </table:table-cell>
            <table:table-cell table:style-name="ce62" table:number-columns-repeated="29"/>
            <table:table-cell table:style-name="ce89" table:number-columns-repeated="991"/>
          </table:table-row>
          <table:table-row table:style-name="ro4" table:visibility="collapse">
            <table:table-cell table:style-name="ce25" office:value-type="string" calcext:value-type="string">
              <text:p>Cash Flow From Investing</text:p>
            </table:table-cell>
            <table:table-cell/>
            <table:table-cell table:style-name="ce61" table:formula="of:=SUM([.C118:.C120])" office:value-type="string" office:string-value="" calcext:value-type="error">
              <text:p>#ЗНАЧЕН!</text:p>
            </table:table-cell>
            <table:table-cell table:style-name="ce61" table:formula="of:=SUM([.D118:.D120])" office:value-type="float" office:value="401500" calcext:value-type="float">
              <text:p><text:s/>$401 500 </text:p>
            </table:table-cell>
            <table:table-cell table:style-name="ce61" table:formula="of:=SUM([.E118:.E120])" office:value-type="float" office:value="0" calcext:value-type="float">
              <text:p><text:s/>$- <text:s text:c="2"/></text:p>
            </table:table-cell>
            <table:table-cell table:style-name="ce61" table:formula="of:=SUM([.F118:.F120])" office:value-type="float" office:value="0" calcext:value-type="float">
              <text:p><text:s/>$- <text:s text:c="2"/></text:p>
            </table:table-cell>
            <table:table-cell table:style-name="ce61" table:formula="of:=SUM([.G118:.G120])" office:value-type="float" office:value="0" calcext:value-type="float">
              <text:p><text:s/>$- <text:s text:c="2"/></text:p>
            </table:table-cell>
            <table:table-cell table:style-name="ce61" table:formula="of:=SUM([.H118:.H120])" office:value-type="float" office:value="0" calcext:value-type="float">
              <text:p><text:s/>$- <text:s text:c="2"/></text:p>
            </table:table-cell>
            <table:table-cell table:style-name="ce61" table:formula="of:=SUM([.I118:.I120])" office:value-type="float" office:value="0" calcext:value-type="float">
              <text:p><text:s/>$- <text:s text:c="2"/></text:p>
            </table:table-cell>
            <table:table-cell table:style-name="ce61" table:formula="of:=SUM([.J118:.J120])" office:value-type="float" office:value="0" calcext:value-type="float">
              <text:p><text:s/>$- <text:s text:c="2"/></text:p>
            </table:table-cell>
            <table:table-cell table:style-name="ce61" table:formula="of:=SUM([.K118:.K120])" office:value-type="float" office:value="0" calcext:value-type="float">
              <text:p><text:s/>$- <text:s text:c="2"/></text:p>
            </table:table-cell>
            <table:table-cell table:style-name="ce61" table:formula="of:=SUM([.L118:.L120])" office:value-type="float" office:value="0" calcext:value-type="float">
              <text:p><text:s/>$- <text:s text:c="2"/></text:p>
            </table:table-cell>
            <table:table-cell table:style-name="ce61" table:formula="of:=SUM([.M118:.M120])" office:value-type="float" office:value="0" calcext:value-type="float">
              <text:p><text:s/>$- <text:s text:c="2"/></text:p>
            </table:table-cell>
            <table:table-cell table:style-name="ce61" table:formula="of:=SUM([.N118:.N120])" office:value-type="float" office:value="0" calcext:value-type="float">
              <text:p><text:s/>$- <text:s text:c="2"/></text:p>
            </table:table-cell>
            <table:table-cell table:style-name="ce61" table:formula="of:=SUM([.O118:.O120])" office:value-type="float" office:value="0" calcext:value-type="float">
              <text:p><text:s/>$- <text:s text:c="2"/></text:p>
            </table:table-cell>
            <table:table-cell table:style-name="ce61" table:formula="of:=SUM([.P118:.P120])" office:value-type="float" office:value="0" calcext:value-type="float">
              <text:p><text:s/>$- <text:s text:c="2"/></text:p>
            </table:table-cell>
            <table:table-cell table:style-name="ce61" table:formula="of:=SUM([.Q118:.Q120])" office:value-type="float" office:value="0" calcext:value-type="float">
              <text:p><text:s/>$- <text:s text:c="2"/></text:p>
            </table:table-cell>
            <table:table-cell table:style-name="ce61" table:formula="of:=SUM([.R118:.R120])" office:value-type="float" office:value="0" calcext:value-type="float">
              <text:p><text:s/>$- <text:s text:c="2"/></text:p>
            </table:table-cell>
            <table:table-cell table:style-name="ce61" table:formula="of:=SUM([.S118:.S120])" office:value-type="float" office:value="0" calcext:value-type="float">
              <text:p><text:s/>$- <text:s text:c="2"/></text:p>
            </table:table-cell>
            <table:table-cell table:style-name="ce61" table:formula="of:=SUM([.T118:.T120])" office:value-type="float" office:value="0" calcext:value-type="float">
              <text:p><text:s/>$- <text:s text:c="2"/></text:p>
            </table:table-cell>
            <table:table-cell table:style-name="ce61" table:formula="of:=SUM([.U118:.U120])" office:value-type="float" office:value="0" calcext:value-type="float">
              <text:p><text:s/>$- <text:s text:c="2"/></text:p>
            </table:table-cell>
            <table:table-cell table:style-name="ce61" table:formula="of:=SUM([.V118:.V120])" office:value-type="float" office:value="0" calcext:value-type="float">
              <text:p><text:s/>$- <text:s text:c="2"/></text:p>
            </table:table-cell>
            <table:table-cell table:style-name="ce61" table:formula="of:=SUM([.W118:.W120])" office:value-type="float" office:value="0" calcext:value-type="float">
              <text:p><text:s/>$- <text:s text:c="2"/></text:p>
            </table:table-cell>
            <table:table-cell table:style-name="ce61" table:formula="of:=SUM([.X118:.X120])" office:value-type="float" office:value="0" calcext:value-type="float">
              <text:p><text:s/>$- <text:s text:c="2"/></text:p>
            </table:table-cell>
            <table:table-cell table:style-name="ce61" table:formula="of:=SUM([.Y118:.Y120])" office:value-type="float" office:value="0" calcext:value-type="float">
              <text:p><text:s/>$- <text:s text:c="2"/></text:p>
            </table:table-cell>
            <table:table-cell table:style-name="ce61" table:formula="of:=SUM([.Z118:.Z120])" office:value-type="float" office:value="0" calcext:value-type="float">
              <text:p><text:s/>$- <text:s text:c="2"/></text:p>
            </table:table-cell>
            <table:table-cell table:style-name="ce61" table:formula="of:=SUM([.AA118:.AA120])" office:value-type="float" office:value="0" calcext:value-type="float">
              <text:p><text:s/>$- <text:s text:c="2"/></text:p>
            </table:table-cell>
            <table:table-cell table:style-name="ce61" table:formula="of:=SUM([.AB118:.AB120])" office:value-type="float" office:value="0" calcext:value-type="float">
              <text:p><text:s/>$- <text:s text:c="2"/></text:p>
            </table:table-cell>
            <table:table-cell table:style-name="ce61" table:formula="of:=SUM([.AC118:.AC120])" office:value-type="float" office:value="0" calcext:value-type="float">
              <text:p><text:s/>$- <text:s text:c="2"/></text:p>
            </table:table-cell>
            <table:table-cell table:style-name="ce61" table:formula="of:=SUM([.AD118:.AD120])" office:value-type="float" office:value="0" calcext:value-type="float">
              <text:p><text:s/>$- <text:s text:c="2"/></text:p>
            </table:table-cell>
            <table:table-cell table:style-name="ce61" table:formula="of:=SUM([.AE118:.AE120])" office:value-type="float" office:value="0" calcext:value-type="float">
              <text:p><text:s/>$- <text:s text:c="2"/></text:p>
            </table:table-cell>
            <table:table-cell table:style-name="ce61" table:formula="of:=SUM([.AF118:.AF120])" office:value-type="float" office:value="0" calcext:value-type="float">
              <text:p><text:s/>$- <text:s text:c="2"/></text:p>
            </table:table-cell>
            <table:table-cell table:style-name="ce61" table:formula="of:=SUM([.AG118:.AG120])" office:value-type="float" office:value="0" calcext:value-type="float">
              <text:p><text:s/>$- <text:s text:c="2"/></text:p>
            </table:table-cell>
            <table:table-cell table:style-name="ce89" table:number-columns-repeated="991"/>
          </table:table-row>
          <table:table-row table:style-name="ro4" table:visibility="collapse">
            <table:table-cell table:style-name="ce31"/>
            <table:table-cell/>
            <table:table-cell table:style-name="ce61" table:number-columns-repeated="31"/>
            <table:table-cell table:style-name="ce89" table:number-columns-repeated="991"/>
          </table:table-row>
          <table:table-row table:style-name="ro4" table:visibility="collapse">
            <table:table-cell table:style-name="ce36" office:value-type="string" calcext:value-type="string">
              <text:p>Cash From Financing</text:p>
            </table:table-cell>
            <table:table-cell/>
            <table:table-cell table:style-name="ce61" table:number-columns-repeated="31"/>
            <table:table-cell table:number-columns-repeated="991"/>
          </table:table-row>
          <table:table-row table:style-name="ro4" table:visibility="collapse">
            <table:table-cell table:style-name="ce33" office:value-type="string" calcext:value-type="string">
              <text:p>Loan Disbursement</text:p>
            </table:table-cell>
            <table:table-cell/>
            <table:table-cell table:style-name="ce61" table:formula="of:=[.$K$32]" office:value-type="float" office:value="0" calcext:value-type="float">
              <text:p><text:s/>$- <text:s text:c="2"/></text:p>
            </table:table-cell>
            <table:table-cell table:style-name="ce61" table:number-columns-repeated="30"/>
            <table:table-cell table:number-columns-repeated="991"/>
          </table:table-row>
          <table:table-row table:style-name="ro4" table:visibility="collapse">
            <table:table-cell table:style-name="ce34" office:value-type="string" calcext:value-type="string">
              <text:p>Loan Repayment (Principle)</text:p>
            </table:table-cell>
            <table:table-cell table:style-name="ce62" table:number-columns-repeated="2"/>
            <table:table-cell table:style-name="ce62" table:formula="of:=[.D148]" office:value-type="float" office:value="0" calcext:value-type="float">
              <text:p><text:s/>$- <text:s text:c="2"/></text:p>
            </table:table-cell>
            <table:table-cell table:style-name="ce62" table:formula="of:=[.E148]" office:value-type="float" office:value="0" calcext:value-type="float">
              <text:p><text:s/>$- <text:s text:c="2"/></text:p>
            </table:table-cell>
            <table:table-cell table:style-name="ce62" table:formula="of:=[.F148]" office:value-type="float" office:value="0" calcext:value-type="float">
              <text:p><text:s/>$- <text:s text:c="2"/></text:p>
            </table:table-cell>
            <table:table-cell table:style-name="ce62" table:formula="of:=[.G148]" office:value-type="float" office:value="0" calcext:value-type="float">
              <text:p><text:s/>$- <text:s text:c="2"/></text:p>
            </table:table-cell>
            <table:table-cell table:style-name="ce62" table:formula="of:=[.H148]" office:value-type="float" office:value="0" calcext:value-type="float">
              <text:p><text:s/>$- <text:s text:c="2"/></text:p>
            </table:table-cell>
            <table:table-cell table:style-name="ce62" table:formula="of:=[.I148]" office:value-type="float" office:value="0" calcext:value-type="float">
              <text:p><text:s/>$- <text:s text:c="2"/></text:p>
            </table:table-cell>
            <table:table-cell table:style-name="ce62" table:formula="of:=[.J148]" office:value-type="float" office:value="0" calcext:value-type="float">
              <text:p><text:s/>$- <text:s text:c="2"/></text:p>
            </table:table-cell>
            <table:table-cell table:style-name="ce62" table:formula="of:=[.K148]" office:value-type="float" office:value="0" calcext:value-type="float">
              <text:p><text:s/>$- <text:s text:c="2"/></text:p>
            </table:table-cell>
            <table:table-cell table:style-name="ce62" table:formula="of:=[.L148]" office:value-type="float" office:value="0" calcext:value-type="float">
              <text:p><text:s/>$- <text:s text:c="2"/></text:p>
            </table:table-cell>
            <table:table-cell table:style-name="ce62" table:formula="of:=[.M148]" office:value-type="float" office:value="0" calcext:value-type="float">
              <text:p><text:s/>$- <text:s text:c="2"/></text:p>
            </table:table-cell>
            <table:table-cell table:style-name="ce62" table:formula="of:=[.N148]" office:value-type="float" office:value="0" calcext:value-type="float">
              <text:p><text:s/>$- <text:s text:c="2"/></text:p>
            </table:table-cell>
            <table:table-cell table:style-name="ce62" table:formula="of:=[.O148]" office:value-type="float" office:value="0" calcext:value-type="float">
              <text:p><text:s/>$- <text:s text:c="2"/></text:p>
            </table:table-cell>
            <table:table-cell table:style-name="ce62" table:formula="of:=[.P148]" office:value-type="float" office:value="0" calcext:value-type="float">
              <text:p><text:s/>$- <text:s text:c="2"/></text:p>
            </table:table-cell>
            <table:table-cell table:style-name="ce62" table:formula="of:=[.Q148]" office:value-type="float" office:value="0" calcext:value-type="float">
              <text:p><text:s/>$- <text:s text:c="2"/></text:p>
            </table:table-cell>
            <table:table-cell table:style-name="ce62" table:formula="of:=[.R148]" office:value-type="float" office:value="0" calcext:value-type="float">
              <text:p><text:s/>$- <text:s text:c="2"/></text:p>
            </table:table-cell>
            <table:table-cell table:style-name="ce62" table:formula="of:=[.S148]" office:value-type="float" office:value="0" calcext:value-type="float">
              <text:p><text:s/>$- <text:s text:c="2"/></text:p>
            </table:table-cell>
            <table:table-cell table:style-name="ce62" table:formula="of:=[.T148]" office:value-type="float" office:value="0" calcext:value-type="float">
              <text:p><text:s/>$- <text:s text:c="2"/></text:p>
            </table:table-cell>
            <table:table-cell table:style-name="ce62" table:formula="of:=[.U148]" office:value-type="float" office:value="0" calcext:value-type="float">
              <text:p><text:s/>$- <text:s text:c="2"/></text:p>
            </table:table-cell>
            <table:table-cell table:style-name="ce62" table:formula="of:=[.V148]" office:value-type="float" office:value="0" calcext:value-type="float">
              <text:p><text:s/>$- <text:s text:c="2"/></text:p>
            </table:table-cell>
            <table:table-cell table:style-name="ce62" table:formula="of:=[.W148]" office:value-type="float" office:value="0" calcext:value-type="float">
              <text:p><text:s/>$- <text:s text:c="2"/></text:p>
            </table:table-cell>
            <table:table-cell table:style-name="ce62" table:formula="of:=[.X148]" office:value-type="float" office:value="0" calcext:value-type="float">
              <text:p><text:s/>$- <text:s text:c="2"/></text:p>
            </table:table-cell>
            <table:table-cell table:style-name="ce62" table:formula="of:=[.Y148]" office:value-type="float" office:value="0" calcext:value-type="float">
              <text:p><text:s/>$- <text:s text:c="2"/></text:p>
            </table:table-cell>
            <table:table-cell table:style-name="ce62" table:formula="of:=[.Z148]" office:value-type="float" office:value="0" calcext:value-type="float">
              <text:p><text:s/>$- <text:s text:c="2"/></text:p>
            </table:table-cell>
            <table:table-cell table:style-name="ce62" table:formula="of:=[.AA148]" office:value-type="float" office:value="0" calcext:value-type="float">
              <text:p><text:s/>$- <text:s text:c="2"/></text:p>
            </table:table-cell>
            <table:table-cell table:style-name="ce62" table:formula="of:=[.AB148]" office:value-type="float" office:value="0" calcext:value-type="float">
              <text:p><text:s/>$- <text:s text:c="2"/></text:p>
            </table:table-cell>
            <table:table-cell table:style-name="ce62" table:formula="of:=[.AC148]" office:value-type="float" office:value="0" calcext:value-type="float">
              <text:p><text:s/>$- <text:s text:c="2"/></text:p>
            </table:table-cell>
            <table:table-cell table:style-name="ce62" table:formula="of:=[.AD148]" office:value-type="float" office:value="0" calcext:value-type="float">
              <text:p><text:s/>$- <text:s text:c="2"/></text:p>
            </table:table-cell>
            <table:table-cell table:style-name="ce62" table:formula="of:=[.AE148]" office:value-type="float" office:value="0" calcext:value-type="float">
              <text:p><text:s/>$- <text:s text:c="2"/></text:p>
            </table:table-cell>
            <table:table-cell table:style-name="ce62" table:formula="of:=[.AF148]" office:value-type="float" office:value="0" calcext:value-type="float">
              <text:p><text:s/>$- <text:s text:c="2"/></text:p>
            </table:table-cell>
            <table:table-cell table:style-name="ce62" table:formula="of:=[.AG148]" office:value-type="float" office:value="0" calcext:value-type="float">
              <text:p><text:s/>$- <text:s text:c="2"/></text:p>
            </table:table-cell>
            <table:table-cell table:number-columns-repeated="991"/>
          </table:table-row>
          <table:table-row table:style-name="ro4" table:visibility="collapse">
            <table:table-cell table:style-name="ce22" office:value-type="string" calcext:value-type="string">
              <text:p>Cash Flow From Financing</text:p>
            </table:table-cell>
            <table:table-cell/>
            <table:table-cell table:style-name="ce61" table:formula="of:=[.C124]+[.C125]" office:value-type="float" office:value="0" calcext:value-type="float">
              <text:p><text:s/>$- <text:s text:c="2"/></text:p>
            </table:table-cell>
            <table:table-cell table:style-name="ce61" table:formula="of:=[.D124]+[.D125]" office:value-type="float" office:value="0" calcext:value-type="float">
              <text:p><text:s/>$- <text:s text:c="2"/></text:p>
            </table:table-cell>
            <table:table-cell table:style-name="ce61" table:formula="of:=[.E124]+[.E125]" office:value-type="float" office:value="0" calcext:value-type="float">
              <text:p><text:s/>$- <text:s text:c="2"/></text:p>
            </table:table-cell>
            <table:table-cell table:style-name="ce61" table:formula="of:=[.F124]+[.F125]" office:value-type="float" office:value="0" calcext:value-type="float">
              <text:p><text:s/>$- <text:s text:c="2"/></text:p>
            </table:table-cell>
            <table:table-cell table:style-name="ce61" table:formula="of:=[.G124]+[.G125]" office:value-type="float" office:value="0" calcext:value-type="float">
              <text:p><text:s/>$- <text:s text:c="2"/></text:p>
            </table:table-cell>
            <table:table-cell table:style-name="ce61" table:formula="of:=[.H124]+[.H125]" office:value-type="float" office:value="0" calcext:value-type="float">
              <text:p><text:s/>$- <text:s text:c="2"/></text:p>
            </table:table-cell>
            <table:table-cell table:style-name="ce61" table:formula="of:=[.I124]+[.I125]" office:value-type="float" office:value="0" calcext:value-type="float">
              <text:p><text:s/>$- <text:s text:c="2"/></text:p>
            </table:table-cell>
            <table:table-cell table:style-name="ce61" table:formula="of:=[.J124]+[.J125]" office:value-type="float" office:value="0" calcext:value-type="float">
              <text:p><text:s/>$- <text:s text:c="2"/></text:p>
            </table:table-cell>
            <table:table-cell table:style-name="ce61" table:formula="of:=[.K124]+[.K125]" office:value-type="float" office:value="0" calcext:value-type="float">
              <text:p><text:s/>$- <text:s text:c="2"/></text:p>
            </table:table-cell>
            <table:table-cell table:style-name="ce61" table:formula="of:=[.L124]+[.L125]" office:value-type="float" office:value="0" calcext:value-type="float">
              <text:p><text:s/>$- <text:s text:c="2"/></text:p>
            </table:table-cell>
            <table:table-cell table:style-name="ce61" table:formula="of:=[.M124]+[.M125]" office:value-type="float" office:value="0" calcext:value-type="float">
              <text:p><text:s/>$- <text:s text:c="2"/></text:p>
            </table:table-cell>
            <table:table-cell table:style-name="ce61" table:formula="of:=[.N124]+[.N125]" office:value-type="float" office:value="0" calcext:value-type="float">
              <text:p><text:s/>$- <text:s text:c="2"/></text:p>
            </table:table-cell>
            <table:table-cell table:style-name="ce61" table:formula="of:=[.O124]+[.O125]" office:value-type="float" office:value="0" calcext:value-type="float">
              <text:p><text:s/>$- <text:s text:c="2"/></text:p>
            </table:table-cell>
            <table:table-cell table:style-name="ce61" table:formula="of:=[.P124]+[.P125]" office:value-type="float" office:value="0" calcext:value-type="float">
              <text:p><text:s/>$- <text:s text:c="2"/></text:p>
            </table:table-cell>
            <table:table-cell table:style-name="ce61" table:formula="of:=[.Q124]+[.Q125]" office:value-type="float" office:value="0" calcext:value-type="float">
              <text:p><text:s/>$- <text:s text:c="2"/></text:p>
            </table:table-cell>
            <table:table-cell table:style-name="ce61" table:formula="of:=[.R124]+[.R125]" office:value-type="float" office:value="0" calcext:value-type="float">
              <text:p><text:s/>$- <text:s text:c="2"/></text:p>
            </table:table-cell>
            <table:table-cell table:style-name="ce61" table:formula="of:=[.S124]+[.S125]" office:value-type="float" office:value="0" calcext:value-type="float">
              <text:p><text:s/>$- <text:s text:c="2"/></text:p>
            </table:table-cell>
            <table:table-cell table:style-name="ce61" table:formula="of:=[.T124]+[.T125]" office:value-type="float" office:value="0" calcext:value-type="float">
              <text:p><text:s/>$- <text:s text:c="2"/></text:p>
            </table:table-cell>
            <table:table-cell table:style-name="ce61" table:formula="of:=[.U124]+[.U125]" office:value-type="float" office:value="0" calcext:value-type="float">
              <text:p><text:s/>$- <text:s text:c="2"/></text:p>
            </table:table-cell>
            <table:table-cell table:style-name="ce61" table:formula="of:=[.V124]+[.V125]" office:value-type="float" office:value="0" calcext:value-type="float">
              <text:p><text:s/>$- <text:s text:c="2"/></text:p>
            </table:table-cell>
            <table:table-cell table:style-name="ce61" table:formula="of:=[.W124]+[.W125]" office:value-type="float" office:value="0" calcext:value-type="float">
              <text:p><text:s/>$- <text:s text:c="2"/></text:p>
            </table:table-cell>
            <table:table-cell table:style-name="ce61" table:formula="of:=[.X124]+[.X125]" office:value-type="float" office:value="0" calcext:value-type="float">
              <text:p><text:s/>$- <text:s text:c="2"/></text:p>
            </table:table-cell>
            <table:table-cell table:style-name="ce61" table:formula="of:=[.Y124]+[.Y125]" office:value-type="float" office:value="0" calcext:value-type="float">
              <text:p><text:s/>$- <text:s text:c="2"/></text:p>
            </table:table-cell>
            <table:table-cell table:style-name="ce61" table:formula="of:=[.Z124]+[.Z125]" office:value-type="float" office:value="0" calcext:value-type="float">
              <text:p><text:s/>$- <text:s text:c="2"/></text:p>
            </table:table-cell>
            <table:table-cell table:style-name="ce61" table:formula="of:=[.AA124]+[.AA125]" office:value-type="float" office:value="0" calcext:value-type="float">
              <text:p><text:s/>$- <text:s text:c="2"/></text:p>
            </table:table-cell>
            <table:table-cell table:style-name="ce61" table:formula="of:=[.AB124]+[.AB125]" office:value-type="float" office:value="0" calcext:value-type="float">
              <text:p><text:s/>$- <text:s text:c="2"/></text:p>
            </table:table-cell>
            <table:table-cell table:style-name="ce61" table:formula="of:=[.AC124]+[.AC125]" office:value-type="float" office:value="0" calcext:value-type="float">
              <text:p><text:s/>$- <text:s text:c="2"/></text:p>
            </table:table-cell>
            <table:table-cell table:style-name="ce61" table:formula="of:=[.AD124]+[.AD125]" office:value-type="float" office:value="0" calcext:value-type="float">
              <text:p><text:s/>$- <text:s text:c="2"/></text:p>
            </table:table-cell>
            <table:table-cell table:style-name="ce61" table:formula="of:=[.AE124]+[.AE125]" office:value-type="float" office:value="0" calcext:value-type="float">
              <text:p><text:s/>$- <text:s text:c="2"/></text:p>
            </table:table-cell>
            <table:table-cell table:style-name="ce61" table:formula="of:=[.AF124]+[.AF125]" office:value-type="float" office:value="0" calcext:value-type="float">
              <text:p><text:s/>$- <text:s text:c="2"/></text:p>
            </table:table-cell>
            <table:table-cell table:style-name="ce61" table:formula="of:=[.AG124]+[.AG125]" office:value-type="float" office:value="0" calcext:value-type="float">
              <text:p><text:s/>$- <text:s text:c="2"/></text:p>
            </table:table-cell>
            <table:table-cell table:number-columns-repeated="991"/>
          </table:table-row>
          <table:table-row table:style-name="ro4" table:visibility="collapse">
            <table:table-cell table:style-name="ce35"/>
            <table:table-cell/>
            <table:table-cell table:style-name="ce61" table:number-columns-repeated="31"/>
            <table:table-cell table:number-columns-repeated="991"/>
          </table:table-row>
          <table:table-row table:style-name="ro4" table:visibility="collapse">
            <table:table-cell table:style-name="ce36" office:value-type="string" calcext:value-type="string">
              <text:p>Net Cash Flow</text:p>
            </table:table-cell>
            <table:table-cell table:style-name="ce65"/>
            <table:table-cell table:style-name="ce65" table:formula="of:=[.C115]+[.C121]+[.C126]" office:value-type="string" office:string-value="" calcext:value-type="error">
              <text:p>#ЗНАЧЕН!</text:p>
            </table:table-cell>
            <table:table-cell table:style-name="ce65" table:formula="of:=[.D115]+[.D121]+[.D126]" office:value-type="float" office:value="524183.592" calcext:value-type="float">
              <text:p><text:s/>$524 184 </text:p>
            </table:table-cell>
            <table:table-cell table:style-name="ce65" table:formula="of:=[.E115]+[.E121]+[.E126]" office:value-type="float" office:value="162231.7453196" calcext:value-type="float">
              <text:p><text:s/>$162 232 </text:p>
            </table:table-cell>
            <table:table-cell table:style-name="ce65" table:formula="of:=[.F115]+[.F121]+[.F126]" office:value-type="float" office:value="120634.160296493" calcext:value-type="float">
              <text:p><text:s/>$120 634 </text:p>
            </table:table-cell>
            <table:table-cell table:style-name="ce65" table:formula="of:=[.G115]+[.G121]+[.G126]" office:value-type="float" office:value="95804.3037563277" calcext:value-type="float">
              <text:p><text:s/>$95 804 </text:p>
            </table:table-cell>
            <table:table-cell table:style-name="ce65" table:formula="of:=[.H115]+[.H121]+[.H126]" office:value-type="float" office:value="96120.0490108915" calcext:value-type="float">
              <text:p><text:s/>$96 120 </text:p>
            </table:table-cell>
            <table:table-cell table:style-name="ce65" table:formula="of:=[.I115]+[.I121]+[.I126]" office:value-type="float" office:value="77599.2760099933" calcext:value-type="float">
              <text:p><text:s/>$77 599 </text:p>
            </table:table-cell>
            <table:table-cell table:style-name="ce65" table:formula="of:=[.J115]+[.J121]+[.J126]" office:value-type="float" office:value="59091.8714968728" calcext:value-type="float">
              <text:p><text:s/>$59 092 </text:p>
            </table:table-cell>
            <table:table-cell table:style-name="ce65" table:formula="of:=[.K115]+[.K121]+[.K126]" office:value-type="float" office:value="59447.7291672077" calcext:value-type="float">
              <text:p><text:s/>$59 448 </text:p>
            </table:table-cell>
            <table:table-cell table:style-name="ce65" table:formula="of:=[.L115]+[.L121]+[.L126]" office:value-type="float" office:value="59817.5498318028" calcext:value-type="float">
              <text:p><text:s/>$59 818 </text:p>
            </table:table-cell>
            <table:table-cell table:style-name="ce65" table:formula="of:=[.M115]+[.M121]+[.M126]" office:value-type="string" office:string-value="" calcext:value-type="error">
              <text:p>#ССЫЛ!</text:p>
            </table:table-cell>
            <table:table-cell table:style-name="ce65" table:formula="of:=[.N115]+[.N121]+[.N126]" office:value-type="float" office:value="24483.5429635273" calcext:value-type="float">
              <text:p><text:s/>$24 484 </text:p>
            </table:table-cell>
            <table:table-cell table:style-name="ce65" table:formula="of:=[.O115]+[.O121]+[.O126]" office:value-type="float" office:value="25077.7150320061" calcext:value-type="float">
              <text:p><text:s/>$25 078 </text:p>
            </table:table-cell>
            <table:table-cell table:style-name="ce65" table:formula="of:=[.P115]+[.P121]+[.P126]" office:value-type="float" office:value="25686.2249571617" calcext:value-type="float">
              <text:p><text:s/>$25 686 </text:p>
            </table:table-cell>
            <table:table-cell table:style-name="ce65" table:formula="of:=[.Q115]+[.Q121]+[.Q126]" office:value-type="float" office:value="26309.4162151556" calcext:value-type="float">
              <text:p><text:s/>$26 309 </text:p>
            </table:table-cell>
            <table:table-cell table:style-name="ce65" table:formula="of:=[.R115]+[.R121]+[.R126]" office:value-type="float" office:value="26947.640432945" calcext:value-type="float">
              <text:p><text:s/>$26 948 </text:p>
            </table:table-cell>
            <table:table-cell table:style-name="ce65" table:formula="of:=[.S115]+[.S121]+[.S126]" office:value-type="float" office:value="27601.2575792918" calcext:value-type="float">
              <text:p><text:s/>$27 601 </text:p>
            </table:table-cell>
            <table:table-cell table:style-name="ce65" table:formula="of:=[.T115]+[.T121]+[.T126]" office:value-type="float" office:value="28270.6361601729" calcext:value-type="float">
              <text:p><text:s/>$28 271 </text:p>
            </table:table-cell>
            <table:table-cell table:style-name="ce65" table:formula="of:=[.U115]+[.U121]+[.U126]" office:value-type="float" office:value="28956.15341869" calcext:value-type="float">
              <text:p><text:s/>$28 956 </text:p>
            </table:table-cell>
            <table:table-cell table:style-name="ce65" table:formula="of:=[.V115]+[.V121]+[.V126]" office:value-type="float" office:value="29658.1955395793" calcext:value-type="float">
              <text:p><text:s/>$29 658 </text:p>
            </table:table-cell>
            <table:table-cell table:style-name="ce65" table:formula="of:=[.W115]+[.W121]+[.W126]" office:value-type="string" office:string-value="" calcext:value-type="error">
              <text:p>#ССЫЛ!</text:p>
            </table:table-cell>
            <table:table-cell table:style-name="ce65" table:formula="of:=[.X115]+[.X121]+[.X126]" office:value-type="float" office:value="31113.4450756862" calcext:value-type="float">
              <text:p><text:s/>$31 113 </text:p>
            </table:table-cell>
            <table:table-cell table:style-name="ce65" table:formula="of:=[.Y115]+[.Y121]+[.Y126]" office:value-type="float" office:value="31867.47147563" calcext:value-type="float">
              <text:p><text:s/>$31 867 </text:p>
            </table:table-cell>
            <table:table-cell table:style-name="ce65" table:formula="of:=[.Z115]+[.Z121]+[.Z126]" office:value-type="float" office:value="32639.6611503067" calcext:value-type="float">
              <text:p><text:s/>$32 640 </text:p>
            </table:table-cell>
            <table:table-cell table:style-name="ce65" table:formula="of:=[.AA115]+[.AA121]+[.AA126]" office:value-type="float" office:value="33430.4482286543" calcext:value-type="float">
              <text:p><text:s/>$33 430 </text:p>
            </table:table-cell>
            <table:table-cell table:style-name="ce65" table:formula="of:=[.AB115]+[.AB121]+[.AB126]" office:value-type="float" office:value="34240.2771108618" calcext:value-type="float">
              <text:p><text:s/>$34 240 </text:p>
            </table:table-cell>
            <table:table-cell table:style-name="ce65" table:formula="of:=[.AC115]+[.AC121]+[.AC126]" office:value-type="float" office:value="0" calcext:value-type="float">
              <text:p><text:s/>$- <text:s text:c="2"/></text:p>
            </table:table-cell>
            <table:table-cell table:style-name="ce65" table:formula="of:=[.AD115]+[.AD121]+[.AD126]" office:value-type="float" office:value="0" calcext:value-type="float">
              <text:p><text:s/>$- <text:s text:c="2"/></text:p>
            </table:table-cell>
            <table:table-cell table:style-name="ce65" table:formula="of:=[.AE115]+[.AE121]+[.AE126]" office:value-type="float" office:value="0" calcext:value-type="float">
              <text:p><text:s/>$- <text:s text:c="2"/></text:p>
            </table:table-cell>
            <table:table-cell table:style-name="ce65" table:formula="of:=[.AF115]+[.AF121]+[.AF126]" office:value-type="float" office:value="0" calcext:value-type="float">
              <text:p><text:s/>$- <text:s text:c="2"/></text:p>
            </table:table-cell>
            <table:table-cell table:style-name="ce65" table:formula="of:=[.AG115]+[.AG121]+[.AG126]" office:value-type="float" office:value="0" calcext:value-type="float">
              <text:p><text:s/>$- <text:s text:c="2"/></text:p>
            </table:table-cell>
            <table:table-cell table:style-name="ce6" table:number-columns-repeated="991"/>
          </table:table-row>
          <table:table-row table:style-name="ro4" table:visibility="collapse">
            <table:table-cell table:style-name="ce36" office:value-type="string" calcext:value-type="string">
              <text:p>Cumulative Cash Flow</text:p>
            </table:table-cell>
            <table:table-cell table:style-name="ce65"/>
            <table:table-cell table:style-name="ce65" table:formula="of:=[.C128]" office:value-type="string" office:string-value="" calcext:value-type="error">
              <text:p>#ЗНАЧЕН!</text:p>
            </table:table-cell>
            <table:table-cell table:style-name="ce65" table:formula="of:=[.C129]+[.D128]" office:value-type="string" office:string-value="" calcext:value-type="error">
              <text:p>#ЗНАЧЕН!</text:p>
            </table:table-cell>
            <table:table-cell table:style-name="ce65" table:formula="of:=[.D129]+[.E128]" office:value-type="string" office:string-value="" calcext:value-type="error">
              <text:p>#ЗНАЧЕН!</text:p>
            </table:table-cell>
            <table:table-cell table:style-name="ce65" table:formula="of:=[.E129]+[.F128]" office:value-type="string" office:string-value="" calcext:value-type="error">
              <text:p>#ЗНАЧЕН!</text:p>
            </table:table-cell>
            <table:table-cell table:style-name="ce65" table:formula="of:=[.F129]+[.G128]" office:value-type="string" office:string-value="" calcext:value-type="error">
              <text:p>#ЗНАЧЕН!</text:p>
            </table:table-cell>
            <table:table-cell table:style-name="ce65" table:formula="of:=[.G129]+[.H128]" office:value-type="string" office:string-value="" calcext:value-type="error">
              <text:p>#ЗНАЧЕН!</text:p>
            </table:table-cell>
            <table:table-cell table:style-name="ce65" table:formula="of:=[.H129]+[.I128]" office:value-type="string" office:string-value="" calcext:value-type="error">
              <text:p>#ЗНАЧЕН!</text:p>
            </table:table-cell>
            <table:table-cell table:style-name="ce65" table:formula="of:=[.I129]+[.J128]" office:value-type="string" office:string-value="" calcext:value-type="error">
              <text:p>#ЗНАЧЕН!</text:p>
            </table:table-cell>
            <table:table-cell table:style-name="ce65" table:formula="of:=[.J129]+[.K128]" office:value-type="string" office:string-value="" calcext:value-type="error">
              <text:p>#ЗНАЧЕН!</text:p>
            </table:table-cell>
            <table:table-cell table:style-name="ce65" table:formula="of:=[.K129]+[.L128]" office:value-type="string" office:string-value="" calcext:value-type="error">
              <text:p>#ЗНАЧЕН!</text:p>
            </table:table-cell>
            <table:table-cell table:style-name="ce65" table:formula="of:=[.L129]+[.M128]" office:value-type="string" office:string-value="" calcext:value-type="error">
              <text:p>#ЗНАЧЕН!</text:p>
            </table:table-cell>
            <table:table-cell table:style-name="ce65" table:formula="of:=[.M129]+[.N128]" office:value-type="string" office:string-value="" calcext:value-type="error">
              <text:p>#ЗНАЧЕН!</text:p>
            </table:table-cell>
            <table:table-cell table:style-name="ce65" table:formula="of:=[.N129]+[.O128]" office:value-type="string" office:string-value="" calcext:value-type="error">
              <text:p>#ЗНАЧЕН!</text:p>
            </table:table-cell>
            <table:table-cell table:style-name="ce65" table:formula="of:=[.O129]+[.P128]" office:value-type="string" office:string-value="" calcext:value-type="error">
              <text:p>#ЗНАЧЕН!</text:p>
            </table:table-cell>
            <table:table-cell table:style-name="ce65" table:formula="of:=[.P129]+[.Q128]" office:value-type="string" office:string-value="" calcext:value-type="error">
              <text:p>#ЗНАЧЕН!</text:p>
            </table:table-cell>
            <table:table-cell table:style-name="ce65" table:formula="of:=[.Q129]+[.R128]" office:value-type="string" office:string-value="" calcext:value-type="error">
              <text:p>#ЗНАЧЕН!</text:p>
            </table:table-cell>
            <table:table-cell table:style-name="ce65" table:formula="of:=[.R129]+[.S128]" office:value-type="string" office:string-value="" calcext:value-type="error">
              <text:p>#ЗНАЧЕН!</text:p>
            </table:table-cell>
            <table:table-cell table:style-name="ce65" table:formula="of:=[.S129]+[.T128]" office:value-type="string" office:string-value="" calcext:value-type="error">
              <text:p>#ЗНАЧЕН!</text:p>
            </table:table-cell>
            <table:table-cell table:style-name="ce65" table:formula="of:=[.T129]+[.U128]" office:value-type="string" office:string-value="" calcext:value-type="error">
              <text:p>#ЗНАЧЕН!</text:p>
            </table:table-cell>
            <table:table-cell table:style-name="ce65" table:formula="of:=[.U129]+[.V128]" office:value-type="string" office:string-value="" calcext:value-type="error">
              <text:p>#ЗНАЧЕН!</text:p>
            </table:table-cell>
            <table:table-cell table:style-name="ce65" table:formula="of:=[.V129]+[.W128]" office:value-type="string" office:string-value="" calcext:value-type="error">
              <text:p>#ЗНАЧЕН!</text:p>
            </table:table-cell>
            <table:table-cell table:style-name="ce65" table:formula="of:=[.W129]+[.X128]" office:value-type="string" office:string-value="" calcext:value-type="error">
              <text:p>#ЗНАЧЕН!</text:p>
            </table:table-cell>
            <table:table-cell table:style-name="ce65" table:formula="of:=[.X129]+[.Y128]" office:value-type="string" office:string-value="" calcext:value-type="error">
              <text:p>#ЗНАЧЕН!</text:p>
            </table:table-cell>
            <table:table-cell table:style-name="ce65" table:formula="of:=[.Y129]+[.Z128]" office:value-type="string" office:string-value="" calcext:value-type="error">
              <text:p>#ЗНАЧЕН!</text:p>
            </table:table-cell>
            <table:table-cell table:style-name="ce65" table:formula="of:=[.Z129]+[.AA128]" office:value-type="string" office:string-value="" calcext:value-type="error">
              <text:p>#ЗНАЧЕН!</text:p>
            </table:table-cell>
            <table:table-cell table:style-name="ce65" table:formula="of:=[.AA129]+[.AB128]" office:value-type="string" office:string-value="" calcext:value-type="error">
              <text:p>#ЗНАЧЕН!</text:p>
            </table:table-cell>
            <table:table-cell table:style-name="ce65" table:formula="of:=[.AB129]+[.AC128]" office:value-type="string" office:string-value="" calcext:value-type="error">
              <text:p>#ЗНАЧЕН!</text:p>
            </table:table-cell>
            <table:table-cell table:style-name="ce65" table:formula="of:=[.AC129]+[.AD128]" office:value-type="string" office:string-value="" calcext:value-type="error">
              <text:p>#ЗНАЧЕН!</text:p>
            </table:table-cell>
            <table:table-cell table:style-name="ce65" table:formula="of:=[.AD129]+[.AE128]" office:value-type="string" office:string-value="" calcext:value-type="error">
              <text:p>#ЗНАЧЕН!</text:p>
            </table:table-cell>
            <table:table-cell table:style-name="ce65" table:formula="of:=[.AE129]+[.AF128]" office:value-type="string" office:string-value="" calcext:value-type="error">
              <text:p>#ЗНАЧЕН!</text:p>
            </table:table-cell>
            <table:table-cell table:style-name="ce65" table:formula="of:=[.AF129]+[.AG128]" office:value-type="string" office:string-value="" calcext:value-type="error">
              <text:p>#ЗНАЧЕН!</text:p>
            </table:table-cell>
            <table:table-cell table:style-name="ce6" table:number-columns-repeated="991"/>
          </table:table-row>
          <table:table-row table:style-name="ro4" table:visibility="collapse">
            <table:table-cell table:style-name="ce19"/>
            <table:table-cell/>
            <table:table-cell table:style-name="ce65"/>
            <table:table-cell table:style-name="ce61" table:number-columns-repeated="30"/>
            <table:table-cell table:number-columns-repeated="991"/>
          </table:table-row>
        </table:table-row-group>
        <table:table-row table:style-name="ro9" table:visibility="collapse">
          <table:table-cell table:style-name="ce19" office:value-type="string" calcext:value-type="string">
            <text:p>Simple Payback</text:p>
          </table:table-cell>
          <table:table-cell/>
          <table:table-cell table:style-name="ce65"/>
          <table:table-cell table:style-name="ce92" office:value-type="float" office:value="1" calcext:value-type="float">
            <text:p><text:s/>$1 </text:p>
          </table:table-cell>
          <table:table-cell table:style-name="ce92" office:value-type="float" office:value="2" calcext:value-type="float">
            <text:p><text:s/>$2 </text:p>
          </table:table-cell>
          <table:table-cell table:style-name="ce92" office:value-type="float" office:value="3" calcext:value-type="float">
            <text:p><text:s/>$3 </text:p>
          </table:table-cell>
          <table:table-cell table:style-name="ce92" office:value-type="float" office:value="4" calcext:value-type="float">
            <text:p><text:s/>$4 </text:p>
          </table:table-cell>
          <table:table-cell table:style-name="ce92" office:value-type="float" office:value="5" calcext:value-type="float">
            <text:p><text:s/>$5 </text:p>
          </table:table-cell>
          <table:table-cell table:style-name="ce92" office:value-type="float" office:value="6" calcext:value-type="float">
            <text:p><text:s/>$6 </text:p>
          </table:table-cell>
          <table:table-cell table:style-name="ce92" office:value-type="float" office:value="7" calcext:value-type="float">
            <text:p><text:s/>$7 </text:p>
          </table:table-cell>
          <table:table-cell table:style-name="ce92" office:value-type="float" office:value="8" calcext:value-type="float">
            <text:p><text:s/>$8 </text:p>
          </table:table-cell>
          <table:table-cell table:style-name="ce92" office:value-type="float" office:value="9" calcext:value-type="float">
            <text:p><text:s/>$9 </text:p>
          </table:table-cell>
          <table:table-cell table:style-name="ce92" office:value-type="float" office:value="10" calcext:value-type="float">
            <text:p><text:s/>$10 </text:p>
          </table:table-cell>
          <table:table-cell table:style-name="ce92" office:value-type="float" office:value="11" calcext:value-type="float">
            <text:p><text:s/>$11 </text:p>
          </table:table-cell>
          <table:table-cell table:style-name="ce92" office:value-type="float" office:value="12" calcext:value-type="float">
            <text:p><text:s/>$12 </text:p>
          </table:table-cell>
          <table:table-cell table:style-name="ce92" office:value-type="float" office:value="13" calcext:value-type="float">
            <text:p><text:s/>$13 </text:p>
          </table:table-cell>
          <table:table-cell table:style-name="ce92" office:value-type="float" office:value="14" calcext:value-type="float">
            <text:p><text:s/>$14 </text:p>
          </table:table-cell>
          <table:table-cell table:style-name="ce92" office:value-type="float" office:value="15" calcext:value-type="float">
            <text:p><text:s/>$15 </text:p>
          </table:table-cell>
          <table:table-cell table:style-name="ce92" office:value-type="float" office:value="16" calcext:value-type="float">
            <text:p><text:s/>$16 </text:p>
          </table:table-cell>
          <table:table-cell table:style-name="ce92" office:value-type="float" office:value="17" calcext:value-type="float">
            <text:p><text:s/>$17 </text:p>
          </table:table-cell>
          <table:table-cell table:style-name="ce92" office:value-type="float" office:value="18" calcext:value-type="float">
            <text:p><text:s/>$18 </text:p>
          </table:table-cell>
          <table:table-cell table:style-name="ce92" office:value-type="float" office:value="19" calcext:value-type="float">
            <text:p><text:s/>$19 </text:p>
          </table:table-cell>
          <table:table-cell table:style-name="ce92" office:value-type="float" office:value="20" calcext:value-type="float">
            <text:p><text:s/>$20 </text:p>
          </table:table-cell>
          <table:table-cell table:style-name="ce92" office:value-type="float" office:value="21" calcext:value-type="float">
            <text:p><text:s/>$21 </text:p>
          </table:table-cell>
          <table:table-cell table:style-name="ce92" office:value-type="float" office:value="22" calcext:value-type="float">
            <text:p><text:s/>$22 </text:p>
          </table:table-cell>
          <table:table-cell table:style-name="ce92" office:value-type="float" office:value="23" calcext:value-type="float">
            <text:p><text:s/>$23 </text:p>
          </table:table-cell>
          <table:table-cell table:style-name="ce92" office:value-type="float" office:value="24" calcext:value-type="float">
            <text:p><text:s/>$24 </text:p>
          </table:table-cell>
          <table:table-cell table:style-name="ce92" office:value-type="float" office:value="25" calcext:value-type="float">
            <text:p><text:s/>$25 </text:p>
          </table:table-cell>
          <table:table-cell table:style-name="ce92" office:value-type="float" office:value="26" calcext:value-type="float">
            <text:p><text:s/>$26 </text:p>
          </table:table-cell>
          <table:table-cell table:style-name="ce92" office:value-type="float" office:value="27" calcext:value-type="float">
            <text:p><text:s/>$27 </text:p>
          </table:table-cell>
          <table:table-cell table:style-name="ce92" office:value-type="float" office:value="28" calcext:value-type="float">
            <text:p><text:s/>$28 </text:p>
          </table:table-cell>
          <table:table-cell table:style-name="ce92" office:value-type="float" office:value="29" calcext:value-type="float">
            <text:p><text:s/>$29 </text:p>
          </table:table-cell>
          <table:table-cell table:style-name="ce92" office:value-type="float" office:value="30" calcext:value-type="float">
            <text:p><text:s/>$30 </text:p>
          </table:table-cell>
          <table:table-cell table:number-columns-repeated="991"/>
        </table:table-row>
        <table:table-row table:style-name="ro4" table:visibility="collapse">
          <table:table-cell table:style-name="ce35" office:value-type="string" calcext:value-type="string">
            <text:p>Net Investment</text:p>
          </table:table-cell>
          <table:table-cell/>
          <table:table-cell table:style-name="ce61" table:formula="of:=[.C128]" office:value-type="string" office:string-value="" calcext:value-type="error">
            <text:p>#ЗНАЧЕН!</text:p>
          </table:table-cell>
          <table:table-cell table:style-name="ce61" table:formula="of:=[.C132]+[.D128]" office:value-type="string" office:string-value="" calcext:value-type="error">
            <text:p>#ЗНАЧЕН!</text:p>
          </table:table-cell>
          <table:table-cell table:style-name="ce61" table:formula="of:=[.D132]+[.E128]" office:value-type="string" office:string-value="" calcext:value-type="error">
            <text:p>#ЗНАЧЕН!</text:p>
          </table:table-cell>
          <table:table-cell table:style-name="ce61" table:formula="of:=[.E132]+[.F128]" office:value-type="string" office:string-value="" calcext:value-type="error">
            <text:p>#ЗНАЧЕН!</text:p>
          </table:table-cell>
          <table:table-cell table:style-name="ce61" table:formula="of:=[.F132]+[.G128]" office:value-type="string" office:string-value="" calcext:value-type="error">
            <text:p>#ЗНАЧЕН!</text:p>
          </table:table-cell>
          <table:table-cell table:style-name="ce61" table:formula="of:=[.G132]+[.H128]" office:value-type="string" office:string-value="" calcext:value-type="error">
            <text:p>#ЗНАЧЕН!</text:p>
          </table:table-cell>
          <table:table-cell table:style-name="ce61" table:formula="of:=[.H132]+[.I128]" office:value-type="string" office:string-value="" calcext:value-type="error">
            <text:p>#ЗНАЧЕН!</text:p>
          </table:table-cell>
          <table:table-cell table:style-name="ce61" table:formula="of:=[.I132]+[.J128]" office:value-type="string" office:string-value="" calcext:value-type="error">
            <text:p>#ЗНАЧЕН!</text:p>
          </table:table-cell>
          <table:table-cell table:style-name="ce61" table:formula="of:=[.J132]+[.K128]" office:value-type="string" office:string-value="" calcext:value-type="error">
            <text:p>#ЗНАЧЕН!</text:p>
          </table:table-cell>
          <table:table-cell table:style-name="ce61" table:formula="of:=[.K132]+[.L128]" office:value-type="string" office:string-value="" calcext:value-type="error">
            <text:p>#ЗНАЧЕН!</text:p>
          </table:table-cell>
          <table:table-cell table:style-name="ce61" table:formula="of:=[.L132]+[.M128]" office:value-type="string" office:string-value="" calcext:value-type="error">
            <text:p>#ЗНАЧЕН!</text:p>
          </table:table-cell>
          <table:table-cell table:style-name="ce61" table:formula="of:=[.M132]+[.N128]" office:value-type="string" office:string-value="" calcext:value-type="error">
            <text:p>#ЗНАЧЕН!</text:p>
          </table:table-cell>
          <table:table-cell table:style-name="ce61" table:formula="of:=[.N132]+[.O128]" office:value-type="string" office:string-value="" calcext:value-type="error">
            <text:p>#ЗНАЧЕН!</text:p>
          </table:table-cell>
          <table:table-cell table:style-name="ce61" table:formula="of:=[.O132]+[.P128]" office:value-type="string" office:string-value="" calcext:value-type="error">
            <text:p>#ЗНАЧЕН!</text:p>
          </table:table-cell>
          <table:table-cell table:style-name="ce61" table:formula="of:=[.P132]+[.Q128]" office:value-type="string" office:string-value="" calcext:value-type="error">
            <text:p>#ЗНАЧЕН!</text:p>
          </table:table-cell>
          <table:table-cell table:style-name="ce61" table:formula="of:=[.Q132]+[.R128]" office:value-type="string" office:string-value="" calcext:value-type="error">
            <text:p>#ЗНАЧЕН!</text:p>
          </table:table-cell>
          <table:table-cell table:style-name="ce61" table:formula="of:=[.R132]+[.S128]" office:value-type="string" office:string-value="" calcext:value-type="error">
            <text:p>#ЗНАЧЕН!</text:p>
          </table:table-cell>
          <table:table-cell table:style-name="ce61" table:formula="of:=[.S132]+[.T128]" office:value-type="string" office:string-value="" calcext:value-type="error">
            <text:p>#ЗНАЧЕН!</text:p>
          </table:table-cell>
          <table:table-cell table:style-name="ce61" table:formula="of:=[.T132]+[.U128]" office:value-type="string" office:string-value="" calcext:value-type="error">
            <text:p>#ЗНАЧЕН!</text:p>
          </table:table-cell>
          <table:table-cell table:style-name="ce61" table:formula="of:=[.U132]+[.V128]" office:value-type="string" office:string-value="" calcext:value-type="error">
            <text:p>#ЗНАЧЕН!</text:p>
          </table:table-cell>
          <table:table-cell table:style-name="ce61" table:formula="of:=[.V132]+[.W128]" office:value-type="string" office:string-value="" calcext:value-type="error">
            <text:p>#ЗНАЧЕН!</text:p>
          </table:table-cell>
          <table:table-cell table:style-name="ce61" table:formula="of:=[.W132]+[.X128]" office:value-type="string" office:string-value="" calcext:value-type="error">
            <text:p>#ЗНАЧЕН!</text:p>
          </table:table-cell>
          <table:table-cell table:style-name="ce61" table:formula="of:=[.X132]+[.Y128]" office:value-type="string" office:string-value="" calcext:value-type="error">
            <text:p>#ЗНАЧЕН!</text:p>
          </table:table-cell>
          <table:table-cell table:style-name="ce61" table:formula="of:=[.Y132]+[.Z128]" office:value-type="string" office:string-value="" calcext:value-type="error">
            <text:p>#ЗНАЧЕН!</text:p>
          </table:table-cell>
          <table:table-cell table:style-name="ce61" table:formula="of:=[.Z132]+[.AA128]" office:value-type="string" office:string-value="" calcext:value-type="error">
            <text:p>#ЗНАЧЕН!</text:p>
          </table:table-cell>
          <table:table-cell table:style-name="ce61" table:formula="of:=[.AA132]+[.AB128]" office:value-type="string" office:string-value="" calcext:value-type="error">
            <text:p>#ЗНАЧЕН!</text:p>
          </table:table-cell>
          <table:table-cell table:style-name="ce61" table:formula="of:=[.AB132]+[.AC128]" office:value-type="string" office:string-value="" calcext:value-type="error">
            <text:p>#ЗНАЧЕН!</text:p>
          </table:table-cell>
          <table:table-cell table:style-name="ce61" table:formula="of:=[.AC132]+[.AD128]" office:value-type="string" office:string-value="" calcext:value-type="error">
            <text:p>#ЗНАЧЕН!</text:p>
          </table:table-cell>
          <table:table-cell table:style-name="ce61" table:formula="of:=[.AD132]+[.AE128]" office:value-type="string" office:string-value="" calcext:value-type="error">
            <text:p>#ЗНАЧЕН!</text:p>
          </table:table-cell>
          <table:table-cell table:style-name="ce61" table:formula="of:=[.AE132]+[.AF128]" office:value-type="string" office:string-value="" calcext:value-type="error">
            <text:p>#ЗНАЧЕН!</text:p>
          </table:table-cell>
          <table:table-cell table:style-name="ce61" table:formula="of:=[.AF132]+[.AG128]" office:value-type="string" office:string-value="" calcext:value-type="error">
            <text:p>#ЗНАЧЕН!</text:p>
          </table:table-cell>
          <table:table-cell table:number-columns-repeated="991"/>
        </table:table-row>
        <table:table-row table:style-name="ro4" table:visibility="collapse">
          <table:table-cell table:style-name="ce35"/>
          <table:table-cell table:style-name="ce70" office:value-type="string" office:string-value="Simple Payback Year" calcext:value-type="string">
            <text:p><text:s/>Simple Payback Year </text:p>
          </table:table-cell>
          <table:table-cell table:style-name="ce78" table:formula="of:=MIN([.D133:.AG133])" office:value-type="string" office:string-value="" calcext:value-type="error">
            <text:p>#ЗНАЧЕН!</text:p>
          </table:table-cell>
          <table:table-cell table:style-name="ce61" table:formula="of:=IF(AND([.D132]&gt;0;[.C132]&lt;=0);[.D131];&quot;&quot;)" office:value-type="string" office:string-value="" calcext:value-type="error">
            <text:p>#ЗНАЧЕН!</text:p>
          </table:table-cell>
          <table:table-cell table:style-name="ce61" table:formula="of:=IF(AND([.E132]&gt;0;[.D132]&lt;0);[.E131];&quot;&quot;)" office:value-type="string" office:string-value="" calcext:value-type="error">
            <text:p>#ЗНАЧЕН!</text:p>
          </table:table-cell>
          <table:table-cell table:style-name="ce61" table:formula="of:=IF(AND([.F132]&gt;0;[.E132]&lt;0);[.F131];&quot;&quot;)" office:value-type="string" office:string-value="" calcext:value-type="error">
            <text:p>#ЗНАЧЕН!</text:p>
          </table:table-cell>
          <table:table-cell table:style-name="ce92" table:formula="of:=IF(AND([.G132]&gt;0;[.F132]&lt;0);[.G131];&quot;&quot;)" office:value-type="string" office:string-value="" calcext:value-type="error">
            <text:p>#ЗНАЧЕН!</text:p>
          </table:table-cell>
          <table:table-cell table:style-name="ce61" table:formula="of:=IF(AND([.H132]&gt;0;[.G132]&lt;0);[.H131];&quot;&quot;)" office:value-type="string" office:string-value="" calcext:value-type="error">
            <text:p>#ЗНАЧЕН!</text:p>
          </table:table-cell>
          <table:table-cell table:style-name="ce61" table:formula="of:=IF(AND([.I132]&gt;0;[.H132]&lt;0);[.I131];&quot;&quot;)" office:value-type="string" office:string-value="" calcext:value-type="error">
            <text:p>#ЗНАЧЕН!</text:p>
          </table:table-cell>
          <table:table-cell table:style-name="ce61" table:formula="of:=IF(AND([.J132]&gt;0;[.I132]&lt;0);[.J131];&quot;&quot;)" office:value-type="string" office:string-value="" calcext:value-type="error">
            <text:p>#ЗНАЧЕН!</text:p>
          </table:table-cell>
          <table:table-cell table:style-name="ce61" table:formula="of:=IF(AND([.K132]&gt;0;[.J132]&lt;0);[.K131];&quot;&quot;)" office:value-type="string" office:string-value="" calcext:value-type="error">
            <text:p>#ЗНАЧЕН!</text:p>
          </table:table-cell>
          <table:table-cell table:style-name="ce61" table:formula="of:=IF(AND([.L132]&gt;0;[.K132]&lt;0);[.L131];&quot;&quot;)" office:value-type="string" office:string-value="" calcext:value-type="error">
            <text:p>#ЗНАЧЕН!</text:p>
          </table:table-cell>
          <table:table-cell table:style-name="ce61" table:formula="of:=IF(AND([.M132]&gt;0;[.L132]&lt;0);[.M131];&quot;&quot;)" office:value-type="string" office:string-value="" calcext:value-type="error">
            <text:p>#ЗНАЧЕН!</text:p>
          </table:table-cell>
          <table:table-cell table:style-name="ce61" table:formula="of:=IF(AND([.N132]&gt;0;[.M132]&lt;0);[.N131];&quot;&quot;)" office:value-type="string" office:string-value="" calcext:value-type="error">
            <text:p>#ЗНАЧЕН!</text:p>
          </table:table-cell>
          <table:table-cell table:style-name="ce61" table:formula="of:=IF(AND([.O132]&gt;0;[.N132]&lt;0);[.O131];&quot;&quot;)" office:value-type="string" office:string-value="" calcext:value-type="error">
            <text:p>#ЗНАЧЕН!</text:p>
          </table:table-cell>
          <table:table-cell table:style-name="ce61" table:formula="of:=IF(AND([.P132]&gt;0;[.O132]&lt;0);[.P131];&quot;&quot;)" office:value-type="string" office:string-value="" calcext:value-type="error">
            <text:p>#ЗНАЧЕН!</text:p>
          </table:table-cell>
          <table:table-cell table:style-name="ce61" table:formula="of:=IF(AND([.Q132]&gt;0;[.P132]&lt;0);[.Q131];&quot;&quot;)" office:value-type="string" office:string-value="" calcext:value-type="error">
            <text:p>#ЗНАЧЕН!</text:p>
          </table:table-cell>
          <table:table-cell table:style-name="ce61" table:formula="of:=IF(AND([.R132]&gt;0;[.Q132]&lt;0);[.R131];&quot;&quot;)" office:value-type="string" office:string-value="" calcext:value-type="error">
            <text:p>#ЗНАЧЕН!</text:p>
          </table:table-cell>
          <table:table-cell table:style-name="ce61" table:formula="of:=IF(AND([.S132]&gt;0;[.R132]&lt;0);[.S131];&quot;&quot;)" office:value-type="string" office:string-value="" calcext:value-type="error">
            <text:p>#ЗНАЧЕН!</text:p>
          </table:table-cell>
          <table:table-cell table:style-name="ce61" table:formula="of:=IF(AND([.T132]&gt;0;[.S132]&lt;0);[.T131];&quot;&quot;)" office:value-type="string" office:string-value="" calcext:value-type="error">
            <text:p>#ЗНАЧЕН!</text:p>
          </table:table-cell>
          <table:table-cell table:style-name="ce61" table:formula="of:=IF(AND([.U132]&gt;0;[.T132]&lt;0);[.U131];&quot;&quot;)" office:value-type="string" office:string-value="" calcext:value-type="error">
            <text:p>#ЗНАЧЕН!</text:p>
          </table:table-cell>
          <table:table-cell table:style-name="ce61" table:formula="of:=IF(AND([.V132]&gt;0;[.U132]&lt;0);[.V131];&quot;&quot;)" office:value-type="string" office:string-value="" calcext:value-type="error">
            <text:p>#ЗНАЧЕН!</text:p>
          </table:table-cell>
          <table:table-cell table:style-name="ce61" table:formula="of:=IF(AND([.W132]&gt;0;[.V132]&lt;0);[.W131];&quot;&quot;)" office:value-type="string" office:string-value="" calcext:value-type="error">
            <text:p>#ЗНАЧЕН!</text:p>
          </table:table-cell>
          <table:table-cell table:style-name="ce61" table:formula="of:=IF(AND([.X132]&gt;0;[.W132]&lt;0);[.X131];&quot;&quot;)" office:value-type="string" office:string-value="" calcext:value-type="error">
            <text:p>#ЗНАЧЕН!</text:p>
          </table:table-cell>
          <table:table-cell table:style-name="ce61" table:formula="of:=IF(AND([.Y132]&gt;0;[.X132]&lt;0);[.Y131];&quot;&quot;)" office:value-type="string" office:string-value="" calcext:value-type="error">
            <text:p>#ЗНАЧЕН!</text:p>
          </table:table-cell>
          <table:table-cell table:style-name="ce61" table:formula="of:=IF(AND([.Z132]&gt;0;[.Y132]&lt;0);[.Z131];&quot;&quot;)" office:value-type="string" office:string-value="" calcext:value-type="error">
            <text:p>#ЗНАЧЕН!</text:p>
          </table:table-cell>
          <table:table-cell table:style-name="ce61" table:formula="of:=IF(AND([.AA132]&gt;0;[.Z132]&lt;0);[.AA131];&quot;&quot;)" office:value-type="string" office:string-value="" calcext:value-type="error">
            <text:p>#ЗНАЧЕН!</text:p>
          </table:table-cell>
          <table:table-cell table:style-name="ce61" table:formula="of:=IF(AND([.AB132]&gt;0;[.AA132]&lt;0);[.AB131];&quot;&quot;)" office:value-type="string" office:string-value="" calcext:value-type="error">
            <text:p>#ЗНАЧЕН!</text:p>
          </table:table-cell>
          <table:table-cell table:style-name="ce61" table:formula="of:=IF(AND([.AC132]&gt;0;[.AB132]&lt;0);[.AC131];&quot;&quot;)" office:value-type="string" office:string-value="" calcext:value-type="error">
            <text:p>#ЗНАЧЕН!</text:p>
          </table:table-cell>
          <table:table-cell table:style-name="ce61" table:formula="of:=IF(AND([.AD132]&gt;0;[.AC132]&lt;0);[.AD131];&quot;&quot;)" office:value-type="string" office:string-value="" calcext:value-type="error">
            <text:p>#ЗНАЧЕН!</text:p>
          </table:table-cell>
          <table:table-cell table:style-name="ce61" table:formula="of:=IF(AND([.AE132]&gt;0;[.AD132]&lt;0);[.AE131];&quot;&quot;)" office:value-type="string" office:string-value="" calcext:value-type="error">
            <text:p>#ЗНАЧЕН!</text:p>
          </table:table-cell>
          <table:table-cell table:style-name="ce61" table:formula="of:=IF(AND([.AF132]&gt;0;[.AE132]&lt;0);[.AF131];&quot;&quot;)" office:value-type="string" office:string-value="" calcext:value-type="error">
            <text:p>#ЗНАЧЕН!</text:p>
          </table:table-cell>
          <table:table-cell table:style-name="ce61" table:formula="of:=IF(AND([.AG132]&gt;0;[.AF132]&lt;0);[.AG131];&quot;&quot;)" office:value-type="string" office:string-value="" calcext:value-type="error">
            <text:p>#ЗНАЧЕН!</text:p>
          </table:table-cell>
          <table:table-cell table:number-columns-repeated="991"/>
        </table:table-row>
        <table:table-row table:style-name="ro4" table:visibility="collapse">
          <table:table-cell table:style-name="ce35"/>
          <table:table-cell/>
          <table:table-cell table:style-name="ce61" table:number-columns-repeated="31"/>
          <table:table-cell table:number-columns-repeated="991"/>
        </table:table-row>
        <table:table-row table:style-name="ro1">
          <table:table-cell table:style-name="ce1" office:value-type="string" calcext:value-type="string" table:number-columns-spanned="23" table:number-rows-spanned="1">
            <text:p>DEBT SCHEDULES</text:p>
          </table:table-cell>
          <table:covered-table-cell table:number-columns-repeated="12" table:style-name="ce44"/>
          <table:covered-table-cell table:number-columns-repeated="10" table:style-name="ce134"/>
          <table:table-cell table:style-name="ce146" table:number-columns-repeated="1001"/>
        </table:table-row>
        <table:table-row table:style-name="ro10">
          <table:table-cell table:number-columns-repeated="2"/>
          <table:table-cell table:style-name="ce61"/>
          <table:table-cell table:number-columns-repeated="30" table:style-name="ce78" office:value-type="string" office:string-value="Year" calcext:value-type="string">
            <text:p><text:s/>Year </text:p>
          </table:table-cell>
          <table:table-cell table:number-columns-repeated="991"/>
        </table:table-row>
        <table:table-row table:style-name="ro10">
          <table:table-cell table:style-name="ce6" office:value-type="string" calcext:value-type="string">
            <text:p>Scenario A Loan: Debt Schedule</text:p>
          </table:table-cell>
          <table:table-cell/>
          <table:table-cell table:style-name="ce61"/>
          <table:table-cell table:style-name="ce93" office:value-type="float" office:value="1" calcext:value-type="float">
            <text:p>1</text:p>
          </table:table-cell>
          <table:table-cell table:style-name="ce93" office:value-type="float" office:value="2" calcext:value-type="float">
            <text:p>2</text:p>
          </table:table-cell>
          <table:table-cell table:style-name="ce93" office:value-type="float" office:value="3" calcext:value-type="float">
            <text:p>3</text:p>
          </table:table-cell>
          <table:table-cell table:style-name="ce93" office:value-type="float" office:value="4" calcext:value-type="float">
            <text:p>4</text:p>
          </table:table-cell>
          <table:table-cell table:style-name="ce93" office:value-type="float" office:value="5" calcext:value-type="float">
            <text:p>5</text:p>
          </table:table-cell>
          <table:table-cell table:style-name="ce93" office:value-type="float" office:value="6" calcext:value-type="float">
            <text:p>6</text:p>
          </table:table-cell>
          <table:table-cell table:style-name="ce93" office:value-type="float" office:value="7" calcext:value-type="float">
            <text:p>7</text:p>
          </table:table-cell>
          <table:table-cell table:style-name="ce93" office:value-type="float" office:value="8" calcext:value-type="float">
            <text:p>8</text:p>
          </table:table-cell>
          <table:table-cell table:style-name="ce93" office:value-type="float" office:value="9" calcext:value-type="float">
            <text:p>9</text:p>
          </table:table-cell>
          <table:table-cell table:style-name="ce93" office:value-type="float" office:value="10" calcext:value-type="float">
            <text:p>10</text:p>
          </table:table-cell>
          <table:table-cell table:style-name="ce93" office:value-type="float" office:value="11" calcext:value-type="float">
            <text:p>11</text:p>
          </table:table-cell>
          <table:table-cell table:style-name="ce93" office:value-type="float" office:value="12" calcext:value-type="float">
            <text:p>12</text:p>
          </table:table-cell>
          <table:table-cell table:style-name="ce93" office:value-type="float" office:value="13" calcext:value-type="float">
            <text:p>13</text:p>
          </table:table-cell>
          <table:table-cell table:style-name="ce93" office:value-type="float" office:value="14" calcext:value-type="float">
            <text:p>14</text:p>
          </table:table-cell>
          <table:table-cell table:style-name="ce93" office:value-type="float" office:value="15" calcext:value-type="float">
            <text:p>15</text:p>
          </table:table-cell>
          <table:table-cell table:style-name="ce93" office:value-type="float" office:value="16" calcext:value-type="float">
            <text:p>16</text:p>
          </table:table-cell>
          <table:table-cell table:style-name="ce93" office:value-type="float" office:value="17" calcext:value-type="float">
            <text:p>17</text:p>
          </table:table-cell>
          <table:table-cell table:style-name="ce93" office:value-type="float" office:value="18" calcext:value-type="float">
            <text:p>18</text:p>
          </table:table-cell>
          <table:table-cell table:style-name="ce93" office:value-type="float" office:value="19" calcext:value-type="float">
            <text:p>19</text:p>
          </table:table-cell>
          <table:table-cell table:style-name="ce93" office:value-type="float" office:value="20" calcext:value-type="float">
            <text:p>20</text:p>
          </table:table-cell>
          <table:table-cell table:style-name="ce93" office:value-type="float" office:value="21" calcext:value-type="float">
            <text:p>21</text:p>
          </table:table-cell>
          <table:table-cell table:style-name="ce93" office:value-type="float" office:value="22" calcext:value-type="float">
            <text:p>22</text:p>
          </table:table-cell>
          <table:table-cell table:style-name="ce93" office:value-type="float" office:value="23" calcext:value-type="float">
            <text:p>23</text:p>
          </table:table-cell>
          <table:table-cell table:style-name="ce93" office:value-type="float" office:value="24" calcext:value-type="float">
            <text:p>24</text:p>
          </table:table-cell>
          <table:table-cell table:style-name="ce93" office:value-type="float" office:value="25" calcext:value-type="float">
            <text:p>25</text:p>
          </table:table-cell>
          <table:table-cell table:style-name="ce93" office:value-type="float" office:value="26" calcext:value-type="float">
            <text:p>26</text:p>
          </table:table-cell>
          <table:table-cell table:style-name="ce93" office:value-type="float" office:value="27" calcext:value-type="float">
            <text:p>27</text:p>
          </table:table-cell>
          <table:table-cell table:style-name="ce93" office:value-type="float" office:value="28" calcext:value-type="float">
            <text:p>28</text:p>
          </table:table-cell>
          <table:table-cell table:style-name="ce93" office:value-type="float" office:value="29" calcext:value-type="float">
            <text:p>29</text:p>
          </table:table-cell>
          <table:table-cell table:style-name="ce93" office:value-type="float" office:value="30" calcext:value-type="float">
            <text:p>30</text:p>
          </table:table-cell>
          <table:table-cell table:number-columns-repeated="991"/>
        </table:table-row>
        <table:table-row table:style-name="ro11">
          <table:table-cell office:value-type="string" calcext:value-type="string">
            <text:p>Beginning Balance</text:p>
          </table:table-cell>
          <table:table-cell/>
          <table:table-cell table:style-name="ce61"/>
          <table:table-cell table:style-name="ce61" table:formula="of:=LoanAmount" office:value-type="float" office:value="0" calcext:value-type="float">
            <text:p><text:s/>$- <text:s text:c="2"/></text:p>
          </table:table-cell>
          <table:table-cell table:style-name="ce61" table:formula="of:=[.D142]" office:value-type="float" office:value="0" calcext:value-type="float">
            <text:p><text:s/>$- <text:s text:c="2"/></text:p>
          </table:table-cell>
          <table:table-cell table:style-name="ce61" table:formula="of:=[.E142]" office:value-type="float" office:value="0" calcext:value-type="float">
            <text:p><text:s/>$- <text:s text:c="2"/></text:p>
          </table:table-cell>
          <table:table-cell table:style-name="ce61" table:formula="of:=[.F142]" office:value-type="float" office:value="0" calcext:value-type="float">
            <text:p><text:s/>$- <text:s text:c="2"/></text:p>
          </table:table-cell>
          <table:table-cell table:style-name="ce61" table:formula="of:=[.G142]" office:value-type="float" office:value="0" calcext:value-type="float">
            <text:p><text:s/>$- <text:s text:c="2"/></text:p>
          </table:table-cell>
          <table:table-cell table:style-name="ce61" table:formula="of:=[.H142]" office:value-type="float" office:value="0" calcext:value-type="float">
            <text:p><text:s/>$- <text:s text:c="2"/></text:p>
          </table:table-cell>
          <table:table-cell table:style-name="ce61" table:formula="of:=[.I142]" office:value-type="float" office:value="0" calcext:value-type="float">
            <text:p><text:s/>$- <text:s text:c="2"/></text:p>
          </table:table-cell>
          <table:table-cell table:style-name="ce61" table:formula="of:=[.J142]" office:value-type="float" office:value="0" calcext:value-type="float">
            <text:p><text:s/>$- <text:s text:c="2"/></text:p>
          </table:table-cell>
          <table:table-cell table:style-name="ce61" table:formula="of:=[.K142]" office:value-type="float" office:value="0" calcext:value-type="float">
            <text:p><text:s/>$- <text:s text:c="2"/></text:p>
          </table:table-cell>
          <table:table-cell table:style-name="ce61" table:formula="of:=[.L142]" office:value-type="float" office:value="0" calcext:value-type="float">
            <text:p><text:s/>$- <text:s text:c="2"/></text:p>
          </table:table-cell>
          <table:table-cell table:style-name="ce61" table:formula="of:=[.M142]" office:value-type="float" office:value="0" calcext:value-type="float">
            <text:p><text:s/>$- <text:s text:c="2"/></text:p>
          </table:table-cell>
          <table:table-cell table:style-name="ce61" table:formula="of:=[.N142]" office:value-type="float" office:value="0" calcext:value-type="float">
            <text:p><text:s/>$- <text:s text:c="2"/></text:p>
          </table:table-cell>
          <table:table-cell table:style-name="ce61" table:formula="of:=[.O142]" office:value-type="float" office:value="0" calcext:value-type="float">
            <text:p><text:s/>$- <text:s text:c="2"/></text:p>
          </table:table-cell>
          <table:table-cell table:style-name="ce61" table:formula="of:=[.P142]" office:value-type="float" office:value="0" calcext:value-type="float">
            <text:p><text:s/>$- <text:s text:c="2"/></text:p>
          </table:table-cell>
          <table:table-cell table:style-name="ce61" table:formula="of:=[.Q142]" office:value-type="float" office:value="0" calcext:value-type="float">
            <text:p><text:s/>$- <text:s text:c="2"/></text:p>
          </table:table-cell>
          <table:table-cell table:style-name="ce61" table:formula="of:=[.R142]" office:value-type="float" office:value="0" calcext:value-type="float">
            <text:p><text:s/>$- <text:s text:c="2"/></text:p>
          </table:table-cell>
          <table:table-cell table:style-name="ce61" table:formula="of:=[.S142]" office:value-type="float" office:value="0" calcext:value-type="float">
            <text:p><text:s/>$- <text:s text:c="2"/></text:p>
          </table:table-cell>
          <table:table-cell table:style-name="ce61" table:formula="of:=[.T142]" office:value-type="float" office:value="0" calcext:value-type="float">
            <text:p><text:s/>$- <text:s text:c="2"/></text:p>
          </table:table-cell>
          <table:table-cell table:style-name="ce61" table:formula="of:=[.U142]" office:value-type="float" office:value="0" calcext:value-type="float">
            <text:p><text:s/>$- <text:s text:c="2"/></text:p>
          </table:table-cell>
          <table:table-cell table:style-name="ce61" table:formula="of:=[.V142]" office:value-type="float" office:value="0" calcext:value-type="float">
            <text:p><text:s/>$- <text:s text:c="2"/></text:p>
          </table:table-cell>
          <table:table-cell table:style-name="ce61" table:formula="of:=[.W142]" office:value-type="float" office:value="0" calcext:value-type="float">
            <text:p><text:s/>$- <text:s text:c="2"/></text:p>
          </table:table-cell>
          <table:table-cell table:style-name="ce61" table:formula="of:=[.X142]" office:value-type="float" office:value="0" calcext:value-type="float">
            <text:p><text:s/>$- <text:s text:c="2"/></text:p>
          </table:table-cell>
          <table:table-cell table:style-name="ce61" table:formula="of:=[.Y142]" office:value-type="float" office:value="0" calcext:value-type="float">
            <text:p><text:s/>$- <text:s text:c="2"/></text:p>
          </table:table-cell>
          <table:table-cell table:style-name="ce61" table:formula="of:=[.Z142]" office:value-type="float" office:value="0" calcext:value-type="float">
            <text:p><text:s/>$- <text:s text:c="2"/></text:p>
          </table:table-cell>
          <table:table-cell table:style-name="ce61" table:formula="of:=[.AA142]" office:value-type="float" office:value="0" calcext:value-type="float">
            <text:p><text:s/>$- <text:s text:c="2"/></text:p>
          </table:table-cell>
          <table:table-cell table:style-name="ce61" table:formula="of:=[.AB142]" office:value-type="float" office:value="0" calcext:value-type="float">
            <text:p><text:s/>$- <text:s text:c="2"/></text:p>
          </table:table-cell>
          <table:table-cell table:style-name="ce61" table:formula="of:=[.AC142]" office:value-type="float" office:value="0" calcext:value-type="float">
            <text:p><text:s/>$- <text:s text:c="2"/></text:p>
          </table:table-cell>
          <table:table-cell table:style-name="ce61" table:formula="of:=[.AD142]" office:value-type="float" office:value="0" calcext:value-type="float">
            <text:p><text:s/>$- <text:s text:c="2"/></text:p>
          </table:table-cell>
          <table:table-cell table:style-name="ce61" table:formula="of:=[.AE142]" office:value-type="float" office:value="0" calcext:value-type="float">
            <text:p><text:s/>$- <text:s text:c="2"/></text:p>
          </table:table-cell>
          <table:table-cell table:style-name="ce61" table:formula="of:=[.AF142]" office:value-type="float" office:value="0" calcext:value-type="float">
            <text:p><text:s/>$- <text:s text:c="2"/></text:p>
          </table:table-cell>
          <table:table-cell table:number-columns-repeated="991"/>
        </table:table-row>
        <table:table-row table:style-name="ro11">
          <table:table-cell office:value-type="string" calcext:value-type="string">
            <text:p>Debt Service</text:p>
          </table:table-cell>
          <table:table-cell/>
          <table:table-cell table:style-name="ce61"/>
          <table:table-cell table:style-name="ce61" table:formula="of:=IF(ProjectYear&lt;=LoanTerm;PMT(LoanInterest;LoanTerm;LoanAmount);0)" office:value-type="float" office:value="-0" calcext:value-type="float">
            <text:p><text:s/>$- <text:s text:c="2"/></text:p>
          </table:table-cell>
          <table:table-cell table:style-name="ce61" table:formula="of:=IF(ProjectYear&lt;=LoanTerm;PMT(LoanInterest;LoanTerm;LoanAmount);0)" office:value-type="float" office:value="-0" calcext:value-type="float">
            <text:p><text:s/>$- <text:s text:c="2"/></text:p>
          </table:table-cell>
          <table:table-cell table:style-name="ce61" table:formula="of:=IF(ProjectYear&lt;=LoanTerm;PMT(LoanInterest;LoanTerm;LoanAmount);0)" office:value-type="float" office:value="-0" calcext:value-type="float">
            <text:p><text:s/>$- <text:s text:c="2"/></text:p>
          </table:table-cell>
          <table:table-cell table:style-name="ce61" table:formula="of:=IF(ProjectYear&lt;=LoanTerm;PMT(LoanInterest;LoanTerm;LoanAmount);0)" office:value-type="float" office:value="-0" calcext:value-type="float">
            <text:p><text:s/>$- <text:s text:c="2"/></text:p>
          </table:table-cell>
          <table:table-cell table:style-name="ce61" table:formula="of:=IF(ProjectYear&lt;=LoanTerm;PMT(LoanInterest;LoanTerm;LoanAmount);0)" office:value-type="float" office:value="-0" calcext:value-type="float">
            <text:p><text:s/>$- <text:s text:c="2"/></text:p>
          </table:table-cell>
          <table:table-cell table:style-name="ce61" table:formula="of:=IF(ProjectYear&lt;=LoanTerm;PMT(LoanInterest;LoanTerm;LoanAmount);0)" office:value-type="float" office:value="-0" calcext:value-type="float">
            <text:p><text:s/>$- <text:s text:c="2"/></text:p>
          </table:table-cell>
          <table:table-cell table:style-name="ce61" table:formula="of:=IF(ProjectYear&lt;=LoanTerm;PMT(LoanInterest;LoanTerm;LoanAmount);0)" office:value-type="float" office:value="-0" calcext:value-type="float">
            <text:p><text:s/>$- <text:s text:c="2"/></text:p>
          </table:table-cell>
          <table:table-cell table:style-name="ce61" table:formula="of:=IF(ProjectYear&lt;=LoanTerm;PMT(LoanInterest;LoanTerm;LoanAmount);0)" office:value-type="float" office:value="-0" calcext:value-type="float">
            <text:p><text:s/>$- <text:s text:c="2"/></text:p>
          </table:table-cell>
          <table:table-cell table:style-name="ce61" table:formula="of:=IF(ProjectYear&lt;=LoanTerm;PMT(LoanInterest;LoanTerm;LoanAmount);0)" office:value-type="float" office:value="-0" calcext:value-type="float">
            <text:p><text:s/>$- <text:s text:c="2"/></text:p>
          </table:table-cell>
          <table:table-cell table:style-name="ce61" table:formula="of:=IF(ProjectYear&lt;=LoanTerm;PMT(LoanInterest;LoanTerm;LoanAmount);0)" office:value-type="float" office:value="-0" calcext:value-type="float">
            <text:p><text:s/>$- <text:s text:c="2"/></text:p>
          </table:table-cell>
          <table:table-cell table:style-name="ce61" table:formula="of:=IF(ProjectYear&lt;=LoanTerm;PMT(LoanInterest;LoanTerm;LoanAmount);0)" office:value-type="float" office:value="-0" calcext:value-type="float">
            <text:p><text:s/>$- <text:s text:c="2"/></text:p>
          </table:table-cell>
          <table:table-cell table:style-name="ce61" table:formula="of:=IF(ProjectYear&lt;=LoanTerm;PMT(LoanInterest;LoanTerm;LoanAmount);0)" office:value-type="float" office:value="-0" calcext:value-type="float">
            <text:p><text:s/>$- <text:s text:c="2"/></text:p>
          </table:table-cell>
          <table:table-cell table:style-name="ce61" table:formula="of:=IF(ProjectYear&lt;=LoanTerm;PMT(LoanInterest;LoanTerm;LoanAmount);0)" office:value-type="float" office:value="-0" calcext:value-type="float">
            <text:p><text:s/>$- <text:s text:c="2"/></text:p>
          </table:table-cell>
          <table:table-cell table:style-name="ce61" table:formula="of:=IF(ProjectYear&lt;=LoanTerm;PMT(LoanInterest;LoanTerm;LoanAmount);0)" office:value-type="float" office:value="-0" calcext:value-type="float">
            <text:p><text:s/>$- <text:s text:c="2"/></text:p>
          </table:table-cell>
          <table:table-cell table:style-name="ce61" table:formula="of:=IF(ProjectYear&lt;=LoanTerm;PMT(LoanInterest;LoanTerm;LoanAmount);0)" office:value-type="float" office:value="-0" calcext:value-type="float">
            <text:p><text:s/>$- <text:s text:c="2"/></text:p>
          </table:table-cell>
          <table:table-cell table:style-name="ce61" table:formula="of:=IF(ProjectYear&lt;=LoanTerm;PMT(LoanInterest;LoanTerm;LoanAmount);0)" office:value-type="float" office:value="-0" calcext:value-type="float">
            <text:p><text:s/>$- <text:s text:c="2"/></text:p>
          </table:table-cell>
          <table:table-cell table:style-name="ce61" table:formula="of:=IF(ProjectYear&lt;=LoanTerm;PMT(LoanInterest;LoanTerm;LoanAmount);0)" office:value-type="float" office:value="-0" calcext:value-type="float">
            <text:p><text:s/>$- <text:s text:c="2"/></text:p>
          </table:table-cell>
          <table:table-cell table:style-name="ce61" table:formula="of:=IF(ProjectYear&lt;=LoanTerm;PMT(LoanInterest;LoanTerm;LoanAmount);0)" office:value-type="float" office:value="-0" calcext:value-type="float">
            <text:p><text:s/>$- <text:s text:c="2"/></text:p>
          </table:table-cell>
          <table:table-cell table:style-name="ce61" table:formula="of:=IF(ProjectYear&lt;=LoanTerm;PMT(LoanInterest;LoanTerm;LoanAmount);0)" office:value-type="float" office:value="-0" calcext:value-type="float">
            <text:p><text:s/>$- <text:s text:c="2"/></text:p>
          </table:table-cell>
          <table:table-cell table:style-name="ce61" table:formula="of:=IF(ProjectYear&lt;=LoanTerm;PMT(LoanInterest;LoanTerm;LoanAmount);0)" office:value-type="float" office:value="-0" calcext:value-type="float">
            <text:p><text:s/>$- <text:s text:c="2"/></text:p>
          </table:table-cell>
          <table:table-cell table:style-name="ce61" table:formula="of:=IF(ProjectYear&lt;=LoanTerm;PMT(LoanInterest;LoanTerm;LoanAmount);0)" office:value-type="float" office:value="0" calcext:value-type="float">
            <text:p><text:s/>$- <text:s text:c="2"/></text:p>
          </table:table-cell>
          <table:table-cell table:style-name="ce61" table:formula="of:=IF(ProjectYear&lt;=LoanTerm;PMT(LoanInterest;LoanTerm;LoanAmount);0)" office:value-type="float" office:value="0" calcext:value-type="float">
            <text:p><text:s/>$- <text:s text:c="2"/></text:p>
          </table:table-cell>
          <table:table-cell table:style-name="ce61" table:formula="of:=IF(ProjectYear&lt;=LoanTerm;PMT(LoanInterest;LoanTerm;LoanAmount);0)" office:value-type="float" office:value="0" calcext:value-type="float">
            <text:p><text:s/>$- <text:s text:c="2"/></text:p>
          </table:table-cell>
          <table:table-cell table:style-name="ce61" table:formula="of:=IF(ProjectYear&lt;=LoanTerm;PMT(LoanInterest;LoanTerm;LoanAmount);0)" office:value-type="float" office:value="0" calcext:value-type="float">
            <text:p><text:s/>$- <text:s text:c="2"/></text:p>
          </table:table-cell>
          <table:table-cell table:style-name="ce61" table:formula="of:=IF(ProjectYear&lt;=LoanTerm;PMT(LoanInterest;LoanTerm;LoanAmount);0)" office:value-type="float" office:value="0" calcext:value-type="float">
            <text:p><text:s/>$- <text:s text:c="2"/></text:p>
          </table:table-cell>
          <table:table-cell table:style-name="ce61" table:formula="of:=IF(ProjectYear&lt;=LoanTerm;PMT(LoanInterest;LoanTerm;LoanAmount);0)" office:value-type="float" office:value="0" calcext:value-type="float">
            <text:p><text:s/>$- <text:s text:c="2"/></text:p>
          </table:table-cell>
          <table:table-cell table:style-name="ce61" table:formula="of:=IF(ProjectYear&lt;=LoanTerm;PMT(LoanInterest;LoanTerm;LoanAmount);0)" office:value-type="float" office:value="0" calcext:value-type="float">
            <text:p><text:s/>$- <text:s text:c="2"/></text:p>
          </table:table-cell>
          <table:table-cell table:style-name="ce61" table:formula="of:=IF(ProjectYear&lt;=LoanTerm;PMT(LoanInterest;LoanTerm;LoanAmount);0)" office:value-type="float" office:value="0" calcext:value-type="float">
            <text:p><text:s/>$- <text:s text:c="2"/></text:p>
          </table:table-cell>
          <table:table-cell table:style-name="ce61" table:formula="of:=IF(ProjectYear&lt;=LoanTerm;PMT(LoanInterest;LoanTerm;LoanAmount);0)" office:value-type="float" office:value="0" calcext:value-type="float">
            <text:p><text:s/>$- <text:s text:c="2"/></text:p>
          </table:table-cell>
          <table:table-cell table:style-name="ce61" table:formula="of:=IF(ProjectYear&lt;=LoanTerm;PMT(LoanInterest;LoanTerm;LoanAmount);0)" office:value-type="float" office:value="0" calcext:value-type="float">
            <text:p><text:s/>$- <text:s text:c="2"/></text:p>
          </table:table-cell>
          <table:table-cell table:number-columns-repeated="991"/>
        </table:table-row>
        <table:table-row table:style-name="ro11">
          <table:table-cell office:value-type="string" calcext:value-type="string">
            <text:p>Principle</text:p>
          </table:table-cell>
          <table:table-cell/>
          <table:table-cell table:style-name="ce61"/>
          <table:table-cell table:style-name="ce61" table:formula="of:=DebtService-Interest" office:value-type="float" office:value="0" calcext:value-type="float">
            <text:p><text:s/>$- <text:s text:c="2"/></text:p>
          </table:table-cell>
          <table:table-cell table:style-name="ce61" table:formula="of:=DebtService-Interest" office:value-type="float" office:value="0" calcext:value-type="float">
            <text:p><text:s/>$- <text:s text:c="2"/></text:p>
          </table:table-cell>
          <table:table-cell table:style-name="ce61" table:formula="of:=DebtService-Interest" office:value-type="float" office:value="0" calcext:value-type="float">
            <text:p><text:s/>$- <text:s text:c="2"/></text:p>
          </table:table-cell>
          <table:table-cell table:style-name="ce61" table:formula="of:=DebtService-Interest" office:value-type="float" office:value="0" calcext:value-type="float">
            <text:p><text:s/>$- <text:s text:c="2"/></text:p>
          </table:table-cell>
          <table:table-cell table:style-name="ce61" table:formula="of:=DebtService-Interest" office:value-type="float" office:value="0" calcext:value-type="float">
            <text:p><text:s/>$- <text:s text:c="2"/></text:p>
          </table:table-cell>
          <table:table-cell table:style-name="ce61" table:formula="of:=DebtService-Interest" office:value-type="float" office:value="0" calcext:value-type="float">
            <text:p><text:s/>$- <text:s text:c="2"/></text:p>
          </table:table-cell>
          <table:table-cell table:style-name="ce61" table:formula="of:=DebtService-Interest" office:value-type="float" office:value="0" calcext:value-type="float">
            <text:p><text:s/>$- <text:s text:c="2"/></text:p>
          </table:table-cell>
          <table:table-cell table:style-name="ce61" table:formula="of:=DebtService-Interest" office:value-type="float" office:value="0" calcext:value-type="float">
            <text:p><text:s/>$- <text:s text:c="2"/></text:p>
          </table:table-cell>
          <table:table-cell table:style-name="ce61" table:formula="of:=DebtService-Interest" office:value-type="float" office:value="0" calcext:value-type="float">
            <text:p><text:s/>$- <text:s text:c="2"/></text:p>
          </table:table-cell>
          <table:table-cell table:style-name="ce61" table:formula="of:=DebtService-Interest" office:value-type="float" office:value="0" calcext:value-type="float">
            <text:p><text:s/>$- <text:s text:c="2"/></text:p>
          </table:table-cell>
          <table:table-cell table:style-name="ce61" table:formula="of:=DebtService-Interest" office:value-type="float" office:value="0" calcext:value-type="float">
            <text:p><text:s/>$- <text:s text:c="2"/></text:p>
          </table:table-cell>
          <table:table-cell table:style-name="ce61" table:formula="of:=DebtService-Interest" office:value-type="float" office:value="0" calcext:value-type="float">
            <text:p><text:s/>$- <text:s text:c="2"/></text:p>
          </table:table-cell>
          <table:table-cell table:style-name="ce61" table:formula="of:=DebtService-Interest" office:value-type="float" office:value="0" calcext:value-type="float">
            <text:p><text:s/>$- <text:s text:c="2"/></text:p>
          </table:table-cell>
          <table:table-cell table:style-name="ce61" table:formula="of:=DebtService-Interest" office:value-type="float" office:value="0" calcext:value-type="float">
            <text:p><text:s/>$- <text:s text:c="2"/></text:p>
          </table:table-cell>
          <table:table-cell table:style-name="ce61" table:formula="of:=DebtService-Interest" office:value-type="float" office:value="0" calcext:value-type="float">
            <text:p><text:s/>$- <text:s text:c="2"/></text:p>
          </table:table-cell>
          <table:table-cell table:style-name="ce61" table:formula="of:=DebtService-Interest" office:value-type="float" office:value="0" calcext:value-type="float">
            <text:p><text:s/>$- <text:s text:c="2"/></text:p>
          </table:table-cell>
          <table:table-cell table:style-name="ce61" table:formula="of:=DebtService-Interest" office:value-type="float" office:value="0" calcext:value-type="float">
            <text:p><text:s/>$- <text:s text:c="2"/></text:p>
          </table:table-cell>
          <table:table-cell table:style-name="ce61" table:formula="of:=DebtService-Interest" office:value-type="float" office:value="0" calcext:value-type="float">
            <text:p><text:s/>$- <text:s text:c="2"/></text:p>
          </table:table-cell>
          <table:table-cell table:style-name="ce61" table:formula="of:=DebtService-Interest" office:value-type="float" office:value="0" calcext:value-type="float">
            <text:p><text:s/>$- <text:s text:c="2"/></text:p>
          </table:table-cell>
          <table:table-cell table:style-name="ce61" table:formula="of:=DebtService-Interest" office:value-type="float" office:value="0" calcext:value-type="float">
            <text:p><text:s/>$- <text:s text:c="2"/></text:p>
          </table:table-cell>
          <table:table-cell table:style-name="ce61" table:formula="of:=DebtService-Interest" office:value-type="float" office:value="0" calcext:value-type="float">
            <text:p><text:s/>$- <text:s text:c="2"/></text:p>
          </table:table-cell>
          <table:table-cell table:style-name="ce61" table:formula="of:=DebtService-Interest" office:value-type="float" office:value="0" calcext:value-type="float">
            <text:p><text:s/>$- <text:s text:c="2"/></text:p>
          </table:table-cell>
          <table:table-cell table:style-name="ce61" table:formula="of:=DebtService-Interest" office:value-type="float" office:value="0" calcext:value-type="float">
            <text:p><text:s/>$- <text:s text:c="2"/></text:p>
          </table:table-cell>
          <table:table-cell table:style-name="ce61" table:formula="of:=DebtService-Interest" office:value-type="float" office:value="0" calcext:value-type="float">
            <text:p><text:s/>$- <text:s text:c="2"/></text:p>
          </table:table-cell>
          <table:table-cell table:style-name="ce61" table:formula="of:=DebtService-Interest" office:value-type="float" office:value="0" calcext:value-type="float">
            <text:p><text:s/>$- <text:s text:c="2"/></text:p>
          </table:table-cell>
          <table:table-cell table:style-name="ce61" table:formula="of:=DebtService-Interest" office:value-type="float" office:value="0" calcext:value-type="float">
            <text:p><text:s/>$- <text:s text:c="2"/></text:p>
          </table:table-cell>
          <table:table-cell table:style-name="ce61" table:formula="of:=DebtService-Interest" office:value-type="float" office:value="0" calcext:value-type="float">
            <text:p><text:s/>$- <text:s text:c="2"/></text:p>
          </table:table-cell>
          <table:table-cell table:style-name="ce61" table:formula="of:=DebtService-Interest" office:value-type="float" office:value="0" calcext:value-type="float">
            <text:p><text:s/>$- <text:s text:c="2"/></text:p>
          </table:table-cell>
          <table:table-cell table:style-name="ce61" table:formula="of:=DebtService-Interest" office:value-type="float" office:value="0" calcext:value-type="float">
            <text:p><text:s/>$- <text:s text:c="2"/></text:p>
          </table:table-cell>
          <table:table-cell table:style-name="ce61" table:formula="of:=DebtService-Interest" office:value-type="float" office:value="0" calcext:value-type="float">
            <text:p><text:s/>$- <text:s text:c="2"/></text:p>
          </table:table-cell>
          <table:table-cell table:number-columns-repeated="991"/>
        </table:table-row>
        <table:table-row table:style-name="ro11">
          <table:table-cell office:value-type="string" calcext:value-type="string">
            <text:p>Interest</text:p>
          </table:table-cell>
          <table:table-cell/>
          <table:table-cell table:style-name="ce61"/>
          <table:table-cell table:style-name="ce61" table:formula="of:=IF(ProjectYear&lt;=LoanTerm;-BegLoanBal*LoanInterest;0)" office:value-type="float" office:value="-0" calcext:value-type="float">
            <text:p><text:s/>$- <text:s text:c="2"/></text:p>
          </table:table-cell>
          <table:table-cell table:style-name="ce61" table:formula="of:=IF(ProjectYear&lt;=LoanTerm;-BegLoanBal*LoanInterest;0)" office:value-type="float" office:value="-0" calcext:value-type="float">
            <text:p><text:s/>$- <text:s text:c="2"/></text:p>
          </table:table-cell>
          <table:table-cell table:style-name="ce61" table:formula="of:=IF(ProjectYear&lt;=LoanTerm;-BegLoanBal*LoanInterest;0)" office:value-type="float" office:value="-0" calcext:value-type="float">
            <text:p><text:s/>$- <text:s text:c="2"/></text:p>
          </table:table-cell>
          <table:table-cell table:style-name="ce61" table:formula="of:=IF(ProjectYear&lt;=LoanTerm;-BegLoanBal*LoanInterest;0)" office:value-type="float" office:value="-0" calcext:value-type="float">
            <text:p><text:s/>$- <text:s text:c="2"/></text:p>
          </table:table-cell>
          <table:table-cell table:style-name="ce61" table:formula="of:=IF(ProjectYear&lt;=LoanTerm;-BegLoanBal*LoanInterest;0)" office:value-type="float" office:value="-0" calcext:value-type="float">
            <text:p><text:s/>$- <text:s text:c="2"/></text:p>
          </table:table-cell>
          <table:table-cell table:style-name="ce61" table:formula="of:=IF(ProjectYear&lt;=LoanTerm;-BegLoanBal*LoanInterest;0)" office:value-type="float" office:value="-0" calcext:value-type="float">
            <text:p><text:s/>$- <text:s text:c="2"/></text:p>
          </table:table-cell>
          <table:table-cell table:style-name="ce61" table:formula="of:=IF(ProjectYear&lt;=LoanTerm;-BegLoanBal*LoanInterest;0)" office:value-type="float" office:value="-0" calcext:value-type="float">
            <text:p><text:s/>$- <text:s text:c="2"/></text:p>
          </table:table-cell>
          <table:table-cell table:style-name="ce61" table:formula="of:=IF(ProjectYear&lt;=LoanTerm;-BegLoanBal*LoanInterest;0)" office:value-type="float" office:value="-0" calcext:value-type="float">
            <text:p><text:s/>$- <text:s text:c="2"/></text:p>
          </table:table-cell>
          <table:table-cell table:style-name="ce61" table:formula="of:=IF(ProjectYear&lt;=LoanTerm;-BegLoanBal*LoanInterest;0)" office:value-type="float" office:value="-0" calcext:value-type="float">
            <text:p><text:s/>$- <text:s text:c="2"/></text:p>
          </table:table-cell>
          <table:table-cell table:style-name="ce61" table:formula="of:=IF(ProjectYear&lt;=LoanTerm;-BegLoanBal*LoanInterest;0)" office:value-type="float" office:value="-0" calcext:value-type="float">
            <text:p><text:s/>$- <text:s text:c="2"/></text:p>
          </table:table-cell>
          <table:table-cell table:style-name="ce61" table:formula="of:=IF(ProjectYear&lt;=LoanTerm;-BegLoanBal*LoanInterest;0)" office:value-type="float" office:value="-0" calcext:value-type="float">
            <text:p><text:s/>$- <text:s text:c="2"/></text:p>
          </table:table-cell>
          <table:table-cell table:style-name="ce61" table:formula="of:=IF(ProjectYear&lt;=LoanTerm;-BegLoanBal*LoanInterest;0)" office:value-type="float" office:value="-0" calcext:value-type="float">
            <text:p><text:s/>$- <text:s text:c="2"/></text:p>
          </table:table-cell>
          <table:table-cell table:style-name="ce61" table:formula="of:=IF(ProjectYear&lt;=LoanTerm;-BegLoanBal*LoanInterest;0)" office:value-type="float" office:value="-0" calcext:value-type="float">
            <text:p><text:s/>$- <text:s text:c="2"/></text:p>
          </table:table-cell>
          <table:table-cell table:style-name="ce61" table:formula="of:=IF(ProjectYear&lt;=LoanTerm;-BegLoanBal*LoanInterest;0)" office:value-type="float" office:value="-0" calcext:value-type="float">
            <text:p><text:s/>$- <text:s text:c="2"/></text:p>
          </table:table-cell>
          <table:table-cell table:style-name="ce61" table:formula="of:=IF(ProjectYear&lt;=LoanTerm;-BegLoanBal*LoanInterest;0)" office:value-type="float" office:value="-0" calcext:value-type="float">
            <text:p><text:s/>$- <text:s text:c="2"/></text:p>
          </table:table-cell>
          <table:table-cell table:style-name="ce61" table:formula="of:=IF(ProjectYear&lt;=LoanTerm;-BegLoanBal*LoanInterest;0)" office:value-type="float" office:value="-0" calcext:value-type="float">
            <text:p><text:s/>$- <text:s text:c="2"/></text:p>
          </table:table-cell>
          <table:table-cell table:style-name="ce61" table:formula="of:=IF(ProjectYear&lt;=LoanTerm;-BegLoanBal*LoanInterest;0)" office:value-type="float" office:value="-0" calcext:value-type="float">
            <text:p><text:s/>$- <text:s text:c="2"/></text:p>
          </table:table-cell>
          <table:table-cell table:style-name="ce61" table:formula="of:=IF(ProjectYear&lt;=LoanTerm;-BegLoanBal*LoanInterest;0)" office:value-type="float" office:value="-0" calcext:value-type="float">
            <text:p><text:s/>$- <text:s text:c="2"/></text:p>
          </table:table-cell>
          <table:table-cell table:style-name="ce61" table:formula="of:=IF(ProjectYear&lt;=LoanTerm;-BegLoanBal*LoanInterest;0)" office:value-type="float" office:value="-0" calcext:value-type="float">
            <text:p><text:s/>$- <text:s text:c="2"/></text:p>
          </table:table-cell>
          <table:table-cell table:style-name="ce61" table:formula="of:=IF(ProjectYear&lt;=LoanTerm;-BegLoanBal*LoanInterest;0)" office:value-type="float" office:value="-0" calcext:value-type="float">
            <text:p><text:s/>$- <text:s text:c="2"/></text:p>
          </table:table-cell>
          <table:table-cell table:style-name="ce61" table:formula="of:=IF(ProjectYear&lt;=LoanTerm;-BegLoanBal*LoanInterest;0)" office:value-type="float" office:value="0" calcext:value-type="float">
            <text:p><text:s/>$- <text:s text:c="2"/></text:p>
          </table:table-cell>
          <table:table-cell table:style-name="ce61" table:formula="of:=IF(ProjectYear&lt;=LoanTerm;-BegLoanBal*LoanInterest;0)" office:value-type="float" office:value="0" calcext:value-type="float">
            <text:p><text:s/>$- <text:s text:c="2"/></text:p>
          </table:table-cell>
          <table:table-cell table:style-name="ce61" table:formula="of:=IF(ProjectYear&lt;=LoanTerm;-BegLoanBal*LoanInterest;0)" office:value-type="float" office:value="0" calcext:value-type="float">
            <text:p><text:s/>$- <text:s text:c="2"/></text:p>
          </table:table-cell>
          <table:table-cell table:style-name="ce61" table:formula="of:=IF(ProjectYear&lt;=LoanTerm;-BegLoanBal*LoanInterest;0)" office:value-type="float" office:value="0" calcext:value-type="float">
            <text:p><text:s/>$- <text:s text:c="2"/></text:p>
          </table:table-cell>
          <table:table-cell table:style-name="ce61" table:formula="of:=IF(ProjectYear&lt;=LoanTerm;-BegLoanBal*LoanInterest;0)" office:value-type="float" office:value="0" calcext:value-type="float">
            <text:p><text:s/>$- <text:s text:c="2"/></text:p>
          </table:table-cell>
          <table:table-cell table:style-name="ce61" table:formula="of:=IF(ProjectYear&lt;=LoanTerm;-BegLoanBal*LoanInterest;0)" office:value-type="float" office:value="0" calcext:value-type="float">
            <text:p><text:s/>$- <text:s text:c="2"/></text:p>
          </table:table-cell>
          <table:table-cell table:style-name="ce61" table:formula="of:=IF(ProjectYear&lt;=LoanTerm;-BegLoanBal*LoanInterest;0)" office:value-type="float" office:value="0" calcext:value-type="float">
            <text:p><text:s/>$- <text:s text:c="2"/></text:p>
          </table:table-cell>
          <table:table-cell table:style-name="ce61" table:formula="of:=IF(ProjectYear&lt;=LoanTerm;-BegLoanBal*LoanInterest;0)" office:value-type="float" office:value="0" calcext:value-type="float">
            <text:p><text:s/>$- <text:s text:c="2"/></text:p>
          </table:table-cell>
          <table:table-cell table:style-name="ce61" table:formula="of:=IF(ProjectYear&lt;=LoanTerm;-BegLoanBal*LoanInterest;0)" office:value-type="float" office:value="0" calcext:value-type="float">
            <text:p><text:s/>$- <text:s text:c="2"/></text:p>
          </table:table-cell>
          <table:table-cell table:style-name="ce61" table:formula="of:=IF(ProjectYear&lt;=LoanTerm;-BegLoanBal*LoanInterest;0)" office:value-type="float" office:value="0" calcext:value-type="float">
            <text:p><text:s/>$- <text:s text:c="2"/></text:p>
          </table:table-cell>
          <table:table-cell table:number-columns-repeated="991"/>
        </table:table-row>
        <table:table-row table:style-name="ro10">
          <table:table-cell table:style-name="ce6" office:value-type="string" calcext:value-type="string">
            <text:p>Ending Balance</text:p>
          </table:table-cell>
          <table:table-cell table:style-name="ce65" table:number-columns-repeated="2"/>
          <table:table-cell table:style-name="ce65" table:formula="of:=BegLoanBal+Principle" office:value-type="float" office:value="0" calcext:value-type="float">
            <text:p><text:s/>$- <text:s text:c="2"/></text:p>
          </table:table-cell>
          <table:table-cell table:style-name="ce65" table:formula="of:=BegLoanBal+Principle" office:value-type="float" office:value="0" calcext:value-type="float">
            <text:p><text:s/>$- <text:s text:c="2"/></text:p>
          </table:table-cell>
          <table:table-cell table:style-name="ce65" table:formula="of:=BegLoanBal+Principle" office:value-type="float" office:value="0" calcext:value-type="float">
            <text:p><text:s/>$- <text:s text:c="2"/></text:p>
          </table:table-cell>
          <table:table-cell table:style-name="ce65" table:formula="of:=BegLoanBal+Principle" office:value-type="float" office:value="0" calcext:value-type="float">
            <text:p><text:s/>$- <text:s text:c="2"/></text:p>
          </table:table-cell>
          <table:table-cell table:style-name="ce65" table:formula="of:=BegLoanBal+Principle" office:value-type="float" office:value="0" calcext:value-type="float">
            <text:p><text:s/>$- <text:s text:c="2"/></text:p>
          </table:table-cell>
          <table:table-cell table:style-name="ce65" table:formula="of:=BegLoanBal+Principle" office:value-type="float" office:value="0" calcext:value-type="float">
            <text:p><text:s/>$- <text:s text:c="2"/></text:p>
          </table:table-cell>
          <table:table-cell table:style-name="ce65" table:formula="of:=BegLoanBal+Principle" office:value-type="float" office:value="0" calcext:value-type="float">
            <text:p><text:s/>$- <text:s text:c="2"/></text:p>
          </table:table-cell>
          <table:table-cell table:style-name="ce65" table:formula="of:=BegLoanBal+Principle" office:value-type="float" office:value="0" calcext:value-type="float">
            <text:p><text:s/>$- <text:s text:c="2"/></text:p>
          </table:table-cell>
          <table:table-cell table:style-name="ce65" table:formula="of:=BegLoanBal+Principle" office:value-type="float" office:value="0" calcext:value-type="float">
            <text:p><text:s/>$- <text:s text:c="2"/></text:p>
          </table:table-cell>
          <table:table-cell table:style-name="ce65" table:formula="of:=BegLoanBal+Principle" office:value-type="float" office:value="0" calcext:value-type="float">
            <text:p><text:s/>$- <text:s text:c="2"/></text:p>
          </table:table-cell>
          <table:table-cell table:style-name="ce65" table:formula="of:=BegLoanBal+Principle" office:value-type="float" office:value="0" calcext:value-type="float">
            <text:p><text:s/>$- <text:s text:c="2"/></text:p>
          </table:table-cell>
          <table:table-cell table:style-name="ce65" table:formula="of:=BegLoanBal+Principle" office:value-type="float" office:value="0" calcext:value-type="float">
            <text:p><text:s/>$- <text:s text:c="2"/></text:p>
          </table:table-cell>
          <table:table-cell table:style-name="ce65" table:formula="of:=BegLoanBal+Principle" office:value-type="float" office:value="0" calcext:value-type="float">
            <text:p><text:s/>$- <text:s text:c="2"/></text:p>
          </table:table-cell>
          <table:table-cell table:style-name="ce65" table:formula="of:=BegLoanBal+Principle" office:value-type="float" office:value="0" calcext:value-type="float">
            <text:p><text:s/>$- <text:s text:c="2"/></text:p>
          </table:table-cell>
          <table:table-cell table:style-name="ce65" table:formula="of:=BegLoanBal+Principle" office:value-type="float" office:value="0" calcext:value-type="float">
            <text:p><text:s/>$- <text:s text:c="2"/></text:p>
          </table:table-cell>
          <table:table-cell table:style-name="ce65" table:formula="of:=BegLoanBal+Principle" office:value-type="float" office:value="0" calcext:value-type="float">
            <text:p><text:s/>$- <text:s text:c="2"/></text:p>
          </table:table-cell>
          <table:table-cell table:style-name="ce65" table:formula="of:=BegLoanBal+Principle" office:value-type="float" office:value="0" calcext:value-type="float">
            <text:p><text:s/>$- <text:s text:c="2"/></text:p>
          </table:table-cell>
          <table:table-cell table:style-name="ce65" table:formula="of:=BegLoanBal+Principle" office:value-type="float" office:value="0" calcext:value-type="float">
            <text:p><text:s/>$- <text:s text:c="2"/></text:p>
          </table:table-cell>
          <table:table-cell table:style-name="ce65" table:formula="of:=BegLoanBal+Principle" office:value-type="float" office:value="0" calcext:value-type="float">
            <text:p><text:s/>$- <text:s text:c="2"/></text:p>
          </table:table-cell>
          <table:table-cell table:style-name="ce65" table:formula="of:=BegLoanBal+Principle" office:value-type="float" office:value="0" calcext:value-type="float">
            <text:p><text:s/>$- <text:s text:c="2"/></text:p>
          </table:table-cell>
          <table:table-cell table:style-name="ce65" table:formula="of:=BegLoanBal+Principle" office:value-type="float" office:value="0" calcext:value-type="float">
            <text:p><text:s/>$- <text:s text:c="2"/></text:p>
          </table:table-cell>
          <table:table-cell table:style-name="ce65" table:formula="of:=BegLoanBal+Principle" office:value-type="float" office:value="0" calcext:value-type="float">
            <text:p><text:s/>$- <text:s text:c="2"/></text:p>
          </table:table-cell>
          <table:table-cell table:style-name="ce65" table:formula="of:=BegLoanBal+Principle" office:value-type="float" office:value="0" calcext:value-type="float">
            <text:p><text:s/>$- <text:s text:c="2"/></text:p>
          </table:table-cell>
          <table:table-cell table:style-name="ce65" table:formula="of:=BegLoanBal+Principle" office:value-type="float" office:value="0" calcext:value-type="float">
            <text:p><text:s/>$- <text:s text:c="2"/></text:p>
          </table:table-cell>
          <table:table-cell table:style-name="ce65" table:formula="of:=BegLoanBal+Principle" office:value-type="float" office:value="0" calcext:value-type="float">
            <text:p><text:s/>$- <text:s text:c="2"/></text:p>
          </table:table-cell>
          <table:table-cell table:style-name="ce65" table:formula="of:=BegLoanBal+Principle" office:value-type="float" office:value="0" calcext:value-type="float">
            <text:p><text:s/>$- <text:s text:c="2"/></text:p>
          </table:table-cell>
          <table:table-cell table:style-name="ce65" table:formula="of:=BegLoanBal+Principle" office:value-type="float" office:value="0" calcext:value-type="float">
            <text:p><text:s/>$- <text:s text:c="2"/></text:p>
          </table:table-cell>
          <table:table-cell table:style-name="ce65" table:formula="of:=BegLoanBal+Principle" office:value-type="float" office:value="0" calcext:value-type="float">
            <text:p><text:s/>$- <text:s text:c="2"/></text:p>
          </table:table-cell>
          <table:table-cell table:style-name="ce65" table:formula="of:=BegLoanBal+Principle" office:value-type="float" office:value="0" calcext:value-type="float">
            <text:p><text:s/>$- <text:s text:c="2"/></text:p>
          </table:table-cell>
          <table:table-cell table:style-name="ce65" table:formula="of:=BegLoanBal+Principle" office:value-type="float" office:value="0" calcext:value-type="float">
            <text:p><text:s/>$- <text:s text:c="2"/></text:p>
          </table:table-cell>
          <table:table-cell table:style-name="ce6" table:number-columns-repeated="991"/>
        </table:table-row>
        <table:table-row table:style-name="ro11">
          <table:table-cell table:number-columns-repeated="2"/>
          <table:table-cell table:style-name="ce61" table:number-columns-repeated="31"/>
          <table:table-cell table:number-columns-repeated="991"/>
        </table:table-row>
        <table:table-row table:style-name="ro10">
          <table:table-cell table:number-columns-repeated="2"/>
          <table:table-cell table:style-name="ce61"/>
          <table:table-cell table:number-columns-repeated="30" table:style-name="ce78" office:value-type="string" office:string-value="Year" calcext:value-type="string">
            <text:p><text:s/>Year </text:p>
          </table:table-cell>
          <table:table-cell table:number-columns-repeated="991"/>
        </table:table-row>
        <table:table-row-group table:display="false">
          <table:table-row table:style-name="ro10" table:visibility="collapse">
            <table:table-cell table:style-name="ce6" office:value-type="string" calcext:value-type="string">
              <text:p>Scenario B Loan: Debt Schedule</text:p>
            </table:table-cell>
            <table:table-cell/>
            <table:table-cell table:style-name="ce61"/>
            <table:table-cell table:style-name="ce93" office:value-type="float" office:value="1" calcext:value-type="float">
              <text:p>1</text:p>
            </table:table-cell>
            <table:table-cell table:style-name="ce93" office:value-type="float" office:value="2" calcext:value-type="float">
              <text:p>2</text:p>
            </table:table-cell>
            <table:table-cell table:style-name="ce93" office:value-type="float" office:value="3" calcext:value-type="float">
              <text:p>3</text:p>
            </table:table-cell>
            <table:table-cell table:style-name="ce93" office:value-type="float" office:value="4" calcext:value-type="float">
              <text:p>4</text:p>
            </table:table-cell>
            <table:table-cell table:style-name="ce93" office:value-type="float" office:value="5" calcext:value-type="float">
              <text:p>5</text:p>
            </table:table-cell>
            <table:table-cell table:style-name="ce93" office:value-type="float" office:value="6" calcext:value-type="float">
              <text:p>6</text:p>
            </table:table-cell>
            <table:table-cell table:style-name="ce93" office:value-type="float" office:value="7" calcext:value-type="float">
              <text:p>7</text:p>
            </table:table-cell>
            <table:table-cell table:style-name="ce93" office:value-type="float" office:value="8" calcext:value-type="float">
              <text:p>8</text:p>
            </table:table-cell>
            <table:table-cell table:style-name="ce93" office:value-type="float" office:value="9" calcext:value-type="float">
              <text:p>9</text:p>
            </table:table-cell>
            <table:table-cell table:style-name="ce93" office:value-type="float" office:value="10" calcext:value-type="float">
              <text:p>10</text:p>
            </table:table-cell>
            <table:table-cell table:style-name="ce93" office:value-type="float" office:value="11" calcext:value-type="float">
              <text:p>11</text:p>
            </table:table-cell>
            <table:table-cell table:style-name="ce93" office:value-type="float" office:value="12" calcext:value-type="float">
              <text:p>12</text:p>
            </table:table-cell>
            <table:table-cell table:style-name="ce93" office:value-type="float" office:value="13" calcext:value-type="float">
              <text:p>13</text:p>
            </table:table-cell>
            <table:table-cell table:style-name="ce93" office:value-type="float" office:value="14" calcext:value-type="float">
              <text:p>14</text:p>
            </table:table-cell>
            <table:table-cell table:style-name="ce93" office:value-type="float" office:value="15" calcext:value-type="float">
              <text:p>15</text:p>
            </table:table-cell>
            <table:table-cell table:style-name="ce93" office:value-type="float" office:value="16" calcext:value-type="float">
              <text:p>16</text:p>
            </table:table-cell>
            <table:table-cell table:style-name="ce93" office:value-type="float" office:value="17" calcext:value-type="float">
              <text:p>17</text:p>
            </table:table-cell>
            <table:table-cell table:style-name="ce93" office:value-type="float" office:value="18" calcext:value-type="float">
              <text:p>18</text:p>
            </table:table-cell>
            <table:table-cell table:style-name="ce93" office:value-type="float" office:value="19" calcext:value-type="float">
              <text:p>19</text:p>
            </table:table-cell>
            <table:table-cell table:style-name="ce93" office:value-type="float" office:value="20" calcext:value-type="float">
              <text:p>20</text:p>
            </table:table-cell>
            <table:table-cell table:style-name="ce93" office:value-type="float" office:value="21" calcext:value-type="float">
              <text:p>21</text:p>
            </table:table-cell>
            <table:table-cell table:style-name="ce93" office:value-type="float" office:value="22" calcext:value-type="float">
              <text:p>22</text:p>
            </table:table-cell>
            <table:table-cell table:style-name="ce93" office:value-type="float" office:value="23" calcext:value-type="float">
              <text:p>23</text:p>
            </table:table-cell>
            <table:table-cell table:style-name="ce93" office:value-type="float" office:value="24" calcext:value-type="float">
              <text:p>24</text:p>
            </table:table-cell>
            <table:table-cell table:style-name="ce93" office:value-type="float" office:value="25" calcext:value-type="float">
              <text:p>25</text:p>
            </table:table-cell>
            <table:table-cell table:style-name="ce93" office:value-type="float" office:value="26" calcext:value-type="float">
              <text:p>26</text:p>
            </table:table-cell>
            <table:table-cell table:style-name="ce93" office:value-type="float" office:value="27" calcext:value-type="float">
              <text:p>27</text:p>
            </table:table-cell>
            <table:table-cell table:style-name="ce93" office:value-type="float" office:value="28" calcext:value-type="float">
              <text:p>28</text:p>
            </table:table-cell>
            <table:table-cell table:style-name="ce93" office:value-type="float" office:value="29" calcext:value-type="float">
              <text:p>29</text:p>
            </table:table-cell>
            <table:table-cell table:style-name="ce93" office:value-type="float" office:value="30" calcext:value-type="float">
              <text:p>30</text:p>
            </table:table-cell>
            <table:table-cell table:number-columns-repeated="991"/>
          </table:table-row>
          <table:table-row table:style-name="ro11" table:visibility="collapse">
            <table:table-cell office:value-type="string" calcext:value-type="string">
              <text:p>Beginning Balance</text:p>
            </table:table-cell>
            <table:table-cell/>
            <table:table-cell table:style-name="ce61"/>
            <table:table-cell table:style-name="ce61" table:formula="of:=[.$K$32]" office:value-type="float" office:value="0" calcext:value-type="float">
              <text:p><text:s/>$- <text:s text:c="2"/></text:p>
            </table:table-cell>
            <table:table-cell table:style-name="ce61" table:formula="of:=[.D$150]" office:value-type="float" office:value="0" calcext:value-type="float">
              <text:p><text:s/>$- <text:s text:c="2"/></text:p>
            </table:table-cell>
            <table:table-cell table:style-name="ce61" table:formula="of:=[.E$150]" office:value-type="float" office:value="0" calcext:value-type="float">
              <text:p><text:s/>$- <text:s text:c="2"/></text:p>
            </table:table-cell>
            <table:table-cell table:style-name="ce61" table:formula="of:=[.F$150]" office:value-type="float" office:value="0" calcext:value-type="float">
              <text:p><text:s/>$- <text:s text:c="2"/></text:p>
            </table:table-cell>
            <table:table-cell table:style-name="ce61" table:formula="of:=[.G$150]" office:value-type="float" office:value="0" calcext:value-type="float">
              <text:p><text:s/>$- <text:s text:c="2"/></text:p>
            </table:table-cell>
            <table:table-cell table:style-name="ce61" table:formula="of:=[.H$150]" office:value-type="float" office:value="0" calcext:value-type="float">
              <text:p><text:s/>$- <text:s text:c="2"/></text:p>
            </table:table-cell>
            <table:table-cell table:style-name="ce61" table:formula="of:=[.I$150]" office:value-type="float" office:value="0" calcext:value-type="float">
              <text:p><text:s/>$- <text:s text:c="2"/></text:p>
            </table:table-cell>
            <table:table-cell table:style-name="ce61" table:formula="of:=[.J$150]" office:value-type="float" office:value="0" calcext:value-type="float">
              <text:p><text:s/>$- <text:s text:c="2"/></text:p>
            </table:table-cell>
            <table:table-cell table:style-name="ce61" table:formula="of:=[.K$150]" office:value-type="float" office:value="0" calcext:value-type="float">
              <text:p><text:s/>$- <text:s text:c="2"/></text:p>
            </table:table-cell>
            <table:table-cell table:style-name="ce61" table:formula="of:=[.L$150]" office:value-type="float" office:value="0" calcext:value-type="float">
              <text:p><text:s/>$- <text:s text:c="2"/></text:p>
            </table:table-cell>
            <table:table-cell table:style-name="ce61" table:formula="of:=[.M$150]" office:value-type="float" office:value="0" calcext:value-type="float">
              <text:p><text:s/>$- <text:s text:c="2"/></text:p>
            </table:table-cell>
            <table:table-cell table:style-name="ce61" table:formula="of:=[.N$150]" office:value-type="float" office:value="0" calcext:value-type="float">
              <text:p><text:s/>$- <text:s text:c="2"/></text:p>
            </table:table-cell>
            <table:table-cell table:style-name="ce61" table:formula="of:=[.O$150]" office:value-type="float" office:value="0" calcext:value-type="float">
              <text:p><text:s/>$- <text:s text:c="2"/></text:p>
            </table:table-cell>
            <table:table-cell table:style-name="ce61" table:formula="of:=[.P$150]" office:value-type="float" office:value="0" calcext:value-type="float">
              <text:p><text:s/>$- <text:s text:c="2"/></text:p>
            </table:table-cell>
            <table:table-cell table:style-name="ce61" table:formula="of:=[.Q$150]" office:value-type="float" office:value="0" calcext:value-type="float">
              <text:p><text:s/>$- <text:s text:c="2"/></text:p>
            </table:table-cell>
            <table:table-cell table:style-name="ce61" table:formula="of:=[.R$150]" office:value-type="float" office:value="0" calcext:value-type="float">
              <text:p><text:s/>$- <text:s text:c="2"/></text:p>
            </table:table-cell>
            <table:table-cell table:style-name="ce61" table:formula="of:=[.S$150]" office:value-type="float" office:value="0" calcext:value-type="float">
              <text:p><text:s/>$- <text:s text:c="2"/></text:p>
            </table:table-cell>
            <table:table-cell table:style-name="ce61" table:formula="of:=[.T$150]" office:value-type="float" office:value="0" calcext:value-type="float">
              <text:p><text:s/>$- <text:s text:c="2"/></text:p>
            </table:table-cell>
            <table:table-cell table:style-name="ce61" table:formula="of:=[.U$150]" office:value-type="float" office:value="0" calcext:value-type="float">
              <text:p><text:s/>$- <text:s text:c="2"/></text:p>
            </table:table-cell>
            <table:table-cell table:style-name="ce61" table:formula="of:=[.V$150]" office:value-type="float" office:value="0" calcext:value-type="float">
              <text:p><text:s/>$- <text:s text:c="2"/></text:p>
            </table:table-cell>
            <table:table-cell table:style-name="ce61" table:formula="of:=[.W$150]" office:value-type="float" office:value="0" calcext:value-type="float">
              <text:p><text:s/>$- <text:s text:c="2"/></text:p>
            </table:table-cell>
            <table:table-cell table:style-name="ce61" table:formula="of:=[.X$150]" office:value-type="float" office:value="0" calcext:value-type="float">
              <text:p><text:s/>$- <text:s text:c="2"/></text:p>
            </table:table-cell>
            <table:table-cell table:style-name="ce61" table:formula="of:=[.Y$150]" office:value-type="float" office:value="0" calcext:value-type="float">
              <text:p><text:s/>$- <text:s text:c="2"/></text:p>
            </table:table-cell>
            <table:table-cell table:style-name="ce61" table:formula="of:=[.Z$150]" office:value-type="float" office:value="0" calcext:value-type="float">
              <text:p><text:s/>$- <text:s text:c="2"/></text:p>
            </table:table-cell>
            <table:table-cell table:style-name="ce61" table:formula="of:=[.AA$150]" office:value-type="float" office:value="0" calcext:value-type="float">
              <text:p><text:s/>$- <text:s text:c="2"/></text:p>
            </table:table-cell>
            <table:table-cell table:style-name="ce61" table:formula="of:=[.AB$150]" office:value-type="float" office:value="0" calcext:value-type="float">
              <text:p><text:s/>$- <text:s text:c="2"/></text:p>
            </table:table-cell>
            <table:table-cell table:style-name="ce61" table:formula="of:=[.AC$150]" office:value-type="float" office:value="0" calcext:value-type="float">
              <text:p><text:s/>$- <text:s text:c="2"/></text:p>
            </table:table-cell>
            <table:table-cell table:style-name="ce61" table:formula="of:=[.AD$150]" office:value-type="float" office:value="0" calcext:value-type="float">
              <text:p><text:s/>$- <text:s text:c="2"/></text:p>
            </table:table-cell>
            <table:table-cell table:style-name="ce61" table:formula="of:=[.AE$150]" office:value-type="float" office:value="0" calcext:value-type="float">
              <text:p><text:s/>$- <text:s text:c="2"/></text:p>
            </table:table-cell>
            <table:table-cell table:style-name="ce61" table:formula="of:=[.AF$150]" office:value-type="float" office:value="0" calcext:value-type="float">
              <text:p><text:s/>$- <text:s text:c="2"/></text:p>
            </table:table-cell>
            <table:table-cell table:number-columns-repeated="991"/>
          </table:table-row>
          <table:table-row table:style-name="ro11" table:visibility="collapse">
            <table:table-cell office:value-type="string" calcext:value-type="string">
              <text:p>Debt Service</text:p>
            </table:table-cell>
            <table:table-cell/>
            <table:table-cell table:style-name="ce61"/>
            <table:table-cell table:style-name="ce61" table:formula="of:=IF([.D$145]&lt;=[.$K$28];PMT([.$K$27];[.$K$28];[.$D$146]);0)" office:value-type="float" office:value="-0" calcext:value-type="float">
              <text:p><text:s/>$- <text:s text:c="2"/></text:p>
            </table:table-cell>
            <table:table-cell table:style-name="ce61" table:formula="of:=IF([.E$145]&lt;=[.$K$28];PMT([.$K$27];[.$K$28];[.$D$146]);0)" office:value-type="float" office:value="-0" calcext:value-type="float">
              <text:p><text:s/>$- <text:s text:c="2"/></text:p>
            </table:table-cell>
            <table:table-cell table:style-name="ce61" table:formula="of:=IF([.F$145]&lt;=[.$K$28];PMT([.$K$27];[.$K$28];[.$D$146]);0)" office:value-type="float" office:value="-0" calcext:value-type="float">
              <text:p><text:s/>$- <text:s text:c="2"/></text:p>
            </table:table-cell>
            <table:table-cell table:style-name="ce61" table:formula="of:=IF([.G$145]&lt;=[.$K$28];PMT([.$K$27];[.$K$28];[.$D$146]);0)" office:value-type="float" office:value="-0" calcext:value-type="float">
              <text:p><text:s/>$- <text:s text:c="2"/></text:p>
            </table:table-cell>
            <table:table-cell table:style-name="ce61" table:formula="of:=IF([.H$145]&lt;=[.$K$28];PMT([.$K$27];[.$K$28];[.$D$146]);0)" office:value-type="float" office:value="-0" calcext:value-type="float">
              <text:p><text:s/>$- <text:s text:c="2"/></text:p>
            </table:table-cell>
            <table:table-cell table:style-name="ce61" table:formula="of:=IF([.I$145]&lt;=[.$K$28];PMT([.$K$27];[.$K$28];[.$D$146]);0)" office:value-type="float" office:value="-0" calcext:value-type="float">
              <text:p><text:s/>$- <text:s text:c="2"/></text:p>
            </table:table-cell>
            <table:table-cell table:style-name="ce61" table:formula="of:=IF([.J$145]&lt;=[.$K$28];PMT([.$K$27];[.$K$28];[.$D$146]);0)" office:value-type="float" office:value="-0" calcext:value-type="float">
              <text:p><text:s/>$- <text:s text:c="2"/></text:p>
            </table:table-cell>
            <table:table-cell table:style-name="ce61" table:formula="of:=IF([.K$145]&lt;=[.$K$28];PMT([.$K$27];[.$K$28];[.$D$146]);0)" office:value-type="float" office:value="-0" calcext:value-type="float">
              <text:p><text:s/>$- <text:s text:c="2"/></text:p>
            </table:table-cell>
            <table:table-cell table:style-name="ce61" table:formula="of:=IF([.L$145]&lt;=[.$K$28];PMT([.$K$27];[.$K$28];[.$D$146]);0)" office:value-type="float" office:value="-0" calcext:value-type="float">
              <text:p><text:s/>$- <text:s text:c="2"/></text:p>
            </table:table-cell>
            <table:table-cell table:style-name="ce61" table:formula="of:=IF([.M$145]&lt;=[.$K$28];PMT([.$K$27];[.$K$28];[.$D$146]);0)" office:value-type="float" office:value="-0" calcext:value-type="float">
              <text:p><text:s/>$- <text:s text:c="2"/></text:p>
            </table:table-cell>
            <table:table-cell table:style-name="ce61" table:formula="of:=IF([.N$145]&lt;=[.$K$28];PMT([.$K$27];[.$K$28];[.$D$146]);0)" office:value-type="float" office:value="-0" calcext:value-type="float">
              <text:p><text:s/>$- <text:s text:c="2"/></text:p>
            </table:table-cell>
            <table:table-cell table:style-name="ce61" table:formula="of:=IF([.O$145]&lt;=[.$K$28];PMT([.$K$27];[.$K$28];[.$D$146]);0)" office:value-type="float" office:value="-0" calcext:value-type="float">
              <text:p><text:s/>$- <text:s text:c="2"/></text:p>
            </table:table-cell>
            <table:table-cell table:style-name="ce61" table:formula="of:=IF([.P$145]&lt;=[.$K$28];PMT([.$K$27];[.$K$28];[.$D$146]);0)" office:value-type="float" office:value="-0" calcext:value-type="float">
              <text:p><text:s/>$- <text:s text:c="2"/></text:p>
            </table:table-cell>
            <table:table-cell table:style-name="ce61" table:formula="of:=IF([.Q$145]&lt;=[.$K$28];PMT([.$K$27];[.$K$28];[.$D$146]);0)" office:value-type="float" office:value="-0" calcext:value-type="float">
              <text:p><text:s/>$- <text:s text:c="2"/></text:p>
            </table:table-cell>
            <table:table-cell table:style-name="ce61" table:formula="of:=IF([.R$145]&lt;=[.$K$28];PMT([.$K$27];[.$K$28];[.$D$146]);0)" office:value-type="float" office:value="-0" calcext:value-type="float">
              <text:p><text:s/>$- <text:s text:c="2"/></text:p>
            </table:table-cell>
            <table:table-cell table:style-name="ce61" table:formula="of:=IF([.S$145]&lt;=[.$K$28];PMT([.$K$27];[.$K$28];[.$D$146]);0)" office:value-type="float" office:value="-0" calcext:value-type="float">
              <text:p><text:s/>$- <text:s text:c="2"/></text:p>
            </table:table-cell>
            <table:table-cell table:style-name="ce61" table:formula="of:=IF([.T$145]&lt;=[.$K$28];PMT([.$K$27];[.$K$28];[.$D$146]);0)" office:value-type="float" office:value="-0" calcext:value-type="float">
              <text:p><text:s/>$- <text:s text:c="2"/></text:p>
            </table:table-cell>
            <table:table-cell table:style-name="ce61" table:formula="of:=IF([.U$145]&lt;=[.$K$28];PMT([.$K$27];[.$K$28];[.$D$146]);0)" office:value-type="float" office:value="-0" calcext:value-type="float">
              <text:p><text:s/>$- <text:s text:c="2"/></text:p>
            </table:table-cell>
            <table:table-cell table:style-name="ce61" table:formula="of:=IF([.V$145]&lt;=[.$K$28];PMT([.$K$27];[.$K$28];[.$D$146]);0)" office:value-type="float" office:value="-0" calcext:value-type="float">
              <text:p><text:s/>$- <text:s text:c="2"/></text:p>
            </table:table-cell>
            <table:table-cell table:style-name="ce61" table:formula="of:=IF([.W$145]&lt;=[.$K$28];PMT([.$K$27];[.$K$28];[.$D$146]);0)" office:value-type="float" office:value="-0" calcext:value-type="float">
              <text:p><text:s/>$- <text:s text:c="2"/></text:p>
            </table:table-cell>
            <table:table-cell table:style-name="ce61" table:formula="of:=IF([.X$145]&lt;=[.$K$28];PMT([.$K$27];[.$K$28];[.$D$146]);0)" office:value-type="float" office:value="0" calcext:value-type="float">
              <text:p><text:s/>$- <text:s text:c="2"/></text:p>
            </table:table-cell>
            <table:table-cell table:style-name="ce61" table:formula="of:=IF([.Y$145]&lt;=[.$K$28];PMT([.$K$27];[.$K$28];[.$D$146]);0)" office:value-type="float" office:value="0" calcext:value-type="float">
              <text:p><text:s/>$- <text:s text:c="2"/></text:p>
            </table:table-cell>
            <table:table-cell table:style-name="ce61" table:formula="of:=IF([.Z$145]&lt;=[.$K$28];PMT([.$K$27];[.$K$28];[.$D$146]);0)" office:value-type="float" office:value="0" calcext:value-type="float">
              <text:p><text:s/>$- <text:s text:c="2"/></text:p>
            </table:table-cell>
            <table:table-cell table:style-name="ce61" table:formula="of:=IF([.AA$145]&lt;=[.$K$28];PMT([.$K$27];[.$K$28];[.$D$146]);0)" office:value-type="float" office:value="0" calcext:value-type="float">
              <text:p><text:s/>$- <text:s text:c="2"/></text:p>
            </table:table-cell>
            <table:table-cell table:style-name="ce61" table:formula="of:=IF([.AB$145]&lt;=[.$K$28];PMT([.$K$27];[.$K$28];[.$D$146]);0)" office:value-type="float" office:value="0" calcext:value-type="float">
              <text:p><text:s/>$- <text:s text:c="2"/></text:p>
            </table:table-cell>
            <table:table-cell table:style-name="ce61" table:formula="of:=IF([.AC$145]&lt;=[.$K$28];PMT([.$K$27];[.$K$28];[.$D$146]);0)" office:value-type="float" office:value="0" calcext:value-type="float">
              <text:p><text:s/>$- <text:s text:c="2"/></text:p>
            </table:table-cell>
            <table:table-cell table:style-name="ce61" table:formula="of:=IF([.AD$145]&lt;=[.$K$28];PMT([.$K$27];[.$K$28];[.$D$146]);0)" office:value-type="float" office:value="0" calcext:value-type="float">
              <text:p><text:s/>$- <text:s text:c="2"/></text:p>
            </table:table-cell>
            <table:table-cell table:style-name="ce61" table:formula="of:=IF([.AE$145]&lt;=[.$K$28];PMT([.$K$27];[.$K$28];[.$D$146]);0)" office:value-type="float" office:value="0" calcext:value-type="float">
              <text:p><text:s/>$- <text:s text:c="2"/></text:p>
            </table:table-cell>
            <table:table-cell table:style-name="ce61" table:formula="of:=IF([.AF$145]&lt;=[.$K$28];PMT([.$K$27];[.$K$28];[.$D$146]);0)" office:value-type="float" office:value="0" calcext:value-type="float">
              <text:p><text:s/>$- <text:s text:c="2"/></text:p>
            </table:table-cell>
            <table:table-cell table:style-name="ce61" table:formula="of:=IF([.AG$145]&lt;=[.$K$28];PMT([.$K$27];[.$K$28];[.$D$146]);0)" office:value-type="float" office:value="0" calcext:value-type="float">
              <text:p><text:s/>$- <text:s text:c="2"/></text:p>
            </table:table-cell>
            <table:table-cell table:number-columns-repeated="991"/>
          </table:table-row>
          <table:table-row table:style-name="ro11" table:visibility="collapse">
            <table:table-cell office:value-type="string" calcext:value-type="string">
              <text:p>Principle</text:p>
            </table:table-cell>
            <table:table-cell/>
            <table:table-cell table:style-name="ce61"/>
            <table:table-cell table:style-name="ce61" table:formula="of:=[.D147]-[.D149]" office:value-type="float" office:value="0" calcext:value-type="float">
              <text:p><text:s/>$- <text:s text:c="2"/></text:p>
            </table:table-cell>
            <table:table-cell table:style-name="ce61" table:formula="of:=[.E147]-[.E149]" office:value-type="float" office:value="0" calcext:value-type="float">
              <text:p><text:s/>$- <text:s text:c="2"/></text:p>
            </table:table-cell>
            <table:table-cell table:style-name="ce61" table:formula="of:=[.F147]-[.F149]" office:value-type="float" office:value="0" calcext:value-type="float">
              <text:p><text:s/>$- <text:s text:c="2"/></text:p>
            </table:table-cell>
            <table:table-cell table:style-name="ce61" table:formula="of:=[.G147]-[.G149]" office:value-type="float" office:value="0" calcext:value-type="float">
              <text:p><text:s/>$- <text:s text:c="2"/></text:p>
            </table:table-cell>
            <table:table-cell table:style-name="ce61" table:formula="of:=[.H147]-[.H149]" office:value-type="float" office:value="0" calcext:value-type="float">
              <text:p><text:s/>$- <text:s text:c="2"/></text:p>
            </table:table-cell>
            <table:table-cell table:style-name="ce61" table:formula="of:=[.I147]-[.I149]" office:value-type="float" office:value="0" calcext:value-type="float">
              <text:p><text:s/>$- <text:s text:c="2"/></text:p>
            </table:table-cell>
            <table:table-cell table:style-name="ce61" table:formula="of:=[.J147]-[.J149]" office:value-type="float" office:value="0" calcext:value-type="float">
              <text:p><text:s/>$- <text:s text:c="2"/></text:p>
            </table:table-cell>
            <table:table-cell table:style-name="ce61" table:formula="of:=[.K147]-[.K149]" office:value-type="float" office:value="0" calcext:value-type="float">
              <text:p><text:s/>$- <text:s text:c="2"/></text:p>
            </table:table-cell>
            <table:table-cell table:style-name="ce61" table:formula="of:=[.L147]-[.L149]" office:value-type="float" office:value="0" calcext:value-type="float">
              <text:p><text:s/>$- <text:s text:c="2"/></text:p>
            </table:table-cell>
            <table:table-cell table:style-name="ce61" table:formula="of:=[.M147]-[.M149]" office:value-type="float" office:value="0" calcext:value-type="float">
              <text:p><text:s/>$- <text:s text:c="2"/></text:p>
            </table:table-cell>
            <table:table-cell table:style-name="ce61" table:formula="of:=[.N147]-[.N149]" office:value-type="float" office:value="0" calcext:value-type="float">
              <text:p><text:s/>$- <text:s text:c="2"/></text:p>
            </table:table-cell>
            <table:table-cell table:style-name="ce61" table:formula="of:=[.O147]-[.O149]" office:value-type="float" office:value="0" calcext:value-type="float">
              <text:p><text:s/>$- <text:s text:c="2"/></text:p>
            </table:table-cell>
            <table:table-cell table:style-name="ce61" table:formula="of:=[.P147]-[.P149]" office:value-type="float" office:value="0" calcext:value-type="float">
              <text:p><text:s/>$- <text:s text:c="2"/></text:p>
            </table:table-cell>
            <table:table-cell table:style-name="ce61" table:formula="of:=[.Q147]-[.Q149]" office:value-type="float" office:value="0" calcext:value-type="float">
              <text:p><text:s/>$- <text:s text:c="2"/></text:p>
            </table:table-cell>
            <table:table-cell table:style-name="ce61" table:formula="of:=[.R147]-[.R149]" office:value-type="float" office:value="0" calcext:value-type="float">
              <text:p><text:s/>$- <text:s text:c="2"/></text:p>
            </table:table-cell>
            <table:table-cell table:style-name="ce61" table:formula="of:=[.S147]-[.S149]" office:value-type="float" office:value="0" calcext:value-type="float">
              <text:p><text:s/>$- <text:s text:c="2"/></text:p>
            </table:table-cell>
            <table:table-cell table:style-name="ce61" table:formula="of:=[.T147]-[.T149]" office:value-type="float" office:value="0" calcext:value-type="float">
              <text:p><text:s/>$- <text:s text:c="2"/></text:p>
            </table:table-cell>
            <table:table-cell table:style-name="ce61" table:formula="of:=[.U147]-[.U149]" office:value-type="float" office:value="0" calcext:value-type="float">
              <text:p><text:s/>$- <text:s text:c="2"/></text:p>
            </table:table-cell>
            <table:table-cell table:style-name="ce61" table:formula="of:=[.V147]-[.V149]" office:value-type="float" office:value="0" calcext:value-type="float">
              <text:p><text:s/>$- <text:s text:c="2"/></text:p>
            </table:table-cell>
            <table:table-cell table:style-name="ce61" table:formula="of:=[.W147]-[.W149]" office:value-type="float" office:value="0" calcext:value-type="float">
              <text:p><text:s/>$- <text:s text:c="2"/></text:p>
            </table:table-cell>
            <table:table-cell table:style-name="ce61" table:formula="of:=[.X147]-[.X149]" office:value-type="float" office:value="0" calcext:value-type="float">
              <text:p><text:s/>$- <text:s text:c="2"/></text:p>
            </table:table-cell>
            <table:table-cell table:style-name="ce61" table:formula="of:=[.Y147]-[.Y149]" office:value-type="float" office:value="0" calcext:value-type="float">
              <text:p><text:s/>$- <text:s text:c="2"/></text:p>
            </table:table-cell>
            <table:table-cell table:style-name="ce61" table:formula="of:=[.Z147]-[.Z149]" office:value-type="float" office:value="0" calcext:value-type="float">
              <text:p><text:s/>$- <text:s text:c="2"/></text:p>
            </table:table-cell>
            <table:table-cell table:style-name="ce61" table:formula="of:=[.AA147]-[.AA149]" office:value-type="float" office:value="0" calcext:value-type="float">
              <text:p><text:s/>$- <text:s text:c="2"/></text:p>
            </table:table-cell>
            <table:table-cell table:style-name="ce61" table:formula="of:=[.AB147]-[.AB149]" office:value-type="float" office:value="0" calcext:value-type="float">
              <text:p><text:s/>$- <text:s text:c="2"/></text:p>
            </table:table-cell>
            <table:table-cell table:style-name="ce61" table:formula="of:=[.AC147]-[.AC149]" office:value-type="float" office:value="0" calcext:value-type="float">
              <text:p><text:s/>$- <text:s text:c="2"/></text:p>
            </table:table-cell>
            <table:table-cell table:style-name="ce61" table:formula="of:=[.AD147]-[.AD149]" office:value-type="float" office:value="0" calcext:value-type="float">
              <text:p><text:s/>$- <text:s text:c="2"/></text:p>
            </table:table-cell>
            <table:table-cell table:style-name="ce61" table:formula="of:=[.AE147]-[.AE149]" office:value-type="float" office:value="0" calcext:value-type="float">
              <text:p><text:s/>$- <text:s text:c="2"/></text:p>
            </table:table-cell>
            <table:table-cell table:style-name="ce61" table:formula="of:=[.AF147]-[.AF149]" office:value-type="float" office:value="0" calcext:value-type="float">
              <text:p><text:s/>$- <text:s text:c="2"/></text:p>
            </table:table-cell>
            <table:table-cell table:style-name="ce61" table:formula="of:=[.AG147]-[.AG149]" office:value-type="float" office:value="0" calcext:value-type="float">
              <text:p><text:s/>$- <text:s text:c="2"/></text:p>
            </table:table-cell>
            <table:table-cell table:number-columns-repeated="991"/>
          </table:table-row>
          <table:table-row table:style-name="ro11" table:visibility="collapse">
            <table:table-cell office:value-type="string" calcext:value-type="string">
              <text:p>Interest</text:p>
            </table:table-cell>
            <table:table-cell/>
            <table:table-cell table:style-name="ce61"/>
            <table:table-cell table:style-name="ce61" table:formula="of:=IF([.D$145]&lt;=[.$K$28];-[.D$146]*[.$K$27];0)" office:value-type="float" office:value="-0" calcext:value-type="float">
              <text:p><text:s/>$- <text:s text:c="2"/></text:p>
            </table:table-cell>
            <table:table-cell table:style-name="ce61" table:formula="of:=IF([.E$145]&lt;=[.$K$28];-[.E$146]*[.$K$27];0)" office:value-type="float" office:value="-0" calcext:value-type="float">
              <text:p><text:s/>$- <text:s text:c="2"/></text:p>
            </table:table-cell>
            <table:table-cell table:style-name="ce61" table:formula="of:=IF([.F$145]&lt;=[.$K$28];-[.F$146]*[.$K$27];0)" office:value-type="float" office:value="-0" calcext:value-type="float">
              <text:p><text:s/>$- <text:s text:c="2"/></text:p>
            </table:table-cell>
            <table:table-cell table:style-name="ce61" table:formula="of:=IF([.G$145]&lt;=[.$K$28];-[.G$146]*[.$K$27];0)" office:value-type="float" office:value="-0" calcext:value-type="float">
              <text:p><text:s/>$- <text:s text:c="2"/></text:p>
            </table:table-cell>
            <table:table-cell table:style-name="ce61" table:formula="of:=IF([.H$145]&lt;=[.$K$28];-[.H$146]*[.$K$27];0)" office:value-type="float" office:value="-0" calcext:value-type="float">
              <text:p><text:s/>$- <text:s text:c="2"/></text:p>
            </table:table-cell>
            <table:table-cell table:style-name="ce61" table:formula="of:=IF([.I$145]&lt;=[.$K$28];-[.I$146]*[.$K$27];0)" office:value-type="float" office:value="-0" calcext:value-type="float">
              <text:p><text:s/>$- <text:s text:c="2"/></text:p>
            </table:table-cell>
            <table:table-cell table:style-name="ce61" table:formula="of:=IF([.J$145]&lt;=[.$K$28];-[.J$146]*[.$K$27];0)" office:value-type="float" office:value="-0" calcext:value-type="float">
              <text:p><text:s/>$- <text:s text:c="2"/></text:p>
            </table:table-cell>
            <table:table-cell table:style-name="ce61" table:formula="of:=IF([.K$145]&lt;=[.$K$28];-[.K$146]*[.$K$27];0)" office:value-type="float" office:value="-0" calcext:value-type="float">
              <text:p><text:s/>$- <text:s text:c="2"/></text:p>
            </table:table-cell>
            <table:table-cell table:style-name="ce61" table:formula="of:=IF([.L$145]&lt;=[.$K$28];-[.L$146]*[.$K$27];0)" office:value-type="float" office:value="-0" calcext:value-type="float">
              <text:p><text:s/>$- <text:s text:c="2"/></text:p>
            </table:table-cell>
            <table:table-cell table:style-name="ce61" table:formula="of:=IF([.M$145]&lt;=[.$K$28];-[.M$146]*[.$K$27];0)" office:value-type="float" office:value="-0" calcext:value-type="float">
              <text:p><text:s/>$- <text:s text:c="2"/></text:p>
            </table:table-cell>
            <table:table-cell table:style-name="ce61" table:formula="of:=IF([.N$145]&lt;=[.$K$28];-[.N$146]*[.$K$27];0)" office:value-type="float" office:value="-0" calcext:value-type="float">
              <text:p><text:s/>$- <text:s text:c="2"/></text:p>
            </table:table-cell>
            <table:table-cell table:style-name="ce61" table:formula="of:=IF([.O$145]&lt;=[.$K$28];-[.O$146]*[.$K$27];0)" office:value-type="float" office:value="-0" calcext:value-type="float">
              <text:p><text:s/>$- <text:s text:c="2"/></text:p>
            </table:table-cell>
            <table:table-cell table:style-name="ce61" table:formula="of:=IF([.P$145]&lt;=[.$K$28];-[.P$146]*[.$K$27];0)" office:value-type="float" office:value="-0" calcext:value-type="float">
              <text:p><text:s/>$- <text:s text:c="2"/></text:p>
            </table:table-cell>
            <table:table-cell table:style-name="ce61" table:formula="of:=IF([.Q$145]&lt;=[.$K$28];-[.Q$146]*[.$K$27];0)" office:value-type="float" office:value="-0" calcext:value-type="float">
              <text:p><text:s/>$- <text:s text:c="2"/></text:p>
            </table:table-cell>
            <table:table-cell table:style-name="ce61" table:formula="of:=IF([.R$145]&lt;=[.$K$28];-[.R$146]*[.$K$27];0)" office:value-type="float" office:value="-0" calcext:value-type="float">
              <text:p><text:s/>$- <text:s text:c="2"/></text:p>
            </table:table-cell>
            <table:table-cell table:style-name="ce61" table:formula="of:=IF([.S$145]&lt;=[.$K$28];-[.S$146]*[.$K$27];0)" office:value-type="float" office:value="-0" calcext:value-type="float">
              <text:p><text:s/>$- <text:s text:c="2"/></text:p>
            </table:table-cell>
            <table:table-cell table:style-name="ce61" table:formula="of:=IF([.T$145]&lt;=[.$K$28];-[.T$146]*[.$K$27];0)" office:value-type="float" office:value="-0" calcext:value-type="float">
              <text:p><text:s/>$- <text:s text:c="2"/></text:p>
            </table:table-cell>
            <table:table-cell table:style-name="ce61" table:formula="of:=IF([.U$145]&lt;=[.$K$28];-[.U$146]*[.$K$27];0)" office:value-type="float" office:value="-0" calcext:value-type="float">
              <text:p><text:s/>$- <text:s text:c="2"/></text:p>
            </table:table-cell>
            <table:table-cell table:style-name="ce61" table:formula="of:=IF([.V$145]&lt;=[.$K$28];-[.V$146]*[.$K$27];0)" office:value-type="float" office:value="-0" calcext:value-type="float">
              <text:p><text:s/>$- <text:s text:c="2"/></text:p>
            </table:table-cell>
            <table:table-cell table:style-name="ce61" table:formula="of:=IF([.W$145]&lt;=[.$K$28];-[.W$146]*[.$K$27];0)" office:value-type="float" office:value="-0" calcext:value-type="float">
              <text:p><text:s/>$- <text:s text:c="2"/></text:p>
            </table:table-cell>
            <table:table-cell table:style-name="ce61" table:formula="of:=IF([.X$145]&lt;=[.$K$28];-[.X$146]*[.$K$27];0)" office:value-type="float" office:value="0" calcext:value-type="float">
              <text:p><text:s/>$- <text:s text:c="2"/></text:p>
            </table:table-cell>
            <table:table-cell table:style-name="ce61" table:formula="of:=IF([.Y$145]&lt;=[.$K$28];-[.Y$146]*[.$K$27];0)" office:value-type="float" office:value="0" calcext:value-type="float">
              <text:p><text:s/>$- <text:s text:c="2"/></text:p>
            </table:table-cell>
            <table:table-cell table:style-name="ce61" table:formula="of:=IF([.Z$145]&lt;=[.$K$28];-[.Z$146]*[.$K$27];0)" office:value-type="float" office:value="0" calcext:value-type="float">
              <text:p><text:s/>$- <text:s text:c="2"/></text:p>
            </table:table-cell>
            <table:table-cell table:style-name="ce61" table:formula="of:=IF([.AA$145]&lt;=[.$K$28];-[.AA$146]*[.$K$27];0)" office:value-type="float" office:value="0" calcext:value-type="float">
              <text:p><text:s/>$- <text:s text:c="2"/></text:p>
            </table:table-cell>
            <table:table-cell table:style-name="ce61" table:formula="of:=IF([.AB$145]&lt;=[.$K$28];-[.AB$146]*[.$K$27];0)" office:value-type="float" office:value="0" calcext:value-type="float">
              <text:p><text:s/>$- <text:s text:c="2"/></text:p>
            </table:table-cell>
            <table:table-cell table:style-name="ce61" table:formula="of:=IF([.AC$145]&lt;=[.$K$28];-[.AC$146]*[.$K$27];0)" office:value-type="float" office:value="0" calcext:value-type="float">
              <text:p><text:s/>$- <text:s text:c="2"/></text:p>
            </table:table-cell>
            <table:table-cell table:style-name="ce61" table:formula="of:=IF([.AD$145]&lt;=[.$K$28];-[.AD$146]*[.$K$27];0)" office:value-type="float" office:value="0" calcext:value-type="float">
              <text:p><text:s/>$- <text:s text:c="2"/></text:p>
            </table:table-cell>
            <table:table-cell table:style-name="ce61" table:formula="of:=IF([.AE$145]&lt;=[.$K$28];-[.AE$146]*[.$K$27];0)" office:value-type="float" office:value="0" calcext:value-type="float">
              <text:p><text:s/>$- <text:s text:c="2"/></text:p>
            </table:table-cell>
            <table:table-cell table:style-name="ce61" table:formula="of:=IF([.AF$145]&lt;=[.$K$28];-[.AF$146]*[.$K$27];0)" office:value-type="float" office:value="0" calcext:value-type="float">
              <text:p><text:s/>$- <text:s text:c="2"/></text:p>
            </table:table-cell>
            <table:table-cell table:style-name="ce61" table:formula="of:=IF([.AG$145]&lt;=[.$K$28];-[.AG$146]*[.$K$27];0)" office:value-type="float" office:value="0" calcext:value-type="float">
              <text:p><text:s/>$- <text:s text:c="2"/></text:p>
            </table:table-cell>
            <table:table-cell table:number-columns-repeated="991"/>
          </table:table-row>
          <table:table-row table:style-name="ro10" table:visibility="collapse">
            <table:table-cell table:style-name="ce6" office:value-type="string" calcext:value-type="string">
              <text:p>Ending Balance</text:p>
            </table:table-cell>
            <table:table-cell table:style-name="ce65" table:number-columns-repeated="2"/>
            <table:table-cell table:style-name="ce65" table:formula="of:=[.D146]+[.D148]" office:value-type="float" office:value="0" calcext:value-type="float">
              <text:p><text:s/>$- <text:s text:c="2"/></text:p>
            </table:table-cell>
            <table:table-cell table:style-name="ce65" table:formula="of:=[.E146]+[.E148]" office:value-type="float" office:value="0" calcext:value-type="float">
              <text:p><text:s/>$- <text:s text:c="2"/></text:p>
            </table:table-cell>
            <table:table-cell table:style-name="ce65" table:formula="of:=[.F146]+[.F148]" office:value-type="float" office:value="0" calcext:value-type="float">
              <text:p><text:s/>$- <text:s text:c="2"/></text:p>
            </table:table-cell>
            <table:table-cell table:style-name="ce65" table:formula="of:=[.G146]+[.G148]" office:value-type="float" office:value="0" calcext:value-type="float">
              <text:p><text:s/>$- <text:s text:c="2"/></text:p>
            </table:table-cell>
            <table:table-cell table:style-name="ce65" table:formula="of:=[.H146]+[.H148]" office:value-type="float" office:value="0" calcext:value-type="float">
              <text:p><text:s/>$- <text:s text:c="2"/></text:p>
            </table:table-cell>
            <table:table-cell table:style-name="ce65" table:formula="of:=[.I146]+[.I148]" office:value-type="float" office:value="0" calcext:value-type="float">
              <text:p><text:s/>$- <text:s text:c="2"/></text:p>
            </table:table-cell>
            <table:table-cell table:style-name="ce65" table:formula="of:=[.J146]+[.J148]" office:value-type="float" office:value="0" calcext:value-type="float">
              <text:p><text:s/>$- <text:s text:c="2"/></text:p>
            </table:table-cell>
            <table:table-cell table:style-name="ce65" table:formula="of:=[.K146]+[.K148]" office:value-type="float" office:value="0" calcext:value-type="float">
              <text:p><text:s/>$- <text:s text:c="2"/></text:p>
            </table:table-cell>
            <table:table-cell table:style-name="ce65" table:formula="of:=[.L146]+[.L148]" office:value-type="float" office:value="0" calcext:value-type="float">
              <text:p><text:s/>$- <text:s text:c="2"/></text:p>
            </table:table-cell>
            <table:table-cell table:style-name="ce65" table:formula="of:=[.M146]+[.M148]" office:value-type="float" office:value="0" calcext:value-type="float">
              <text:p><text:s/>$- <text:s text:c="2"/></text:p>
            </table:table-cell>
            <table:table-cell table:style-name="ce65" table:formula="of:=[.N146]+[.N148]" office:value-type="float" office:value="0" calcext:value-type="float">
              <text:p><text:s/>$- <text:s text:c="2"/></text:p>
            </table:table-cell>
            <table:table-cell table:style-name="ce65" table:formula="of:=[.O146]+[.O148]" office:value-type="float" office:value="0" calcext:value-type="float">
              <text:p><text:s/>$- <text:s text:c="2"/></text:p>
            </table:table-cell>
            <table:table-cell table:style-name="ce65" table:formula="of:=[.P146]+[.P148]" office:value-type="float" office:value="0" calcext:value-type="float">
              <text:p><text:s/>$- <text:s text:c="2"/></text:p>
            </table:table-cell>
            <table:table-cell table:style-name="ce65" table:formula="of:=[.Q146]+[.Q148]" office:value-type="float" office:value="0" calcext:value-type="float">
              <text:p><text:s/>$- <text:s text:c="2"/></text:p>
            </table:table-cell>
            <table:table-cell table:style-name="ce65" table:formula="of:=[.R146]+[.R148]" office:value-type="float" office:value="0" calcext:value-type="float">
              <text:p><text:s/>$- <text:s text:c="2"/></text:p>
            </table:table-cell>
            <table:table-cell table:style-name="ce65" table:formula="of:=[.S146]+[.S148]" office:value-type="float" office:value="0" calcext:value-type="float">
              <text:p><text:s/>$- <text:s text:c="2"/></text:p>
            </table:table-cell>
            <table:table-cell table:style-name="ce65" table:formula="of:=[.T146]+[.T148]" office:value-type="float" office:value="0" calcext:value-type="float">
              <text:p><text:s/>$- <text:s text:c="2"/></text:p>
            </table:table-cell>
            <table:table-cell table:style-name="ce65" table:formula="of:=[.U146]+[.U148]" office:value-type="float" office:value="0" calcext:value-type="float">
              <text:p><text:s/>$- <text:s text:c="2"/></text:p>
            </table:table-cell>
            <table:table-cell table:style-name="ce65" table:formula="of:=[.V146]+[.V148]" office:value-type="float" office:value="0" calcext:value-type="float">
              <text:p><text:s/>$- <text:s text:c="2"/></text:p>
            </table:table-cell>
            <table:table-cell table:style-name="ce65" table:formula="of:=[.W146]+[.W148]" office:value-type="float" office:value="0" calcext:value-type="float">
              <text:p><text:s/>$- <text:s text:c="2"/></text:p>
            </table:table-cell>
            <table:table-cell table:style-name="ce65" table:formula="of:=[.X146]+[.X148]" office:value-type="float" office:value="0" calcext:value-type="float">
              <text:p><text:s/>$- <text:s text:c="2"/></text:p>
            </table:table-cell>
            <table:table-cell table:style-name="ce65" table:formula="of:=[.Y146]+[.Y148]" office:value-type="float" office:value="0" calcext:value-type="float">
              <text:p><text:s/>$- <text:s text:c="2"/></text:p>
            </table:table-cell>
            <table:table-cell table:style-name="ce65" table:formula="of:=[.Z146]+[.Z148]" office:value-type="float" office:value="0" calcext:value-type="float">
              <text:p><text:s/>$- <text:s text:c="2"/></text:p>
            </table:table-cell>
            <table:table-cell table:style-name="ce65" table:formula="of:=[.AA146]+[.AA148]" office:value-type="float" office:value="0" calcext:value-type="float">
              <text:p><text:s/>$- <text:s text:c="2"/></text:p>
            </table:table-cell>
            <table:table-cell table:style-name="ce65" table:formula="of:=[.AB146]+[.AB148]" office:value-type="float" office:value="0" calcext:value-type="float">
              <text:p><text:s/>$- <text:s text:c="2"/></text:p>
            </table:table-cell>
            <table:table-cell table:style-name="ce65" table:formula="of:=[.AC146]+[.AC148]" office:value-type="float" office:value="0" calcext:value-type="float">
              <text:p><text:s/>$- <text:s text:c="2"/></text:p>
            </table:table-cell>
            <table:table-cell table:style-name="ce65" table:formula="of:=[.AD146]+[.AD148]" office:value-type="float" office:value="0" calcext:value-type="float">
              <text:p><text:s/>$- <text:s text:c="2"/></text:p>
            </table:table-cell>
            <table:table-cell table:style-name="ce65" table:formula="of:=[.AE146]+[.AE148]" office:value-type="float" office:value="0" calcext:value-type="float">
              <text:p><text:s/>$- <text:s text:c="2"/></text:p>
            </table:table-cell>
            <table:table-cell table:style-name="ce65" table:formula="of:=[.AF146]+[.AF148]" office:value-type="float" office:value="0" calcext:value-type="float">
              <text:p><text:s/>$- <text:s text:c="2"/></text:p>
            </table:table-cell>
            <table:table-cell table:style-name="ce65" table:formula="of:=[.AG146]+[.AG148]" office:value-type="float" office:value="0" calcext:value-type="float">
              <text:p><text:s/>$- <text:s text:c="2"/></text:p>
            </table:table-cell>
            <table:table-cell table:style-name="ce6" table:number-columns-repeated="991"/>
          </table:table-row>
          <table:table-row table:style-name="ro11" table:visibility="collapse">
            <table:table-cell table:number-columns-repeated="3"/>
            <table:table-cell table:style-name="ce94" table:number-columns-repeated="30"/>
            <table:table-cell table:number-columns-repeated="991"/>
          </table:table-row>
        </table:table-row-group>
        <table:table-row table:style-name="ro12">
          <table:table-cell table:style-name="ce42" office:value-type="string" calcext:value-type="string" table:number-columns-spanned="23" table:number-rows-spanned="1">
            <text:p>Disclaimer: This Unofficial Cash Flow Model is intended to provide non-residential entities that are considering the purchase and installation of solar energy equipment with a general understanding of possible financial implications of such purchase and installation. <text:s/>Those entities interested in learning more about the financial implications of the purchase and installation of solar energy equipment are urged to consult their own tax and financial experts. <text:s/>The information contained in the Unofficial Cash Flow Model may not be relied on by anyone for any purposes. <text:s text:c="2"/>Furthermore, the information contained in this model does not necessarily reflect the views of the Department of Energy Resources or the Commonwealth of Massachusetts, and reference to any specific method does not constitute an implied or expressed recommendation or endorsement of it. <text:s/>Neither the Department of Energy Resources nor the Commonwealth of Massachusetts make any warranties or representations, expressed or implied, as to the usefulness, completeness, or accuracy of any processes, methods or other information contained, described, disclosed, or referred to in this model.</text:p>
          </table:table-cell>
          <table:covered-table-cell table:number-columns-repeated="22" table:style-name="ce71"/>
          <table:table-cell table:style-name="ce94" table:number-columns-repeated="10"/>
          <table:table-cell table:number-columns-repeated="991"/>
        </table:table-row>
        <table:table-row table:style-name="ro13">
          <table:table-cell table:style-name="ce43" office:value-type="string" calcext:value-type="string" table:number-columns-spanned="23" table:number-rows-spanned="1">
            <text:p>Finally, neither the Department of Energy Resources nor the Commonwealth of Massachusetts makes any representation that the use of any product, apparatus, process, method, or other information will not infringe privately owned property rights and assumes no liability of any kind or nature for any loss, injury, or damage directly or indirectly resulting from, or occurring in connection with, the use of information contained, described, disclosed, or referred to in this Unofficial Cash Flow Model.</text:p>
          </table:table-cell>
          <table:covered-table-cell table:number-columns-repeated="22" table:style-name="ce72"/>
          <table:table-cell table:number-columns-repeated="1001"/>
        </table:table-row>
        <table:table-row table:style-name="ro11" table:number-rows-repeated="1048422">
          <table:table-cell table:number-columns-repeated="1024"/>
        </table:table-row>
        <table:table-row table:style-name="ro11">
          <table:table-cell table:number-columns-repeated="1024"/>
        </table:table-row>
        <table:named-expressions>
          <table:named-range table:name="Excel_BuiltIn_Print_Area" table:base-cell-address="$'Simple Solar Finance Model'.$A$1" table:cell-range-address="$'Simple Solar Finance Model'.$A$1:.$W$153" table:range-usable-as="print-range"/>
          <table:named-range table:name="Excel_BuiltIn_Print_Titles" table:base-cell-address="$'Simple Solar Finance Model'.$A$1" table:cell-range-address="$'Simple Solar Finance Model'.$A$1:.$AMJ$1" table:range-usable-as="repeat-column repeat-row"/>
          <table:named-range table:name="solver_adj" table:base-cell-address="$'Simple Solar Finance Model'.$A$1" table:cell-range-address="$'Simple Solar Finance Model'.$#REF!$#REF!"/>
          <table:named-expression table:name="solver_cvg" table:base-cell-address="$'Simple Solar Finance Model'.$A$1" table:expression="0.0001"/>
          <table:named-expression table:name="solver_drv" table:base-cell-address="$'Simple Solar Finance Model'.$A$1" table:expression="1"/>
          <table:named-expression table:name="solver_est" table:base-cell-address="$'Simple Solar Finance Model'.$A$1" table:expression="1"/>
          <table:named-expression table:name="solver_itr" table:base-cell-address="$'Simple Solar Finance Model'.$A$1" table:expression="100"/>
          <table:named-expression table:name="solver_lin" table:base-cell-address="$'Simple Solar Finance Model'.$A$1" table:expression="2"/>
          <table:named-expression table:name="solver_neg" table:base-cell-address="$'Simple Solar Finance Model'.$A$1" table:expression="2"/>
          <table:named-expression table:name="solver_num" table:base-cell-address="$'Simple Solar Finance Model'.$A$1" table:expression="0"/>
          <table:named-expression table:name="solver_nwt" table:base-cell-address="$'Simple Solar Finance Model'.$A$1" table:expression="1"/>
          <table:named-range table:name="solver_opt" table:base-cell-address="$'Simple Solar Finance Model'.$A$1" table:cell-range-address="$'Simple Solar Finance Model'.$#REF!$#REF!"/>
          <table:named-expression table:name="solver_pre" table:base-cell-address="$'Simple Solar Finance Model'.$A$1" table:expression="0.000001"/>
          <table:named-expression table:name="solver_scl" table:base-cell-address="$'Simple Solar Finance Model'.$A$1" table:expression="2"/>
          <table:named-expression table:name="solver_sho" table:base-cell-address="$'Simple Solar Finance Model'.$A$1" table:expression="2"/>
          <table:named-expression table:name="solver_tim" table:base-cell-address="$'Simple Solar Finance Model'.$A$1" table:expression="100"/>
          <table:named-expression table:name="solver_tol" table:base-cell-address="$'Simple Solar Finance Model'.$A$1" table:expression="0.05"/>
          <table:named-expression table:name="solver_typ" table:base-cell-address="$'Simple Solar Finance Model'.$A$1" table:expression="1"/>
          <table:named-expression table:name="solver_val" table:base-cell-address="$'Simple Solar Finance Model'.$A$1" table:expression="1476"/>
        </table:named-expressions>
      </table:table>
      <table:table table:name="Definitions" table:style-name="ta2">
        <table:table-column table:style-name="co5" table:default-cell-style-name="ce154"/>
        <table:table-column table:style-name="co6" table:default-cell-style-name="ce159"/>
        <table:table-column table:style-name="co7" table:number-columns-repeated="11" table:default-cell-style-name="Default"/>
        <table:table-column table:style-name="co4" table:default-cell-style-name="ce164"/>
        <table:table-column table:style-name="co8" table:default-cell-style-name="ce164"/>
        <table:table-column table:style-name="co4" table:number-columns-repeated="14" table:default-cell-style-name="ce164"/>
        <table:table-column table:style-name="co7" table:number-columns-repeated="995" table:default-cell-style-name="Default"/>
        <table:table-row table:style-name="ro14">
          <table:table-cell table:style-name="ce149" office:value-type="string" calcext:value-type="string">
            <text:p>Definitions </text:p>
          </table:table-cell>
          <table:table-cell table:style-name="ce155"/>
          <table:table-cell table:style-name="ce160" table:number-columns-repeated="11"/>
          <table:table-cell table:number-columns-repeated="1011"/>
        </table:table-row>
        <table:table-row table:style-name="ro15">
          <table:table-cell table:style-name="ce150" office:value-type="string" calcext:value-type="string">
            <text:p><text:span text:style-name="T5"><text:a xlink:href="#Simple Solar Finance Model.C28" xlink:type="simple">Back</text:a></text:span></text:p>
          </table:table-cell>
          <table:table-cell table:style-name="ce156" office:value-type="string" calcext:value-type="string">
            <text:p>Kilowatt-hours (kWh)</text:p>
          </table:table-cell>
          <table:table-cell table:style-name="ce161" office:value-type="string" calcext:value-type="string" table:number-columns-spanned="11" table:number-rows-spanned="1">
            <text:p>Unit of energy. <text:s/>This is a measure of how much energy is consumed by a home or facility. <text:s/>It is also a measure of how much electricity is produced by a solar PV system. <text:s text:c="2"/>The amount of energy consumption or production is measured by an electric meter.</text:p>
          </table:table-cell>
          <table:covered-table-cell table:number-columns-repeated="10" table:style-name="ce161"/>
          <table:table-cell table:style-name="ce168" table:number-columns-repeated="2"/>
          <table:table-cell table:number-columns-repeated="1009"/>
        </table:table-row>
        <table:table-row table:style-name="ro16">
          <table:table-cell table:style-name="ce150" office:value-type="string" calcext:value-type="string">
            <text:p><text:span text:style-name="T5"><text:a xlink:href="#Simple Solar Finance Model.A13" xlink:type="simple">Back</text:a></text:span></text:p>
          </table:table-cell>
          <table:table-cell table:style-name="ce156" office:value-type="string" calcext:value-type="string">
            <text:p>Solar System</text:p>
          </table:table-cell>
          <table:table-cell table:style-name="ce161" office:value-type="string" calcext:value-type="string" table:number-columns-spanned="11" table:number-rows-spanned="1">
            <text:p>The solar photovoltaic (PV) system. This includes your panels (modules), inverter, and meter which connects you to the utility.</text:p>
          </table:table-cell>
          <table:covered-table-cell table:number-columns-repeated="10" table:style-name="ce161"/>
          <table:table-cell table:style-name="ce168" table:number-columns-repeated="2"/>
          <table:table-cell table:number-columns-repeated="1009"/>
        </table:table-row>
        <table:table-row table:style-name="ro17">
          <table:table-cell table:style-name="ce150" office:value-type="string" calcext:value-type="string">
            <text:p><text:span text:style-name="T5"><text:a xlink:href="#Simple Solar Finance Model.A2" xlink:type="simple">Back</text:a></text:span></text:p>
          </table:table-cell>
          <table:table-cell table:style-name="ce156" office:value-type="string" calcext:value-type="string">
            <text:p>Estimated Optimal Annual Generation (kWh) </text:p>
            <text:p/>
            <text:p>optimal fixed south facing free from shading location</text:p>
          </table:table-cell>
          <table:table-cell table:style-name="ce161" office:value-type="string" calcext:value-type="string" table:number-columns-spanned="11" table:number-rows-spanned="1">
            <text:p>The best case scenario for how much electricity a solar PV system will produce. <text:s/>PV systems will produce more or less electricity depending on several factors. <text:s/>For example, a system will produce less energy if the panels are fixed (e.g. to a roof) than if they are on an axis that tracks the sun throughout the day. <text:s/>Another factor is orientation. <text:s/>The more the system is able to face due south, the more it should produce. <text:s/>Tilt angle also impacts production. The closer a system's tilt is to its latitude the more it will produce. <text:s/>An optimal system in Massachusetts that is fixed, faces due south (180 degrees) and has a tilt of 42 degrees.</text:p>
          </table:table-cell>
          <table:covered-table-cell table:number-columns-repeated="10" table:style-name="ce161"/>
          <table:table-cell table:style-name="ce169" table:number-columns-repeated="2"/>
          <table:table-cell table:number-columns-repeated="1009"/>
        </table:table-row>
        <table:table-row table:style-name="ro15">
          <table:table-cell table:style-name="ce150" office:value-type="string" calcext:value-type="string">
            <text:p><text:span text:style-name="T5"><text:a xlink:href="#Simple Solar Finance Model.A13" xlink:type="simple">Back</text:a></text:span></text:p>
          </table:table-cell>
          <table:table-cell table:style-name="ce156" office:value-type="string" calcext:value-type="string">
            <text:p>System Size </text:p>
            <text:p/>
            <text:p>kilowatts (kW)</text:p>
          </table:table-cell>
          <table:table-cell table:style-name="ce161" office:value-type="string" calcext:value-type="string" table:number-columns-spanned="11" table:number-rows-spanned="1">
            <text:p>Kilowatts are a measure of power. <text:s/>A kilowatt is 1,000 watts. <text:s/>In this case, it describes the size of the solar PV system. <text:s/>A single solar PV panel might be rated at 180 watts. <text:s/>If a system uses 10 panels rated at 180 watts each, the system size will be 1800 watts, or 1.8 kW.</text:p>
          </table:table-cell>
          <table:covered-table-cell table:number-columns-repeated="10" table:style-name="ce161"/>
          <table:table-cell table:style-name="ce168" table:number-columns-repeated="2"/>
          <table:table-cell table:number-columns-repeated="1009"/>
        </table:table-row>
        <table:table-row table:style-name="ro18">
          <table:table-cell table:style-name="ce150" office:value-type="string" calcext:value-type="string">
            <text:p><text:span text:style-name="T5"><text:a xlink:href="#Simple Solar Finance Model.A24" xlink:type="simple">Back</text:a></text:span></text:p>
          </table:table-cell>
          <table:table-cell table:style-name="ce156" office:value-type="string" calcext:value-type="string">
            <text:p>Annual Net Capacity Factor</text:p>
          </table:table-cell>
          <table:table-cell table:style-name="ce161" office:value-type="string" calcext:value-type="string" table:number-columns-spanned="11" table:number-rows-spanned="1">
            <text:p>This is a ratio between the amount of energy produced by your solar PV system and its optimimum nameplate (labeled) production capability. <text:s/>A 12.8% net capacity factor is average for solar PV systems in Massachusetts. <text:s/>This value varies by the angle of the system, its orientation, and the amount of shading. <text:s/>If a solar PV system had the sun shining on it every day, 24 hours per day at the optimal tilt and orientation with no shade then that system would have a 100% capacity factor, in other words, it would produce its rated output. </text:p>
          </table:table-cell>
          <table:covered-table-cell table:number-columns-repeated="10" table:style-name="ce161"/>
          <table:table-cell table:style-name="ce168" table:number-columns-repeated="2"/>
          <table:table-cell table:number-columns-repeated="1009"/>
        </table:table-row>
        <table:table-row table:style-name="ro19">
          <table:table-cell table:style-name="ce150" office:value-type="string" calcext:value-type="string">
            <text:p><text:span text:style-name="T5"><text:a xlink:href="#Simple Solar Finance Model.A25" xlink:type="simple">Back</text:a></text:span></text:p>
          </table:table-cell>
          <table:table-cell table:style-name="ce156" office:value-type="string" calcext:value-type="string">
            <text:p>Annual Production Degradation</text:p>
          </table:table-cell>
          <table:table-cell table:style-name="ce161" office:value-type="string" calcext:value-type="string" table:number-columns-spanned="11" table:number-rows-spanned="1">
            <text:p>Over the course of the life of the PV system, its production capability will decrease as it deteriorates to a degree over time. <text:s/>Our default assumption is that this degradation will be 0.5% per year.</text:p>
          </table:table-cell>
          <table:covered-table-cell table:number-columns-repeated="10" table:style-name="ce161"/>
          <table:table-cell table:style-name="ce168" table:number-columns-repeated="2"/>
          <table:table-cell table:number-columns-repeated="1009"/>
        </table:table-row>
        <table:table-row table:style-name="ro19">
          <table:table-cell table:style-name="ce150" office:value-type="string" calcext:value-type="string">
            <text:p><text:span text:style-name="T5"><text:a xlink:href="#Simple Solar Finance Model.A27" xlink:type="simple">Back</text:a></text:span></text:p>
          </table:table-cell>
          <table:table-cell table:style-name="ce156" office:value-type="string" calcext:value-type="string">
            <text:p>Depreciation Life</text:p>
          </table:table-cell>
          <table:table-cell table:style-name="ce161" office:value-type="string" calcext:value-type="string" table:number-columns-spanned="11" table:number-rows-spanned="1">
            <text:p>Depreciation is the reduction in the value of an asset <text:s/>due to usage, passage of time, wear and tear, technological obsolescence or other factors. <text:s/>Depreciation life is the "useful life" of the system, meaning the estimated length of time the system will provide an economic benefit. <text:s/></text:p>
          </table:table-cell>
          <table:covered-table-cell table:number-columns-repeated="9" table:style-name="ce165"/>
          <table:covered-table-cell table:style-name="ce167"/>
          <table:table-cell table:style-name="ce168" table:number-columns-repeated="2"/>
          <table:table-cell table:number-columns-repeated="1009"/>
        </table:table-row>
        <table:table-row table:style-name="ro20">
          <table:table-cell table:style-name="ce150" office:value-type="string" calcext:value-type="string">
            <text:p><text:span text:style-name="T5"><text:a xlink:href="#Simple Solar Finance Model.A28" xlink:type="simple">Back</text:a></text:span></text:p>
          </table:table-cell>
          <table:table-cell table:style-name="ce156" office:value-type="string" calcext:value-type="string">
            <text:p>Electricity Revenue (Avoided Costs)</text:p>
          </table:table-cell>
          <table:table-cell table:style-name="ce161" office:value-type="string" calcext:value-type="string" table:number-columns-spanned="11" table:number-rows-spanned="1">
            <text:p>This is the price per kWh that you will save on your electricity bill using this solar PV system. <text:s/>The default is $0.18/kWh as this is a state average price for electricity.</text:p>
          </table:table-cell>
          <table:covered-table-cell table:number-columns-repeated="10" table:style-name="ce161"/>
          <table:table-cell table:style-name="ce168" table:number-columns-repeated="2"/>
          <table:table-cell table:number-columns-repeated="1009"/>
        </table:table-row>
        <table:table-row table:style-name="ro21">
          <table:table-cell table:style-name="ce150" office:value-type="string" calcext:value-type="string">
            <text:p><text:span text:style-name="T5"><text:a xlink:href="#Simple Solar Finance Model.A29" xlink:type="simple">Back</text:a></text:span></text:p>
          </table:table-cell>
          <table:table-cell table:style-name="ce156" office:value-type="string" calcext:value-type="string">
            <text:p>Electricity Revenue (Avoided Costs) Annual Adjustor</text:p>
          </table:table-cell>
          <table:table-cell table:style-name="ce161" office:value-type="string" calcext:value-type="string" table:number-columns-spanned="11" table:number-rows-spanned="1">
            <text:p>This model assumes that the cost of electricity will increase at 5% per year, therefore your savings from avoided electricity costs will also increase at 5% a year.</text:p>
          </table:table-cell>
          <table:covered-table-cell table:number-columns-repeated="10" table:style-name="ce161"/>
          <table:table-cell table:style-name="ce168" table:number-columns-repeated="2"/>
          <table:table-cell table:number-columns-repeated="1009"/>
        </table:table-row>
        <table:table-row table:style-name="ro22">
          <table:table-cell table:style-name="ce151" office:value-type="string" calcext:value-type="string">
            <text:p><text:span text:style-name="T5"><text:a xlink:href="#RECRevTerm" xlink:type="simple">Back</text:a></text:span></text:p>
          </table:table-cell>
          <table:table-cell table:style-name="ce156" office:value-type="string" calcext:value-type="string">
            <text:p>Solar Renewable Energy Certificate (SREC) Auction Price</text:p>
          </table:table-cell>
          <table:table-cell table:style-name="ce162" office:value-type="string" calcext:value-type="string" table:number-columns-spanned="11" table:number-rows-spanned="1">
            <text:p>Solar Renewable Energy Certificates (SRECs), also known as green tags, Solar Renewable Energy Credits, are tradable environmental commodities in Massachusetts which represent proof that 1 megawatt-hour (MWh) of electricity was generated from an eligible renewable energy resource. <text:s/>These certificates may have a value and they can be sold and traded so that the owner of the SREC can claim to have purchased renewable energy. <text:s/>Their default value is set at $.285/kWh, which is the price owners will receive for their SRECs if sold through the Solar Credit Clearinghouse Auction Account.</text:p>
          </table:table-cell>
          <table:covered-table-cell table:number-columns-repeated="10" table:style-name="ce161"/>
          <table:table-cell table:style-name="ce168" table:number-columns-repeated="2"/>
          <table:table-cell table:number-columns-repeated="1009"/>
        </table:table-row>
        <table:table-row table:style-name="ro23">
          <table:table-cell table:style-name="ce151" office:value-type="string" calcext:value-type="string">
            <text:p><text:span text:style-name="T5"><text:a xlink:href="#RECRevTerm" xlink:type="simple">Back</text:a></text:span></text:p>
          </table:table-cell>
          <table:table-cell table:style-name="ce156" office:value-type="string" calcext:value-type="string">
            <text:p>SREC Auction Opt-In Term</text:p>
          </table:table-cell>
          <table:table-cell table:style-name="ce161" office:value-type="string" calcext:value-type="string" table:number-columns-spanned="11" table:number-rows-spanned="1">
            <text:p>The model uses a default term of 10 years. <text:s/>This term is based upon the length of the Auction Opt-In Term that all projects qualified in 2010 will receive. <text:s/>All projects with an Opt-In Term of 10 years will be eligible to sell SRECs generated during their Opt-In Term by depositing them in the end of year Solar Credit Clearinghouse Auction Account. <text:s/>The Auction is expected to be a measure of last resort for projects that have not signed bilateral contracts with compliance entities that are required to purchase SRECs by the end of the compliance year.</text:p>
          </table:table-cell>
          <table:covered-table-cell table:number-columns-repeated="10" table:style-name="ce161"/>
          <table:table-cell table:style-name="ce170" table:number-columns-repeated="2"/>
          <table:table-cell table:number-columns-repeated="1009"/>
        </table:table-row>
        <table:table-row table:style-name="ro20">
          <table:table-cell table:style-name="ce151" office:value-type="string" calcext:value-type="string">
            <text:p><text:span text:style-name="T5"><text:a xlink:href="#RECRevAdj" xlink:type="simple">Back</text:a></text:span></text:p>
          </table:table-cell>
          <table:table-cell table:style-name="ce156" office:value-type="string" calcext:value-type="string">
            <text:p>SREC Revenue Annual Adjustor</text:p>
          </table:table-cell>
          <table:table-cell table:style-name="ce161" office:value-type="string" calcext:value-type="string" table:number-columns-spanned="11" table:number-rows-spanned="1">
            <text:p>This models allows the value of RECs to change by this percentage each year</text:p>
          </table:table-cell>
          <table:covered-table-cell table:number-columns-repeated="10" table:style-name="ce161"/>
          <table:table-cell table:style-name="ce168" table:number-columns-repeated="2"/>
          <table:table-cell table:number-columns-repeated="1009"/>
        </table:table-row>
        <table:table-row table:style-name="ro24">
          <table:table-cell table:style-name="ce151" office:value-type="string" calcext:value-type="string">
            <text:p><text:span text:style-name="T5"><text:a xlink:href="#ContractPrice" xlink:type="simple">Back</text:a></text:span></text:p>
          </table:table-cell>
          <table:table-cell table:style-name="ce156" office:value-type="string" calcext:value-type="string">
            <text:p>SREC Contract Price</text:p>
          </table:table-cell>
          <table:table-cell table:style-name="ce162" office:value-type="string" calcext:value-type="string" table:number-columns-spanned="11" table:number-rows-spanned="1">
            <text:p>The price of SRECs as agreed upon in a bilateral contract with a compliance entity or other entity purchasing SRECs.</text:p>
          </table:table-cell>
          <table:covered-table-cell table:number-columns-repeated="9" table:style-name="ce165"/>
          <table:covered-table-cell table:style-name="ce167"/>
          <table:table-cell table:style-name="ce168" table:number-columns-repeated="2"/>
          <table:table-cell table:number-columns-repeated="1009"/>
        </table:table-row>
        <table:table-row table:style-name="ro24">
          <table:table-cell table:style-name="ce151" office:value-type="string" calcext:value-type="string">
            <text:p><text:span text:style-name="T5"><text:a xlink:href="#ContractTerm" xlink:type="simple">Back</text:a></text:span></text:p>
          </table:table-cell>
          <table:table-cell table:style-name="ce156" office:value-type="string" calcext:value-type="string">
            <text:p>SREC Contract Term</text:p>
          </table:table-cell>
          <table:table-cell table:style-name="ce162" office:value-type="string" calcext:value-type="string" table:number-columns-spanned="11" table:number-rows-spanned="1">
            <text:p>The term of the bilateral contract with a compliance entity or other entity purchasing SRECs.</text:p>
          </table:table-cell>
          <table:covered-table-cell table:number-columns-repeated="9" table:style-name="ce165"/>
          <table:covered-table-cell table:style-name="ce167"/>
          <table:table-cell table:style-name="ce168" table:number-columns-repeated="2"/>
          <table:table-cell table:number-columns-repeated="1009"/>
        </table:table-row>
        <table:table-row table:style-name="ro25">
          <table:table-cell table:style-name="ce150" office:value-type="string" calcext:value-type="string">
            <text:p><text:span text:style-name="T5"><text:a xlink:href="#Simple Solar Finance Model.A36" xlink:type="simple">Back</text:a></text:span></text:p>
          </table:table-cell>
          <table:table-cell table:style-name="ce156" office:value-type="string" calcext:value-type="string">
            <text:p>Future Inverter Replacement Cost</text:p>
          </table:table-cell>
          <table:table-cell table:style-name="ce161" office:value-type="string" calcext:value-type="string" table:number-columns-spanned="11" table:number-rows-spanned="1">
            <text:p>A solar inverter is a component of a PV system that changes the direct current (DC) electricity from the PV array into alternating current (AC) for use with home appliances or any AC load. <text:s/>The life of a solar PV system's inverter is less than the life of the PV panels and will likely need to be replaced during the lifetime of the system which can be 25 years or more. <text:s/>This model assumes the default cost to replace the inverter will be $0.75/watt.</text:p>
          </table:table-cell>
          <table:covered-table-cell table:number-columns-repeated="10" table:style-name="ce161"/>
          <table:table-cell table:style-name="ce168" table:number-columns-repeated="2"/>
          <table:table-cell table:number-columns-repeated="1009"/>
        </table:table-row>
        <table:table-row table:style-name="ro26">
          <table:table-cell table:style-name="ce150" office:value-type="string" calcext:value-type="string">
            <text:p><text:span text:style-name="T5"><text:a xlink:href="#Simple Solar Finance Model.A45" xlink:type="simple">Back</text:a></text:span></text:p>
          </table:table-cell>
          <table:table-cell table:style-name="ce156" office:value-type="string" calcext:value-type="string">
            <text:p>Annual Generation (kWh)</text:p>
          </table:table-cell>
          <table:table-cell table:style-name="ce161" office:value-type="string" calcext:value-type="string" table:number-columns-spanned="11" table:number-rows-spanned="1">
            <text:p>This is the estimated amount of energy that your solar PV system will produce in kilowatt hours (kWh) each year.</text:p>
          </table:table-cell>
          <table:covered-table-cell table:number-columns-repeated="10" table:style-name="ce161"/>
          <table:table-cell table:style-name="ce168" table:number-columns-repeated="2"/>
          <table:table-cell table:number-columns-repeated="1009"/>
        </table:table-row>
        <table:table-row table:style-name="ro27">
          <table:table-cell table:style-name="ce152" office:value-type="string" calcext:value-type="string">
            <text:p><text:span text:style-name="T5"><text:a xlink:href="#Simple Solar Finance Model.A15" xlink:type="simple">Back</text:a></text:span></text:p>
          </table:table-cell>
          <table:table-cell table:style-name="ce157" office:value-type="string" calcext:value-type="string">
            <text:p>Total System Cost</text:p>
          </table:table-cell>
          <table:table-cell table:style-name="ce163" office:value-type="string" calcext:value-type="string" table:number-columns-spanned="11" table:number-rows-spanned="1">
            <text:p>Total System Cost includes all elements of the installation including design, equipment, labor, permitting, interconnection, etc.  In the case of taxable commercial entities, the Total System Cost should include Massachusetts sales tax on the equipment </text:p>
          </table:table-cell>
          <table:covered-table-cell table:number-columns-repeated="10" table:style-name="ce166"/>
          <table:table-cell table:style-name="ce168" table:number-columns-repeated="2"/>
          <table:table-cell table:number-columns-repeated="1009"/>
        </table:table-row>
        <table:table-row table:style-name="ro24" table:number-rows-repeated="31">
          <table:table-cell table:style-name="ce153"/>
          <table:table-cell table:style-name="ce158"/>
          <table:table-cell table:style-name="ce164" table:number-columns-repeated="11"/>
          <table:table-cell table:number-columns-repeated="1011"/>
        </table:table-row>
        <table:table-row table:style-name="ro24" table:number-rows-repeated="1048526">
          <table:table-cell table:number-columns-repeated="1024"/>
        </table:table-row>
        <table:table-row table:style-name="ro24">
          <table:table-cell table:number-columns-repeated="1024"/>
        </table:table-row>
      </table:table>
      <table:named-expressions>
        <table:named-range table:name="AssetBasis" table:base-cell-address="$'Simple Solar Finance Model'.$A$1" table:cell-range-address="$'Simple Solar Finance Model'.$K$23"/>
        <table:named-range table:name="AuctionPrice" table:base-cell-address="$'Simple Solar Finance Model'.$A$1" table:cell-range-address="$'Simple Solar Finance Model'.$B$29"/>
        <table:named-range table:name="BegLoanBal" table:base-cell-address="$'Simple Solar Finance Model'.$A$1" table:cell-range-address="$'Simple Solar Finance Model'.$A$138:.$AMJ$138"/>
        <table:named-range table:name="CapacityFactor" table:base-cell-address="$'Simple Solar Finance Model'.$A$1" table:cell-range-address="$'Simple Solar Finance Model'.$B$23"/>
        <table:named-range table:name="ContractPrice" table:base-cell-address="$'Simple Solar Finance Model'.$A$1" table:cell-range-address="$'Simple Solar Finance Model'.$B$32"/>
        <table:named-range table:name="ContractTerm" table:base-cell-address="$'Simple Solar Finance Model'.$A$1" table:cell-range-address="$'Simple Solar Finance Model'.$B$33"/>
        <table:named-range table:name="costperwatt" table:base-cell-address="$'Simple Solar Finance Model'.$A$1" table:cell-range-address="$'Simple Solar Finance Model'.$B$13"/>
        <table:named-range table:name="DebtService" table:base-cell-address="$'Simple Solar Finance Model'.$A$1" table:cell-range-address="$'Simple Solar Finance Model'.$A$139:.$AMJ$139"/>
        <table:named-range table:name="Degredation" table:base-cell-address="$'Simple Solar Finance Model'.$A$1" table:cell-range-address="$'Simple Solar Finance Model'.$B$24"/>
        <table:named-range table:name="DepreciationLife" table:base-cell-address="$'Simple Solar Finance Model'.$A$1" table:cell-range-address="$'Simple Solar Finance Model'.$B$26"/>
        <table:named-range table:name="DEP_01" table:base-cell-address="$'Simple Solar Finance Model'.$A$1" table:cell-range-address="$'Simple Solar Finance Model'.$K$17"/>
        <table:named-range table:name="Dep_02" table:base-cell-address="$'Simple Solar Finance Model'.$A$1" table:cell-range-address="$'Simple Solar Finance Model'.$L$17"/>
        <table:named-range table:name="Dep_03" table:base-cell-address="$'Simple Solar Finance Model'.$A$1" table:cell-range-address="$'Simple Solar Finance Model'.$M$17"/>
        <table:named-range table:name="DEP_04" table:base-cell-address="$'Simple Solar Finance Model'.$A$1" table:cell-range-address="$'Simple Solar Finance Model'.$N$17"/>
        <table:named-range table:name="DEP_05" table:base-cell-address="$'Simple Solar Finance Model'.$A$1" table:cell-range-address="$'Simple Solar Finance Model'.$O$17"/>
        <table:named-range table:name="DEP_06" table:base-cell-address="$'Simple Solar Finance Model'.$A$1" table:cell-range-address="$'Simple Solar Finance Model'.$P$17"/>
        <table:named-range table:name="DEP_07" table:base-cell-address="$'Simple Solar Finance Model'.$A$1" table:cell-range-address="$'Simple Solar Finance Model'.$Q$17"/>
        <table:named-range table:name="DEP_08" table:base-cell-address="$'Simple Solar Finance Model'.$A$1" table:cell-range-address="$'Simple Solar Finance Model'.$R$17"/>
        <table:named-range table:name="DEP_09" table:base-cell-address="$'Simple Solar Finance Model'.$A$1" table:cell-range-address="$'Simple Solar Finance Model'.$S$17"/>
        <table:named-range table:name="DEP_10" table:base-cell-address="$'Simple Solar Finance Model'.$A$1" table:cell-range-address="$'Simple Solar Finance Model'.$T$17"/>
        <table:named-range table:name="DEP_11" table:base-cell-address="$'Simple Solar Finance Model'.$A$1" table:cell-range-address="$'Simple Solar Finance Model'.$U$17"/>
        <table:named-range table:name="DEP_12" table:base-cell-address="$'Simple Solar Finance Model'.$A$1" table:cell-range-address="$'Simple Solar Finance Model'.$V$17"/>
        <table:named-range table:name="DEP_13" table:base-cell-address="$'Simple Solar Finance Model'.$A$1" table:cell-range-address="$'Simple Solar Finance Model'.$W$17"/>
        <table:named-range table:name="DEP_14" table:base-cell-address="$'Simple Solar Finance Model'.$A$1" table:cell-range-address="$'Simple Solar Finance Model'.$X$17"/>
        <table:named-range table:name="DEP_15" table:base-cell-address="$'Simple Solar Finance Model'.$A$1" table:cell-range-address="$'Simple Solar Finance Model'.$Y$17"/>
        <table:named-range table:name="DEP_16" table:base-cell-address="$'Simple Solar Finance Model'.$A$1" table:cell-range-address="$'Simple Solar Finance Model'.$Z$17"/>
        <table:named-range table:name="DEP_17" table:base-cell-address="$'Simple Solar Finance Model'.$A$1" table:cell-range-address="$'Simple Solar Finance Model'.$AA$17"/>
        <table:named-range table:name="DEP_18" table:base-cell-address="$'Simple Solar Finance Model'.$A$1" table:cell-range-address="$'Simple Solar Finance Model'.$AB$17"/>
        <table:named-range table:name="DEP_19" table:base-cell-address="$'Simple Solar Finance Model'.$A$1" table:cell-range-address="$'Simple Solar Finance Model'.$AC$17"/>
        <table:named-range table:name="DEP_20" table:base-cell-address="$'Simple Solar Finance Model'.$A$1" table:cell-range-address="$'Simple Solar Finance Model'.$AD$17"/>
        <table:named-range table:name="DEP_21" table:base-cell-address="$'Simple Solar Finance Model'.$A$1" table:cell-range-address="$'Simple Solar Finance Model'.$AE$17"/>
        <table:named-range table:name="DEP_22" table:base-cell-address="$'Simple Solar Finance Model'.$A$1" table:cell-range-address="$'Simple Solar Finance Model'.$AF$17"/>
        <table:named-range table:name="DEP_23" table:base-cell-address="$'Simple Solar Finance Model'.$A$1" table:cell-range-address="$'Simple Solar Finance Model'.$AG$17"/>
        <table:named-range table:name="DEP_24" table:base-cell-address="$'Simple Solar Finance Model'.$A$1" table:cell-range-address="$'Simple Solar Finance Model'.$AH$17"/>
        <table:named-range table:name="DEP_25" table:base-cell-address="$'Simple Solar Finance Model'.$A$1" table:cell-range-address="$'Simple Solar Finance Model'.$AI$17"/>
        <table:named-range table:name="DEP_26" table:base-cell-address="$'Simple Solar Finance Model'.$A$1" table:cell-range-address="$'Simple Solar Finance Model'.$AJ$17"/>
        <table:named-range table:name="DEP_27" table:base-cell-address="$'Simple Solar Finance Model'.$A$1" table:cell-range-address="$'Simple Solar Finance Model'.$AK$17"/>
        <table:named-range table:name="DEP_28" table:base-cell-address="$'Simple Solar Finance Model'.$A$1" table:cell-range-address="$'Simple Solar Finance Model'.$AL$17"/>
        <table:named-range table:name="DEP_29" table:base-cell-address="$'Simple Solar Finance Model'.$A$1" table:cell-range-address="$'Simple Solar Finance Model'.$AM$17"/>
        <table:named-range table:name="DEP_30" table:base-cell-address="$'Simple Solar Finance Model'.$A$1" table:cell-range-address="$'Simple Solar Finance Model'.$AN$17"/>
        <table:named-range table:name="EBT" table:base-cell-address="$'Simple Solar Finance Model'.$A$1" table:cell-range-address="$'Simple Solar Finance Model'.$A$63:.$AMJ$63"/>
        <table:named-range table:name="elecRev" table:base-cell-address="$'Simple Solar Finance Model'.$A$1" table:cell-range-address="$'Simple Solar Finance Model'.$B$27"/>
        <table:named-range table:name="ElecRevAdj" table:base-cell-address="$'Simple Solar Finance Model'.$A$1" table:cell-range-address="$'Simple Solar Finance Model'.$B$28"/>
        <table:named-range table:name="FedDepr" table:base-cell-address="$'Simple Solar Finance Model'.$A$1" table:cell-range-address="$'Simple Solar Finance Model'.$A$60:.$AMJ$60"/>
        <table:named-range table:name="FedTaxCredit" table:base-cell-address="$'Simple Solar Finance Model'.$A$1" table:cell-range-address="$'Simple Solar Finance Model'.$K$14"/>
        <table:named-range table:name="FedTaxCreditAmt" table:base-cell-address="$'Simple Solar Finance Model'.$A$1" table:cell-range-address="$'Simple Solar Finance Model'.$C$77"/>
        <table:named-range table:name="FedTaxRate" table:base-cell-address="$'Simple Solar Finance Model'.$A$1" table:cell-range-address="$'Simple Solar Finance Model'.$K$11"/>
        <table:named-range table:name="Generation" table:base-cell-address="$'Simple Solar Finance Model'.$A$1" table:cell-range-address="$'Simple Solar Finance Model'.$A$46:.$AMJ$46"/>
        <table:named-range table:name="Interest" table:base-cell-address="$'Simple Solar Finance Model'.$A$1" table:cell-range-address="$'Simple Solar Finance Model'.$A$141:.$AMJ$141"/>
        <table:named-range table:name="InverterReplaceCost" table:base-cell-address="$'Simple Solar Finance Model'.$A$1" table:cell-range-address="$'Simple Solar Finance Model'.$B$37"/>
        <table:named-range table:name="LoanAmount" table:base-cell-address="$'Simple Solar Finance Model'.$A$1" table:cell-range-address="$'Simple Solar Finance Model'.$K$31"/>
        <table:named-range table:name="LoanInterest" table:base-cell-address="$'Simple Solar Finance Model'.$A$1" table:cell-range-address="$'Simple Solar Finance Model'.$K$27"/>
        <table:named-range table:name="LoanPer" table:base-cell-address="$'Simple Solar Finance Model'.$A$1" table:cell-range-address="$'Simple Solar Finance Model'.$K$26"/>
        <table:named-range table:name="LoanTerm" table:base-cell-address="$'Simple Solar Finance Model'.$A$1" table:cell-range-address="$'Simple Solar Finance Model'.$K$28"/>
        <table:named-range table:name="NetCost" table:base-cell-address="$'Simple Solar Finance Model'.$A$1" table:cell-range-address="$'Simple Solar Finance Model'.$K$29"/>
        <table:named-range table:name="OMFactor" table:base-cell-address="$'Simple Solar Finance Model'.$A$1" table:cell-range-address="$'Simple Solar Finance Model'.$B$34"/>
        <table:named-range table:name="OpCostAdj_Yr" table:base-cell-address="$'Simple Solar Finance Model'.$A$1" table:cell-range-address="$'Simple Solar Finance Model'.$B$36"/>
        <table:named-range table:name="OpCost_Yr" table:base-cell-address="$'Simple Solar Finance Model'.$A$1" table:cell-range-address="$'Simple Solar Finance Model'.$B$35"/>
        <table:named-range table:name="OptInTerm" table:base-cell-address="$'Simple Solar Finance Model'.$A$1" table:cell-range-address="$'Simple Solar Finance Model'.$B$30"/>
        <table:named-range table:name="Principle" table:base-cell-address="$'Simple Solar Finance Model'.$A$1" table:cell-range-address="$'Simple Solar Finance Model'.$A$140:.$AMJ$140"/>
        <table:named-range table:name="projectlife" table:base-cell-address="$'Simple Solar Finance Model'.$A$1" table:cell-range-address="$'Simple Solar Finance Model'.$B$25"/>
        <table:named-range table:name="ProjectYear" table:base-cell-address="$'Simple Solar Finance Model'.$A$1" table:cell-range-address="$'Simple Solar Finance Model'.$A$45:.$AMJ$45"/>
        <table:named-range table:name="Rebate" table:base-cell-address="$'Simple Solar Finance Model'.$A$1" table:cell-range-address="$'Simple Solar Finance Model'.$B$18"/>
        <table:named-range table:name="rebateperwatt" table:base-cell-address="$'Simple Solar Finance Model'.$A$1" table:cell-range-address="#REF!"/>
        <table:named-range table:name="RECRevAdj" table:base-cell-address="$'Simple Solar Finance Model'.$A$1" table:cell-range-address="$'Simple Solar Finance Model'.$B$31"/>
        <table:named-range table:name="RECRevperKwh" table:base-cell-address="$'Simple Solar Finance Model'.$A$1" table:cell-range-address="$'Simple Solar Finance Model'.$B$29"/>
        <table:named-range table:name="RECRevTerm" table:base-cell-address="$'Simple Solar Finance Model'.$A$1" table:cell-range-address="$'Simple Solar Finance Model'.$B$30"/>
        <table:named-range table:name="ReplaceInverterYear" table:base-cell-address="$'Simple Solar Finance Model'.$A$1" table:cell-range-address="$'Simple Solar Finance Model'.$B$38"/>
        <table:named-range table:name="StateTaxAdj" table:base-cell-address="$'Simple Solar Finance Model'.$A$1" table:cell-range-address="$'Simple Solar Finance Model'.$A$65:.$AMJ$65"/>
        <table:named-range table:name="StateTaxDed" table:base-cell-address="$'Simple Solar Finance Model'.$A$1" table:cell-range-address="$'Simple Solar Finance Model'.$K$15"/>
        <table:named-range table:name="StateTaxRate" table:base-cell-address="$'Simple Solar Finance Model'.$A$1" table:cell-range-address="$'Simple Solar Finance Model'.$K$12"/>
        <table:named-range table:name="SysCost" table:base-cell-address="$'Simple Solar Finance Model'.$A$1" table:cell-range-address="$'Simple Solar Finance Model'.$B$14"/>
        <table:named-range table:name="syssize" table:base-cell-address="$'Simple Solar Finance Model'.$A$1" table:cell-range-address="#REF!"/>
        <table:named-range table:name="syssize_rebate" table:base-cell-address="$'Simple Solar Finance Model'.$A$1" table:cell-range-address="#REF!"/>
        <table:named-range table:name="SystemSize" table:base-cell-address="$'Simple Solar Finance Model'.$A$1" table:cell-range-address="$'Simple Solar Finance Model'.$B$12"/>
        <table:named-range table:name="taxable" table:base-cell-address="$'Simple Solar Finance Model'.$A$1" table:cell-range-address="$'Simple Solar Finance Model'.$B$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Tahoma2" svg:font-family="Tahoma"/>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ru" fo:country="RU"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ru" fo:country="RU"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number-style style:name="N116P0" style:volatile="true">
      <number:text> </number:text>
      <loext:fill-character> </loext:fill-character>
      <number:number number:decimal-places="2" number:min-integer-digits="1" number:grouping="true"/>
      <number:text> </number:text>
    </number:number-style>
    <number:number-style style:name="N116P1" style:volatile="true">
      <number:text> </number:text>
      <loext:fill-character> </loext:fill-character>
      <number:text>(</number:text>
      <number:number number:decimal-places="2" number:min-integer-digits="1" number:grouping="true"/>
      <number:text>)</number:text>
    </number:number-style>
    <number:number-style style:name="N116P2" style:volatile="true">
      <number:text> </number:text>
      <loext:fill-character> </loext:fill-character>
      <number:text>-</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number:text>
      <loext:fill-character> </loext:fill-character>
      <number:number number:decimal-places="2" number:min-integer-digits="1" number:grouping="true"/>
      <number:text> </number:text>
    </number:number-style>
    <number:number-style style:name="N117P1" style:volatile="true">
      <number:text> $</number:text>
      <loext:fill-character> </loext:fill-character>
      <number:text>(</number:text>
      <number:number number:decimal-places="2" number:min-integer-digits="1" number:grouping="true"/>
      <number:text>)</number:text>
    </number:number-style>
    <number:number-style style:name="N117P2" style:volatile="true">
      <number:text> $</number:text>
      <loext:fill-character> </loext:fill-character>
      <number:text>-</number:text>
      <number:number number: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currency-style style:name="N143P0" style:volatile="true">
      <number:number number:decimal-places="2" number:min-integer-digits="1" number:grouping="true"/>
      <number:text> </number:text>
      <number:currency-symbol number:language="ru" number:country="RU">руб.</number:currency-symbol>
    </number:currency-style>
    <number:currency-style style:name="N14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3P0"/>
    </number:currency-style>
    <number:number-style style:name="N106P0" style:volatile="true">
      <number:text>$</number:text>
      <number:number number:decimal-places="0" number:min-integer-digits="1" number:grouping="true"/>
      <number:text> </number:text>
    </number:number-style>
    <number:number-style style:name="N106">
      <number:text>($</number:text>
      <number:number number:decimal-places="0" number:min-integer-digits="1" number:grouping="true"/>
      <number:text>)</number:text>
      <style:map style:condition="value()&gt;=0" style:apply-style-name="N106P0"/>
    </number:number-style>
    <number:number-style style:name="N107P0" style:volatile="true">
      <number:text>$</number:text>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number:text>
      <style:map style:condition="value()&gt;=0" style:apply-style-name="N107P0"/>
    </number:number-style>
    <number:number-style style:name="N108P0" style:volatile="true">
      <number:text>$</number:text>
      <number:number number:decimal-places="2" number:min-integer-digits="1" number:grouping="true"/>
      <number:text> </number:text>
    </number:number-style>
    <number:number-style style:name="N108">
      <number:text>($</number:text>
      <number:number number:decimal-places="2" number:min-integer-digits="1" number:grouping="true"/>
      <number:text>)</number:text>
      <style:map style:condition="value()&gt;=0" style:apply-style-name="N108P0"/>
    </number:number-style>
    <number:number-style style:name="N109P0" style:volatile="true">
      <number:text>$</number:text>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number:text>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loext:fill-character> </loext:fill-character>
      <number:number number:decimal-places="0" number:min-integer-digits="1" number:grouping="true"/>
      <number:text> </number:text>
    </number:number-style>
    <number:number-style style:name="N114P1" style:volatile="true">
      <number:text> </number:text>
      <loext:fill-character> </loext:fill-character>
      <number:text>(</number:text>
      <number:number number:decimal-places="0" number:min-integer-digits="1" number:grouping="true"/>
      <number:text>)</number:text>
    </number:number-style>
    <number:number-style style:name="N114P2" style:volatile="true">
      <number:text> </number:text>
      <loext:fill-character> </loext:fill-character>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loext:fill-character> </loext:fill-character>
      <number:number number:decimal-places="0" number:min-integer-digits="1" number:grouping="true"/>
      <number:text> </number:text>
    </number:number-style>
    <number:number-style style:name="N115P1" style:volatile="true">
      <number:text> $</number:text>
      <loext:fill-character> </loext:fill-character>
      <number:text>(</number:text>
      <number:number number:decimal-places="0" number:min-integer-digits="1" number:grouping="true"/>
      <number:text>)</number:text>
    </number:number-style>
    <number:number-style style:name="N115P2" style:volatile="true">
      <number:text> $</number:text>
      <loext:fill-character> </loext:fill-character>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number-style style:name="N122">
      <number:text>$</number:text>
      <number:number number:decimal-places="2" number:min-integer-digits="1" number:grouping="true"/>
    </number:number-style>
    <number:number-style style:name="N123P0" style:volatile="true">
      <number:text>$</number:text>
      <number:number number:decimal-places="1" number:min-integer-digits="1" number:grouping="true"/>
      <number:text> </number:text>
    </number:number-style>
    <number:number-style style:name="N123">
      <style:text-properties fo:color="#ff0000"/>
      <number:text>($</number:text>
      <number:number number:decimal-places="1" number:min-integer-digits="1" number:grouping="true"/>
      <number:text>)</number:text>
      <style:map style:condition="value()&gt;=0" style:apply-style-name="N123P0"/>
    </number:number-style>
    <number:number-style style:name="N124P0" style:volatile="true">
      <number:text>Yes</number:text>
    </number:number-style>
    <number:number-style style:name="N124P1" style:volatile="true">
      <number:text>Yes</number:text>
    </number:number-style>
    <number:number-style style:name="N124">
      <number:text>No</number:text>
      <style:map style:condition="value()&gt;0" style:apply-style-name="N124P0"/>
      <style:map style:condition="value()&lt;0" style:apply-style-name="N124P1"/>
    </number:number-style>
    <number:number-style style:name="N125P0" style:volatile="true">
      <number:text>True</number:text>
    </number:number-style>
    <number:number-style style:name="N125P1" style:volatile="true">
      <number:text>True</number:text>
    </number:number-style>
    <number:number-style style:name="N125">
      <number:text>False</number:text>
      <style:map style:condition="value()&gt;0" style:apply-style-name="N125P0"/>
      <style:map style:condition="value()&lt;0" style:apply-style-name="N125P1"/>
    </number:number-style>
    <number:number-style style:name="N126P0" style:volatile="true">
      <number:text>On</number:text>
    </number:number-style>
    <number:number-style style:name="N126P1" style:volatile="true">
      <number:text>On</number:text>
    </number:number-style>
    <number:number-style style:name="N126">
      <number:text>Off</number:text>
      <style:map style:condition="value()&gt;0" style:apply-style-name="N126P0"/>
      <style:map style:condition="value()&lt;0" style:apply-style-name="N126P1"/>
    </number:number-style>
    <number:currency-style style:name="N127P0" style:volatile="true">
      <number:currency-symbol number:language="ru" number:country="RU">€</number:currency-symbol>
      <number:text> </number:text>
      <number:number number:decimal-places="2" number:min-integer-digits="1" number:grouping="true"/>
      <number:text> </number:text>
    </number:currency-style>
    <number:currency-style style:name="N127">
      <style:text-properties fo:color="#ff0000"/>
      <number:text>(</number:text>
      <number:currency-symbol number:language="ru" number:country="RU">€</number:currency-symbol>
      <number:text> </number:text>
      <number:number number:decimal-places="2" number:min-integer-digits="1" number:grouping="true"/>
      <number:text>)</number:text>
      <style:map style:condition="value()&gt;=0" style:apply-style-name="N127P0"/>
    </number:currency-style>
    <number:percentage-style style:name="N128">
      <number:number number:decimal-places="1" number:min-integer-digits="1"/>
      <number:text>%</number:text>
    </number:percentage-style>
    <number:number-style style:name="N129P0" style:volatile="true">
      <number:text> $</number:text>
      <loext:fill-character> </loext:fill-character>
      <number:number number:decimal-places="1" number:min-integer-digits="1" number:grouping="true"/>
      <number:text> </number:text>
    </number:number-style>
    <number:number-style style:name="N129P1" style:volatile="true">
      <number:text> $</number:text>
      <loext:fill-character> </loext:fill-character>
      <number:text>(</number:text>
      <number:number number:decimal-places="1" number:min-integer-digits="1" number:grouping="true"/>
      <number:text>)</number:text>
    </number:number-style>
    <number:number-style style:name="N129P2" style:volatile="true">
      <number:text> $</number:text>
      <loext:fill-character> </loext:fill-character>
      <number:text>-</number:text>
      <number:number number: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 $</number:text>
      <loext:fill-character> </loext:fill-character>
      <number:number number:decimal-places="0" number:min-integer-digits="1" number:grouping="true"/>
      <number:text> </number:text>
    </number:number-style>
    <number:number-style style:name="N130P1" style:volatile="true">
      <number:text> $</number:text>
      <loext:fill-character> </loext:fill-character>
      <number:text>(</number:text>
      <number:number number:decimal-places="0" number:min-integer-digits="1" number:grouping="true"/>
      <number:text>)</number:text>
    </number:number-style>
    <number:number-style style:name="N130P2" style:volatile="true">
      <number:text> $</number:text>
      <loext:fill-character> </loext:fill-character>
      <number:text>-</number:text>
      <number:number number:decimal-places="0" number:min-integer-digits="0"/>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
      <number:text>$</number:text>
      <number:number number:decimal-places="1" number:min-integer-digits="1" number:grouping="true"/>
    </number:number-style>
    <number:number-style style:name="N132">
      <number:text>$</number:text>
      <number:number number:decimal-places="0" number:min-integer-digits="1" number:grouping="true"/>
    </number:number-style>
    <number:number-style style:name="N133P0" style:volatile="true">
      <number:text> </number:text>
      <loext:fill-character> </loext:fill-character>
      <number:number number:decimal-places="1" number:min-integer-digits="1" number:grouping="true"/>
      <number:text> </number:text>
    </number:number-style>
    <number:number-style style:name="N133P1" style:volatile="true">
      <number:text> </number:text>
      <loext:fill-character> </loext:fill-character>
      <number:text>(</number:text>
      <number:number number:decimal-places="1" number:min-integer-digits="1" number:grouping="true"/>
      <number:text>)</number:text>
    </number:number-style>
    <number:number-style style:name="N133P2" style:volatile="true">
      <number:text> </number:text>
      <loext:fill-character> </loext:fill-character>
      <number:text>-</number:text>
      <number:number number: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loext:fill-character> </loext:fill-character>
      <number:number number:decimal-places="0" number:min-integer-digits="1" number:grouping="true"/>
      <number:text> </number:text>
    </number:number-style>
    <number:number-style style:name="N134P1" style:volatile="true">
      <number:text> </number:text>
      <loext:fill-character> </loext:fill-character>
      <number:text>(</number:text>
      <number:number number:decimal-places="0" number:min-integer-digits="1" number:grouping="true"/>
      <number:text>)</number:text>
    </number:number-style>
    <number:number-style style:name="N134P2" style:volatile="true">
      <number:text> </number:text>
      <loext:fill-character> </loext:fill-character>
      <number:text>-</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loext:fill-character> </loext:fill-character>
      <number:number number:decimal-places="1" number:min-integer-digits="1" number:grouping="true"/>
      <number:text> </number:text>
    </number:number-style>
    <number:number-style style:name="N135P1" style:volatile="true">
      <number:text> </number:text>
      <loext:fill-character> </loext:fill-character>
      <number:text>(</number:text>
      <number:number number:decimal-places="1" number:min-integer-digits="1" number:grouping="true"/>
      <number:text>)</number:text>
    </number:number-style>
    <number:number-style style:name="N135P2" style:volatile="true">
      <number:text> </number:text>
      <loext:fill-character> </loext:fill-character>
      <number:text>-</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
      <number:number number:decimal-places="1" number:min-integer-digits="1"/>
    </number:number-style>
    <number:number-style style:name="N137P0" style:volatile="true">
      <number:text> $</number:text>
      <loext:fill-character> </loext:fill-character>
      <number:number number:decimal-places="3" number:min-integer-digits="1" number:grouping="true"/>
      <number:text> </number:text>
    </number:number-style>
    <number:number-style style:name="N137P1" style:volatile="true">
      <number:text> $</number:text>
      <loext:fill-character> </loext:fill-character>
      <number:text>(</number:text>
      <number:number number:decimal-places="3" number:min-integer-digits="1" number:grouping="true"/>
      <number:text>)</number:text>
    </number:number-style>
    <number:number-style style:name="N137P2" style:volatile="true">
      <number:text> $</number:text>
      <loext:fill-character> </loext:fill-character>
      <number:text>-</number:text>
      <number:number number: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loext:fill-character> </loext:fill-character>
      <number:number number:decimal-places="4" number:min-integer-digits="1" number:grouping="true"/>
      <number:text> </number:text>
    </number:number-style>
    <number:number-style style:name="N138P1" style:volatile="true">
      <number:text> $</number:text>
      <loext:fill-character> </loext:fill-character>
      <number:text>(</number:text>
      <number:number number:decimal-places="4" number:min-integer-digits="1" number:grouping="true"/>
      <number:text>)</number:text>
    </number:number-style>
    <number:number-style style:name="N138P2" style:volatile="true">
      <number:text> $</number:text>
      <loext:fill-character> </loext:fill-character>
      <number:text>-</number:text>
      <number:number number: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
      <number:text>Year </number:text>
      <number:number number:decimal-places="0" number:min-integer-digits="0"/>
    </number:number-style>
    <number:number-style style:name="N140P0" style:volatile="true">
      <number:text> $</number:text>
      <loext:fill-character> </loext:fill-character>
      <number:number number:decimal-places="5" number:min-integer-digits="1" number:grouping="true"/>
      <number:text> </number:text>
    </number:number-style>
    <number:number-style style:name="N140P1" style:volatile="true">
      <number:text> $</number:text>
      <loext:fill-character> </loext:fill-character>
      <number:text>(</number:text>
      <number:number number:decimal-places="5" number:min-integer-digits="1" number:grouping="true"/>
      <number:text>)</number:text>
    </number:number-style>
    <number:number-style style:name="N140P2" style:volatile="true">
      <number:text> $</number:text>
      <loext:fill-character> </loext:fill-character>
      <number:text>-</number:text>
      <number:number number: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1P0" style:volatile="true">
      <number:text> </number:text>
      <loext:fill-character> </loext:fill-character>
      <number:number number:decimal-places="3" number:min-integer-digits="1" number:grouping="true"/>
      <number:text> </number:text>
    </number:number-style>
    <number:number-style style:name="N141P1" style:volatile="true">
      <number:text> </number:text>
      <loext:fill-character> </loext:fill-character>
      <number:text>(</number:text>
      <number:number number:decimal-places="3" number:min-integer-digits="1" number:grouping="true"/>
      <number:text>)</number:text>
    </number:number-style>
    <number:number-style style:name="N141P2" style:volatile="true">
      <number:text> </number:text>
      <loext:fill-character> </loext:fill-character>
      <number:text>-</number:text>
      <number:number number: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2P0" style:volatile="true">
      <number:text> $</number:text>
      <loext:fill-character> </loext:fill-character>
      <number:number number:decimal-places="3" number:min-integer-digits="1" number:grouping="true"/>
      <number:text> </number:text>
    </number:number-style>
    <number:number-style style:name="N142P1" style:volatile="true">
      <number:text> $</number:text>
      <loext:fill-character> </loext:fill-character>
      <number:text>(</number:text>
      <number:number number:decimal-places="3" number:min-integer-digits="1" number:grouping="true"/>
      <number:text>)</number:text>
    </number:number-style>
    <number:number-style style:name="N142P2" style:volatile="true">
      <number:text> $</number:text>
      <loext:fill-character> </loext:fill-character>
      <number:text>-</number:text>
      <number:number number: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style:style style:name="Default" style:family="table-cell">
      <style:table-cell-properties fo:padding="0.071cm" style:rotation-align="none"/>
      <style:text-properties style:font-name="Arial" fo:font-family="Arial" style:font-name-asian="Microsoft YaHei" style:font-family-asian="'Microsoft YaHei'"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4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size-complex="10pt" style:font-style-complex="normal" style:font-weight-complex="normal"/>
    </style:style>
    <style:style style:name="Excel_5f_BuiltIn_5f_Currency" style:display-name="Excel_BuiltIn_Currency" style:family="table-cell" style:parent-style-name="Default" style:data-style-name="N117">
      <style:table-cell-properties fo:padding="0.071cm"/>
    </style:style>
    <style:style style:name="Excel_5f_BuiltIn_5f_Percent" style:display-name="Excel_BuiltIn_Percent" style:family="table-cell" style:parent-style-name="Default" style:data-style-name="N10">
      <style:table-cell-properties fo:padding="0.071cm"/>
    </style:style>
    <style:style style:name="Excel_5f_BuiltIn_5f_Comma" style:display-name="Excel_BuiltIn_Comma" style:family="table-cell" style:parent-style-name="Default" style:data-style-name="N116">
      <style:table-cell-properties fo:padding="0.071cm"/>
    </style:style>
    <draw:marker draw:name="Arrowhead_20_1" draw:display-name="Arrowhead 1" svg:viewBox="0 0 20 30" svg:d="M10 0l-10 30h20z"/>
    <draw:marker draw:name="msArrowEnd_20_5" draw:display-name="msArrowEnd 5" svg:viewBox="0 0 210 210" svg:d="M105 0l105 210h-21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27cm" fo:margin-bottom="0.711cm" fo:margin-left="1.27cm" fo:margin-right="1.27cm" style:first-page-number="continue" style:scale-to="33%" style:writing-mode="lr-tb"/>
      <style:header-style>
        <style:header-footer-properties fo:min-height="0.75cm" fo:margin-left="0.63cm" fo:margin-right="0.63cm" fo:margin-bottom="0cm"/>
      </style:header-style>
      <style:footer-style>
        <style:header-footer-properties fo:min-height="0.75cm" fo:margin-left="0.63cm" fo:margin-right="0.63cm" fo:margin-top="0.206cm"/>
      </style:footer-style>
    </style:page-layout>
    <style:page-layout style:name="Mpm4">
      <style:page-layout-properties fo:margin-top="2.54cm" fo:margin-bottom="2.54cm" fo:margin-left="1.905cm" fo:margin-right="1.905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5">00.00.0000</text:date>, <text:time>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imple_20_Solar_20_Finance_20_Model" style:display-name="PageStyle_Simple Solar Finance Model" style:page-layout-name="Mpm3">
      <style:header style:display="false"/>
      <style:header-left style:display="false"/>
      <style:footer>
        <style:region-center>
          <text:p><text:span text:style-name="MT1"><text:file-name text:display="name-and-extension">???</text:file-name></text:span></text:p>
        </style:region-center>
        <style:region-right>
          <text:p><text:span text:style-name="MT1"><text:page-number>1</text:page-number></text:span></text:p>
        </style:region-right>
      </style:footer>
      <style:footer-left style:display="false">
        <style:region-center>
          <text:p><text:span text:style-name="MT1"><text:file-name text:display="name-and-extension">???</text:file-name></text:span></text:p>
        </style:region-center>
        <style:region-right>
          <text:p><text:span text:style-name="MT1"><text:page-number>1</text:page-number></text:span></text:p>
        </style:region-right>
      </style:footer-left>
    </style:master-page>
    <style:master-page style:name="PageStyle_5f_Definitions" style:display-name="PageStyle_Definition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sil</meta:initial-creator>
    <meta:creation-date>2004-08-20T19:57:20</meta:creation-date>
    <dc:creator>Michael Judge</dc:creator>
    <dc:date>2010-09-14T16:28:51</dc:date>
    <meta:print-date>2009-10-03T02:03:23</meta:print-date>
    <meta:document-statistic meta:table-count="2" meta:cell-count="2472" meta:object-count="2"/>
    <meta:generator>LibreOffice/4.3.4.1$Windows_x86 LibreOffice_project/bc356b2f991740509f321d70e4512a6a54c5f243</meta:generator>
  </office:meta>
</office:document-meta>
</file>